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co1" style:family="table-column">
      <style:table-column-properties fo:break-before="auto" style:column-width="65.06pt"/>
    </style:style>
    <style:style style:name="co2" style:family="table-column">
      <style:table-column-properties fo:break-before="auto" style:column-width="451.84pt"/>
    </style:style>
    <style:style style:name="co3" style:family="table-column">
      <style:table-column-properties fo:break-before="auto" style:column-width="65.85pt"/>
    </style:style>
    <style:style style:name="co4" style:family="table-column">
      <style:table-column-properties fo:break-before="auto" style:column-width="64.29pt"/>
    </style:style>
    <style:style style:name="co5" style:family="table-column">
      <style:table-column-properties fo:break-before="auto" style:column-width="59.64pt"/>
    </style:style>
    <style:style style:name="co6" style:family="table-column">
      <style:table-column-properties fo:break-before="auto" style:column-width="35.74pt"/>
    </style:style>
    <style:style style:name="co7" style:family="table-column">
      <style:table-column-properties fo:break-before="auto" style:column-width="30.36pt"/>
    </style:style>
    <style:style style:name="co8" style:family="table-column">
      <style:table-column-properties fo:break-before="auto" style:column-width="24.89pt"/>
    </style:style>
    <style:style style:name="co9" style:family="table-column">
      <style:table-column-properties fo:break-before="auto" style:column-width="1221.39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0000"/>
    </style:style>
  </office:automatic-styles>
  <office:body>
    <office:spreadsheet>
      <table:calculation-settings table:automatic-find-labels="false"/>
      <table:table table:name="MAf2_analysis_Gorill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10" table:number-columns-repeated="1014" table:default-cell-style-name="ce1"/>
        <table:table-row table:style-name="ro1">
          <table:table-cell table:style-name="Default" office:value-type="string" calcext:value-type="string">
            <text:p>GO Term</text:p>
          </table:table-cell>
          <table:table-cell table:style-name="Default" office:value-type="string" calcext:value-type="string">
            <text:p>Description</text:p>
          </table:table-cell>
          <table:table-cell table:style-name="Default" office:value-type="string" calcext:value-type="string">
            <text:p>P-value</text:p>
          </table:table-cell>
          <table:table-cell table:style-name="Default" office:value-type="string" calcext:value-type="string">
            <text:p>FDR q-value</text:p>
          </table:table-cell>
          <table:table-cell table:style-name="Default" office:value-type="string" calcext:value-type="string">
            <text:p>Enrichment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B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b</text:p>
          </table:table-cell>
          <table:table-cell table:style-name="Default" office:value-type="string" calcext:value-type="string">
            <text:p>Genes</text:p>
          </table:table-cell>
          <table:table-cell table:style-name="Default" table:number-columns-repeated="1014"/>
        </table:table-row>
        <table:table-row table:style-name="ro1">
          <table:table-cell table:style-name="Default" office:value-type="string" calcext:value-type="string">
            <text:p>GO:0022603</text:p>
          </table:table-cell>
          <table:table-cell table:style-name="Default" office:value-type="string" calcext:value-type="string">
            <text:p>regulation of anatomical structure morphogenesis</text:p>
          </table:table-cell>
          <table:table-cell table:style-name="Default" office:value-type="float" office:value="0.000000987" calcext:value-type="float">
            <text:p>0.000000987</text:p>
          </table:table-cell>
          <table:table-cell table:style-name="Default" office:value-type="float" office:value="0.014" calcext:value-type="float">
            <text:p>0.014</text:p>
          </table:table-cell>
          <table:table-cell table:style-name="Default" office:value-type="float" office:value="2.07" calcext:value-type="float">
            <text:p>2.07</text:p>
          </table:table-cell>
          <table:table-cell table:style-name="Default" office:value-type="float" office:value="13954" calcext:value-type="float">
            <text:p>13954</text:p>
          </table:table-cell>
          <table:table-cell table:style-name="Default" office:value-type="float" office:value="777" calcext:value-type="float">
            <text:p>777</text:p>
          </table:table-cell>
          <table:table-cell table:style-name="Default" office:value-type="float" office:value="425" calcext:value-type="float">
            <text:p>425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string" calcext:value-type="string">
            <text:p>[BNIP3 <text:s/>- <text:s/>bcl2/adenovirus e1b 19kda interacting protein 3, SPTA1 <text:s/>- <text:s/>spectrin, alpha, erythrocytic 1 (elliptocytosis 2), MMRN2 <text:s/>- <text:s/>multimerin 2, RUFY3 <text:s/>- <text:s/>run and fyve domain containing 3, ARHGAP15 <text:s/>- <text:s/>rho gtpase activating protein 15, GDNF <text:s/>- <text:s/>glial cell derived neurotrophic factor, WNT2B <text:s/>- <text:s/>wingless-type mmtv integration site family, member 2b, CAPRIN2 <text:s/>- <text:s/>caprin family member 2, LARP4 <text:s/>- <text:s/>la ribonucleoprotein domain family, member 4, EPHA2 <text:s/>- <text:s/>eph receptor a2, DDAH1 <text:s/>- <text:s/>dimethylarginine dimethylaminohydrolase 1, ANGPTL4 <text:s/>- <text:s/>angiopoietin-like 4, CDC42SE1 <text:s/>- <text:s/>cdc42 small effector 1, MT3 <text:s/>- <text:s/>metallothionein 3, PSMA4 <text:s/>- <text:s/>proteasome (prosome, macropain) subunit, alpha type, 4, PPP3CA <text:s/>- <text:s/>protein phosphatase 3, catalytic subunit, alpha isozyme, MYOG <text:s/>- <text:s/>myogenin (myogenic factor 4), PSMA3 <text:s/>- <text:s/>proteasome (prosome, macropain) subunit, alpha type, 3, GRHL3 <text:s/>- <text:s/>grainyhead-like 3 (drosophila), PSMD1 <text:s/>- <text:s/>proteasome (prosome, macropain) 26s subunit, non-atpase, 1, TRIOBP <text:s/>- <text:s/>trio and f-actin binding protein, EYA1 <text:s/>- <text:s/>eyes absent homolog 1 (drosophila), PSMC5 <text:s/>- <text:s/>proteasome (prosome, macropain) 26s subunit, atpase, 5, BCL9L <text:s/>- <text:s/>b-cell cll/lymphoma 9-like, TMBIM1 <text:s/>- <text:s/>transmembrane bax inhibitor motif containing 1, HSPB6 <text:s/>- <text:s/>heat shock protein, alpha-crystallin-related, b6, PSMD7 <text:s/>- <text:s/>proteasome (prosome, macropain) 26s subunit, non-atpase, 7, FGR <text:s/>- <text:s/>feline gardner-rasheed sarcoma viral oncogene homolog, PAK3 <text:s/>- <text:s/>p21 protein (cdc42/rac)-activated kinase 3, IL6 <text:s/>- <text:s/>interleukin 6 (interferon, beta 2), ITGA5 <text:s/>- <text:s/>integrin, alpha 5 (fibronectin receptor, alpha polypeptide), PSME2 <text:s/>- <text:s/>proteasome (prosome, macropain) activator subunit 2 (pa28 beta), RASAL1 <text:s/>- <text:s/>ras protein activator like 1 (gap1 like), PTEN <text:s/>- <text:s/>phosphatase and tensin homolog, ALDOA <text:s/>- <text:s/>aldolase a, fructose-bisphosphate, MYH9 <text:s/>- <text:s/>myosin, heavy chain 9, non-muscle, FGF1 <text:s/>- <text:s/>fibroblast growth factor 1 (acidic), SYT2 <text:s/>- <text:s/>synaptotagmin ii, MACF1 <text:s/>- <text:s/>microtubule-actin crosslinking factor 1, ROBO2 <text:s/>- <text:s/>roundabout, axon guidance receptor, homolog 2 (drosophila), ADNP <text:s/>- <text:s/>activity-dependent neuroprotector homeobox, EPB41 <text:s/>- <text:s/>erythrocyte membrane protein band 4.1 (elliptocytosis 1, rh-linked), SRPX2 <text:s/>- <text:s/>sushi-repeat containing protein, x-linked 2, ROCK2 <text:s/>- <text:s/>rho-associated, coiled-coil containing protein kinase 2, HTATIP2 <text:s/>- <text:s/>hiv-1 tat interactive protein 2, 30kda, PIM1 <text:s/>- <text:s/>pim-1 oncogene, RTN4 <text:s/>- <text:s/>reticulon 4, GSK3B <text:s/>- <text:s/>glycogen synthase kinase 3 beta, RREB1 <text:s/>- <text:s/>ras responsive element binding protein 1]</text:p>
          </table:table-cell>
          <table:table-cell table:style-name="Default" table:number-columns-repeated="1014"/>
        </table:table-row>
        <table:table-row table:style-name="ro1">
          <table:table-cell table:style-name="Default" office:value-type="string" calcext:value-type="string">
            <text:p>GO:0048518</text:p>
          </table:table-cell>
          <table:table-cell table:style-name="Default" office:value-type="string" calcext:value-type="string">
            <text:p>positive regulation of biological process</text:p>
          </table:table-cell>
          <table:table-cell table:style-name="Default" office:value-type="float" office:value="0.00000114" calcext:value-type="float">
            <text:p>0.00000114</text:p>
          </table:table-cell>
          <table:table-cell table:style-name="Default" office:value-type="float" office:value="0.00815" calcext:value-type="float">
            <text:p>0.00815</text:p>
          </table:table-cell>
          <table:table-cell table:style-name="Default" office:value-type="float" office:value="1.36" calcext:value-type="float">
            <text:p>1.36</text:p>
          </table:table-cell>
          <table:table-cell table:style-name="Default" office:value-type="float" office:value="13954" calcext:value-type="float">
            <text:p>13954</text:p>
          </table:table-cell>
          <table:table-cell table:style-name="Default" office:value-type="float" office:value="4183" calcext:value-type="float">
            <text:p>4183</text:p>
          </table:table-cell>
          <table:table-cell table:style-name="Default" office:value-type="float" office:value="425" calcext:value-type="float">
            <text:p>425</text:p>
          </table:table-cell>
          <table:table-cell table:style-name="Default" office:value-type="float" office:value="173" calcext:value-type="float">
            <text:p>173</text:p>
          </table:table-cell>
          <table:table-cell table:style-name="Default" office:value-type="string" calcext:value-type="string">
            <text:p>[ELL <text:s/>- <text:s/>elongation factor rna polymerase ii, MYLIP <text:s/>- <text:s/>myosin regulatory light chain interacting protein, SPTA1 <text:s/>- <text:s/>spectrin, alpha, erythrocytic 1 (elliptocytosis 2), BNIP3 <text:s/>- <text:s/>bcl2/adenovirus e1b 19kda interacting protein 3, MED24 <text:s/>- <text:s/>mediator complex subunit 24, MAPRE3 <text:s/>- <text:s/>microtubule-associated protein, rp/eb family, member 3, GSTP1 <text:s/>- <text:s/>glutathione s-transferase pi 1, CASZ1 <text:s/>- <text:s/>castor zinc finger 1, NDP <text:s/>- <text:s/>norrie disease (pseudoglioma), PSAP <text:s/>- <text:s/>prosaposin, CDH2 <text:s/>- <text:s/>cadherin 2, type 1, n-cadherin (neuronal), GDNF <text:s/>- <text:s/>glial cell derived neurotrophic factor, PBX3 <text:s/>- <text:s/>pre-b-cell leukemia homeobox 3, ABL2 <text:s/>- <text:s/>c-abl oncogene 2, non-receptor tyrosine kinase, GPR56 <text:s/>- <text:s/>g protein-coupled receptor 56, PHF23 <text:s/>- <text:s/>phd finger protein 23, TBK1 <text:s/>- <text:s/>tank-binding kinase 1, LARP4 <text:s/>- <text:s/>la ribonucleoprotein domain family, member 4, ENO1 <text:s/>- <text:s/>enolase 1, (alpha), GAREM <text:s/>- <text:s/>grb2 associated, regulator of mapk1, EPHA2 <text:s/>- <text:s/>eph receptor a2, IQGAP3 <text:s/>- <text:s/>iq motif containing gtpase activating protein 3, DDAH1 <text:s/>- <text:s/>dimethylarginine dimethylaminohydrolase 1, SOX15 <text:s/>- <text:s/>sry (sex determining region y)-box 15, ANAPC15 <text:s/>- <text:s/>anaphase promoting complex subunit 15, IL3 <text:s/>- <text:s/>interleukin 3 (colony-stimulating factor, multiple), PSMA4 <text:s/>- <text:s/>proteasome (prosome, macropain) subunit, alpha type, 4, RIT2 <text:s/>- <text:s/>ras-like without caax 2, SPRED2 <text:s/>- <text:s/>sprouty-related, evh1 domain containing 2, MYOG <text:s/>- <text:s/>myogenin (myogenic factor 4), PSMA3 <text:s/>- <text:s/>proteasome (prosome, macropain) subunit, alpha type, 3, MPP7 <text:s/>- <text:s/>membrane protein, palmitoylated 7 (maguk p55 subfamily member 7), PRDM1 <text:s/>- <text:s/>pr domain containing 1, with znf domain, PPP1R1C <text:s/>- <text:s/>protein phosphatase 1, regulatory (inhibitor) subunit 1c, IL1R1 <text:s/>- <text:s/>interleukin 1 receptor, type i, MMP9 <text:s/>- <text:s/>matrix metallopeptidase 9 (gelatinase b, 92kda gelatinase, 92kda type iv collagenase), GRHL3 <text:s/>- <text:s/>grainyhead-like 3 (drosophila), PSMD1 <text:s/>- <text:s/>proteasome (prosome, macropain) 26s subunit, non-atpase, 1, PSMC5 <text:s/>- <text:s/>proteasome (prosome, macropain) 26s subunit, atpase, 5, GJA1 <text:s/>- <text:s/>gap junction protein, alpha 1, 43kda, CXCL5 <text:s/>- <text:s/>chemokine (c-x-c motif) ligand 5, PRR5 <text:s/>- <text:s/>proline rich 5 (renal), PSMD7 <text:s/>- <text:s/>proteasome (prosome, macropain) 26s subunit, non-atpase, 7, TRIM8 <text:s/>- <text:s/>tripartite motif containing 8, FGR <text:s/>- <text:s/>feline gardner-rasheed sarcoma viral oncogene homolog, PAK3 <text:s/>- <text:s/>p21 protein (cdc42/rac)-activated kinase 3, DUSP10 <text:s/>- <text:s/>dual specificity phosphatase 10, IL6 <text:s/>- <text:s/>interleukin 6 (interferon, beta 2), ITGA5 <text:s/>- <text:s/>integrin, alpha 5 (fibronectin receptor, alpha polypeptide), SCG2 <text:s/>- <text:s/>secretogranin ii, ARPC5L <text:s/>- <text:s/>actin related protein 2/3 complex, subunit 5-like, PSME2 <text:s/>- <text:s/>proteasome (prosome, macropain) activator subunit 2 (pa28 beta), FGF9 <text:s/>- <text:s/>fibroblast growth factor 9, PTEN <text:s/>- <text:s/>phosphatase and tensin homolog, TOX2 <text:s/>- <text:s/>tox high mobility group box family member 2, VAPA <text:s/>- <text:s/>vamp (vesicle-associated membrane protein)-associated protein a, 33kda, SQSTM1 <text:s/>- <text:s/>sequestosome 1, MYH9 <text:s/>- <text:s/>myosin, heavy chain 9, non-muscle, ARID1A <text:s/>- <text:s/>at rich interactive domain 1a (swi-like), MDM2 <text:s/>- <text:s/>mdm2 oncogene, e3 ubiquitin protein ligase, FAM83H <text:s/>- <text:s/>family with sequence similarity 83, member h, FGF1 <text:s/>- <text:s/>fibroblast growth factor 1 (acidic), ARID1B <text:s/>- <text:s/>at rich interactive domain 1b (swi1-like), RIPK4 <text:s/>- <text:s/>receptor-interacting serine-threonine kinase 4, SNAP25 <text:s/>- <text:s/>synaptosomal-associated protein, 25kda, RASSF2 <text:s/>- <text:s/>ras association (ralgds/af-6) domain family member 2, CA7 <text:s/>- <text:s/>carbonic anhydrase vii, BAG3 <text:s/>- <text:s/>bcl2-associated athanogene 3, SYT2 <text:s/>- <text:s/>synaptotagmin ii, CPEB1 <text:s/>- <text:s/>cytoplasmic polyadenylation element binding protein 1, CASK <text:s/>- <text:s/>calcium/calmodulin-dependent serine protein kinase (maguk family), FAM65A <text:s/>- <text:s/>family with sequence similarity 65, member a, ADCY8 <text:s/>- <text:s/>adenylate cyclase 8 (brain), ROBO2 <text:s/>- <text:s/>roundabout, axon guidance receptor, homolog 2 (drosophila), NEK10 <text:s/>- <text:s/>nima-related kinase 10, ADNP <text:s/>- <text:s/>activity-dependent neuroprotector homeobox, GNG3 <text:s/>- <text:s/>guanine nucleotide binding protein (g protein), gamma 3, ARHGEF11 <text:s/>- <text:s/>rho guanine nucleotide exchange factor (gef) 11, ADCYAP1 <text:s/>- <text:s/>adenylate cyclase activating polypeptide 1 (pituitary), SRPX2 <text:s/>- <text:s/>sushi-repeat containing protein, x-linked 2, HSP90AB1 <text:s/>- <text:s/>heat shock protein 90kda alpha (cytosolic), class b member 1, AKIRIN2 <text:s/>- <text:s/>akirin 2, MET <text:s/>- <text:s/>met proto-oncogene, ROCK2 <text:s/>- <text:s/>rho-associated, coiled-coil containing protein kinase 2, SMARCA2 <text:s/>- <text:s/>swi/snf related, matrix associated, actin dependent regulator of chromatin, subfamily a, member 2, TRIM37 <text:s/>- <text:s/>tripartite motif containing 37, MAPK12 <text:s/>- <text:s/>mitogen-activated protein kinase 12, S1PR1 <text:s/>- <text:s/>sphingosine-1-phosphate receptor 1, RB1CC1 <text:s/>- <text:s/>rb1-inducible coiled-coil 1, SMTNL1 <text:s/>- <text:s/>smoothelin-like 1, LAMC1 <text:s/>- <text:s/>laminin, gamma 1 (formerly lamb2), NRD1 <text:s/>- <text:s/>nardilysin (n-arginine dibasic convertase), COL16A1 <text:s/>- <text:s/>collagen, type xvi, alpha 1, PRKAA1 <text:s/>- <text:s/>protein kinase, amp-activated, alpha 1 catalytic subunit, AKT3 <text:s/>- <text:s/>v-akt murine thymoma viral oncogene homolog 3, TIMP2 <text:s/>- <text:s/>timp metallopeptidase inhibitor 2, RUFY3 <text:s/>- <text:s/>run and fyve domain containing 3, PFN2 <text:s/>- <text:s/>profilin 2, LARS <text:s/>- <text:s/>leucyl-trna synthetase, TRIM67 <text:s/>- <text:s/>tripartite motif containing 67, AHCYL1 <text:s/>- <text:s/>adenosylhomocysteinase-like 1, WNT2B <text:s/>- <text:s/>wingless-type mmtv integration site family, member 2b, RERE <text:s/>- <text:s/>arginine-glutamic acid dipeptide (re) repeats, KCNN3 <text:s/>- <text:s/>potassium intermediate/small conductance calcium-activated channel, subfamily n, member 3, AMICA1 <text:s/>- <text:s/>adhesion molecule, interacts with cxadr antigen 1, KLHL40 <text:s/>- <text:s/>kelch-like family member 40, PPAPDC1A <text:s/>- <text:s/>phosphatidic acid phosphatase type 2 domain containing 1a, CAPRIN2 <text:s/>- <text:s/>caprin family member 2, SLITRK6 <text:s/>- <text:s/>slit and ntrk-like family, member 6, USP2 <text:s/>- <text:s/>ubiquitin specific peptidase 2, ANGPTL4 <text:s/>- <text:s/>angiopoietin-like 4, MT3 <text:s/>- <text:s/>metallothionein 3, PPP3CA <text:s/>- <text:s/>protein phosphatase 3, catalytic subunit, alpha isozyme, SH2D3A <text:s/>- <text:s/>sh2 domain containing 3a, DYRK1A <text:s/>- <text:s/>dual-specificity tyrosine-(y)-phosphorylation regulated kinase 1a, MKL1 <text:s/>- <text:s/>megakaryoblastic leukemia (translocation) 1, CHTOP <text:s/>- <text:s/>chromatin target of prmt1, SLC1A3 <text:s/>- <text:s/>solute carrier family 1 (glial high affinity glutamate transporter), member 3, EYA1 <text:s/>- <text:s/>eyes absent homolog 1 (drosophila), TRIOBP <text:s/>- <text:s/>trio and f-actin binding protein, BCL9L <text:s/>- <text:s/>b-cell cll/lymphoma 9-like, TMBIM1 <text:s/>- <text:s/>transmembrane bax inhibitor motif containing 1, PPP2CA <text:s/>- <text:s/>protein phosphatase 2, catalytic subunit, alpha isozyme, GPR26 <text:s/>- <text:s/>g protein-coupled receptor 26, HSPB6 <text:s/>- <text:s/>heat shock protein, alpha-crystallin-related, b6, UBE2K <text:s/>- <text:s/>ubiquitin-conjugating enzyme e2k, VCP <text:s/>- <text:s/>valosin containing protein, F2RL2 <text:s/>- <text:s/>coagulation factor ii (thrombin) receptor-like 2, STMN2 <text:s/>- <text:s/>stathmin-like 2, RBPMS <text:s/>- <text:s/>rna binding protein with multiple splicing, NEUROD2 <text:s/>- <text:s/>neuronal differentiation 2, GGA3 <text:s/>- <text:s/>golgi-associated, gamma adaptin ear containing, arf binding protein 3, CNPY3 <text:s/>- <text:s/>canopy fgf signaling regulator 3, RASAL1 <text:s/>- <text:s/>ras protein activator like 1 (gap1 like), DLX1 <text:s/>- <text:s/>distal-less homeobox 1, LRP1 <text:s/>- <text:s/>low density lipoprotein receptor-related protein 1, ARTN <text:s/>- <text:s/>artemin, STAT4 <text:s/>- <text:s/>signal transducer and activator of transcription 4, EHF <text:s/>- <text:s/>ets homologous factor, STAT6 <text:s/>- <text:s/>signal transducer and activator of transcription 6, interleukin-4 induced, PLAU <text:s/>- <text:s/>plasminogen activator, urokinase, EPC1 <text:s/>- <text:s/>enhancer of polycomb homolog 1 (drosophila), ESRRG <text:s/>- <text:s/>estrogen-related receptor gamma, GRB10 <text:s/>- <text:s/>growth factor receptor-bound protein 10, ADRM1 <text:s/>- <text:s/>adhesion regulating molecule 1, HNRNPK <text:s/>- <text:s/>heterogeneous nuclear ribonucleoprotein k, CD14 <text:s/>- <text:s/>cd14 molecule, SPAG9 <text:s/>- <text:s/>sperm associated antigen 9, ETS2 <text:s/>- <text:s/>v-ets avian erythroblastosis virus e26 oncogene homolog 2, TFEC <text:s/>- <text:s/>transcription factor ec, NQO1 <text:s/>- <text:s/>nad(p)h dehydrogenase, quinone 1, SCOC <text:s/>- <text:s/>short coiled-coil protein, SYNPO <text:s/>- <text:s/>synaptopodin, MACF1 <text:s/>- <text:s/>microtubule-actin crosslinking factor 1, IGF1R <text:s/>- <text:s/>insulin-like growth factor 1 receptor, SRPK1 <text:s/>- <text:s/>srsf protein kinase 1, RASGRF1 <text:s/>- <text:s/>ras protein-specific guanine nucleotide-releasing factor 1, DNMT3A <text:s/>- <text:s/>dna (cytosine-5-)-methyltransferase 3 alpha, ARIH2 <text:s/>- <text:s/>ariadne homolog 2 (drosophila), MAFG <text:s/>- <text:s/>v-maf avian musculoaponeurotic fibrosarcoma oncogene homolog g, GKN1 <text:s/>- <text:s/>gastrokine 1, PIK3CD <text:s/>- <text:s/>phosphatidylinositol-4,5-bisphosphate 3-kinase, catalytic subunit delta, PIM1 <text:s/>- <text:s/>pim-1 oncogene, GRM4 <text:s/>- <text:s/>glutamate receptor, metabotropic 4, TIAL1 <text:s/>- <text:s/>tia1 cytotoxic granule-associated rna binding protein-like 1, YWHAG <text:s/>- <text:s/>tyrosine 3-monooxygenase/tryptophan 5-monooxygenase activation protein, gamma polypeptide, RTN4 <text:s/>- <text:s/>reticulon 4, GSK3B <text:s/>- <text:s/>glycogen synthase kinase 3 beta, SMAD6 <text:s/>- <text:s/>smad family member 6, SH3BP2 <text:s/>- <text:s/>sh3-domain binding protein 2, RREB1 <text:s/>- <text:s/>ras responsive element binding protein 1, BEND6 <text:s/>- <text:s/>ben domain containing 6, THRA <text:s/>- <text:s/>thyroid hormone receptor, alpha]</text:p>
          </table:table-cell>
          <table:table-cell table:style-name="Default" table:number-columns-repeated="1014"/>
        </table:table-row>
        <table:table-row table:style-name="ro1">
          <table:table-cell table:style-name="Default" office:value-type="string" calcext:value-type="string">
            <text:p>GO:0048522</text:p>
          </table:table-cell>
          <table:table-cell table:style-name="Default" office:value-type="string" calcext:value-type="string">
            <text:p>positive regulation of cellular process</text:p>
          </table:table-cell>
          <table:table-cell table:style-name="Default" office:value-type="float" office:value="0.00000639" calcext:value-type="float">
            <text:p>0.00000639</text:p>
          </table:table-cell>
          <table:table-cell table:style-name="Default" office:value-type="float" office:value="0.0303" calcext:value-type="float">
            <text:p>0.0303</text:p>
          </table:table-cell>
          <table:table-cell table:style-name="Default" office:value-type="float" office:value="1.35" calcext:value-type="float">
            <text:p>1.35</text:p>
          </table:table-cell>
          <table:table-cell table:style-name="Default" office:value-type="float" office:value="13954" calcext:value-type="float">
            <text:p>13954</text:p>
          </table:table-cell>
          <table:table-cell table:style-name="Default" office:value-type="float" office:value="3836" calcext:value-type="float">
            <text:p>3836</text:p>
          </table:table-cell>
          <table:table-cell table:style-name="Default" office:value-type="float" office:value="425" calcext:value-type="float">
            <text:p>425</text:p>
          </table:table-cell>
          <table:table-cell table:style-name="Default" office:value-type="float" office:value="158" calcext:value-type="float">
            <text:p>158</text:p>
          </table:table-cell>
          <table:table-cell table:style-name="Default" office:value-type="string" calcext:value-type="string">
            <text:p>[ELL <text:s/>- <text:s/>elongation factor rna polymerase ii, SPTA1 <text:s/>- <text:s/>spectrin, alpha, erythrocytic 1 (elliptocytosis 2), BNIP3 <text:s/>- <text:s/>bcl2/adenovirus e1b 19kda interacting protein 3, MED24 <text:s/>- <text:s/>mediator complex subunit 24, MAPRE3 <text:s/>- <text:s/>microtubule-associated protein, rp/eb family, member 3, GSTP1 <text:s/>- <text:s/>glutathione s-transferase pi 1, NDP <text:s/>- <text:s/>norrie disease (pseudoglioma), CASZ1 <text:s/>- <text:s/>castor zinc finger 1, PSAP <text:s/>- <text:s/>prosaposin, CDH2 <text:s/>- <text:s/>cadherin 2, type 1, n-cadherin (neuronal), GDNF <text:s/>- <text:s/>glial cell derived neurotrophic factor, PBX3 <text:s/>- <text:s/>pre-b-cell leukemia homeobox 3, ABL2 <text:s/>- <text:s/>c-abl oncogene 2, non-receptor tyrosine kinase, GPR56 <text:s/>- <text:s/>g protein-coupled receptor 56, PHF23 <text:s/>- <text:s/>phd finger protein 23, TBK1 <text:s/>- <text:s/>tank-binding kinase 1, LARP4 <text:s/>- <text:s/>la ribonucleoprotein domain family, member 4, ENO1 <text:s/>- <text:s/>enolase 1, (alpha), GAREM <text:s/>- <text:s/>grb2 associated, regulator of mapk1, EPHA2 <text:s/>- <text:s/>eph receptor a2, IQGAP3 <text:s/>- <text:s/>iq motif containing gtpase activating protein 3, DDAH1 <text:s/>- <text:s/>dimethylarginine dimethylaminohydrolase 1, SOX15 <text:s/>- <text:s/>sry (sex determining region y)-box 15, ANAPC15 <text:s/>- <text:s/>anaphase promoting complex subunit 15, IL3 <text:s/>- <text:s/>interleukin 3 (colony-stimulating factor, multiple), PSMA4 <text:s/>- <text:s/>proteasome (prosome, macropain) subunit, alpha type, 4, SPRED2 <text:s/>- <text:s/>sprouty-related, evh1 domain containing 2, MYOG <text:s/>- <text:s/>myogenin (myogenic factor 4), RIT2 <text:s/>- <text:s/>ras-like without caax 2, PSMA3 <text:s/>- <text:s/>proteasome (prosome, macropain) subunit, alpha type, 3, MPP7 <text:s/>- <text:s/>membrane protein, palmitoylated 7 (maguk p55 subfamily member 7), PRDM1 <text:s/>- <text:s/>pr domain containing 1, with znf domain, PPP1R1C <text:s/>- <text:s/>protein phosphatase 1, regulatory (inhibitor) subunit 1c, IL1R1 <text:s/>- <text:s/>interleukin 1 receptor, type i, MMP9 <text:s/>- <text:s/>matrix metallopeptidase 9 (gelatinase b, 92kda gelatinase, 92kda type iv collagenase), GRHL3 <text:s/>- <text:s/>grainyhead-like 3 (drosophila), PSMD1 <text:s/>- <text:s/>proteasome (prosome, macropain) 26s subunit, non-atpase, 1, PSMC5 <text:s/>- <text:s/>proteasome (prosome, macropain) 26s subunit, atpase, 5, GJA1 <text:s/>- <text:s/>gap junction protein, alpha 1, 43kda, CXCL5 <text:s/>- <text:s/>chemokine (c-x-c motif) ligand 5, PRR5 <text:s/>- <text:s/>proline rich 5 (renal), PSMD7 <text:s/>- <text:s/>proteasome (prosome, macropain) 26s subunit, non-atpase, 7, TRIM8 <text:s/>- <text:s/>tripartite motif containing 8, FGR <text:s/>- <text:s/>feline gardner-rasheed sarcoma viral oncogene homolog, PAK3 <text:s/>- <text:s/>p21 protein (cdc42/rac)-activated kinase 3, DUSP10 <text:s/>- <text:s/>dual specificity phosphatase 10, IL6 <text:s/>- <text:s/>interleukin 6 (interferon, beta 2), ITGA5 <text:s/>- <text:s/>integrin, alpha 5 (fibronectin receptor, alpha polypeptide), SCG2 <text:s/>- <text:s/>secretogranin ii, ARPC5L <text:s/>- <text:s/>actin related protein 2/3 complex, subunit 5-like, PSME2 <text:s/>- <text:s/>proteasome (prosome, macropain) activator subunit 2 (pa28 beta), FGF9 <text:s/>- <text:s/>fibroblast growth factor 9, PTEN <text:s/>- <text:s/>phosphatase and tensin homolog, TOX2 <text:s/>- <text:s/>tox high mobility group box family member 2, VAPA <text:s/>- <text:s/>vamp (vesicle-associated membrane protein)-associated protein a, 33kda, SQSTM1 <text:s/>- <text:s/>sequestosome 1, MYH9 <text:s/>- <text:s/>myosin, heavy chain 9, non-muscle, ARID1A <text:s/>- <text:s/>at rich interactive domain 1a (swi-like), MDM2 <text:s/>- <text:s/>mdm2 oncogene, e3 ubiquitin protein ligase, FGF1 <text:s/>- <text:s/>fibroblast growth factor 1 (acidic), FAM83H <text:s/>- <text:s/>family with sequence similarity 83, member h, ARID1B <text:s/>- <text:s/>at rich interactive domain 1b (swi1-like), SNAP25 <text:s/>- <text:s/>synaptosomal-associated protein, 25kda, RASSF2 <text:s/>- <text:s/>ras association (ralgds/af-6) domain family member 2, CA7 <text:s/>- <text:s/>carbonic anhydrase vii, SYT2 <text:s/>- <text:s/>synaptotagmin ii, CPEB1 <text:s/>- <text:s/>cytoplasmic polyadenylation element binding protein 1, CASK <text:s/>- <text:s/>calcium/calmodulin-dependent serine protein kinase (maguk family), FAM65A <text:s/>- <text:s/>family with sequence similarity 65, member a, ADCY8 <text:s/>- <text:s/>adenylate cyclase 8 (brain), ROBO2 <text:s/>- <text:s/>roundabout, axon guidance receptor, homolog 2 (drosophila), NEK10 <text:s/>- <text:s/>nima-related kinase 10, GNG3 <text:s/>- <text:s/>guanine nucleotide binding protein (g protein), gamma 3, ADNP <text:s/>- <text:s/>activity-dependent neuroprotector homeobox, ARHGEF11 <text:s/>- <text:s/>rho guanine nucleotide exchange factor (gef) 11, ADCYAP1 <text:s/>- <text:s/>adenylate cyclase activating polypeptide 1 (pituitary), SRPX2 <text:s/>- <text:s/>sushi-repeat containing protein, x-linked 2, HSP90AB1 <text:s/>- <text:s/>heat shock protein 90kda alpha (cytosolic), class b member 1, MET <text:s/>- <text:s/>met proto-oncogene, AKIRIN2 <text:s/>- <text:s/>akirin 2, ROCK2 <text:s/>- <text:s/>rho-associated, coiled-coil containing protein kinase 2, SMARCA2 <text:s/>- <text:s/>swi/snf related, matrix associated, actin dependent regulator of chromatin, subfamily a, member 2, MAPK12 <text:s/>- <text:s/>mitogen-activated protein kinase 12, S1PR1 <text:s/>- <text:s/>sphingosine-1-phosphate receptor 1, RB1CC1 <text:s/>- <text:s/>rb1-inducible coiled-coil 1, LAMC1 <text:s/>- <text:s/>laminin, gamma 1 (formerly lamb2), NRD1 <text:s/>- <text:s/>nardilysin (n-arginine dibasic convertase), COL16A1 <text:s/>- <text:s/>collagen, type xvi, alpha 1, PRKAA1 <text:s/>- <text:s/>protein kinase, amp-activated, alpha 1 catalytic subunit, AKT3 <text:s/>- <text:s/>v-akt murine thymoma viral oncogene homolog 3, TIMP2 <text:s/>- <text:s/>timp metallopeptidase inhibitor 2, RUFY3 <text:s/>- <text:s/>run and fyve domain containing 3, LARS <text:s/>- <text:s/>leucyl-trna synthetase, PFN2 <text:s/>- <text:s/>profilin 2, TRIM67 <text:s/>- <text:s/>tripartite motif containing 67, WNT2B <text:s/>- <text:s/>wingless-type mmtv integration site family, member 2b, RERE <text:s/>- <text:s/>arginine-glutamic acid dipeptide (re) repeats, KCNN3 <text:s/>- <text:s/>potassium intermediate/small conductance calcium-activated channel, subfamily n, member 3, AMICA1 <text:s/>- <text:s/>adhesion molecule, interacts with cxadr antigen 1, KLHL40 <text:s/>- <text:s/>kelch-like family member 40, CAPRIN2 <text:s/>- <text:s/>caprin family member 2, SLITRK6 <text:s/>- <text:s/>slit and ntrk-like family, member 6, USP2 <text:s/>- <text:s/>ubiquitin specific peptidase 2, MT3 <text:s/>- <text:s/>metallothionein 3, PPP3CA <text:s/>- <text:s/>protein phosphatase 3, catalytic subunit, alpha isozyme, SH2D3A <text:s/>- <text:s/>sh2 domain containing 3a, DYRK1A <text:s/>- <text:s/>dual-specificity tyrosine-(y)-phosphorylation regulated kinase 1a, MKL1 <text:s/>- <text:s/>megakaryoblastic leukemia (translocation) 1, CHTOP <text:s/>- <text:s/>chromatin target of prmt1, SLC1A3 <text:s/>- <text:s/>solute carrier family 1 (glial high affinity glutamate transporter), member 3, EYA1 <text:s/>- <text:s/>eyes absent homolog 1 (drosophila), TRIOBP <text:s/>- <text:s/>trio and f-actin binding protein, BCL9L <text:s/>- <text:s/>b-cell cll/lymphoma 9-like, PPP2CA <text:s/>- <text:s/>protein phosphatase 2, catalytic subunit, alpha isozyme, GPR26 <text:s/>- <text:s/>g protein-coupled receptor 26, UBE2K <text:s/>- <text:s/>ubiquitin-conjugating enzyme e2k, VCP <text:s/>- <text:s/>valosin containing protein, F2RL2 <text:s/>- <text:s/>coagulation factor ii (thrombin) receptor-like 2, STMN2 <text:s/>- <text:s/>stathmin-like 2, RBPMS <text:s/>- <text:s/>rna binding protein with multiple splicing, NEUROD2 <text:s/>- <text:s/>neuronal differentiation 2, RASAL1 <text:s/>- <text:s/>ras protein activator like 1 (gap1 like), DLX1 <text:s/>- <text:s/>distal-less homeobox 1, STAT4 <text:s/>- <text:s/>signal transducer and activator of transcription 4, EHF <text:s/>- <text:s/>ets homologous factor, STAT6 <text:s/>- <text:s/>signal transducer and activator of transcription 6, interleukin-4 induced, PLAU <text:s/>- <text:s/>plasminogen activator, urokinase, EPC1 <text:s/>- <text:s/>enhancer of polycomb homolog 1 (drosophila), ESRRG <text:s/>- <text:s/>estrogen-related receptor gamma, GRB10 <text:s/>- <text:s/>growth factor receptor-bound protein 10, ADRM1 <text:s/>- <text:s/>adhesion regulating molecule 1, HNRNPK <text:s/>- <text:s/>heterogeneous nuclear ribonucleoprotein k, CD14 <text:s/>- <text:s/>cd14 molecule, SPAG9 <text:s/>- <text:s/>sperm associated antigen 9, ETS2 <text:s/>- <text:s/>v-ets avian erythroblastosis virus e26 oncogene homolog 2, TFEC <text:s/>- <text:s/>transcription factor ec, NQO1 <text:s/>- <text:s/>nad(p)h dehydrogenase, quinone 1, SCOC <text:s/>- <text:s/>short coiled-coil protein, SYNPO <text:s/>- <text:s/>synaptopodin, MACF1 <text:s/>- <text:s/>microtubule-actin crosslinking factor 1, IGF1R <text:s/>- <text:s/>insulin-like growth factor 1 receptor, SRPK1 <text:s/>- <text:s/>srsf protein kinase 1, RASGRF1 <text:s/>- <text:s/>ras protein-specific guanine nucleotide-releasing factor 1, DNMT3A <text:s/>- <text:s/>dna (cytosine-5-)-methyltransferase 3 alpha, ARIH2 <text:s/>- <text:s/>ariadne homolog 2 (drosophila), GKN1 <text:s/>- <text:s/>gastrokine 1, PIK3CD <text:s/>- <text:s/>phosphatidylinositol-4,5-bisphosphate 3-kinase, catalytic subunit delta, PIM1 <text:s/>- <text:s/>pim-1 oncogene, GRM4 <text:s/>- <text:s/>glutamate receptor, metabotropic 4, TIAL1 <text:s/>- <text:s/>tia1 cytotoxic granule-associated rna binding protein-like 1, YWHAG <text:s/>- <text:s/>tyrosine 3-monooxygenase/tryptophan 5-monooxygenase activation protein, gamma polypeptide, RTN4 <text:s/>- <text:s/>reticulon 4, GSK3B <text:s/>- <text:s/>glycogen synthase kinase 3 beta, SMAD6 <text:s/>- <text:s/>smad family member 6, SH3BP2 <text:s/>- <text:s/>sh3-domain binding protein 2, RREB1 <text:s/>- <text:s/>ras responsive element binding protein 1, BEND6 <text:s/>- <text:s/>ben domain containing 6, THRA <text:s/>- <text:s/>thyroid hormone receptor, alpha]</text:p>
          </table:table-cell>
          <table:table-cell table:style-name="Default" table:number-columns-repeated="1014"/>
        </table:table-row>
        <table:table-row table:style-name="ro1">
          <table:table-cell table:style-name="Default" office:value-type="string" calcext:value-type="string">
            <text:p>GO:2000026</text:p>
          </table:table-cell>
          <table:table-cell table:style-name="Default" office:value-type="string" calcext:value-type="string">
            <text:p>regulation of multicellular organismal development</text:p>
          </table:table-cell>
          <table:table-cell table:style-name="Default" office:value-type="float" office:value="0.00000689" calcext:value-type="float">
            <text:p>0.00000689</text:p>
          </table:table-cell>
          <table:table-cell table:style-name="Default" office:value-type="float" office:value="0.0245" calcext:value-type="float">
            <text:p>0.0245</text:p>
          </table:table-cell>
          <table:table-cell table:style-name="Default" office:value-type="float" office:value="1.69" calcext:value-type="float">
            <text:p>1.69</text:p>
          </table:table-cell>
          <table:table-cell table:style-name="Default" office:value-type="float" office:value="13954" calcext:value-type="float">
            <text:p>13954</text:p>
          </table:table-cell>
          <table:table-cell table:style-name="Default" office:value-type="float" office:value="1382" calcext:value-type="float">
            <text:p>1382</text:p>
          </table:table-cell>
          <table:table-cell table:style-name="Default" office:value-type="float" office:value="425" calcext:value-type="float">
            <text:p>425</text:p>
          </table:table-cell>
          <table:table-cell table:style-name="Default" office:value-type="float" office:value="71" calcext:value-type="float">
            <text:p>71</text:p>
          </table:table-cell>
          <table:table-cell table:style-name="Default" office:value-type="string" calcext:value-type="string">
            <text:p>[PRKAA1 <text:s/>- <text:s/>protein kinase, amp-activated, alpha 1 catalytic subunit, TIMP2 <text:s/>- <text:s/>timp metallopeptidase inhibitor 2, MMRN2 <text:s/>- <text:s/>multimerin 2, CASZ1 <text:s/>- <text:s/>castor zinc finger 1, RUFY3 <text:s/>- <text:s/>run and fyve domain containing 3, TRIM67 <text:s/>- <text:s/>tripartite motif containing 67, CDH2 <text:s/>- <text:s/>cadherin 2, type 1, n-cadherin (neuronal), GDNF <text:s/>- <text:s/>glial cell derived neurotrophic factor, ABL2 <text:s/>- <text:s/>c-abl oncogene 2, non-receptor tyrosine kinase, WNT2B <text:s/>- <text:s/>wingless-type mmtv integration site family, member 2b, GPR56 <text:s/>- <text:s/>g protein-coupled receptor 56, CAPRIN2 <text:s/>- <text:s/>caprin family member 2, SLITRK6 <text:s/>- <text:s/>slit and ntrk-like family, member 6, EPHA2 <text:s/>- <text:s/>eph receptor a2, IQGAP3 <text:s/>- <text:s/>iq motif containing gtpase activating protein 3, DDAH1 <text:s/>- <text:s/>dimethylarginine dimethylaminohydrolase 1, ANGPTL4 <text:s/>- <text:s/>angiopoietin-like 4, SOX15 <text:s/>- <text:s/>sry (sex determining region y)-box 15, MT3 <text:s/>- <text:s/>metallothionein 3, MYOG <text:s/>- <text:s/>myogenin (myogenic factor 4), RIT2 <text:s/>- <text:s/>ras-like without caax 2, PPP3CA <text:s/>- <text:s/>protein phosphatase 3, catalytic subunit, alpha isozyme, PSMA4 <text:s/>- <text:s/>proteasome (prosome, macropain) subunit, alpha type, 4, PSMA3 <text:s/>- <text:s/>proteasome (prosome, macropain) subunit, alpha type, 3, PRDM1 <text:s/>- <text:s/>pr domain containing 1, with znf domain, GRHL3 <text:s/>- <text:s/>grainyhead-like 3 (drosophila), PSMD1 <text:s/>- <text:s/>proteasome (prosome, macropain) 26s subunit, non-atpase, 1, EYA1 <text:s/>- <text:s/>eyes absent homolog 1 (drosophila), BCL9L <text:s/>- <text:s/>b-cell cll/lymphoma 9-like, PSMC5 <text:s/>- <text:s/>proteasome (prosome, macropain) 26s subunit, atpase, 5, GJA1 <text:s/>- <text:s/>gap junction protein, alpha 1, 43kda, PPP2CA <text:s/>- <text:s/>protein phosphatase 2, catalytic subunit, alpha isozyme, PHLDA2 <text:s/>- <text:s/>pleckstrin homology-like domain, family a, member 2, HSPB6 <text:s/>- <text:s/>heat shock protein, alpha-crystallin-related, b6, PSMD7 <text:s/>- <text:s/>proteasome (prosome, macropain) 26s subunit, non-atpase, 7, PAK3 <text:s/>- <text:s/>p21 protein (cdc42/rac)-activated kinase 3, DUSP10 <text:s/>- <text:s/>dual specificity phosphatase 10, IL6 <text:s/>- <text:s/>interleukin 6 (interferon, beta 2), STMN2 <text:s/>- <text:s/>stathmin-like 2, ITGA5 <text:s/>- <text:s/>integrin, alpha 5 (fibronectin receptor, alpha polypeptide), NEUROD2 <text:s/>- <text:s/>neuronal differentiation 2, PSME2 <text:s/>- <text:s/>proteasome (prosome, macropain) activator subunit 2 (pa28 beta), LRP1 <text:s/>- <text:s/>low density lipoprotein receptor-related protein 1, DLX1 <text:s/>- <text:s/>distal-less homeobox 1, RASAL1 <text:s/>- <text:s/>ras protein activator like 1 (gap1 like), FGF9 <text:s/>- <text:s/>fibroblast growth factor 9, PTEN <text:s/>- <text:s/>phosphatase and tensin homolog, MDM2 <text:s/>- <text:s/>mdm2 oncogene, e3 ubiquitin protein ligase, STAT6 <text:s/>- <text:s/>signal transducer and activator of transcription 6, interleukin-4 induced, FGF1 <text:s/>- <text:s/>fibroblast growth factor 1 (acidic), SNAP25 <text:s/>- <text:s/>synaptosomal-associated protein, 25kda, RASSF2 <text:s/>- <text:s/>ras association (ralgds/af-6) domain family member 2, SPAG9 <text:s/>- <text:s/>sperm associated antigen 9, SYT2 <text:s/>- <text:s/>synaptotagmin ii, CPEB1 <text:s/>- <text:s/>cytoplasmic polyadenylation element binding protein 1, MACF1 <text:s/>- <text:s/>microtubule-actin crosslinking factor 1, ROBO2 <text:s/>- <text:s/>roundabout, axon guidance receptor, homolog 2 (drosophila), ADNP <text:s/>- <text:s/>activity-dependent neuroprotector homeobox, ADCYAP1 <text:s/>- <text:s/>adenylate cyclase activating polypeptide 1 (pituitary), SRPX2 <text:s/>- <text:s/>sushi-repeat containing protein, x-linked 2, ROCK2 <text:s/>- <text:s/>rho-associated, coiled-coil containing protein kinase 2, MAFG <text:s/>- <text:s/>v-maf avian musculoaponeurotic fibrosarcoma oncogene homolog g, HTATIP2 <text:s/>- <text:s/>hiv-1 tat interactive protein 2, 30kda, PIM1 <text:s/>- <text:s/>pim-1 oncogene, S1PR1 <text:s/>- <text:s/>sphingosine-1-phosphate receptor 1, RTN4 <text:s/>- <text:s/>reticulon 4, YWHAG <text:s/>- <text:s/>tyrosine 3-monooxygenase/tryptophan 5-monooxygenase activation protein, gamma polypeptide, GSK3B <text:s/>- <text:s/>glycogen synthase kinase 3 beta, RREB1 <text:s/>- <text:s/>ras responsive element binding protein 1, BEND6 <text:s/>- <text:s/>ben domain containing 6, HSPA9 <text:s/>- <text:s/>heat shock 70kda protein 9 (mortalin)]</text:p>
          </table:table-cell>
          <table:table-cell table:style-name="Default" table:number-columns-repeated="1014"/>
        </table:table-row>
        <table:table-row table:style-name="ro1">
          <table:table-cell table:style-name="Default" office:value-type="string" calcext:value-type="string">
            <text:p>GO:0051247</text:p>
          </table:table-cell>
          <table:table-cell table:style-name="Default" office:value-type="string" calcext:value-type="string">
            <text:p>positive regulation of protein metabolic process</text:p>
          </table:table-cell>
          <table:table-cell table:style-name="Default" office:value-type="float" office:value="0.00000709" calcext:value-type="float">
            <text:p>0.00000709</text:p>
          </table:table-cell>
          <table:table-cell table:style-name="Default" office:value-type="float" office:value="0.0202" calcext:value-type="float">
            <text:p>0.0202</text:p>
          </table:table-cell>
          <table:table-cell table:style-name="Default" office:value-type="float" office:value="1.74" calcext:value-type="float">
            <text:p>1.74</text:p>
          </table:table-cell>
          <table:table-cell table:style-name="Default" office:value-type="float" office:value="13954" calcext:value-type="float">
            <text:p>13954</text:p>
          </table:table-cell>
          <table:table-cell table:style-name="Default" office:value-type="float" office:value="1229" calcext:value-type="float">
            <text:p>1229</text:p>
          </table:table-cell>
          <table:table-cell table:style-name="Default" office:value-type="float" office:value="425" calcext:value-type="float">
            <text:p>425</text:p>
          </table:table-cell>
          <table:table-cell table:style-name="Default" office:value-type="float" office:value="65" calcext:value-type="float">
            <text:p>65</text:p>
          </table:table-cell>
          <table:table-cell table:style-name="Default" office:value-type="string" calcext:value-type="string">
            <text:p>[PRKAA1 <text:s/>- <text:s/>protein kinase, amp-activated, alpha 1 catalytic subunit, MYLIP <text:s/>- <text:s/>myosin regulatory light chain interacting protein, TIMP2 <text:s/>- <text:s/>timp metallopeptidase inhibitor 2, MAPRE3 <text:s/>- <text:s/>microtubule-associated protein, rp/eb family, member 3, PSAP <text:s/>- <text:s/>prosaposin, PFN2 <text:s/>- <text:s/>profilin 2, CDH2 <text:s/>- <text:s/>cadherin 2, type 1, n-cadherin (neuronal), TRIM67 <text:s/>- <text:s/>tripartite motif containing 67, PHF23 <text:s/>- <text:s/>phd finger protein 23, KLHL40 <text:s/>- <text:s/>kelch-like family member 40, TBK1 <text:s/>- <text:s/>tank-binding kinase 1, LARP4 <text:s/>- <text:s/>la ribonucleoprotein domain family, member 4, ENO1 <text:s/>- <text:s/>enolase 1, (alpha), CAPRIN2 <text:s/>- <text:s/>caprin family member 2, GAREM <text:s/>- <text:s/>grb2 associated, regulator of mapk1, IQGAP3 <text:s/>- <text:s/>iq motif containing gtpase activating protein 3, MT3 <text:s/>- <text:s/>metallothionein 3, IL3 <text:s/>- <text:s/>interleukin 3 (colony-stimulating factor, multiple), ANAPC15 <text:s/>- <text:s/>anaphase promoting complex subunit 15, RIT2 <text:s/>- <text:s/>ras-like without caax 2, PPP3CA <text:s/>- <text:s/>protein phosphatase 3, catalytic subunit, alpha isozyme, PSMA4 <text:s/>- <text:s/>proteasome (prosome, macropain) subunit, alpha type, 4, PSMA3 <text:s/>- <text:s/>proteasome (prosome, macropain) subunit, alpha type, 3, DYRK1A <text:s/>- <text:s/>dual-specificity tyrosine-(y)-phosphorylation regulated kinase 1a, CHTOP <text:s/>- <text:s/>chromatin target of prmt1, MMP9 <text:s/>- <text:s/>matrix metallopeptidase 9 (gelatinase b, 92kda gelatinase, 92kda type iv collagenase), PSMD1 <text:s/>- <text:s/>proteasome (prosome, macropain) 26s subunit, non-atpase, 1, PSMC5 <text:s/>- <text:s/>proteasome (prosome, macropain) 26s subunit, atpase, 5, GJA1 <text:s/>- <text:s/>gap junction protein, alpha 1, 43kda, PPP2CA <text:s/>- <text:s/>protein phosphatase 2, catalytic subunit, alpha isozyme, PRR5 <text:s/>- <text:s/>proline rich 5 (renal), UBE2K <text:s/>- <text:s/>ubiquitin-conjugating enzyme e2k, PSMD7 <text:s/>- <text:s/>proteasome (prosome, macropain) 26s subunit, non-atpase, 7, VCP <text:s/>- <text:s/>valosin containing protein, PAK3 <text:s/>- <text:s/>p21 protein (cdc42/rac)-activated kinase 3, IL6 <text:s/>- <text:s/>interleukin 6 (interferon, beta 2), ITGA5 <text:s/>- <text:s/>integrin, alpha 5 (fibronectin receptor, alpha polypeptide), RBPMS <text:s/>- <text:s/>rna binding protein with multiple splicing, PSME2 <text:s/>- <text:s/>proteasome (prosome, macropain) activator subunit 2 (pa28 beta), GGA3 <text:s/>- <text:s/>golgi-associated, gamma adaptin ear containing, arf binding protein 3, FGF9 <text:s/>- <text:s/>fibroblast growth factor 9, PTEN <text:s/>- <text:s/>phosphatase and tensin homolog, MYH9 <text:s/>- <text:s/>myosin, heavy chain 9, non-muscle, SQSTM1 <text:s/>- <text:s/>sequestosome 1, MDM2 <text:s/>- <text:s/>mdm2 oncogene, e3 ubiquitin protein ligase, FGF1 <text:s/>- <text:s/>fibroblast growth factor 1 (acidic), HNRNPK <text:s/>- <text:s/>heterogeneous nuclear ribonucleoprotein k, ADRM1 <text:s/>- <text:s/>adhesion regulating molecule 1, RASSF2 <text:s/>- <text:s/>ras association (ralgds/af-6) domain family member 2, SPAG9 <text:s/>- <text:s/>sperm associated antigen 9, CPEB1 <text:s/>- <text:s/>cytoplasmic polyadenylation element binding protein 1, ADCY8 <text:s/>- <text:s/>adenylate cyclase 8 (brain), NEK10 <text:s/>- <text:s/>nima-related kinase 10, ADNP <text:s/>- <text:s/>activity-dependent neuroprotector homeobox, GNG3 <text:s/>- <text:s/>guanine nucleotide binding protein (g protein), gamma 3, ADCYAP1 <text:s/>- <text:s/>adenylate cyclase activating polypeptide 1 (pituitary), HSP90AB1 <text:s/>- <text:s/>heat shock protein 90kda alpha (cytosolic), class b member 1, AKIRIN2 <text:s/>- <text:s/>akirin 2, ROCK2 <text:s/>- <text:s/>rho-associated, coiled-coil containing protein kinase 2, ARIH2 <text:s/>- <text:s/>ariadne homolog 2 (drosophila), MAPK12 <text:s/>- <text:s/>mitogen-activated protein kinase 12, GRM4 <text:s/>- <text:s/>glutamate receptor, metabotropic 4, RB1CC1 <text:s/>- <text:s/>rb1-inducible coiled-coil 1, GSK3B <text:s/>- <text:s/>glycogen synthase kinase 3 beta, NRD1 <text:s/>- <text:s/>nardilysin (n-arginine dibasic convertase)]</text:p>
          </table:table-cell>
          <table:table-cell table:style-name="Default" table:number-columns-repeated="1014"/>
        </table:table-row>
        <table:table-row table:style-name="ro1">
          <table:table-cell table:style-name="Default" office:value-type="string" calcext:value-type="string">
            <text:p>GO:0006468</text:p>
          </table:table-cell>
          <table:table-cell table:style-name="Default" office:value-type="string" calcext:value-type="string">
            <text:p>protein phosphorylation</text:p>
          </table:table-cell>
          <table:table-cell table:style-name="Default" office:value-type="float" office:value="0.0000073" calcext:value-type="float">
            <text:p>0.0000073</text:p>
          </table:table-cell>
          <table:table-cell table:style-name="Default" office:value-type="float" office:value="0.0173" calcext:value-type="float">
            <text:p>0.0173</text:p>
          </table:table-cell>
          <table:table-cell table:style-name="Default" office:value-type="float" office:value="1.96" calcext:value-type="float">
            <text:p>1.96</text:p>
          </table:table-cell>
          <table:table-cell table:style-name="Default" office:value-type="float" office:value="13954" calcext:value-type="float">
            <text:p>13954</text:p>
          </table:table-cell>
          <table:table-cell table:style-name="Default" office:value-type="float" office:value="787" calcext:value-type="float">
            <text:p>787</text:p>
          </table:table-cell>
          <table:table-cell table:style-name="Default" office:value-type="float" office:value="425" calcext:value-type="float">
            <text:p>425</text:p>
          </table:table-cell>
          <table:table-cell table:style-name="Default" office:value-type="float" office:value="47" calcext:value-type="float">
            <text:p>47</text:p>
          </table:table-cell>
          <table:table-cell table:style-name="Default" office:value-type="string" calcext:value-type="string">
            <text:p>[KCNH3 <text:s/>- <text:s/>potassium voltage-gated channel, subfamily h (eag-related), member 3, PRKAA1 <text:s/>- <text:s/>protein kinase, amp-activated, alpha 1 catalytic subunit, AKT3 <text:s/>- <text:s/>v-akt murine thymoma viral oncogene homolog 3, SPTA1 <text:s/>- <text:s/>spectrin, alpha, erythrocytic 1 (elliptocytosis 2), SCG2 <text:s/>- <text:s/>secretogranin ii, PSME2 <text:s/>- <text:s/>proteasome (prosome, macropain) activator subunit 2 (pa28 beta), RASAL1 <text:s/>- <text:s/>ras protein activator like 1 (gap1 like), FGF9 <text:s/>- <text:s/>fibroblast growth factor 9, ARTN <text:s/>- <text:s/>artemin, CDK14 <text:s/>- <text:s/>cyclin-dependent kinase 14, SQSTM1 <text:s/>- <text:s/>sequestosome 1, GDNF <text:s/>- <text:s/>glial cell derived neurotrophic factor, SPEG <text:s/>- <text:s/>speg complex locus, FGF1 <text:s/>- <text:s/>fibroblast growth factor 1 (acidic), PHKA2 <text:s/>- <text:s/>phosphorylase kinase, alpha 2 (liver), RIPK4 <text:s/>- <text:s/>receptor-interacting serine-threonine kinase 4, ABL2 <text:s/>- <text:s/>c-abl oncogene 2, non-receptor tyrosine kinase, RASSF2 <text:s/>- <text:s/>ras association (ralgds/af-6) domain family member 2, CASK <text:s/>- <text:s/>calcium/calmodulin-dependent serine protein kinase (maguk family), TBK1 <text:s/>- <text:s/>tank-binding kinase 1, MAST4 <text:s/>- <text:s/>microtubule associated serine/threonine kinase family member 4, EPHA2 <text:s/>- <text:s/>eph receptor a2, NEK10 <text:s/>- <text:s/>nima-related kinase 10, IQGAP3 <text:s/>- <text:s/>iq motif containing gtpase activating protein 3, IGF1R <text:s/>- <text:s/>insulin-like growth factor 1 receptor, MT3 <text:s/>- <text:s/>metallothionein 3, IL3 <text:s/>- <text:s/>interleukin 3 (colony-stimulating factor, multiple), SRPK1 <text:s/>- <text:s/>srsf protein kinase 1, PSMA4 <text:s/>- <text:s/>proteasome (prosome, macropain) subunit, alpha type, 4, SH2D3A <text:s/>- <text:s/>sh2 domain containing 3a, PSMA3 <text:s/>- <text:s/>proteasome (prosome, macropain) subunit, alpha type, 3, DYRK1A <text:s/>- <text:s/>dual-specificity tyrosine-(y)-phosphorylation regulated kinase 1a, MET <text:s/>- <text:s/>met proto-oncogene, RASGRF1 <text:s/>- <text:s/>ras protein-specific guanine nucleotide-releasing factor 1, ROCK2 <text:s/>- <text:s/>rho-associated, coiled-coil containing protein kinase 2, CDK15 <text:s/>- <text:s/>cyclin-dependent kinase 15, MAPK12 <text:s/>- <text:s/>mitogen-activated protein kinase 12, PSMD1 <text:s/>- <text:s/>proteasome (prosome, macropain) 26s subunit, non-atpase, 1, PIK3CD <text:s/>- <text:s/>phosphatidylinositol-4,5-bisphosphate 3-kinase, catalytic subunit delta, PIM1 <text:s/>- <text:s/>pim-1 oncogene, PSMC5 <text:s/>- <text:s/>proteasome (prosome, macropain) 26s subunit, atpase, 5, GSK3B <text:s/>- <text:s/>glycogen synthase kinase 3 beta, PSMD7 <text:s/>- <text:s/>proteasome (prosome, macropain) 26s subunit, non-atpase, 7, FGR <text:s/>- <text:s/>feline gardner-rasheed sarcoma viral oncogene homolog, RHO <text:s/>- <text:s/>rhodopsin, PAK3 <text:s/>- <text:s/>p21 protein (cdc42/rac)-activated kinase 3, DUSP10 <text:s/>- <text:s/>dual specificity phosphatase 10]</text:p>
          </table:table-cell>
          <table:table-cell table:style-name="Default" table:number-columns-repeated="1014"/>
        </table:table-row>
        <table:table-row table:style-name="ro1">
          <table:table-cell table:style-name="Default" office:value-type="string" calcext:value-type="string">
            <text:p>GO:0032270</text:p>
          </table:table-cell>
          <table:table-cell table:style-name="Default" office:value-type="string" calcext:value-type="string">
            <text:p>positive regulation of cellular protein metabolic process</text:p>
          </table:table-cell>
          <table:table-cell table:style-name="Default" office:value-type="float" office:value="0.000014" calcext:value-type="float">
            <text:p>0.000014</text:p>
          </table:table-cell>
          <table:table-cell table:style-name="Default" office:value-type="float" office:value="0.0285" calcext:value-type="float">
            <text:p>0.0285</text:p>
          </table:table-cell>
          <table:table-cell table:style-name="Default" office:value-type="float" office:value="1.74" calcext:value-type="float">
            <text:p>1.74</text:p>
          </table:table-cell>
          <table:table-cell table:style-name="Default" office:value-type="float" office:value="13954" calcext:value-type="float">
            <text:p>13954</text:p>
          </table:table-cell>
          <table:table-cell table:style-name="Default" office:value-type="float" office:value="1153" calcext:value-type="float">
            <text:p>1153</text:p>
          </table:table-cell>
          <table:table-cell table:style-name="Default" office:value-type="float" office:value="425" calcext:value-type="float">
            <text:p>425</text:p>
          </table:table-cell>
          <table:table-cell table:style-name="Default" office:value-type="float" office:value="61" calcext:value-type="float">
            <text:p>61</text:p>
          </table:table-cell>
          <table:table-cell table:style-name="Default" office:value-type="string" calcext:value-type="string">
            <text:p>[PRKAA1 <text:s/>- <text:s/>protein kinase, amp-activated, alpha 1 catalytic subunit, TIMP2 <text:s/>- <text:s/>timp metallopeptidase inhibitor 2, MAPRE3 <text:s/>- <text:s/>microtubule-associated protein, rp/eb family, member 3, PSAP <text:s/>- <text:s/>prosaposin, PFN2 <text:s/>- <text:s/>profilin 2, CDH2 <text:s/>- <text:s/>cadherin 2, type 1, n-cadherin (neuronal), TRIM67 <text:s/>- <text:s/>tripartite motif containing 67, PHF23 <text:s/>- <text:s/>phd finger protein 23, KLHL40 <text:s/>- <text:s/>kelch-like family member 40, TBK1 <text:s/>- <text:s/>tank-binding kinase 1, LARP4 <text:s/>- <text:s/>la ribonucleoprotein domain family, member 4, CAPRIN2 <text:s/>- <text:s/>caprin family member 2, ENO1 <text:s/>- <text:s/>enolase 1, (alpha), GAREM <text:s/>- <text:s/>grb2 associated, regulator of mapk1, IQGAP3 <text:s/>- <text:s/>iq motif containing gtpase activating protein 3, MT3 <text:s/>- <text:s/>metallothionein 3, IL3 <text:s/>- <text:s/>interleukin 3 (colony-stimulating factor, multiple), ANAPC15 <text:s/>- <text:s/>anaphase promoting complex subunit 15, RIT2 <text:s/>- <text:s/>ras-like without caax 2, PPP3CA <text:s/>- <text:s/>protein phosphatase 3, catalytic subunit, alpha isozyme, PSMA4 <text:s/>- <text:s/>proteasome (prosome, macropain) subunit, alpha type, 4, PSMA3 <text:s/>- <text:s/>proteasome (prosome, macropain) subunit, alpha type, 3, DYRK1A <text:s/>- <text:s/>dual-specificity tyrosine-(y)-phosphorylation regulated kinase 1a, CHTOP <text:s/>- <text:s/>chromatin target of prmt1, MMP9 <text:s/>- <text:s/>matrix metallopeptidase 9 (gelatinase b, 92kda gelatinase, 92kda type iv collagenase), PSMD1 <text:s/>- <text:s/>proteasome (prosome, macropain) 26s subunit, non-atpase, 1, PSMC5 <text:s/>- <text:s/>proteasome (prosome, macropain) 26s subunit, atpase, 5, PPP2CA <text:s/>- <text:s/>protein phosphatase 2, catalytic subunit, alpha isozyme, PRR5 <text:s/>- <text:s/>proline rich 5 (renal), UBE2K <text:s/>- <text:s/>ubiquitin-conjugating enzyme e2k, PSMD7 <text:s/>- <text:s/>proteasome (prosome, macropain) 26s subunit, non-atpase, 7, VCP <text:s/>- <text:s/>valosin containing protein, PAK3 <text:s/>- <text:s/>p21 protein (cdc42/rac)-activated kinase 3, IL6 <text:s/>- <text:s/>interleukin 6 (interferon, beta 2), ITGA5 <text:s/>- <text:s/>integrin, alpha 5 (fibronectin receptor, alpha polypeptide), RBPMS <text:s/>- <text:s/>rna binding protein with multiple splicing, PSME2 <text:s/>- <text:s/>proteasome (prosome, macropain) activator subunit 2 (pa28 beta), FGF9 <text:s/>- <text:s/>fibroblast growth factor 9, PTEN <text:s/>- <text:s/>phosphatase and tensin homolog, MYH9 <text:s/>- <text:s/>myosin, heavy chain 9, non-muscle, SQSTM1 <text:s/>- <text:s/>sequestosome 1, MDM2 <text:s/>- <text:s/>mdm2 oncogene, e3 ubiquitin protein ligase, FGF1 <text:s/>- <text:s/>fibroblast growth factor 1 (acidic), ADRM1 <text:s/>- <text:s/>adhesion regulating molecule 1, RASSF2 <text:s/>- <text:s/>ras association (ralgds/af-6) domain family member 2, SPAG9 <text:s/>- <text:s/>sperm associated antigen 9, CPEB1 <text:s/>- <text:s/>cytoplasmic polyadenylation element binding protein 1, ADCY8 <text:s/>- <text:s/>adenylate cyclase 8 (brain), NEK10 <text:s/>- <text:s/>nima-related kinase 10, ADNP <text:s/>- <text:s/>activity-dependent neuroprotector homeobox, GNG3 <text:s/>- <text:s/>guanine nucleotide binding protein (g protein), gamma 3, ADCYAP1 <text:s/>- <text:s/>adenylate cyclase activating polypeptide 1 (pituitary), HSP90AB1 <text:s/>- <text:s/>heat shock protein 90kda alpha (cytosolic), class b member 1, AKIRIN2 <text:s/>- <text:s/>akirin 2, ROCK2 <text:s/>- <text:s/>rho-associated, coiled-coil containing protein kinase 2, ARIH2 <text:s/>- <text:s/>ariadne homolog 2 (drosophila), MAPK12 <text:s/>- <text:s/>mitogen-activated protein kinase 12, GRM4 <text:s/>- <text:s/>glutamate receptor, metabotropic 4, RB1CC1 <text:s/>- <text:s/>rb1-inducible coiled-coil 1, GSK3B <text:s/>- <text:s/>glycogen synthase kinase 3 beta, NRD1 <text:s/>- <text:s/>nardilysin (n-arginine dibasic convertase)]</text:p>
          </table:table-cell>
          <table:table-cell table:style-name="Default" table:number-columns-repeated="1014"/>
        </table:table-row>
        <table:table-row table:style-name="ro1">
          <table:table-cell table:style-name="Default" office:value-type="string" calcext:value-type="string">
            <text:p>GO:0023051</text:p>
          </table:table-cell>
          <table:table-cell table:style-name="Default" office:value-type="string" calcext:value-type="string">
            <text:p>regulation of signaling</text:p>
          </table:table-cell>
          <table:table-cell table:style-name="Default" office:value-type="float" office:value="0.0000173" calcext:value-type="float">
            <text:p>0.0000173</text:p>
          </table:table-cell>
          <table:table-cell table:style-name="Default" office:value-type="float" office:value="0.0309" calcext:value-type="float">
            <text:p>0.0309</text:p>
          </table:table-cell>
          <table:table-cell table:style-name="Default" office:value-type="float" office:value="1.44" calcext:value-type="float">
            <text:p>1.44</text:p>
          </table:table-cell>
          <table:table-cell table:style-name="Default" office:value-type="float" office:value="13954" calcext:value-type="float">
            <text:p>13954</text:p>
          </table:table-cell>
          <table:table-cell table:style-name="Default" office:value-type="float" office:value="2547" calcext:value-type="float">
            <text:p>2547</text:p>
          </table:table-cell>
          <table:table-cell table:style-name="Default" office:value-type="float" office:value="425" calcext:value-type="float">
            <text:p>425</text:p>
          </table:table-cell>
          <table:table-cell table:style-name="Default" office:value-type="float" office:value="112" calcext:value-type="float">
            <text:p>112</text:p>
          </table:table-cell>
          <table:table-cell table:style-name="Default" office:value-type="string" calcext:value-type="string">
            <text:p>[A2M <text:s/>- <text:s/>alpha-2-macroglobulin, BNIP3 <text:s/>- <text:s/>bcl2/adenovirus e1b 19kda interacting protein 3, GSTP1 <text:s/>- <text:s/>glutathione s-transferase pi 1, PNKD <text:s/>- <text:s/>paroxysmal nonkinesigenic dyskinesia, RNF43 <text:s/>- <text:s/>ring finger protein 43, ARHGAP15 <text:s/>- <text:s/>rho gtpase activating protein 15, PSAP <text:s/>- <text:s/>prosaposin, CDH2 <text:s/>- <text:s/>cadherin 2, type 1, n-cadherin (neuronal), GDNF <text:s/>- <text:s/>glial cell derived neurotrophic factor, RMI1 <text:s/>- <text:s/>recq mediated genome instability 1, GPR56 <text:s/>- <text:s/>g protein-coupled receptor 56, TBK1 <text:s/>- <text:s/>tank-binding kinase 1, ENO1 <text:s/>- <text:s/>enolase 1, (alpha), GAREM <text:s/>- <text:s/>grb2 associated, regulator of mapk1, EPHA2 <text:s/>- <text:s/>eph receptor a2, IQGAP3 <text:s/>- <text:s/>iq motif containing gtpase activating protein 3, IL3 <text:s/>- <text:s/>interleukin 3 (colony-stimulating factor, multiple), PSMA4 <text:s/>- <text:s/>proteasome (prosome, macropain) subunit, alpha type, 4, RIT2 <text:s/>- <text:s/>ras-like without caax 2, SPRED2 <text:s/>- <text:s/>sprouty-related, evh1 domain containing 2, PSMA3 <text:s/>- <text:s/>proteasome (prosome, macropain) subunit, alpha type, 3, MPP7 <text:s/>- <text:s/>membrane protein, palmitoylated 7 (maguk p55 subfamily member 7), PRDM1 <text:s/>- <text:s/>pr domain containing 1, with znf domain, IL1R1 <text:s/>- <text:s/>interleukin 1 receptor, type i, MMP9 <text:s/>- <text:s/>matrix metallopeptidase 9 (gelatinase b, 92kda gelatinase, 92kda type iv collagenase), PSMD1 <text:s/>- <text:s/>proteasome (prosome, macropain) 26s subunit, non-atpase, 1, PSMC5 <text:s/>- <text:s/>proteasome (prosome, macropain) 26s subunit, atpase, 5, GJA1 <text:s/>- <text:s/>gap junction protein, alpha 1, 43kda, PRR5 <text:s/>- <text:s/>proline rich 5 (renal), PSMD7 <text:s/>- <text:s/>proteasome (prosome, macropain) 26s subunit, non-atpase, 7, TRIM8 <text:s/>- <text:s/>tripartite motif containing 8, RHO <text:s/>- <text:s/>rhodopsin, FGR <text:s/>- <text:s/>feline gardner-rasheed sarcoma viral oncogene homolog, PAK3 <text:s/>- <text:s/>p21 protein (cdc42/rac)-activated kinase 3, DUSP10 <text:s/>- <text:s/>dual specificity phosphatase 10, IL6 <text:s/>- <text:s/>interleukin 6 (interferon, beta 2), ICA1 <text:s/>- <text:s/>islet cell autoantigen 1, 69kda, ITGA5 <text:s/>- <text:s/>integrin, alpha 5 (fibronectin receptor, alpha polypeptide), SCG2 <text:s/>- <text:s/>secretogranin ii, PSME2 <text:s/>- <text:s/>proteasome (prosome, macropain) activator subunit 2 (pa28 beta), FGF9 <text:s/>- <text:s/>fibroblast growth factor 9, SNCG <text:s/>- <text:s/>synuclein, gamma (breast cancer-specific protein 1), PTEN <text:s/>- <text:s/>phosphatase and tensin homolog, VAPA <text:s/>- <text:s/>vamp (vesicle-associated membrane protein)-associated protein a, 33kda, SQSTM1 <text:s/>- <text:s/>sequestosome 1, MDM2 <text:s/>- <text:s/>mdm2 oncogene, e3 ubiquitin protein ligase, FGF1 <text:s/>- <text:s/>fibroblast growth factor 1 (acidic), SNAP25 <text:s/>- <text:s/>synaptosomal-associated protein, 25kda, RASSF2 <text:s/>- <text:s/>ras association (ralgds/af-6) domain family member 2, CA7 <text:s/>- <text:s/>carbonic anhydrase vii, NEK10 <text:s/>- <text:s/>nima-related kinase 10, ADNP <text:s/>- <text:s/>activity-dependent neuroprotector homeobox, GNG3 <text:s/>- <text:s/>guanine nucleotide binding protein (g protein), gamma 3, ARHGEF11 <text:s/>- <text:s/>rho guanine nucleotide exchange factor (gef) 11, ARHGAP31 <text:s/>- <text:s/>rho gtpase activating protein 31, ADCYAP1 <text:s/>- <text:s/>adenylate cyclase activating polypeptide 1 (pituitary), HSP90AB1 <text:s/>- <text:s/>heat shock protein 90kda alpha (cytosolic), class b member 1, MET <text:s/>- <text:s/>met proto-oncogene, RB1CC1 <text:s/>- <text:s/>rb1-inducible coiled-coil 1, PRKAA1 <text:s/>- <text:s/>protein kinase, amp-activated, alpha 1 catalytic subunit, AKT3 <text:s/>- <text:s/>v-akt murine thymoma viral oncogene homolog 3, TIMP2 <text:s/>- <text:s/>timp metallopeptidase inhibitor 2, MMRN2 <text:s/>- <text:s/>multimerin 2, RCAN1 <text:s/>- <text:s/>regulator of calcineurin 1, LARS <text:s/>- <text:s/>leucyl-trna synthetase, PTPRR <text:s/>- <text:s/>protein tyrosine phosphatase, receptor type, r, PFN2 <text:s/>- <text:s/>profilin 2, TRIM67 <text:s/>- <text:s/>tripartite motif containing 67, CDK14 <text:s/>- <text:s/>cyclin-dependent kinase 14, AHCYL1 <text:s/>- <text:s/>adenosylhomocysteinase-like 1, WNT2B <text:s/>- <text:s/>wingless-type mmtv integration site family, member 2b, CAPRIN2 <text:s/>- <text:s/>caprin family member 2, MT3 <text:s/>- <text:s/>metallothionein 3, PPP3CA <text:s/>- <text:s/>protein phosphatase 3, catalytic subunit, alpha isozyme, SH2D3A <text:s/>- <text:s/>sh2 domain containing 3a, DYRK1A <text:s/>- <text:s/>dual-specificity tyrosine-(y)-phosphorylation regulated kinase 1a, SLC1A3 <text:s/>- <text:s/>solute carrier family 1 (glial high affinity glutamate transporter), member 3, EYA1 <text:s/>- <text:s/>eyes absent homolog 1 (drosophila), BCL9L <text:s/>- <text:s/>b-cell cll/lymphoma 9-like, PPP2CA <text:s/>- <text:s/>protein phosphatase 2, catalytic subunit, alpha isozyme, TMBIM1 <text:s/>- <text:s/>transmembrane bax inhibitor motif containing 1, DUSP14 <text:s/>- <text:s/>dual specificity phosphatase 14, UBE2K <text:s/>- <text:s/>ubiquitin-conjugating enzyme e2k, RAPGEF4 <text:s/>- <text:s/>rap guanine nucleotide exchange factor (gef) 4, F2RL2 <text:s/>- <text:s/>coagulation factor ii (thrombin) receptor-like 2, SNX13 <text:s/>- <text:s/>sorting nexin 13, RBPMS <text:s/>- <text:s/>rna binding protein with multiple splicing, NEUROD2 <text:s/>- <text:s/>neuronal differentiation 2, LRP1 <text:s/>- <text:s/>low density lipoprotein receptor-related protein 1, DLX1 <text:s/>- <text:s/>distal-less homeobox 1, RASAL1 <text:s/>- <text:s/>ras protein activator like 1 (gap1 like), PLAU <text:s/>- <text:s/>plasminogen activator, urokinase, GRB10 <text:s/>- <text:s/>growth factor receptor-bound protein 10, HNRNPK <text:s/>- <text:s/>heterogeneous nuclear ribonucleoprotein k, CD14 <text:s/>- <text:s/>cd14 molecule, SPAG9 <text:s/>- <text:s/>sperm associated antigen 9, SNCAIP <text:s/>- <text:s/>synuclein, alpha interacting protein, SYNPO <text:s/>- <text:s/>synaptopodin, MACF1 <text:s/>- <text:s/>microtubule-actin crosslinking factor 1, RBBP7 <text:s/>- <text:s/>retinoblastoma binding protein 7, IGF1R <text:s/>- <text:s/>insulin-like growth factor 1 receptor, RASGRF1 <text:s/>- <text:s/>ras protein-specific guanine nucleotide-releasing factor 1, RYR1 <text:s/>- <text:s/>ryanodine receptor 1 (skeletal), PIK3CD <text:s/>- <text:s/>phosphatidylinositol-4,5-bisphosphate 3-kinase, catalytic subunit delta, GRM4 <text:s/>- <text:s/>glutamate receptor, metabotropic 4, RTN4 <text:s/>- <text:s/>reticulon 4, YWHAG <text:s/>- <text:s/>tyrosine 3-monooxygenase/tryptophan 5-monooxygenase activation protein, gamma polypeptide, SMAD6 <text:s/>- <text:s/>smad family member 6, GSK3B <text:s/>- <text:s/>glycogen synthase kinase 3 beta, SH3BP2 <text:s/>- <text:s/>sh3-domain binding protein 2, BEND6 <text:s/>- <text:s/>ben domain containing 6, THRA <text:s/>- <text:s/>thyroid hormone receptor, alpha]</text:p>
          </table:table-cell>
          <table:table-cell table:style-name="Default" table:number-columns-repeated="1014"/>
        </table:table-row>
        <table:table-row table:style-name="ro1">
          <table:table-cell table:style-name="Default" office:value-type="string" calcext:value-type="string">
            <text:p>GO:0040012</text:p>
          </table:table-cell>
          <table:table-cell table:style-name="Default" office:value-type="string" calcext:value-type="string">
            <text:p>regulation of locomotion</text:p>
          </table:table-cell>
          <table:table-cell table:style-name="Default" office:value-type="float" office:value="0.0000184" calcext:value-type="float">
            <text:p>0.0000184</text:p>
          </table:table-cell>
          <table:table-cell table:style-name="Default" office:value-type="float" office:value="0.0292" calcext:value-type="float">
            <text:p>0.0292</text:p>
          </table:table-cell>
          <table:table-cell table:style-name="Default" office:value-type="float" office:value="2.02" calcext:value-type="float">
            <text:p>2.02</text:p>
          </table:table-cell>
          <table:table-cell table:style-name="Default" office:value-type="float" office:value="13954" calcext:value-type="float">
            <text:p>13954</text:p>
          </table:table-cell>
          <table:table-cell table:style-name="Default" office:value-type="float" office:value="650" calcext:value-type="float">
            <text:p>650</text:p>
          </table:table-cell>
          <table:table-cell table:style-name="Default" office:value-type="float" office:value="425" calcext:value-type="float">
            <text:p>425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string" calcext:value-type="string">
            <text:p>[ITGA5 <text:s/>- <text:s/>integrin, alpha 5 (fibronectin receptor, alpha polypeptide), SCG2 <text:s/>- <text:s/>secretogranin ii, GSTP1 <text:s/>- <text:s/>glutathione s-transferase pi 1, MMRN2 <text:s/>- <text:s/>multimerin 2, RUFY3 <text:s/>- <text:s/>run and fyve domain containing 3, LRP1 <text:s/>- <text:s/>low density lipoprotein receptor-related protein 1, ARTN <text:s/>- <text:s/>artemin, PTPRR <text:s/>- <text:s/>protein tyrosine phosphatase, receptor type, r, PTEN <text:s/>- <text:s/>phosphatase and tensin homolog, PFN2 <text:s/>- <text:s/>profilin 2, VAPA <text:s/>- <text:s/>vamp (vesicle-associated membrane protein)-associated protein a, 33kda, MDM2 <text:s/>- <text:s/>mdm2 oncogene, e3 ubiquitin protein ligase, FGF1 <text:s/>- <text:s/>fibroblast growth factor 1 (acidic), FAM83H <text:s/>- <text:s/>family with sequence similarity 83, member h, PLAU <text:s/>- <text:s/>plasminogen activator, urokinase, ABL2 <text:s/>- <text:s/>c-abl oncogene 2, non-receptor tyrosine kinase, SPAG9 <text:s/>- <text:s/>sperm associated antigen 9, CPEB1 <text:s/>- <text:s/>cytoplasmic polyadenylation element binding protein 1, FAM65A <text:s/>- <text:s/>family with sequence similarity 65, member a, GPR56 <text:s/>- <text:s/>g protein-coupled receptor 56, ADAM15 <text:s/>- <text:s/>adam metallopeptidase domain 15, MACF1 <text:s/>- <text:s/>microtubule-actin crosslinking factor 1, EPHA2 <text:s/>- <text:s/>eph receptor a2, ROBO2 <text:s/>- <text:s/>roundabout, axon guidance receptor, homolog 2 (drosophila), IGF1R <text:s/>- <text:s/>insulin-like growth factor 1 receptor, SRPX2 <text:s/>- <text:s/>sushi-repeat containing protein, x-linked 2, MET <text:s/>- <text:s/>met proto-oncogene, ROCK2 <text:s/>- <text:s/>rho-associated, coiled-coil containing protein kinase 2, IL1R1 <text:s/>- <text:s/>interleukin 1 receptor, type i, MMP9 <text:s/>- <text:s/>matrix metallopeptidase 9 (gelatinase b, 92kda gelatinase, 92kda type iv collagenase), PIK3CD <text:s/>- <text:s/>phosphatidylinositol-4,5-bisphosphate 3-kinase, catalytic subunit delta, S1PR1 <text:s/>- <text:s/>sphingosine-1-phosphate receptor 1, CXCL5 <text:s/>- <text:s/>chemokine (c-x-c motif) ligand 5, PHLDA2 <text:s/>- <text:s/>pleckstrin homology-like domain, family a, member 2, RTN4 <text:s/>- <text:s/>reticulon 4, FGR <text:s/>- <text:s/>feline gardner-rasheed sarcoma viral oncogene homolog, TRIM8 <text:s/>- <text:s/>tripartite motif containing 8, PAK3 <text:s/>- <text:s/>p21 protein (cdc42/rac)-activated kinase 3, RREB1 <text:s/>- <text:s/>ras responsive element binding protein 1, IL6 <text:s/>- <text:s/>interleukin 6 (interferon, beta 2)]</text:p>
          </table:table-cell>
          <table:table-cell table:style-name="Default" table:number-columns-repeated="1014"/>
        </table:table-row>
        <table:table-row table:style-name="ro1">
          <table:table-cell table:style-name="Default" office:value-type="string" calcext:value-type="string">
            <text:p>GO:0009894</text:p>
          </table:table-cell>
          <table:table-cell table:style-name="Default" office:value-type="string" calcext:value-type="string">
            <text:p>regulation of catabolic process</text:p>
          </table:table-cell>
          <table:table-cell table:style-name="Default" office:value-type="float" office:value="0.0000247" calcext:value-type="float">
            <text:p>0.0000247</text:p>
          </table:table-cell>
          <table:table-cell table:style-name="Default" office:value-type="float" office:value="0.0352" calcext:value-type="float">
            <text:p>0.0352</text:p>
          </table:table-cell>
          <table:table-cell table:style-name="Default" office:value-type="float" office:value="2.04" calcext:value-type="float">
            <text:p>2.04</text:p>
          </table:table-cell>
          <table:table-cell table:style-name="Default" office:value-type="float" office:value="13954" calcext:value-type="float">
            <text:p>13954</text:p>
          </table:table-cell>
          <table:table-cell table:style-name="Default" office:value-type="float" office:value="612" calcext:value-type="float">
            <text:p>612</text:p>
          </table:table-cell>
          <table:table-cell table:style-name="Default" office:value-type="float" office:value="425" calcext:value-type="float">
            <text:p>425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string" calcext:value-type="string">
            <text:p>[MYLIP <text:s/>- <text:s/>myosin regulatory light chain interacting protein, PRKAA1 <text:s/>- <text:s/>protein kinase, amp-activated, alpha 1 catalytic subunit, BNIP3 <text:s/>- <text:s/>bcl2/adenovirus e1b 19kda interacting protein 3, TIMP2 <text:s/>- <text:s/>timp metallopeptidase inhibitor 2, PSME2 <text:s/>- <text:s/>proteasome (prosome, macropain) activator subunit 2 (pa28 beta), GGA3 <text:s/>- <text:s/>golgi-associated, gamma adaptin ear containing, arf binding protein 3, PTEN <text:s/>- <text:s/>phosphatase and tensin homolog, PSAP <text:s/>- <text:s/>prosaposin, LARS <text:s/>- <text:s/>leucyl-trna synthetase, TRIM67 <text:s/>- <text:s/>tripartite motif containing 67, XPO1 <text:s/>- <text:s/>exportin 1 (crm1 homolog, yeast), MDM2 <text:s/>- <text:s/>mdm2 oncogene, e3 ubiquitin protein ligase, ABL2 <text:s/>- <text:s/>c-abl oncogene 2, non-receptor tyrosine kinase, FEZ2 <text:s/>- <text:s/>fasciculation and elongation protein zeta 2 (zygin ii), KLHL40 <text:s/>- <text:s/>kelch-like family member 40, PHF23 <text:s/>- <text:s/>phd finger protein 23, SCOC <text:s/>- <text:s/>short coiled-coil protein, TBK1 <text:s/>- <text:s/>tank-binding kinase 1, ANAPC15 <text:s/>- <text:s/>anaphase promoting complex subunit 15, MT3 <text:s/>- <text:s/>metallothionein 3, PSMA4 <text:s/>- <text:s/>proteasome (prosome, macropain) subunit, alpha type, 4, MYOG <text:s/>- <text:s/>myogenin (myogenic factor 4), PSMA3 <text:s/>- <text:s/>proteasome (prosome, macropain) subunit, alpha type, 3, HSP90AB1 <text:s/>- <text:s/>heat shock protein 90kda alpha (cytosolic), class b member 1, MET <text:s/>- <text:s/>met proto-oncogene, ARIH2 <text:s/>- <text:s/>ariadne homolog 2 (drosophila), PSMD1 <text:s/>- <text:s/>proteasome (prosome, macropain) 26s subunit, non-atpase, 1, PSMC5 <text:s/>- <text:s/>proteasome (prosome, macropain) 26s subunit, atpase, 5, GAPDH <text:s/>- <text:s/>glyceraldehyde-3-phosphate dehydrogenase, GJA1 <text:s/>- <text:s/>gap junction protein, alpha 1, 43kda, BSCL2 <text:s/>- <text:s/>berardinelli-seip congenital lipodystrophy 2 (seipin), UBE2K <text:s/>- <text:s/>ubiquitin-conjugating enzyme e2k, PSMD7 <text:s/>- <text:s/>proteasome (prosome, macropain) 26s subunit, non-atpase, 7, GSK3B <text:s/>- <text:s/>glycogen synthase kinase 3 beta, TRIM8 <text:s/>- <text:s/>tripartite motif containing 8, VCP <text:s/>- <text:s/>valosin containing protein, NRD1 <text:s/>- <text:s/>nardilysin (n-arginine dibasic convertase), THRA <text:s/>- <text:s/>thyroid hormone receptor, alpha]</text:p>
          </table:table-cell>
          <table:table-cell table:style-name="Default" table:number-columns-repeated="1014"/>
        </table:table-row>
        <table:table-row table:style-name="ro1">
          <table:table-cell table:style-name="Default" office:value-type="string" calcext:value-type="string">
            <text:p>GO:0010646</text:p>
          </table:table-cell>
          <table:table-cell table:style-name="Default" office:value-type="string" calcext:value-type="string">
            <text:p>regulation of cell communication</text:p>
          </table:table-cell>
          <table:table-cell table:style-name="Default" office:value-type="float" office:value="0.0000248" calcext:value-type="float">
            <text:p>0.0000248</text:p>
          </table:table-cell>
          <table:table-cell table:style-name="Default" office:value-type="float" office:value="0.032" calcext:value-type="float">
            <text:p>0.032</text:p>
          </table:table-cell>
          <table:table-cell table:style-name="Default" office:value-type="float" office:value="1.44" calcext:value-type="float">
            <text:p>1.44</text:p>
          </table:table-cell>
          <table:table-cell table:style-name="Default" office:value-type="float" office:value="13954" calcext:value-type="float">
            <text:p>13954</text:p>
          </table:table-cell>
          <table:table-cell table:style-name="Default" office:value-type="float" office:value="2510" calcext:value-type="float">
            <text:p>2510</text:p>
          </table:table-cell>
          <table:table-cell table:style-name="Default" office:value-type="float" office:value="425" calcext:value-type="float">
            <text:p>425</text:p>
          </table:table-cell>
          <table:table-cell table:style-name="Default" office:value-type="float" office:value="110" calcext:value-type="float">
            <text:p>110</text:p>
          </table:table-cell>
          <table:table-cell table:style-name="Default" office:value-type="string" calcext:value-type="string">
            <text:p>[A2M <text:s/>- <text:s/>alpha-2-macroglobulin, BNIP3 <text:s/>- <text:s/>bcl2/adenovirus e1b 19kda interacting protein 3, GSTP1 <text:s/>- <text:s/>glutathione s-transferase pi 1, PNKD <text:s/>- <text:s/>paroxysmal nonkinesigenic dyskinesia, RNF43 <text:s/>- <text:s/>ring finger protein 43, ARHGAP15 <text:s/>- <text:s/>rho gtpase activating protein 15, PSAP <text:s/>- <text:s/>prosaposin, CDH2 <text:s/>- <text:s/>cadherin 2, type 1, n-cadherin (neuronal), GDNF <text:s/>- <text:s/>glial cell derived neurotrophic factor, RMI1 <text:s/>- <text:s/>recq mediated genome instability 1, GPR56 <text:s/>- <text:s/>g protein-coupled receptor 56, TBK1 <text:s/>- <text:s/>tank-binding kinase 1, ENO1 <text:s/>- <text:s/>enolase 1, (alpha), GAREM <text:s/>- <text:s/>grb2 associated, regulator of mapk1, EPHA2 <text:s/>- <text:s/>eph receptor a2, IQGAP3 <text:s/>- <text:s/>iq motif containing gtpase activating protein 3, IL3 <text:s/>- <text:s/>interleukin 3 (colony-stimulating factor, multiple), PSMA4 <text:s/>- <text:s/>proteasome (prosome, macropain) subunit, alpha type, 4, RIT2 <text:s/>- <text:s/>ras-like without caax 2, SPRED2 <text:s/>- <text:s/>sprouty-related, evh1 domain containing 2, PSMA3 <text:s/>- <text:s/>proteasome (prosome, macropain) subunit, alpha type, 3, MPP7 <text:s/>- <text:s/>membrane protein, palmitoylated 7 (maguk p55 subfamily member 7), PRDM1 <text:s/>- <text:s/>pr domain containing 1, with znf domain, IL1R1 <text:s/>- <text:s/>interleukin 1 receptor, type i, MMP9 <text:s/>- <text:s/>matrix metallopeptidase 9 (gelatinase b, 92kda gelatinase, 92kda type iv collagenase), PSMD1 <text:s/>- <text:s/>proteasome (prosome, macropain) 26s subunit, non-atpase, 1, PSMC5 <text:s/>- <text:s/>proteasome (prosome, macropain) 26s subunit, atpase, 5, GJA1 <text:s/>- <text:s/>gap junction protein, alpha 1, 43kda, PRR5 <text:s/>- <text:s/>proline rich 5 (renal), PSMD7 <text:s/>- <text:s/>proteasome (prosome, macropain) 26s subunit, non-atpase, 7, TRIM8 <text:s/>- <text:s/>tripartite motif containing 8, RHO <text:s/>- <text:s/>rhodopsin, FGR <text:s/>- <text:s/>feline gardner-rasheed sarcoma viral oncogene homolog, PAK3 <text:s/>- <text:s/>p21 protein (cdc42/rac)-activated kinase 3, DUSP10 <text:s/>- <text:s/>dual specificity phosphatase 10, IL6 <text:s/>- <text:s/>interleukin 6 (interferon, beta 2), ICA1 <text:s/>- <text:s/>islet cell autoantigen 1, 69kda, ITGA5 <text:s/>- <text:s/>integrin, alpha 5 (fibronectin receptor, alpha polypeptide), SCG2 <text:s/>- <text:s/>secretogranin ii, PSME2 <text:s/>- <text:s/>proteasome (prosome, macropain) activator subunit 2 (pa28 beta), FGF9 <text:s/>- <text:s/>fibroblast growth factor 9, SNCG <text:s/>- <text:s/>synuclein, gamma (breast cancer-specific protein 1), PTEN <text:s/>- <text:s/>phosphatase and tensin homolog, VAPA <text:s/>- <text:s/>vamp (vesicle-associated membrane protein)-associated protein a, 33kda, SQSTM1 <text:s/>- <text:s/>sequestosome 1, MDM2 <text:s/>- <text:s/>mdm2 oncogene, e3 ubiquitin protein ligase, FGF1 <text:s/>- <text:s/>fibroblast growth factor 1 (acidic), SNAP25 <text:s/>- <text:s/>synaptosomal-associated protein, 25kda, RASSF2 <text:s/>- <text:s/>ras association (ralgds/af-6) domain family member 2, CA7 <text:s/>- <text:s/>carbonic anhydrase vii, NEK10 <text:s/>- <text:s/>nima-related kinase 10, ADNP <text:s/>- <text:s/>activity-dependent neuroprotector homeobox, GNG3 <text:s/>- <text:s/>guanine nucleotide binding protein (g protein), gamma 3, ARHGEF11 <text:s/>- <text:s/>rho guanine nucleotide exchange factor (gef) 11, ARHGAP31 <text:s/>- <text:s/>rho gtpase activating protein 31, ADCYAP1 <text:s/>- <text:s/>adenylate cyclase activating polypeptide 1 (pituitary), HSP90AB1 <text:s/>- <text:s/>heat shock protein 90kda alpha (cytosolic), class b member 1, MET <text:s/>- <text:s/>met proto-oncogene, RB1CC1 <text:s/>- <text:s/>rb1-inducible coiled-coil 1, PRKAA1 <text:s/>- <text:s/>protein kinase, amp-activated, alpha 1 catalytic subunit, AKT3 <text:s/>- <text:s/>v-akt murine thymoma viral oncogene homolog 3, TIMP2 <text:s/>- <text:s/>timp metallopeptidase inhibitor 2, MMRN2 <text:s/>- <text:s/>multimerin 2, RCAN1 <text:s/>- <text:s/>regulator of calcineurin 1, PTPRR <text:s/>- <text:s/>protein tyrosine phosphatase, receptor type, r, PFN2 <text:s/>- <text:s/>profilin 2, LARS <text:s/>- <text:s/>leucyl-trna synthetase, TRIM67 <text:s/>- <text:s/>tripartite motif containing 67, CDK14 <text:s/>- <text:s/>cyclin-dependent kinase 14, WNT2B <text:s/>- <text:s/>wingless-type mmtv integration site family, member 2b, CAPRIN2 <text:s/>- <text:s/>caprin family member 2, MT3 <text:s/>- <text:s/>metallothionein 3, PPP3CA <text:s/>- <text:s/>protein phosphatase 3, catalytic subunit, alpha isozyme, SH2D3A <text:s/>- <text:s/>sh2 domain containing 3a, DYRK1A <text:s/>- <text:s/>dual-specificity tyrosine-(y)-phosphorylation regulated kinase 1a, SLC1A3 <text:s/>- <text:s/>solute carrier family 1 (glial high affinity glutamate transporter), member 3, EYA1 <text:s/>- <text:s/>eyes absent homolog 1 (drosophila), BCL9L <text:s/>- <text:s/>b-cell cll/lymphoma 9-like, PPP2CA <text:s/>- <text:s/>protein phosphatase 2, catalytic subunit, alpha isozyme, TMBIM1 <text:s/>- <text:s/>transmembrane bax inhibitor motif containing 1, DUSP14 <text:s/>- <text:s/>dual specificity phosphatase 14, UBE2K <text:s/>- <text:s/>ubiquitin-conjugating enzyme e2k, RAPGEF4 <text:s/>- <text:s/>rap guanine nucleotide exchange factor (gef) 4, F2RL2 <text:s/>- <text:s/>coagulation factor ii (thrombin) receptor-like 2, SNX13 <text:s/>- <text:s/>sorting nexin 13, RBPMS <text:s/>- <text:s/>rna binding protein with multiple splicing, NEUROD2 <text:s/>- <text:s/>neuronal differentiation 2, DLX1 <text:s/>- <text:s/>distal-less homeobox 1, RASAL1 <text:s/>- <text:s/>ras protein activator like 1 (gap1 like), LRP1 <text:s/>- <text:s/>low density lipoprotein receptor-related protein 1, PLAU <text:s/>- <text:s/>plasminogen activator, urokinase, GRB10 <text:s/>- <text:s/>growth factor receptor-bound protein 10, HNRNPK <text:s/>- <text:s/>heterogeneous nuclear ribonucleoprotein k, CD14 <text:s/>- <text:s/>cd14 molecule, SPAG9 <text:s/>- <text:s/>sperm associated antigen 9, SNCAIP <text:s/>- <text:s/>synuclein, alpha interacting protein, SYNPO <text:s/>- <text:s/>synaptopodin, MACF1 <text:s/>- <text:s/>microtubule-actin crosslinking factor 1, RBBP7 <text:s/>- <text:s/>retinoblastoma binding protein 7, IGF1R <text:s/>- <text:s/>insulin-like growth factor 1 receptor, RASGRF1 <text:s/>- <text:s/>ras protein-specific guanine nucleotide-releasing factor 1, PIK3CD <text:s/>- <text:s/>phosphatidylinositol-4,5-bisphosphate 3-kinase, catalytic subunit delta, GRM4 <text:s/>- <text:s/>glutamate receptor, metabotropic 4, RTN4 <text:s/>- <text:s/>reticulon 4, YWHAG <text:s/>- <text:s/>tyrosine 3-monooxygenase/tryptophan 5-monooxygenase activation protein, gamma polypeptide, SMAD6 <text:s/>- <text:s/>smad family member 6, GSK3B <text:s/>- <text:s/>glycogen synthase kinase 3 beta, SH3BP2 <text:s/>- <text:s/>sh3-domain binding protein 2, BEND6 <text:s/>- <text:s/>ben domain containing 6, THRA <text:s/>- <text:s/>thyroid hormone receptor, alpha]</text:p>
          </table:table-cell>
          <table:table-cell table:style-name="Default" table:number-columns-repeated="1014"/>
        </table:table-row>
        <table:table-row table:style-name="ro1">
          <table:table-cell table:style-name="Default" office:value-type="string" calcext:value-type="string">
            <text:p>GO:0065009</text:p>
          </table:table-cell>
          <table:table-cell table:style-name="Default" office:value-type="string" calcext:value-type="string">
            <text:p>regulation of molecular function</text:p>
          </table:table-cell>
          <table:table-cell table:style-name="Default" office:value-type="float" office:value="0.0000304" calcext:value-type="float">
            <text:p>0.0000304</text:p>
          </table:table-cell>
          <table:table-cell table:style-name="Default" office:value-type="float" office:value="0.0361" calcext:value-type="float">
            <text:p>0.0361</text:p>
          </table:table-cell>
          <table:table-cell table:style-name="Default" office:value-type="float" office:value="1.45" calcext:value-type="float">
            <text:p>1.45</text:p>
          </table:table-cell>
          <table:table-cell table:style-name="Default" office:value-type="float" office:value="13954" calcext:value-type="float">
            <text:p>13954</text:p>
          </table:table-cell>
          <table:table-cell table:style-name="Default" office:value-type="float" office:value="2351" calcext:value-type="float">
            <text:p>2351</text:p>
          </table:table-cell>
          <table:table-cell table:style-name="Default" office:value-type="float" office:value="425" calcext:value-type="float">
            <text:p>425</text:p>
          </table:table-cell>
          <table:table-cell table:style-name="Default" office:value-type="float" office:value="104" calcext:value-type="float">
            <text:p>104</text:p>
          </table:table-cell>
          <table:table-cell table:style-name="Default" office:value-type="string" calcext:value-type="string">
            <text:p>[A2M <text:s/>- <text:s/>alpha-2-macroglobulin, ELL <text:s/>- <text:s/>elongation factor rna polymerase ii, SPTA1 <text:s/>- <text:s/>spectrin, alpha, erythrocytic 1 (elliptocytosis 2), SH3BP1 <text:s/>- <text:s/>sh3-domain binding protein 1, MAPRE3 <text:s/>- <text:s/>microtubule-associated protein, rp/eb family, member 3, GSTP1 <text:s/>- <text:s/>glutathione s-transferase pi 1, KCNAB2 <text:s/>- <text:s/>potassium voltage-gated channel, shaker-related subfamily, beta member 2, NDP <text:s/>- <text:s/>norrie disease (pseudoglioma), ARHGAP15 <text:s/>- <text:s/>rho gtpase activating protein 15, PSAP <text:s/>- <text:s/>prosaposin, GDNF <text:s/>- <text:s/>glial cell derived neurotrophic factor, ABL2 <text:s/>- <text:s/>c-abl oncogene 2, non-receptor tyrosine kinase, KCNRG <text:s/>- <text:s/>potassium channel regulator, EPHA2 <text:s/>- <text:s/>eph receptor a2, IQGAP3 <text:s/>- <text:s/>iq motif containing gtpase activating protein 3, DDAH1 <text:s/>- <text:s/>dimethylarginine dimethylaminohydrolase 1, CDC42SE1 <text:s/>- <text:s/>cdc42 small effector 1, ANAPC15 <text:s/>- <text:s/>anaphase promoting complex subunit 15, IL3 <text:s/>- <text:s/>interleukin 3 (colony-stimulating factor, multiple), RIT2 <text:s/>- <text:s/>ras-like without caax 2, PSMA4 <text:s/>- <text:s/>proteasome (prosome, macropain) subunit, alpha type, 4, SPRED2 <text:s/>- <text:s/>sprouty-related, evh1 domain containing 2, PSMA3 <text:s/>- <text:s/>proteasome (prosome, macropain) subunit, alpha type, 3, DNAJC7 <text:s/>- <text:s/>dnaj (hsp40) homolog, subfamily c, member 7, PPP1R1C <text:s/>- <text:s/>protein phosphatase 1, regulatory (inhibitor) subunit 1c, MMP9 <text:s/>- <text:s/>matrix metallopeptidase 9 (gelatinase b, 92kda gelatinase, 92kda type iv collagenase), GRHL3 <text:s/>- <text:s/>grainyhead-like 3 (drosophila), TBC1D4 <text:s/>- <text:s/>tbc1 domain family, member 4, PSMD1 <text:s/>- <text:s/>proteasome (prosome, macropain) 26s subunit, non-atpase, 1, PSMC5 <text:s/>- <text:s/>proteasome (prosome, macropain) 26s subunit, atpase, 5, GJA1 <text:s/>- <text:s/>gap junction protein, alpha 1, 43kda, PHLDA2 <text:s/>- <text:s/>pleckstrin homology-like domain, family a, member 2, PSMD7 <text:s/>- <text:s/>proteasome (prosome, macropain) 26s subunit, non-atpase, 7, FGR <text:s/>- <text:s/>feline gardner-rasheed sarcoma viral oncogene homolog, TRIM8 <text:s/>- <text:s/>tripartite motif containing 8, PAK3 <text:s/>- <text:s/>p21 protein (cdc42/rac)-activated kinase 3, DUSP10 <text:s/>- <text:s/>dual specificity phosphatase 10, IL6 <text:s/>- <text:s/>interleukin 6 (interferon, beta 2), PSME2 <text:s/>- <text:s/>proteasome (prosome, macropain) activator subunit 2 (pa28 beta), FGF9 <text:s/>- <text:s/>fibroblast growth factor 9, PTEN <text:s/>- <text:s/>phosphatase and tensin homolog, MDM2 <text:s/>- <text:s/>mdm2 oncogene, e3 ubiquitin protein ligase, FGF1 <text:s/>- <text:s/>fibroblast growth factor 1 (acidic), RIPK4 <text:s/>- <text:s/>receptor-interacting serine-threonine kinase 4, RASSF2 <text:s/>- <text:s/>ras association (ralgds/af-6) domain family member 2, BAG3 <text:s/>- <text:s/>bcl2-associated athanogene 3, BAG2 <text:s/>- <text:s/>bcl2-associated athanogene 2, ADCY8 <text:s/>- <text:s/>adenylate cyclase 8 (brain), NEK10 <text:s/>- <text:s/>nima-related kinase 10, ADNP <text:s/>- <text:s/>activity-dependent neuroprotector homeobox, GNG3 <text:s/>- <text:s/>guanine nucleotide binding protein (g protein), gamma 3, ARHGEF11 <text:s/>- <text:s/>rho guanine nucleotide exchange factor (gef) 11, ARHGAP31 <text:s/>- <text:s/>rho gtpase activating protein 31, ADCYAP1 <text:s/>- <text:s/>adenylate cyclase activating polypeptide 1 (pituitary), HSP90AB1 <text:s/>- <text:s/>heat shock protein 90kda alpha (cytosolic), class b member 1, AKIRIN2 <text:s/>- <text:s/>akirin 2, MET <text:s/>- <text:s/>met proto-oncogene, ROCK2 <text:s/>- <text:s/>rho-associated, coiled-coil containing protein kinase 2, CRTAC1 <text:s/>- <text:s/>cartilage acidic protein 1, CPEB2 <text:s/>- <text:s/>cytoplasmic polyadenylation element binding protein 2, TRIM37 <text:s/>- <text:s/>tripartite motif containing 37, MAPK12 <text:s/>- <text:s/>mitogen-activated protein kinase 12, DENND2D <text:s/>- <text:s/>denn/madd domain containing 2d, S1PR1 <text:s/>- <text:s/>sphingosine-1-phosphate receptor 1, NRD1 <text:s/>- <text:s/>nardilysin (n-arginine dibasic convertase), PRKAA1 <text:s/>- <text:s/>protein kinase, amp-activated, alpha 1 catalytic subunit, TIMP2 <text:s/>- <text:s/>timp metallopeptidase inhibitor 2, RCAN1 <text:s/>- <text:s/>regulator of calcineurin 1, PFN2 <text:s/>- <text:s/>profilin 2, LARS <text:s/>- <text:s/>leucyl-trna synthetase, AHCYL1 <text:s/>- <text:s/>adenosylhomocysteinase-like 1, CAPRIN2 <text:s/>- <text:s/>caprin family member 2, ANGPTL4 <text:s/>- <text:s/>angiopoietin-like 4, RAB3IL1 <text:s/>- <text:s/>rab3a interacting protein (rabin3)-like 1, MT3 <text:s/>- <text:s/>metallothionein 3, PPP3CA <text:s/>- <text:s/>protein phosphatase 3, catalytic subunit, alpha isozyme, SH2D3A <text:s/>- <text:s/>sh2 domain containing 3a, CHTOP <text:s/>- <text:s/>chromatin target of prmt1, PPP2CA <text:s/>- <text:s/>protein phosphatase 2, catalytic subunit, alpha isozyme, TMBIM1 <text:s/>- <text:s/>transmembrane bax inhibitor motif containing 1, DUSP14 <text:s/>- <text:s/>dual specificity phosphatase 14, RAPGEF4 <text:s/>- <text:s/>rap guanine nucleotide exchange factor (gef) 4, VCP <text:s/>- <text:s/>valosin containing protein, SNX13 <text:s/>- <text:s/>sorting nexin 13, KCNIP4 <text:s/>- <text:s/>kv channel interacting protein 4, NEUROD2 <text:s/>- <text:s/>neuronal differentiation 2, DLG3 <text:s/>- <text:s/>discs, large homolog 3 (drosophila), DLG2 <text:s/>- <text:s/>discs, large homolog 2 (drosophila), RASAL1 <text:s/>- <text:s/>ras protein activator like 1 (gap1 like), LRP1 <text:s/>- <text:s/>low density lipoprotein receptor-related protein 1, ARTN <text:s/>- <text:s/>artemin, PLAU <text:s/>- <text:s/>plasminogen activator, urokinase, ADRM1 <text:s/>- <text:s/>adhesion regulating molecule 1, SPAG9 <text:s/>- <text:s/>sperm associated antigen 9, NQO1 <text:s/>- <text:s/>nad(p)h dehydrogenase, quinone 1, ADAM15 <text:s/>- <text:s/>adam metallopeptidase domain 15, IGF1R <text:s/>- <text:s/>insulin-like growth factor 1 receptor, EPB41 <text:s/>- <text:s/>erythrocyte membrane protein band 4.1 (elliptocytosis 1, rh-linked), RASGRF1 <text:s/>- <text:s/>ras protein-specific guanine nucleotide-releasing factor 1, PIM1 <text:s/>- <text:s/>pim-1 oncogene, GRM4 <text:s/>- <text:s/>glutamate receptor, metabotropic 4, WDR81 <text:s/>- <text:s/>wd repeat domain 81, YWHAG <text:s/>- <text:s/>tyrosine 3-monooxygenase/tryptophan 5-monooxygenase activation protein, gamma polypeptide, GSK3B <text:s/>- <text:s/>glycogen synthase kinase 3 beta]</text:p>
          </table:table-cell>
          <table:table-cell table:style-name="Default" table:number-columns-repeated="1014"/>
        </table:table-row>
        <table:table-row table:style-name="ro1">
          <table:table-cell table:style-name="Default" office:value-type="string" calcext:value-type="string">
            <text:p>GO:0050793</text:p>
          </table:table-cell>
          <table:table-cell table:style-name="Default" office:value-type="string" calcext:value-type="string">
            <text:p>regulation of developmental process</text:p>
          </table:table-cell>
          <table:table-cell table:style-name="Default" office:value-type="float" office:value="0.0000319" calcext:value-type="float">
            <text:p>0.0000319</text:p>
          </table:table-cell>
          <table:table-cell table:style-name="Default" office:value-type="float" office:value="0.035" calcext:value-type="float">
            <text:p>0.035</text:p>
          </table:table-cell>
          <table:table-cell table:style-name="Default" office:value-type="float" office:value="1.53" calcext:value-type="float">
            <text:p>1.53</text:p>
          </table:table-cell>
          <table:table-cell table:style-name="Default" office:value-type="float" office:value="13954" calcext:value-type="float">
            <text:p>13954</text:p>
          </table:table-cell>
          <table:table-cell table:style-name="Default" office:value-type="float" office:value="1824" calcext:value-type="float">
            <text:p>1824</text:p>
          </table:table-cell>
          <table:table-cell table:style-name="Default" office:value-type="float" office:value="425" calcext:value-type="float">
            <text:p>425</text:p>
          </table:table-cell>
          <table:table-cell table:style-name="Default" office:value-type="float" office:value="85" calcext:value-type="float">
            <text:p>85</text:p>
          </table:table-cell>
          <table:table-cell table:style-name="Default" office:value-type="string" calcext:value-type="string">
            <text:p>[PRKAA1 <text:s/>- <text:s/>protein kinase, amp-activated, alpha 1 catalytic subunit, BNIP3 <text:s/>- <text:s/>bcl2/adenovirus e1b 19kda interacting protein 3, SPTA1 <text:s/>- <text:s/>spectrin, alpha, erythrocytic 1 (elliptocytosis 2), TIMP2 <text:s/>- <text:s/>timp metallopeptidase inhibitor 2, MMRN2 <text:s/>- <text:s/>multimerin 2, CASZ1 <text:s/>- <text:s/>castor zinc finger 1, RUFY3 <text:s/>- <text:s/>run and fyve domain containing 3, ARHGAP15 <text:s/>- <text:s/>rho gtpase activating protein 15, CDH2 <text:s/>- <text:s/>cadherin 2, type 1, n-cadherin (neuronal), TRIM67 <text:s/>- <text:s/>tripartite motif containing 67, GDNF <text:s/>- <text:s/>glial cell derived neurotrophic factor, ABL2 <text:s/>- <text:s/>c-abl oncogene 2, non-receptor tyrosine kinase, WNT2B <text:s/>- <text:s/>wingless-type mmtv integration site family, member 2b, GPR56 <text:s/>- <text:s/>g protein-coupled receptor 56, CAPRIN2 <text:s/>- <text:s/>caprin family member 2, LARP4 <text:s/>- <text:s/>la ribonucleoprotein domain family, member 4, SLITRK6 <text:s/>- <text:s/>slit and ntrk-like family, member 6, EPHA2 <text:s/>- <text:s/>eph receptor a2, IQGAP3 <text:s/>- <text:s/>iq motif containing gtpase activating protein 3, ANGPTL4 <text:s/>- <text:s/>angiopoietin-like 4, DDAH1 <text:s/>- <text:s/>dimethylarginine dimethylaminohydrolase 1, SOX15 <text:s/>- <text:s/>sry (sex determining region y)-box 15, MT3 <text:s/>- <text:s/>metallothionein 3, CDC42SE1 <text:s/>- <text:s/>cdc42 small effector 1, MYOG <text:s/>- <text:s/>myogenin (myogenic factor 4), PSMA4 <text:s/>- <text:s/>proteasome (prosome, macropain) subunit, alpha type, 4, RIT2 <text:s/>- <text:s/>ras-like without caax 2, PPP3CA <text:s/>- <text:s/>protein phosphatase 3, catalytic subunit, alpha isozyme, PSMA3 <text:s/>- <text:s/>proteasome (prosome, macropain) subunit, alpha type, 3, PRDM1 <text:s/>- <text:s/>pr domain containing 1, with znf domain, GRHL3 <text:s/>- <text:s/>grainyhead-like 3 (drosophila), PSMD1 <text:s/>- <text:s/>proteasome (prosome, macropain) 26s subunit, non-atpase, 1, TRIOBP <text:s/>- <text:s/>trio and f-actin binding protein, EYA1 <text:s/>- <text:s/>eyes absent homolog 1 (drosophila), BCL9L <text:s/>- <text:s/>b-cell cll/lymphoma 9-like, PSMC5 <text:s/>- <text:s/>proteasome (prosome, macropain) 26s subunit, atpase, 5, TMBIM1 <text:s/>- <text:s/>transmembrane bax inhibitor motif containing 1, GJA1 <text:s/>- <text:s/>gap junction protein, alpha 1, 43kda, PPP2CA <text:s/>- <text:s/>protein phosphatase 2, catalytic subunit, alpha isozyme, PHLDA2 <text:s/>- <text:s/>pleckstrin homology-like domain, family a, member 2, HSPB6 <text:s/>- <text:s/>heat shock protein, alpha-crystallin-related, b6, PSMD7 <text:s/>- <text:s/>proteasome (prosome, macropain) 26s subunit, non-atpase, 7, FGR <text:s/>- <text:s/>feline gardner-rasheed sarcoma viral oncogene homolog, PAK3 <text:s/>- <text:s/>p21 protein (cdc42/rac)-activated kinase 3, DUSP10 <text:s/>- <text:s/>dual specificity phosphatase 10, IL6 <text:s/>- <text:s/>interleukin 6 (interferon, beta 2), STMN2 <text:s/>- <text:s/>stathmin-like 2, ITGA5 <text:s/>- <text:s/>integrin, alpha 5 (fibronectin receptor, alpha polypeptide), NEUROD2 <text:s/>- <text:s/>neuronal differentiation 2, PSME2 <text:s/>- <text:s/>proteasome (prosome, macropain) activator subunit 2 (pa28 beta), LRP1 <text:s/>- <text:s/>low density lipoprotein receptor-related protein 1, RASAL1 <text:s/>- <text:s/>ras protein activator like 1 (gap1 like), DLX1 <text:s/>- <text:s/>distal-less homeobox 1, FGF9 <text:s/>- <text:s/>fibroblast growth factor 9, PTEN <text:s/>- <text:s/>phosphatase and tensin homolog, MYH9 <text:s/>- <text:s/>myosin, heavy chain 9, non-muscle, ALDOA <text:s/>- <text:s/>aldolase a, fructose-bisphosphate, MDM2 <text:s/>- <text:s/>mdm2 oncogene, e3 ubiquitin protein ligase, STAT6 <text:s/>- <text:s/>signal transducer and activator of transcription 6, interleukin-4 induced, FGF1 <text:s/>- <text:s/>fibroblast growth factor 1 (acidic), SNAP25 <text:s/>- <text:s/>synaptosomal-associated protein, 25kda, RASSF2 <text:s/>- <text:s/>ras association (ralgds/af-6) domain family member 2, SPAG9 <text:s/>- <text:s/>sperm associated antigen 9, SYT2 <text:s/>- <text:s/>synaptotagmin ii, CPEB1 <text:s/>- <text:s/>cytoplasmic polyadenylation element binding protein 1, MACF1 <text:s/>- <text:s/>microtubule-actin crosslinking factor 1, ROBO2 <text:s/>- <text:s/>roundabout, axon guidance receptor, homolog 2 (drosophila), ADNP <text:s/>- <text:s/>activity-dependent neuroprotector homeobox, EPB41 <text:s/>- <text:s/>erythrocyte membrane protein band 4.1 (elliptocytosis 1, rh-linked), SRPX2 <text:s/>- <text:s/>sushi-repeat containing protein, x-linked 2, ADCYAP1 <text:s/>- <text:s/>adenylate cyclase activating polypeptide 1 (pituitary), HSP90AB1 <text:s/>- <text:s/>heat shock protein 90kda alpha (cytosolic), class b member 1, ROCK2 <text:s/>- <text:s/>rho-associated, coiled-coil containing protein kinase 2, MAFG <text:s/>- <text:s/>v-maf avian musculoaponeurotic fibrosarcoma oncogene homolog g, HTATIP2 <text:s/>- <text:s/>hiv-1 tat interactive protein 2, 30kda, MAPK12 <text:s/>- <text:s/>mitogen-activated protein kinase 12, PIM1 <text:s/>- <text:s/>pim-1 oncogene, S1PR1 <text:s/>- <text:s/>sphingosine-1-phosphate receptor 1, YWHAG <text:s/>- <text:s/>tyrosine 3-monooxygenase/tryptophan 5-monooxygenase activation protein, gamma polypeptide, RTN4 <text:s/>- <text:s/>reticulon 4, GSK3B <text:s/>- <text:s/>glycogen synthase kinase 3 beta, BEND6 <text:s/>- <text:s/>ben domain containing 6, RREB1 <text:s/>- <text:s/>ras responsive element binding protein 1, HSPA9 <text:s/>- <text:s/>heat shock 70kda protein 9 (mortalin), THRA <text:s/>- <text:s/>thyroid hormone receptor, alpha]</text:p>
          </table:table-cell>
          <table:table-cell table:style-name="Default" table:number-columns-repeated="1014"/>
        </table:table-row>
        <table:table-row table:style-name="ro1">
          <table:table-cell table:style-name="Default" office:value-type="string" calcext:value-type="string">
            <text:p>GO:0045664</text:p>
          </table:table-cell>
          <table:table-cell table:style-name="Default" office:value-type="string" calcext:value-type="string">
            <text:p>regulation of neuron differentiation</text:p>
          </table:table-cell>
          <table:table-cell table:style-name="Default" office:value-type="float" office:value="0.0000334" calcext:value-type="float">
            <text:p>0.0000334</text:p>
          </table:table-cell>
          <table:table-cell table:style-name="Default" office:value-type="float" office:value="0.034" calcext:value-type="float">
            <text:p>0.034</text:p>
          </table:table-cell>
          <table:table-cell table:style-name="Default" office:value-type="float" office:value="2.2" calcext:value-type="float">
            <text:p>2.2</text:p>
          </table:table-cell>
          <table:table-cell table:style-name="Default" office:value-type="float" office:value="13954" calcext:value-type="float">
            <text:p>13954</text:p>
          </table:table-cell>
          <table:table-cell table:style-name="Default" office:value-type="float" office:value="462" calcext:value-type="float">
            <text:p>462</text:p>
          </table:table-cell>
          <table:table-cell table:style-name="Default" office:value-type="float" office:value="425" calcext:value-type="float">
            <text:p>425</text:p>
          </table:table-cell>
          <table:table-cell table:style-name="Default" office:value-type="float" office:value="31" calcext:value-type="float">
            <text:p>31</text:p>
          </table:table-cell>
          <table:table-cell table:style-name="Default" office:value-type="string" calcext:value-type="string">
            <text:p>[NEUROD2 <text:s/>- <text:s/>neuronal differentiation 2, TIMP2 <text:s/>- <text:s/>timp metallopeptidase inhibitor 2, CASZ1 <text:s/>- <text:s/>castor zinc finger 1, RUFY3 <text:s/>- <text:s/>run and fyve domain containing 3, RASAL1 <text:s/>- <text:s/>ras protein activator like 1 (gap1 like), DLX1 <text:s/>- <text:s/>distal-less homeobox 1, LRP1 <text:s/>- <text:s/>low density lipoprotein receptor-related protein 1, PTEN <text:s/>- <text:s/>phosphatase and tensin homolog, TRIM67 <text:s/>- <text:s/>tripartite motif containing 67, MDM2 <text:s/>- <text:s/>mdm2 oncogene, e3 ubiquitin protein ligase, SNAP25 <text:s/>- <text:s/>synaptosomal-associated protein, 25kda, ABL2 <text:s/>- <text:s/>c-abl oncogene 2, non-receptor tyrosine kinase, SPAG9 <text:s/>- <text:s/>sperm associated antigen 9, SYT2 <text:s/>- <text:s/>synaptotagmin ii, CPEB1 <text:s/>- <text:s/>cytoplasmic polyadenylation element binding protein 1, MACF1 <text:s/>- <text:s/>microtubule-actin crosslinking factor 1, CAPRIN2 <text:s/>- <text:s/>caprin family member 2, ROBO2 <text:s/>- <text:s/>roundabout, axon guidance receptor, homolog 2 (drosophila), ADNP <text:s/>- <text:s/>activity-dependent neuroprotector homeobox, MT3 <text:s/>- <text:s/>metallothionein 3, PPP3CA <text:s/>- <text:s/>protein phosphatase 3, catalytic subunit, alpha isozyme, RIT2 <text:s/>- <text:s/>ras-like without caax 2, ADCYAP1 <text:s/>- <text:s/>adenylate cyclase activating polypeptide 1 (pituitary), EYA1 <text:s/>- <text:s/>eyes absent homolog 1 (drosophila), YWHAG <text:s/>- <text:s/>tyrosine 3-monooxygenase/tryptophan 5-monooxygenase activation protein, gamma polypeptide, RTN4 <text:s/>- <text:s/>reticulon 4, GSK3B <text:s/>- <text:s/>glycogen synthase kinase 3 beta, PAK3 <text:s/>- <text:s/>p21 protein (cdc42/rac)-activated kinase 3, BEND6 <text:s/>- <text:s/>ben domain containing 6, IL6 <text:s/>- <text:s/>interleukin 6 (interferon, beta 2), STMN2 <text:s/>- <text:s/>stathmin-like 2]</text:p>
          </table:table-cell>
          <table:table-cell table:style-name="Default" table:number-columns-repeated="1014"/>
        </table:table-row>
        <table:table-row table:style-name="ro1">
          <table:table-cell table:style-name="Default" office:value-type="string" calcext:value-type="string">
            <text:p>GO:0040017</text:p>
          </table:table-cell>
          <table:table-cell table:style-name="Default" office:value-type="string" calcext:value-type="string">
            <text:p>positive regulation of locomotion</text:p>
          </table:table-cell>
          <table:table-cell table:style-name="Default" office:value-type="float" office:value="0.0000472" calcext:value-type="float">
            <text:p>0.0000472</text:p>
          </table:table-cell>
          <table:table-cell table:style-name="Default" office:value-type="float" office:value="0.0448" calcext:value-type="float">
            <text:p>0.0448</text:p>
          </table:table-cell>
          <table:table-cell table:style-name="Default" office:value-type="float" office:value="2.36" calcext:value-type="float">
            <text:p>2.36</text:p>
          </table:table-cell>
          <table:table-cell table:style-name="Default" office:value-type="float" office:value="13954" calcext:value-type="float">
            <text:p>13954</text:p>
          </table:table-cell>
          <table:table-cell table:style-name="Default" office:value-type="float" office:value="362" calcext:value-type="float">
            <text:p>362</text:p>
          </table:table-cell>
          <table:table-cell table:style-name="Default" office:value-type="float" office:value="425" calcext:value-type="float">
            <text:p>425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string" calcext:value-type="string">
            <text:p>[ITGA5 <text:s/>- <text:s/>integrin, alpha 5 (fibronectin receptor, alpha polypeptide), SCG2 <text:s/>- <text:s/>secretogranin ii, RUFY3 <text:s/>- <text:s/>run and fyve domain containing 3, ARTN <text:s/>- <text:s/>artemin, VAPA <text:s/>- <text:s/>vamp (vesicle-associated membrane protein)-associated protein a, 33kda, MDM2 <text:s/>- <text:s/>mdm2 oncogene, e3 ubiquitin protein ligase, FAM83H <text:s/>- <text:s/>family with sequence similarity 83, member h, FGF1 <text:s/>- <text:s/>fibroblast growth factor 1 (acidic), PLAU <text:s/>- <text:s/>plasminogen activator, urokinase, SPAG9 <text:s/>- <text:s/>sperm associated antigen 9, CPEB1 <text:s/>- <text:s/>cytoplasmic polyadenylation element binding protein 1, FAM65A <text:s/>- <text:s/>family with sequence similarity 65, member a, IGF1R <text:s/>- <text:s/>insulin-like growth factor 1 receptor, SRPX2 <text:s/>- <text:s/>sushi-repeat containing protein, x-linked 2, MET <text:s/>- <text:s/>met proto-oncogene, ROCK2 <text:s/>- <text:s/>rho-associated, coiled-coil containing protein kinase 2, IL1R1 <text:s/>- <text:s/>interleukin 1 receptor, type i, MMP9 <text:s/>- <text:s/>matrix metallopeptidase 9 (gelatinase b, 92kda gelatinase, 92kda type iv collagenase), PIK3CD <text:s/>- <text:s/>phosphatidylinositol-4,5-bisphosphate 3-kinase, catalytic subunit delta, CXCL5 <text:s/>- <text:s/>chemokine (c-x-c motif) ligand 5, S1PR1 <text:s/>- <text:s/>sphingosine-1-phosphate receptor 1, RTN4 <text:s/>- <text:s/>reticulon 4, FGR <text:s/>- <text:s/>feline gardner-rasheed sarcoma viral oncogene homolog, PAK3 <text:s/>- <text:s/>p21 protein (cdc42/rac)-activated kinase 3, RREB1 <text:s/>- <text:s/>ras responsive element binding protein 1, IL6 <text:s/>- <text:s/>interleukin 6 (interferon, beta 2)]</text:p>
          </table:table-cell>
          <table:table-cell table:style-name="Default" table:number-columns-repeated="1014"/>
        </table:table-row>
        <table:table-row table:style-name="ro1">
          <table:table-cell table:style-name="Default" office:value-type="string" calcext:value-type="string">
            <text:p>GO:0045666</text:p>
          </table:table-cell>
          <table:table-cell table:style-name="Default" office:value-type="string" calcext:value-type="string">
            <text:p>positive regulation of neuron differentiation</text:p>
          </table:table-cell>
          <table:table-cell table:style-name="Default" office:value-type="float" office:value="0.0000479" calcext:value-type="float">
            <text:p>0.0000479</text:p>
          </table:table-cell>
          <table:table-cell table:style-name="Default" office:value-type="float" office:value="0.0426" calcext:value-type="float">
            <text:p>0.0426</text:p>
          </table:table-cell>
          <table:table-cell table:style-name="Default" office:value-type="float" office:value="2.65" calcext:value-type="float">
            <text:p>2.65</text:p>
          </table:table-cell>
          <table:table-cell table:style-name="Default" office:value-type="float" office:value="13954" calcext:value-type="float">
            <text:p>13954</text:p>
          </table:table-cell>
          <table:table-cell table:style-name="Default" office:value-type="float" office:value="260" calcext:value-type="float">
            <text:p>260</text:p>
          </table:table-cell>
          <table:table-cell table:style-name="Default" office:value-type="float" office:value="425" calcext:value-type="float">
            <text:p>425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string" calcext:value-type="string">
            <text:p>[ROBO2 <text:s/>- <text:s/>roundabout, axon guidance receptor, homolog 2 (drosophila), ADNP <text:s/>- <text:s/>activity-dependent neuroprotector homeobox, NEUROD2 <text:s/>- <text:s/>neuronal differentiation 2, TIMP2 <text:s/>- <text:s/>timp metallopeptidase inhibitor 2, RIT2 <text:s/>- <text:s/>ras-like without caax 2, RUFY3 <text:s/>- <text:s/>run and fyve domain containing 3, ADCYAP1 <text:s/>- <text:s/>adenylate cyclase activating polypeptide 1 (pituitary), RASAL1 <text:s/>- <text:s/>ras protein activator like 1 (gap1 like), DLX1 <text:s/>- <text:s/>distal-less homeobox 1, TRIM67 <text:s/>- <text:s/>tripartite motif containing 67, ABL2 <text:s/>- <text:s/>c-abl oncogene 2, non-receptor tyrosine kinase, SPAG9 <text:s/>- <text:s/>sperm associated antigen 9, SYT2 <text:s/>- <text:s/>synaptotagmin ii, CPEB1 <text:s/>- <text:s/>cytoplasmic polyadenylation element binding protein 1, GSK3B <text:s/>- <text:s/>glycogen synthase kinase 3 beta, PAK3 <text:s/>- <text:s/>p21 protein (cdc42/rac)-activated kinase 3, BEND6 <text:s/>- <text:s/>ben domain containing 6, MACF1 <text:s/>- <text:s/>microtubule-actin crosslinking factor 1, CAPRIN2 <text:s/>- <text:s/>caprin family member 2, IL6 <text:s/>- <text:s/>interleukin 6 (interferon, beta 2), STMN2 <text:s/>- <text:s/>stathmin-like 2]</text:p>
          </table:table-cell>
          <table:table-cell table:style-name="Default" table:number-columns-repeated="1014"/>
        </table:table-row>
        <table:table-row table:style-name="ro1">
          <table:table-cell table:style-name="Default" office:value-type="string" calcext:value-type="string">
            <text:p>GO:0051239</text:p>
          </table:table-cell>
          <table:table-cell table:style-name="Default" office:value-type="string" calcext:value-type="string">
            <text:p>regulation of multicellular organismal process</text:p>
          </table:table-cell>
          <table:table-cell table:style-name="Default" office:value-type="float" office:value="0.0000485" calcext:value-type="float">
            <text:p>0.0000485</text:p>
          </table:table-cell>
          <table:table-cell table:style-name="Default" office:value-type="float" office:value="0.0406" calcext:value-type="float">
            <text:p>0.0406</text:p>
          </table:table-cell>
          <table:table-cell table:style-name="Default" office:value-type="float" office:value="1.47" calcext:value-type="float">
            <text:p>1.47</text:p>
          </table:table-cell>
          <table:table-cell table:style-name="Default" office:value-type="float" office:value="13954" calcext:value-type="float">
            <text:p>13954</text:p>
          </table:table-cell>
          <table:table-cell table:style-name="Default" office:value-type="float" office:value="2095" calcext:value-type="float">
            <text:p>2095</text:p>
          </table:table-cell>
          <table:table-cell table:style-name="Default" office:value-type="float" office:value="425" calcext:value-type="float">
            <text:p>425</text:p>
          </table:table-cell>
          <table:table-cell table:style-name="Default" office:value-type="float" office:value="94" calcext:value-type="float">
            <text:p>94</text:p>
          </table:table-cell>
          <table:table-cell table:style-name="Default" office:value-type="string" calcext:value-type="string">
            <text:p>[MYLIP <text:s/>- <text:s/>myosin regulatory light chain interacting protein, PRKAA1 <text:s/>- <text:s/>protein kinase, amp-activated, alpha 1 catalytic subunit, TIMP2 <text:s/>- <text:s/>timp metallopeptidase inhibitor 2, GSTP1 <text:s/>- <text:s/>glutathione s-transferase pi 1, MMRN2 <text:s/>- <text:s/>multimerin 2, CASZ1 <text:s/>- <text:s/>castor zinc finger 1, RUFY3 <text:s/>- <text:s/>run and fyve domain containing 3, PFN2 <text:s/>- <text:s/>profilin 2, PTPRR <text:s/>- <text:s/>protein tyrosine phosphatase, receptor type, r, CDH2 <text:s/>- <text:s/>cadherin 2, type 1, n-cadherin (neuronal), TRIM67 <text:s/>- <text:s/>tripartite motif containing 67, GDNF <text:s/>- <text:s/>glial cell derived neurotrophic factor, PBX3 <text:s/>- <text:s/>pre-b-cell leukemia homeobox 3, AHCYL1 <text:s/>- <text:s/>adenosylhomocysteinase-like 1, ABL2 <text:s/>- <text:s/>c-abl oncogene 2, non-receptor tyrosine kinase, WNT2B <text:s/>- <text:s/>wingless-type mmtv integration site family, member 2b, GPR56 <text:s/>- <text:s/>g protein-coupled receptor 56, TBK1 <text:s/>- <text:s/>tank-binding kinase 1, CAPRIN2 <text:s/>- <text:s/>caprin family member 2, ENO1 <text:s/>- <text:s/>enolase 1, (alpha), SLITRK6 <text:s/>- <text:s/>slit and ntrk-like family, member 6, EPHA2 <text:s/>- <text:s/>eph receptor a2, IQGAP3 <text:s/>- <text:s/>iq motif containing gtpase activating protein 3, ANGPTL4 <text:s/>- <text:s/>angiopoietin-like 4, DDAH1 <text:s/>- <text:s/>dimethylarginine dimethylaminohydrolase 1, SOX15 <text:s/>- <text:s/>sry (sex determining region y)-box 15, MT3 <text:s/>- <text:s/>metallothionein 3, MYOG <text:s/>- <text:s/>myogenin (myogenic factor 4), RIT2 <text:s/>- <text:s/>ras-like without caax 2, PPP3CA <text:s/>- <text:s/>protein phosphatase 3, catalytic subunit, alpha isozyme, PSMA4 <text:s/>- <text:s/>proteasome (prosome, macropain) subunit, alpha type, 4, PSMA3 <text:s/>- <text:s/>proteasome (prosome, macropain) subunit, alpha type, 3, PRDM1 <text:s/>- <text:s/>pr domain containing 1, with znf domain, MMP9 <text:s/>- <text:s/>matrix metallopeptidase 9 (gelatinase b, 92kda gelatinase, 92kda type iv collagenase), GRHL3 <text:s/>- <text:s/>grainyhead-like 3 (drosophila), PSMD1 <text:s/>- <text:s/>proteasome (prosome, macropain) 26s subunit, non-atpase, 1, EYA1 <text:s/>- <text:s/>eyes absent homolog 1 (drosophila), BCL9L <text:s/>- <text:s/>b-cell cll/lymphoma 9-like, PSMC5 <text:s/>- <text:s/>proteasome (prosome, macropain) 26s subunit, atpase, 5, TMBIM1 <text:s/>- <text:s/>transmembrane bax inhibitor motif containing 1, GJA1 <text:s/>- <text:s/>gap junction protein, alpha 1, 43kda, PPP2CA <text:s/>- <text:s/>protein phosphatase 2, catalytic subunit, alpha isozyme, PHLDA2 <text:s/>- <text:s/>pleckstrin homology-like domain, family a, member 2, HSPB6 <text:s/>- <text:s/>heat shock protein, alpha-crystallin-related, b6, PSMD7 <text:s/>- <text:s/>proteasome (prosome, macropain) 26s subunit, non-atpase, 7, FGR <text:s/>- <text:s/>feline gardner-rasheed sarcoma viral oncogene homolog, PAK3 <text:s/>- <text:s/>p21 protein (cdc42/rac)-activated kinase 3, DUSP10 <text:s/>- <text:s/>dual specificity phosphatase 10, IL6 <text:s/>- <text:s/>interleukin 6 (interferon, beta 2), STMN2 <text:s/>- <text:s/>stathmin-like 2, ITGA5 <text:s/>- <text:s/>integrin, alpha 5 (fibronectin receptor, alpha polypeptide), KCNIP4 <text:s/>- <text:s/>kv channel interacting protein 4, NEUROD2 <text:s/>- <text:s/>neuronal differentiation 2, PSME2 <text:s/>- <text:s/>proteasome (prosome, macropain) activator subunit 2 (pa28 beta), LRP1 <text:s/>- <text:s/>low density lipoprotein receptor-related protein 1, RASAL1 <text:s/>- <text:s/>ras protein activator like 1 (gap1 like), DLX1 <text:s/>- <text:s/>distal-less homeobox 1, FGF9 <text:s/>- <text:s/>fibroblast growth factor 9, PTEN <text:s/>- <text:s/>phosphatase and tensin homolog, MDM2 <text:s/>- <text:s/>mdm2 oncogene, e3 ubiquitin protein ligase, STAT6 <text:s/>- <text:s/>signal transducer and activator of transcription 6, interleukin-4 induced, FGF1 <text:s/>- <text:s/>fibroblast growth factor 1 (acidic), PLAU <text:s/>- <text:s/>plasminogen activator, urokinase, HNRNPK <text:s/>- <text:s/>heterogeneous nuclear ribonucleoprotein k, SNAP25 <text:s/>- <text:s/>synaptosomal-associated protein, 25kda, CD14 <text:s/>- <text:s/>cd14 molecule, RASSF2 <text:s/>- <text:s/>ras association (ralgds/af-6) domain family member 2, SPAG9 <text:s/>- <text:s/>sperm associated antigen 9, SYT2 <text:s/>- <text:s/>synaptotagmin ii, CPEB1 <text:s/>- <text:s/>cytoplasmic polyadenylation element binding protein 1, MYBPH <text:s/>- <text:s/>myosin binding protein h, MACF1 <text:s/>- <text:s/>microtubule-actin crosslinking factor 1, ROBO2 <text:s/>- <text:s/>roundabout, axon guidance receptor, homolog 2 (drosophila), ADNP <text:s/>- <text:s/>activity-dependent neuroprotector homeobox, SRPX2 <text:s/>- <text:s/>sushi-repeat containing protein, x-linked 2, ADCYAP1 <text:s/>- <text:s/>adenylate cyclase activating polypeptide 1 (pituitary), HSP90AB1 <text:s/>- <text:s/>heat shock protein 90kda alpha (cytosolic), class b member 1, MET <text:s/>- <text:s/>met proto-oncogene, AKIRIN2 <text:s/>- <text:s/>akirin 2, ROCK2 <text:s/>- <text:s/>rho-associated, coiled-coil containing protein kinase 2, RYR1 <text:s/>- <text:s/>ryanodine receptor 1 (skeletal), MAFG <text:s/>- <text:s/>v-maf avian musculoaponeurotic fibrosarcoma oncogene homolog g, HTATIP2 <text:s/>- <text:s/>hiv-1 tat interactive protein 2, 30kda, PIM1 <text:s/>- <text:s/>pim-1 oncogene, S1PR1 <text:s/>- <text:s/>sphingosine-1-phosphate receptor 1, YWHAG <text:s/>- <text:s/>tyrosine 3-monooxygenase/tryptophan 5-monooxygenase activation protein, gamma polypeptide, RTN4 <text:s/>- <text:s/>reticulon 4, SMAD6 <text:s/>- <text:s/>smad family member 6, GSK3B <text:s/>- <text:s/>glycogen synthase kinase 3 beta, SMTNL1 <text:s/>- <text:s/>smoothelin-like 1, BEND6 <text:s/>- <text:s/>ben domain containing 6, RREB1 <text:s/>- <text:s/>ras responsive element binding protein 1, HSPA9 <text:s/>- <text:s/>heat shock 70kda protein 9 (mortalin), THRA <text:s/>- <text:s/>thyroid hormone receptor, alpha]</text:p>
          </table:table-cell>
          <table:table-cell table:style-name="Default" table:number-columns-repeated="1014"/>
        </table:table-row>
        <table:table-row table:style-name="ro1">
          <table:table-cell table:style-name="Default" office:value-type="string" calcext:value-type="string">
            <text:p>GO:0031401</text:p>
          </table:table-cell>
          <table:table-cell table:style-name="Default" office:value-type="string" calcext:value-type="string">
            <text:p>positive regulation of protein modification process</text:p>
          </table:table-cell>
          <table:table-cell table:style-name="Default" office:value-type="float" office:value="0.0000512" calcext:value-type="float">
            <text:p>0.0000512</text:p>
          </table:table-cell>
          <table:table-cell table:style-name="Default" office:value-type="float" office:value="0.0405" calcext:value-type="float">
            <text:p>0.0405</text:p>
          </table:table-cell>
          <table:table-cell table:style-name="Default" office:value-type="float" office:value="1.78" calcext:value-type="float">
            <text:p>1.78</text:p>
          </table:table-cell>
          <table:table-cell table:style-name="Default" office:value-type="float" office:value="13954" calcext:value-type="float">
            <text:p>13954</text:p>
          </table:table-cell>
          <table:table-cell table:style-name="Default" office:value-type="float" office:value="924" calcext:value-type="float">
            <text:p>924</text:p>
          </table:table-cell>
          <table:table-cell table:style-name="Default" office:value-type="float" office:value="425" calcext:value-type="float">
            <text:p>425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string" calcext:value-type="string">
            <text:p>[PRKAA1 <text:s/>- <text:s/>protein kinase, amp-activated, alpha 1 catalytic subunit, TIMP2 <text:s/>- <text:s/>timp metallopeptidase inhibitor 2, MAPRE3 <text:s/>- <text:s/>microtubule-associated protein, rp/eb family, member 3, PSAP <text:s/>- <text:s/>prosaposin, PFN2 <text:s/>- <text:s/>profilin 2, CDH2 <text:s/>- <text:s/>cadherin 2, type 1, n-cadherin (neuronal), TRIM67 <text:s/>- <text:s/>tripartite motif containing 67, PHF23 <text:s/>- <text:s/>phd finger protein 23, KLHL40 <text:s/>- <text:s/>kelch-like family member 40, TBK1 <text:s/>- <text:s/>tank-binding kinase 1, CAPRIN2 <text:s/>- <text:s/>caprin family member 2, GAREM <text:s/>- <text:s/>grb2 associated, regulator of mapk1, IQGAP3 <text:s/>- <text:s/>iq motif containing gtpase activating protein 3, IL3 <text:s/>- <text:s/>interleukin 3 (colony-stimulating factor, multiple), ANAPC15 <text:s/>- <text:s/>anaphase promoting complex subunit 15, MT3 <text:s/>- <text:s/>metallothionein 3, PSMA4 <text:s/>- <text:s/>proteasome (prosome, macropain) subunit, alpha type, 4, RIT2 <text:s/>- <text:s/>ras-like without caax 2, PSMA3 <text:s/>- <text:s/>proteasome (prosome, macropain) subunit, alpha type, 3, DYRK1A <text:s/>- <text:s/>dual-specificity tyrosine-(y)-phosphorylation regulated kinase 1a, CHTOP <text:s/>- <text:s/>chromatin target of prmt1, MMP9 <text:s/>- <text:s/>matrix metallopeptidase 9 (gelatinase b, 92kda gelatinase, 92kda type iv collagenase), PSMD1 <text:s/>- <text:s/>proteasome (prosome, macropain) 26s subunit, non-atpase, 1, PSMC5 <text:s/>- <text:s/>proteasome (prosome, macropain) 26s subunit, atpase, 5, PPP2CA <text:s/>- <text:s/>protein phosphatase 2, catalytic subunit, alpha isozyme, PRR5 <text:s/>- <text:s/>proline rich 5 (renal), UBE2K <text:s/>- <text:s/>ubiquitin-conjugating enzyme e2k, PSMD7 <text:s/>- <text:s/>proteasome (prosome, macropain) 26s subunit, non-atpase, 7, VCP <text:s/>- <text:s/>valosin containing protein, PAK3 <text:s/>- <text:s/>p21 protein (cdc42/rac)-activated kinase 3, IL6 <text:s/>- <text:s/>interleukin 6 (interferon, beta 2), ITGA5 <text:s/>- <text:s/>integrin, alpha 5 (fibronectin receptor, alpha polypeptide), RBPMS <text:s/>- <text:s/>rna binding protein with multiple splicing, PSME2 <text:s/>- <text:s/>proteasome (prosome, macropain) activator subunit 2 (pa28 beta), FGF9 <text:s/>- <text:s/>fibroblast growth factor 9, PTEN <text:s/>- <text:s/>phosphatase and tensin homolog, SQSTM1 <text:s/>- <text:s/>sequestosome 1, FGF1 <text:s/>- <text:s/>fibroblast growth factor 1 (acidic), SPAG9 <text:s/>- <text:s/>sperm associated antigen 9, RASSF2 <text:s/>- <text:s/>ras association (ralgds/af-6) domain family member 2, ADCY8 <text:s/>- <text:s/>adenylate cyclase 8 (brain), NEK10 <text:s/>- <text:s/>nima-related kinase 10, GNG3 <text:s/>- <text:s/>guanine nucleotide binding protein (g protein), gamma 3, ADNP <text:s/>- <text:s/>activity-dependent neuroprotector homeobox, ADCYAP1 <text:s/>- <text:s/>adenylate cyclase activating polypeptide 1 (pituitary), HSP90AB1 <text:s/>- <text:s/>heat shock protein 90kda alpha (cytosolic), class b member 1, ROCK2 <text:s/>- <text:s/>rho-associated, coiled-coil containing protein kinase 2, GRM4 <text:s/>- <text:s/>glutamate receptor, metabotropic 4, RB1CC1 <text:s/>- <text:s/>rb1-inducible coiled-coil 1, GSK3B <text:s/>- <text:s/>glycogen synthase kinase 3 beta]</text:p>
          </table:table-cell>
          <table:table-cell table:style-name="Default" table:number-columns-repeated="1014"/>
        </table:table-row>
        <table:table-row table:style-name="ro1">
          <table:table-cell table:style-name="Default" office:value-type="string" calcext:value-type="string">
            <text:p>GO:0016310</text:p>
          </table:table-cell>
          <table:table-cell table:style-name="Default" office:value-type="string" calcext:value-type="string">
            <text:p>phosphorylation</text:p>
          </table:table-cell>
          <table:table-cell table:style-name="Default" office:value-type="float" office:value="0.0000618" calcext:value-type="float">
            <text:p>0.0000618</text:p>
          </table:table-cell>
          <table:table-cell table:style-name="Default" office:value-type="float" office:value="0.0463" calcext:value-type="float">
            <text:p>0.0463</text:p>
          </table:table-cell>
          <table:table-cell table:style-name="Default" office:value-type="float" office:value="1.75" calcext:value-type="float">
            <text:p>1.75</text:p>
          </table:table-cell>
          <table:table-cell table:style-name="Default" office:value-type="float" office:value="13954" calcext:value-type="float">
            <text:p>13954</text:p>
          </table:table-cell>
          <table:table-cell table:style-name="Default" office:value-type="float" office:value="956" calcext:value-type="float">
            <text:p>956</text:p>
          </table:table-cell>
          <table:table-cell table:style-name="Default" office:value-type="float" office:value="425" calcext:value-type="float">
            <text:p>425</text:p>
          </table:table-cell>
          <table:table-cell table:style-name="Default" office:value-type="float" office:value="51" calcext:value-type="float">
            <text:p>51</text:p>
          </table:table-cell>
          <table:table-cell table:style-name="Default" office:value-type="string" calcext:value-type="string">
            <text:p>[KCNH3 <text:s/>- <text:s/>potassium voltage-gated channel, subfamily h (eag-related), member 3, PRKAA1 <text:s/>- <text:s/>protein kinase, amp-activated, alpha 1 catalytic subunit, SPTA1 <text:s/>- <text:s/>spectrin, alpha, erythrocytic 1 (elliptocytosis 2), AKT3 <text:s/>- <text:s/>v-akt murine thymoma viral oncogene homolog 3, CDK14 <text:s/>- <text:s/>cyclin-dependent kinase 14, GDNF <text:s/>- <text:s/>glial cell derived neurotrophic factor, SPEG <text:s/>- <text:s/>speg complex locus, PHKA2 <text:s/>- <text:s/>phosphorylase kinase, alpha 2 (liver), ABL2 <text:s/>- <text:s/>c-abl oncogene 2, non-receptor tyrosine kinase, TBK1 <text:s/>- <text:s/>tank-binding kinase 1, ENO1 <text:s/>- <text:s/>enolase 1, (alpha), EPHA2 <text:s/>- <text:s/>eph receptor a2, IQGAP3 <text:s/>- <text:s/>iq motif containing gtpase activating protein 3, IL3 <text:s/>- <text:s/>interleukin 3 (colony-stimulating factor, multiple), MT3 <text:s/>- <text:s/>metallothionein 3, PSMA4 <text:s/>- <text:s/>proteasome (prosome, macropain) subunit, alpha type, 4, PSMA3 <text:s/>- <text:s/>proteasome (prosome, macropain) subunit, alpha type, 3, SH2D3A <text:s/>- <text:s/>sh2 domain containing 3a, DYRK1A <text:s/>- <text:s/>dual-specificity tyrosine-(y)-phosphorylation regulated kinase 1a, CDK15 <text:s/>- <text:s/>cyclin-dependent kinase 15, PSMD1 <text:s/>- <text:s/>proteasome (prosome, macropain) 26s subunit, non-atpase, 1, PSMC5 <text:s/>- <text:s/>proteasome (prosome, macropain) 26s subunit, atpase, 5, PSMD7 <text:s/>- <text:s/>proteasome (prosome, macropain) 26s subunit, non-atpase, 7, RHO <text:s/>- <text:s/>rhodopsin, FGR <text:s/>- <text:s/>feline gardner-rasheed sarcoma viral oncogene homolog, PAK3 <text:s/>- <text:s/>p21 protein (cdc42/rac)-activated kinase 3, DUSP10 <text:s/>- <text:s/>dual specificity phosphatase 10, SCG2 <text:s/>- <text:s/>secretogranin ii, PSME2 <text:s/>- <text:s/>proteasome (prosome, macropain) activator subunit 2 (pa28 beta), RASAL1 <text:s/>- <text:s/>ras protein activator like 1 (gap1 like), ARTN <text:s/>- <text:s/>artemin, FGF9 <text:s/>- <text:s/>fibroblast growth factor 9, SQSTM1 <text:s/>- <text:s/>sequestosome 1, ALDOA <text:s/>- <text:s/>aldolase a, fructose-bisphosphate, FGF1 <text:s/>- <text:s/>fibroblast growth factor 1 (acidic), RIPK4 <text:s/>- <text:s/>receptor-interacting serine-threonine kinase 4, RASSF2 <text:s/>- <text:s/>ras association (ralgds/af-6) domain family member 2, CASK <text:s/>- <text:s/>calcium/calmodulin-dependent serine protein kinase (maguk family), MAST4 <text:s/>- <text:s/>microtubule associated serine/threonine kinase family member 4, NEK10 <text:s/>- <text:s/>nima-related kinase 10, IGF1R <text:s/>- <text:s/>insulin-like growth factor 1 receptor, ITPKC <text:s/>- <text:s/>inositol-trisphosphate 3-kinase c, SRPK1 <text:s/>- <text:s/>srsf protein kinase 1, MET <text:s/>- <text:s/>met proto-oncogene, RASGRF1 <text:s/>- <text:s/>ras protein-specific guanine nucleotide-releasing factor 1, ROCK2 <text:s/>- <text:s/>rho-associated, coiled-coil containing protein kinase 2, MAPK12 <text:s/>- <text:s/>mitogen-activated protein kinase 12, PIK3CD <text:s/>- <text:s/>phosphatidylinositol-4,5-bisphosphate 3-kinase, catalytic subunit delta, PIM1 <text:s/>- <text:s/>pim-1 oncogene, GAPDH <text:s/>- <text:s/>glyceraldehyde-3-phosphate dehydrogenase, GSK3B <text:s/>- <text:s/>glycogen synthase kinase 3 beta]</text:p>
          </table:table-cell>
          <table:table-cell table:style-name="Default" table:number-columns-repeated="1014"/>
        </table:table-row>
        <table:table-row table:style-name="ro1">
          <table:table-cell table:style-name="Default" office:value-type="string" calcext:value-type="string">
            <text:p>GO:0000165</text:p>
          </table:table-cell>
          <table:table-cell table:style-name="Default" office:value-type="string" calcext:value-type="string">
            <text:p>MAPK cascade</text:p>
          </table:table-cell>
          <table:table-cell table:style-name="Default" office:value-type="float" office:value="0.0000661" calcext:value-type="float">
            <text:p>0.0000661</text:p>
          </table:table-cell>
          <table:table-cell table:style-name="Default" office:value-type="float" office:value="0.0471" calcext:value-type="float">
            <text:p>0.0471</text:p>
          </table:table-cell>
          <table:table-cell table:style-name="Default" office:value-type="float" office:value="2.53" calcext:value-type="float">
            <text:p>2.53</text:p>
          </table:table-cell>
          <table:table-cell table:style-name="Default" office:value-type="float" office:value="13954" calcext:value-type="float">
            <text:p>13954</text:p>
          </table:table-cell>
          <table:table-cell table:style-name="Default" office:value-type="float" office:value="286" calcext:value-type="float">
            <text:p>286</text:p>
          </table:table-cell>
          <table:table-cell table:style-name="Default" office:value-type="float" office:value="425" calcext:value-type="float">
            <text:p>425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string" calcext:value-type="string">
            <text:p>[IQGAP3 <text:s/>- <text:s/>iq motif containing gtpase activating protein 3, SPTA1 <text:s/>- <text:s/>spectrin, alpha, erythrocytic 1 (elliptocytosis 2), SCG2 <text:s/>- <text:s/>secretogranin ii, PSME2 <text:s/>- <text:s/>proteasome (prosome, macropain) activator subunit 2 (pa28 beta), MT3 <text:s/>- <text:s/>metallothionein 3, IL3 <text:s/>- <text:s/>interleukin 3 (colony-stimulating factor, multiple), PSMA4 <text:s/>- <text:s/>proteasome (prosome, macropain) subunit, alpha type, 4, SH2D3A <text:s/>- <text:s/>sh2 domain containing 3a, PSMA3 <text:s/>- <text:s/>proteasome (prosome, macropain) subunit, alpha type, 3, RASAL1 <text:s/>- <text:s/>ras protein activator like 1 (gap1 like), ARTN <text:s/>- <text:s/>artemin, MET <text:s/>- <text:s/>met proto-oncogene, FGF9 <text:s/>- <text:s/>fibroblast growth factor 9, RASGRF1 <text:s/>- <text:s/>ras protein-specific guanine nucleotide-releasing factor 1, GDNF <text:s/>- <text:s/>glial cell derived neurotrophic factor, FGF1 <text:s/>- <text:s/>fibroblast growth factor 1 (acidic), MAPK12 <text:s/>- <text:s/>mitogen-activated protein kinase 12, PSMD1 <text:s/>- <text:s/>proteasome (prosome, macropain) 26s subunit, non-atpase, 1, PSMC5 <text:s/>- <text:s/>proteasome (prosome, macropain) 26s subunit, atpase, 5, PSMD7 <text:s/>- <text:s/>proteasome (prosome, macropain) 26s subunit, non-atpase, 7, PAK3 <text:s/>- <text:s/>p21 protein (cdc42/rac)-activated kinase 3, DUSP10 <text:s/>- <text:s/>dual specificity phosphatase 10]</text:p>
          </table:table-cell>
          <table:table-cell table:style-name="Default" table:number-columns-repeated="1014"/>
        </table:table-row>
        <table:table-row table:style-name="ro1">
          <table:table-cell table:style-name="Default" office:value-type="string" calcext:value-type="string">
            <text:p>GO:0050790</text:p>
          </table:table-cell>
          <table:table-cell table:style-name="Default" office:value-type="string" calcext:value-type="string">
            <text:p>regulation of catalytic activity</text:p>
          </table:table-cell>
          <table:table-cell table:style-name="Default" office:value-type="float" office:value="0.0000758" calcext:value-type="float">
            <text:p>0.0000758</text:p>
          </table:table-cell>
          <table:table-cell table:style-name="Default" office:value-type="float" office:value="0.0514" calcext:value-type="float">
            <text:p>0.0514</text:p>
          </table:table-cell>
          <table:table-cell table:style-name="Default" office:value-type="float" office:value="1.49" calcext:value-type="float">
            <text:p>1.49</text:p>
          </table:table-cell>
          <table:table-cell table:style-name="Default" office:value-type="float" office:value="13954" calcext:value-type="float">
            <text:p>13954</text:p>
          </table:table-cell>
          <table:table-cell table:style-name="Default" office:value-type="float" office:value="1896" calcext:value-type="float">
            <text:p>1896</text:p>
          </table:table-cell>
          <table:table-cell table:style-name="Default" office:value-type="float" office:value="425" calcext:value-type="float">
            <text:p>425</text:p>
          </table:table-cell>
          <table:table-cell table:style-name="Default" office:value-type="float" office:value="86" calcext:value-type="float">
            <text:p>86</text:p>
          </table:table-cell>
          <table:table-cell table:style-name="Default" office:value-type="string" calcext:value-type="string">
            <text:p>[ELL <text:s/>- <text:s/>elongation factor rna polymerase ii, A2M <text:s/>- <text:s/>alpha-2-macroglobulin, PRKAA1 <text:s/>- <text:s/>protein kinase, amp-activated, alpha 1 catalytic subunit, SPTA1 <text:s/>- <text:s/>spectrin, alpha, erythrocytic 1 (elliptocytosis 2), TIMP2 <text:s/>- <text:s/>timp metallopeptidase inhibitor 2, SH3BP1 <text:s/>- <text:s/>sh3-domain binding protein 1, GSTP1 <text:s/>- <text:s/>glutathione s-transferase pi 1, MAPRE3 <text:s/>- <text:s/>microtubule-associated protein, rp/eb family, member 3, RCAN1 <text:s/>- <text:s/>regulator of calcineurin 1, ARHGAP15 <text:s/>- <text:s/>rho gtpase activating protein 15, LARS <text:s/>- <text:s/>leucyl-trna synthetase, PSAP <text:s/>- <text:s/>prosaposin, PFN2 <text:s/>- <text:s/>profilin 2, GDNF <text:s/>- <text:s/>glial cell derived neurotrophic factor, ABL2 <text:s/>- <text:s/>c-abl oncogene 2, non-receptor tyrosine kinase, EPHA2 <text:s/>- <text:s/>eph receptor a2, IQGAP3 <text:s/>- <text:s/>iq motif containing gtpase activating protein 3, ANGPTL4 <text:s/>- <text:s/>angiopoietin-like 4, DDAH1 <text:s/>- <text:s/>dimethylarginine dimethylaminohydrolase 1, RAB3IL1 <text:s/>- <text:s/>rab3a interacting protein (rabin3)-like 1, MT3 <text:s/>- <text:s/>metallothionein 3, IL3 <text:s/>- <text:s/>interleukin 3 (colony-stimulating factor, multiple), ANAPC15 <text:s/>- <text:s/>anaphase promoting complex subunit 15, CDC42SE1 <text:s/>- <text:s/>cdc42 small effector 1, SPRED2 <text:s/>- <text:s/>sprouty-related, evh1 domain containing 2, PSMA4 <text:s/>- <text:s/>proteasome (prosome, macropain) subunit, alpha type, 4, RIT2 <text:s/>- <text:s/>ras-like without caax 2, SH2D3A <text:s/>- <text:s/>sh2 domain containing 3a, PSMA3 <text:s/>- <text:s/>proteasome (prosome, macropain) subunit, alpha type, 3, DNAJC7 <text:s/>- <text:s/>dnaj (hsp40) homolog, subfamily c, member 7, PPP1R1C <text:s/>- <text:s/>protein phosphatase 1, regulatory (inhibitor) subunit 1c, CHTOP <text:s/>- <text:s/>chromatin target of prmt1, MMP9 <text:s/>- <text:s/>matrix metallopeptidase 9 (gelatinase b, 92kda gelatinase, 92kda type iv collagenase), GRHL3 <text:s/>- <text:s/>grainyhead-like 3 (drosophila), TBC1D4 <text:s/>- <text:s/>tbc1 domain family, member 4, PSMD1 <text:s/>- <text:s/>proteasome (prosome, macropain) 26s subunit, non-atpase, 1, PSMC5 <text:s/>- <text:s/>proteasome (prosome, macropain) 26s subunit, atpase, 5, TMBIM1 <text:s/>- <text:s/>transmembrane bax inhibitor motif containing 1, PPP2CA <text:s/>- <text:s/>protein phosphatase 2, catalytic subunit, alpha isozyme, DUSP14 <text:s/>- <text:s/>dual specificity phosphatase 14, PSMD7 <text:s/>- <text:s/>proteasome (prosome, macropain) 26s subunit, non-atpase, 7, RAPGEF4 <text:s/>- <text:s/>rap guanine nucleotide exchange factor (gef) 4, VCP <text:s/>- <text:s/>valosin containing protein, FGR <text:s/>- <text:s/>feline gardner-rasheed sarcoma viral oncogene homolog, PAK3 <text:s/>- <text:s/>p21 protein (cdc42/rac)-activated kinase 3, DUSP10 <text:s/>- <text:s/>dual specificity phosphatase 10, IL6 <text:s/>- <text:s/>interleukin 6 (interferon, beta 2), SNX13 <text:s/>- <text:s/>sorting nexin 13, DLG3 <text:s/>- <text:s/>discs, large homolog 3 (drosophila), PSME2 <text:s/>- <text:s/>proteasome (prosome, macropain) activator subunit 2 (pa28 beta), DLG2 <text:s/>- <text:s/>discs, large homolog 2 (drosophila), LRP1 <text:s/>- <text:s/>low density lipoprotein receptor-related protein 1, RASAL1 <text:s/>- <text:s/>ras protein activator like 1 (gap1 like), ARTN <text:s/>- <text:s/>artemin, FGF9 <text:s/>- <text:s/>fibroblast growth factor 9, PTEN <text:s/>- <text:s/>phosphatase and tensin homolog, MDM2 <text:s/>- <text:s/>mdm2 oncogene, e3 ubiquitin protein ligase, FGF1 <text:s/>- <text:s/>fibroblast growth factor 1 (acidic), ADRM1 <text:s/>- <text:s/>adhesion regulating molecule 1, RASSF2 <text:s/>- <text:s/>ras association (ralgds/af-6) domain family member 2, SPAG9 <text:s/>- <text:s/>sperm associated antigen 9, BAG3 <text:s/>- <text:s/>bcl2-associated athanogene 3, BAG2 <text:s/>- <text:s/>bcl2-associated athanogene 2, ADCY8 <text:s/>- <text:s/>adenylate cyclase 8 (brain), NQO1 <text:s/>- <text:s/>nad(p)h dehydrogenase, quinone 1, NEK10 <text:s/>- <text:s/>nima-related kinase 10, GNG3 <text:s/>- <text:s/>guanine nucleotide binding protein (g protein), gamma 3, ADNP <text:s/>- <text:s/>activity-dependent neuroprotector homeobox, IGF1R <text:s/>- <text:s/>insulin-like growth factor 1 receptor, ARHGEF11 <text:s/>- <text:s/>rho guanine nucleotide exchange factor (gef) 11, ADCYAP1 <text:s/>- <text:s/>adenylate cyclase activating polypeptide 1 (pituitary), ARHGAP31 <text:s/>- <text:s/>rho gtpase activating protein 31, HSP90AB1 <text:s/>- <text:s/>heat shock protein 90kda alpha (cytosolic), class b member 1, MET <text:s/>- <text:s/>met proto-oncogene, AKIRIN2 <text:s/>- <text:s/>akirin 2, RASGRF1 <text:s/>- <text:s/>ras protein-specific guanine nucleotide-releasing factor 1, ROCK2 <text:s/>- <text:s/>rho-associated, coiled-coil containing protein kinase 2, CPEB2 <text:s/>- <text:s/>cytoplasmic polyadenylation element binding protein 2, MAPK12 <text:s/>- <text:s/>mitogen-activated protein kinase 12, DENND2D <text:s/>- <text:s/>denn/madd domain containing 2d, GRM4 <text:s/>- <text:s/>glutamate receptor, metabotropic 4, S1PR1 <text:s/>- <text:s/>sphingosine-1-phosphate receptor 1, YWHAG <text:s/>- <text:s/>tyrosine 3-monooxygenase/tryptophan 5-monooxygenase activation protein, gamma polypeptide, WDR81 <text:s/>- <text:s/>wd repeat domain 81, GSK3B <text:s/>- <text:s/>glycogen synthase kinase 3 beta, NRD1 <text:s/>- <text:s/>nardilysin (n-arginine dibasic convertase)]</text:p>
          </table:table-cell>
          <table:table-cell table:style-name="Default" table:number-columns-repeated="1014"/>
        </table:table-row>
        <table:table-row table:style-name="ro1">
          <table:table-cell table:style-name="Default" office:value-type="string" calcext:value-type="string">
            <text:p>GO:0009893</text:p>
          </table:table-cell>
          <table:table-cell table:style-name="Default" office:value-type="string" calcext:value-type="string">
            <text:p>positive regulation of metabolic process</text:p>
          </table:table-cell>
          <table:table-cell table:style-name="Default" office:value-type="float" office:value="0.0000769" calcext:value-type="float">
            <text:p>0.0000769</text:p>
          </table:table-cell>
          <table:table-cell table:style-name="Default" office:value-type="float" office:value="0.0498" calcext:value-type="float">
            <text:p>0.0498</text:p>
          </table:table-cell>
          <table:table-cell table:style-name="Default" office:value-type="float" office:value="1.4" calcext:value-type="float">
            <text:p>1.4</text:p>
          </table:table-cell>
          <table:table-cell table:style-name="Default" office:value-type="float" office:value="13954" calcext:value-type="float">
            <text:p>13954</text:p>
          </table:table-cell>
          <table:table-cell table:style-name="Default" office:value-type="float" office:value="2548" calcext:value-type="float">
            <text:p>2548</text:p>
          </table:table-cell>
          <table:table-cell table:style-name="Default" office:value-type="float" office:value="425" calcext:value-type="float">
            <text:p>425</text:p>
          </table:table-cell>
          <table:table-cell table:style-name="Default" office:value-type="float" office:value="109" calcext:value-type="float">
            <text:p>109</text:p>
          </table:table-cell>
          <table:table-cell table:style-name="Default" office:value-type="string" calcext:value-type="string">
            <text:p>[ELL <text:s/>- <text:s/>elongation factor rna polymerase ii, MYLIP <text:s/>- <text:s/>myosin regulatory light chain interacting protein, BNIP3 <text:s/>- <text:s/>bcl2/adenovirus e1b 19kda interacting protein 3, MED24 <text:s/>- <text:s/>mediator complex subunit 24, MAPRE3 <text:s/>- <text:s/>microtubule-associated protein, rp/eb family, member 3, GSTP1 <text:s/>- <text:s/>glutathione s-transferase pi 1, CASZ1 <text:s/>- <text:s/>castor zinc finger 1, NDP <text:s/>- <text:s/>norrie disease (pseudoglioma), PSAP <text:s/>- <text:s/>prosaposin, CDH2 <text:s/>- <text:s/>cadherin 2, type 1, n-cadherin (neuronal), GDNF <text:s/>- <text:s/>glial cell derived neurotrophic factor, PBX3 <text:s/>- <text:s/>pre-b-cell leukemia homeobox 3, ABL2 <text:s/>- <text:s/>c-abl oncogene 2, non-receptor tyrosine kinase, PHF23 <text:s/>- <text:s/>phd finger protein 23, TBK1 <text:s/>- <text:s/>tank-binding kinase 1, ENO1 <text:s/>- <text:s/>enolase 1, (alpha), LARP4 <text:s/>- <text:s/>la ribonucleoprotein domain family, member 4, GAREM <text:s/>- <text:s/>grb2 associated, regulator of mapk1, IQGAP3 <text:s/>- <text:s/>iq motif containing gtpase activating protein 3, DDAH1 <text:s/>- <text:s/>dimethylarginine dimethylaminohydrolase 1, SOX15 <text:s/>- <text:s/>sry (sex determining region y)-box 15, ANAPC15 <text:s/>- <text:s/>anaphase promoting complex subunit 15, IL3 <text:s/>- <text:s/>interleukin 3 (colony-stimulating factor, multiple), MYOG <text:s/>- <text:s/>myogenin (myogenic factor 4), PSMA4 <text:s/>- <text:s/>proteasome (prosome, macropain) subunit, alpha type, 4, RIT2 <text:s/>- <text:s/>ras-like without caax 2, PSMA3 <text:s/>- <text:s/>proteasome (prosome, macropain) subunit, alpha type, 3, PRDM1 <text:s/>- <text:s/>pr domain containing 1, with znf domain, MMP9 <text:s/>- <text:s/>matrix metallopeptidase 9 (gelatinase b, 92kda gelatinase, 92kda type iv collagenase), GRHL3 <text:s/>- <text:s/>grainyhead-like 3 (drosophila), PSMD1 <text:s/>- <text:s/>proteasome (prosome, macropain) 26s subunit, non-atpase, 1, PSMC5 <text:s/>- <text:s/>proteasome (prosome, macropain) 26s subunit, atpase, 5, GJA1 <text:s/>- <text:s/>gap junction protein, alpha 1, 43kda, PRR5 <text:s/>- <text:s/>proline rich 5 (renal), PSMD7 <text:s/>- <text:s/>proteasome (prosome, macropain) 26s subunit, non-atpase, 7, TRIM8 <text:s/>- <text:s/>tripartite motif containing 8, FGR <text:s/>- <text:s/>feline gardner-rasheed sarcoma viral oncogene homolog, PAK3 <text:s/>- <text:s/>p21 protein (cdc42/rac)-activated kinase 3, IL6 <text:s/>- <text:s/>interleukin 6 (interferon, beta 2), ITGA5 <text:s/>- <text:s/>integrin, alpha 5 (fibronectin receptor, alpha polypeptide), PSME2 <text:s/>- <text:s/>proteasome (prosome, macropain) activator subunit 2 (pa28 beta), FGF9 <text:s/>- <text:s/>fibroblast growth factor 9, PTEN <text:s/>- <text:s/>phosphatase and tensin homolog, TOX2 <text:s/>- <text:s/>tox high mobility group box family member 2, MYH9 <text:s/>- <text:s/>myosin, heavy chain 9, non-muscle, SQSTM1 <text:s/>- <text:s/>sequestosome 1, ARID1A <text:s/>- <text:s/>at rich interactive domain 1a (swi-like), MDM2 <text:s/>- <text:s/>mdm2 oncogene, e3 ubiquitin protein ligase, FGF1 <text:s/>- <text:s/>fibroblast growth factor 1 (acidic), ARID1B <text:s/>- <text:s/>at rich interactive domain 1b (swi1-like), RASSF2 <text:s/>- <text:s/>ras association (ralgds/af-6) domain family member 2, CPEB1 <text:s/>- <text:s/>cytoplasmic polyadenylation element binding protein 1, CASK <text:s/>- <text:s/>calcium/calmodulin-dependent serine protein kinase (maguk family), ADCY8 <text:s/>- <text:s/>adenylate cyclase 8 (brain), NEK10 <text:s/>- <text:s/>nima-related kinase 10, ADNP <text:s/>- <text:s/>activity-dependent neuroprotector homeobox, GNG3 <text:s/>- <text:s/>guanine nucleotide binding protein (g protein), gamma 3, ARHGEF11 <text:s/>- <text:s/>rho guanine nucleotide exchange factor (gef) 11, ADCYAP1 <text:s/>- <text:s/>adenylate cyclase activating polypeptide 1 (pituitary), HSP90AB1 <text:s/>- <text:s/>heat shock protein 90kda alpha (cytosolic), class b member 1, AKIRIN2 <text:s/>- <text:s/>akirin 2, MET <text:s/>- <text:s/>met proto-oncogene, ROCK2 <text:s/>- <text:s/>rho-associated, coiled-coil containing protein kinase 2, SMARCA2 <text:s/>- <text:s/>swi/snf related, matrix associated, actin dependent regulator of chromatin, subfamily a, member 2, MAPK12 <text:s/>- <text:s/>mitogen-activated protein kinase 12, S1PR1 <text:s/>- <text:s/>sphingosine-1-phosphate receptor 1, RB1CC1 <text:s/>- <text:s/>rb1-inducible coiled-coil 1, NRD1 <text:s/>- <text:s/>nardilysin (n-arginine dibasic convertase), PRKAA1 <text:s/>- <text:s/>protein kinase, amp-activated, alpha 1 catalytic subunit, TIMP2 <text:s/>- <text:s/>timp metallopeptidase inhibitor 2, PFN2 <text:s/>- <text:s/>profilin 2, TRIM67 <text:s/>- <text:s/>tripartite motif containing 67, RERE <text:s/>- <text:s/>arginine-glutamic acid dipeptide (re) repeats, KLHL40 <text:s/>- <text:s/>kelch-like family member 40, CAPRIN2 <text:s/>- <text:s/>caprin family member 2, MT3 <text:s/>- <text:s/>metallothionein 3, PPP3CA <text:s/>- <text:s/>protein phosphatase 3, catalytic subunit, alpha isozyme, DYRK1A <text:s/>- <text:s/>dual-specificity tyrosine-(y)-phosphorylation regulated kinase 1a, MKL1 <text:s/>- <text:s/>megakaryoblastic leukemia (translocation) 1, CHTOP <text:s/>- <text:s/>chromatin target of prmt1, EYA1 <text:s/>- <text:s/>eyes absent homolog 1 (drosophila), BCL9L <text:s/>- <text:s/>b-cell cll/lymphoma 9-like, PPP2CA <text:s/>- <text:s/>protein phosphatase 2, catalytic subunit, alpha isozyme, UBE2K <text:s/>- <text:s/>ubiquitin-conjugating enzyme e2k, VCP <text:s/>- <text:s/>valosin containing protein, RBPMS <text:s/>- <text:s/>rna binding protein with multiple splicing, NEUROD2 <text:s/>- <text:s/>neuronal differentiation 2, GGA3 <text:s/>- <text:s/>golgi-associated, gamma adaptin ear containing, arf binding protein 3, DLX1 <text:s/>- <text:s/>distal-less homeobox 1, STAT4 <text:s/>- <text:s/>signal transducer and activator of transcription 4, EHF <text:s/>- <text:s/>ets homologous factor, STAT6 <text:s/>- <text:s/>signal transducer and activator of transcription 6, interleukin-4 induced, EPC1 <text:s/>- <text:s/>enhancer of polycomb homolog 1 (drosophila), ESRRG <text:s/>- <text:s/>estrogen-related receptor gamma, ADRM1 <text:s/>- <text:s/>adhesion regulating molecule 1, HNRNPK <text:s/>- <text:s/>heterogeneous nuclear ribonucleoprotein k, SPAG9 <text:s/>- <text:s/>sperm associated antigen 9, ETS2 <text:s/>- <text:s/>v-ets avian erythroblastosis virus e26 oncogene homolog 2, TFEC <text:s/>- <text:s/>transcription factor ec, SCOC <text:s/>- <text:s/>short coiled-coil protein, IGF1R <text:s/>- <text:s/>insulin-like growth factor 1 receptor, ARIH2 <text:s/>- <text:s/>ariadne homolog 2 (drosophila), MAFG <text:s/>- <text:s/>v-maf avian musculoaponeurotic fibrosarcoma oncogene homolog g, PIK3CD <text:s/>- <text:s/>phosphatidylinositol-4,5-bisphosphate 3-kinase, catalytic subunit delta, GRM4 <text:s/>- <text:s/>glutamate receptor, metabotropic 4, GSK3B <text:s/>- <text:s/>glycogen synthase kinase 3 beta, SMAD6 <text:s/>- <text:s/>smad family member 6, RREB1 <text:s/>- <text:s/>ras responsive element binding protein 1, THRA <text:s/>- <text:s/>thyroid hormone receptor, alpha]</text:p>
          </table:table-cell>
          <table:table-cell table:style-name="Default" table:number-columns-repeated="1014"/>
        </table:table-row>
        <table:table-row table:style-name="ro1">
          <table:table-cell table:style-name="Default" office:value-type="string" calcext:value-type="string">
            <text:p>GO:0006796</text:p>
          </table:table-cell>
          <table:table-cell table:style-name="Default" office:value-type="string" calcext:value-type="string">
            <text:p>phosphate-containing compound metabolic process</text:p>
          </table:table-cell>
          <table:table-cell table:style-name="Default" office:value-type="float" office:value="0.0000772" calcext:value-type="float">
            <text:p>0.0000772</text:p>
          </table:table-cell>
          <table:table-cell table:style-name="Default" office:value-type="float" office:value="0.0478" calcext:value-type="float">
            <text:p>0.0478</text:p>
          </table:table-cell>
          <table:table-cell table:style-name="Default" office:value-type="float" office:value="1.54" calcext:value-type="float">
            <text:p>1.54</text:p>
          </table:table-cell>
          <table:table-cell table:style-name="Default" office:value-type="float" office:value="13954" calcext:value-type="float">
            <text:p>13954</text:p>
          </table:table-cell>
          <table:table-cell table:style-name="Default" office:value-type="float" office:value="1595" calcext:value-type="float">
            <text:p>1595</text:p>
          </table:table-cell>
          <table:table-cell table:style-name="Default" office:value-type="float" office:value="425" calcext:value-type="float">
            <text:p>425</text:p>
          </table:table-cell>
          <table:table-cell table:style-name="Default" office:value-type="float" office:value="75" calcext:value-type="float">
            <text:p>75</text:p>
          </table:table-cell>
          <table:table-cell table:style-name="Default" office:value-type="string" calcext:value-type="string">
            <text:p>[PRKAA1 <text:s/>- <text:s/>protein kinase, amp-activated, alpha 1 catalytic subunit, KCNH3 <text:s/>- <text:s/>potassium voltage-gated channel, subfamily h (eag-related), member 3, AKT3 <text:s/>- <text:s/>v-akt murine thymoma viral oncogene homolog 3, SPTA1 <text:s/>- <text:s/>spectrin, alpha, erythrocytic 1 (elliptocytosis 2), KCNAB2 <text:s/>- <text:s/>potassium voltage-gated channel, shaker-related subfamily, beta member 2, PTPRR <text:s/>- <text:s/>protein tyrosine phosphatase, receptor type, r, CDK14 <text:s/>- <text:s/>cyclin-dependent kinase 14, ATP5S <text:s/>- <text:s/>atp synthase, h+ transporting, mitochondrial fo complex, subunit s (factor b), GDNF <text:s/>- <text:s/>glial cell derived neurotrophic factor, SPEG <text:s/>- <text:s/>speg complex locus, PHKA2 <text:s/>- <text:s/>phosphorylase kinase, alpha 2 (liver), ABL2 <text:s/>- <text:s/>c-abl oncogene 2, non-receptor tyrosine kinase, TBK1 <text:s/>- <text:s/>tank-binding kinase 1, PPAPDC1A <text:s/>- <text:s/>phosphatidic acid phosphatase type 2 domain containing 1a, ENO1 <text:s/>- <text:s/>enolase 1, (alpha), EPHA2 <text:s/>- <text:s/>eph receptor a2, IQGAP3 <text:s/>- <text:s/>iq motif containing gtpase activating protein 3, MT3 <text:s/>- <text:s/>metallothionein 3, IL3 <text:s/>- <text:s/>interleukin 3 (colony-stimulating factor, multiple), PSMA4 <text:s/>- <text:s/>proteasome (prosome, macropain) subunit, alpha type, 4, PPP3CA <text:s/>- <text:s/>protein phosphatase 3, catalytic subunit, alpha isozyme, SH2D3A <text:s/>- <text:s/>sh2 domain containing 3a, PSMA3 <text:s/>- <text:s/>proteasome (prosome, macropain) subunit, alpha type, 3, DYRK1A <text:s/>- <text:s/>dual-specificity tyrosine-(y)-phosphorylation regulated kinase 1a, CDK15 <text:s/>- <text:s/>cyclin-dependent kinase 15, PSMD1 <text:s/>- <text:s/>proteasome (prosome, macropain) 26s subunit, non-atpase, 1, SORD <text:s/>- <text:s/>sorbitol dehydrogenase, EYA1 <text:s/>- <text:s/>eyes absent homolog 1 (drosophila), PSMC5 <text:s/>- <text:s/>proteasome (prosome, macropain) 26s subunit, atpase, 5, PPP2CA <text:s/>- <text:s/>protein phosphatase 2, catalytic subunit, alpha isozyme, DUSP14 <text:s/>- <text:s/>dual specificity phosphatase 14, PSMD7 <text:s/>- <text:s/>proteasome (prosome, macropain) 26s subunit, non-atpase, 7, RHO <text:s/>- <text:s/>rhodopsin, VCP <text:s/>- <text:s/>valosin containing protein, FGR <text:s/>- <text:s/>feline gardner-rasheed sarcoma viral oncogene homolog, PAK3 <text:s/>- <text:s/>p21 protein (cdc42/rac)-activated kinase 3, DUSP10 <text:s/>- <text:s/>dual specificity phosphatase 10, SCG2 <text:s/>- <text:s/>secretogranin ii, DLG3 <text:s/>- <text:s/>discs, large homolog 3 (drosophila), PSME2 <text:s/>- <text:s/>proteasome (prosome, macropain) activator subunit 2 (pa28 beta), DLG2 <text:s/>- <text:s/>discs, large homolog 2 (drosophila), RASAL1 <text:s/>- <text:s/>ras protein activator like 1 (gap1 like), ARTN <text:s/>- <text:s/>artemin, FGF9 <text:s/>- <text:s/>fibroblast growth factor 9, PTEN <text:s/>- <text:s/>phosphatase and tensin homolog, ME1 <text:s/>- <text:s/>malic enzyme 1, nadp(+)-dependent, cytosolic, SQSTM1 <text:s/>- <text:s/>sequestosome 1, ALDOA <text:s/>- <text:s/>aldolase a, fructose-bisphosphate, PTP4A2 <text:s/>- <text:s/>protein tyrosine phosphatase type iva, member 2, FGF1 <text:s/>- <text:s/>fibroblast growth factor 1 (acidic), RIPK4 <text:s/>- <text:s/>receptor-interacting serine-threonine kinase 4, ACYP2 <text:s/>- <text:s/>acylphosphatase 2, muscle type, RASSF2 <text:s/>- <text:s/>ras association (ralgds/af-6) domain family member 2, CASK <text:s/>- <text:s/>calcium/calmodulin-dependent serine protein kinase (maguk family), ADCY8 <text:s/>- <text:s/>adenylate cyclase 8 (brain), FLAD1 <text:s/>- <text:s/>flavin adenine dinucleotide synthetase 1, MAST4 <text:s/>- <text:s/>microtubule associated serine/threonine kinase family member 4, ALPL <text:s/>- <text:s/>alkaline phosphatase, liver/bone/kidney, DUSP13 <text:s/>- <text:s/>dual specificity phosphatase 13, NEK10 <text:s/>- <text:s/>nima-related kinase 10, IGF1R <text:s/>- <text:s/>insulin-like growth factor 1 receptor, ITPKC <text:s/>- <text:s/>inositol-trisphosphate 3-kinase c, SRPK1 <text:s/>- <text:s/>srsf protein kinase 1, ADCYAP1 <text:s/>- <text:s/>adenylate cyclase activating polypeptide 1 (pituitary), MET <text:s/>- <text:s/>met proto-oncogene, RASGRF1 <text:s/>- <text:s/>ras protein-specific guanine nucleotide-releasing factor 1, ROCK2 <text:s/>- <text:s/>rho-associated, coiled-coil containing protein kinase 2, AMPD3 <text:s/>- <text:s/>adenosine monophosphate deaminase 3, ABHD4 <text:s/>- <text:s/>abhydrolase domain containing 4, MAPK12 <text:s/>- <text:s/>mitogen-activated protein kinase 12, PIK3CD <text:s/>- <text:s/>phosphatidylinositol-4,5-bisphosphate 3-kinase, catalytic subunit delta, PIM1 <text:s/>- <text:s/>pim-1 oncogene, GAPDH <text:s/>- <text:s/>glyceraldehyde-3-phosphate dehydrogenase, GSK3B <text:s/>- <text:s/>glycogen synthase kinase 3 beta, SLC26A1 <text:s/>- <text:s/>solute carrier family 26 (anion exchanger), member 1]</text:p>
          </table:table-cell>
          <table:table-cell table:style-name="Default" table:number-columns-repeated="1014"/>
        </table:table-row>
        <table:table-row table:style-name="ro1">
          <table:table-cell table:style-name="Default" office:value-type="string" calcext:value-type="string">
            <text:p>GO:0030334</text:p>
          </table:table-cell>
          <table:table-cell table:style-name="Default" office:value-type="string" calcext:value-type="string">
            <text:p>regulation of cell migration</text:p>
          </table:table-cell>
          <table:table-cell table:style-name="Default" office:value-type="float" office:value="0.0000782" calcext:value-type="float">
            <text:p>0.0000782</text:p>
          </table:table-cell>
          <table:table-cell table:style-name="Default" office:value-type="float" office:value="0.0464" calcext:value-type="float">
            <text:p>0.0464</text:p>
          </table:table-cell>
          <table:table-cell table:style-name="Default" office:value-type="float" office:value="2.02" calcext:value-type="float">
            <text:p>2.02</text:p>
          </table:table-cell>
          <table:table-cell table:style-name="Default" office:value-type="float" office:value="13954" calcext:value-type="float">
            <text:p>13954</text:p>
          </table:table-cell>
          <table:table-cell table:style-name="Default" office:value-type="float" office:value="552" calcext:value-type="float">
            <text:p>552</text:p>
          </table:table-cell>
          <table:table-cell table:style-name="Default" office:value-type="float" office:value="425" calcext:value-type="float">
            <text:p>425</text:p>
          </table:table-cell>
          <table:table-cell table:style-name="Default" office:value-type="float" office:value="34" calcext:value-type="float">
            <text:p>34</text:p>
          </table:table-cell>
          <table:table-cell table:style-name="Default" office:value-type="string" calcext:value-type="string">
            <text:p>[ITGA5 <text:s/>- <text:s/>integrin, alpha 5 (fibronectin receptor, alpha polypeptide), GSTP1 <text:s/>- <text:s/>glutathione s-transferase pi 1, MMRN2 <text:s/>- <text:s/>multimerin 2, RUFY3 <text:s/>- <text:s/>run and fyve domain containing 3, LRP1 <text:s/>- <text:s/>low density lipoprotein receptor-related protein 1, PTPRR <text:s/>- <text:s/>protein tyrosine phosphatase, receptor type, r, PTEN <text:s/>- <text:s/>phosphatase and tensin homolog, PFN2 <text:s/>- <text:s/>profilin 2, MDM2 <text:s/>- <text:s/>mdm2 oncogene, e3 ubiquitin protein ligase, FGF1 <text:s/>- <text:s/>fibroblast growth factor 1 (acidic), FAM83H <text:s/>- <text:s/>family with sequence similarity 83, member h, PLAU <text:s/>- <text:s/>plasminogen activator, urokinase, SPAG9 <text:s/>- <text:s/>sperm associated antigen 9, CPEB1 <text:s/>- <text:s/>cytoplasmic polyadenylation element binding protein 1, FAM65A <text:s/>- <text:s/>family with sequence similarity 65, member a, GPR56 <text:s/>- <text:s/>g protein-coupled receptor 56, ADAM15 <text:s/>- <text:s/>adam metallopeptidase domain 15, MACF1 <text:s/>- <text:s/>microtubule-actin crosslinking factor 1, EPHA2 <text:s/>- <text:s/>eph receptor a2, IGF1R <text:s/>- <text:s/>insulin-like growth factor 1 receptor, SRPX2 <text:s/>- <text:s/>sushi-repeat containing protein, x-linked 2, MET <text:s/>- <text:s/>met proto-oncogene, ROCK2 <text:s/>- <text:s/>rho-associated, coiled-coil containing protein kinase 2, MMP9 <text:s/>- <text:s/>matrix metallopeptidase 9 (gelatinase b, 92kda gelatinase, 92kda type iv collagenase), IL1R1 <text:s/>- <text:s/>interleukin 1 receptor, type i, PIK3CD <text:s/>- <text:s/>phosphatidylinositol-4,5-bisphosphate 3-kinase, catalytic subunit delta, CXCL5 <text:s/>- <text:s/>chemokine (c-x-c motif) ligand 5, PHLDA2 <text:s/>- <text:s/>pleckstrin homology-like domain, family a, member 2, S1PR1 <text:s/>- <text:s/>sphingosine-1-phosphate receptor 1, RTN4 <text:s/>- <text:s/>reticulon 4, FGR <text:s/>- <text:s/>feline gardner-rasheed sarcoma viral oncogene homolog, PAK3 <text:s/>- <text:s/>p21 protein (cdc42/rac)-activated kinase 3, RREB1 <text:s/>- <text:s/>ras responsive element binding protein 1, IL6 <text:s/>- <text:s/>interleukin 6 (interferon, beta 2)]</text:p>
          </table:table-cell>
          <table:table-cell table:style-name="Default" table:number-columns-repeated="1014"/>
        </table:table-row>
        <table:table-row table:style-name="ro1">
          <table:table-cell table:style-name="Default" office:value-type="string" calcext:value-type="string">
            <text:p>GO:0031329</text:p>
          </table:table-cell>
          <table:table-cell table:style-name="Default" office:value-type="string" calcext:value-type="string">
            <text:p>regulation of cellular catabolic process</text:p>
          </table:table-cell>
          <table:table-cell table:style-name="Default" office:value-type="float" office:value="0.000087" calcext:value-type="float">
            <text:p>0.000087</text:p>
          </table:table-cell>
          <table:table-cell table:style-name="Default" office:value-type="float" office:value="0.0495" calcext:value-type="float">
            <text:p>0.0495</text:p>
          </table:table-cell>
          <table:table-cell table:style-name="Default" office:value-type="float" office:value="2.06" calcext:value-type="float">
            <text:p>2.06</text:p>
          </table:table-cell>
          <table:table-cell table:style-name="Default" office:value-type="float" office:value="13954" calcext:value-type="float">
            <text:p>13954</text:p>
          </table:table-cell>
          <table:table-cell table:style-name="Default" office:value-type="float" office:value="509" calcext:value-type="float">
            <text:p>509</text:p>
          </table:table-cell>
          <table:table-cell table:style-name="Default" office:value-type="float" office:value="425" calcext:value-type="float">
            <text:p>425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string" calcext:value-type="string">
            <text:p>[MYLIP <text:s/>- <text:s/>myosin regulatory light chain interacting protein, PRKAA1 <text:s/>- <text:s/>protein kinase, amp-activated, alpha 1 catalytic subunit, BNIP3 <text:s/>- <text:s/>bcl2/adenovirus e1b 19kda interacting protein 3, TIMP2 <text:s/>- <text:s/>timp metallopeptidase inhibitor 2, PSME2 <text:s/>- <text:s/>proteasome (prosome, macropain) activator subunit 2 (pa28 beta), PTEN <text:s/>- <text:s/>phosphatase and tensin homolog, LARS <text:s/>- <text:s/>leucyl-trna synthetase, PSAP <text:s/>- <text:s/>prosaposin, TRIM67 <text:s/>- <text:s/>tripartite motif containing 67, MDM2 <text:s/>- <text:s/>mdm2 oncogene, e3 ubiquitin protein ligase, ABL2 <text:s/>- <text:s/>c-abl oncogene 2, non-receptor tyrosine kinase, FEZ2 <text:s/>- <text:s/>fasciculation and elongation protein zeta 2 (zygin ii), KLHL40 <text:s/>- <text:s/>kelch-like family member 40, PHF23 <text:s/>- <text:s/>phd finger protein 23, SCOC <text:s/>- <text:s/>short coiled-coil protein, TBK1 <text:s/>- <text:s/>tank-binding kinase 1, ANAPC15 <text:s/>- <text:s/>anaphase promoting complex subunit 15, MT3 <text:s/>- <text:s/>metallothionein 3, PSMA4 <text:s/>- <text:s/>proteasome (prosome, macropain) subunit, alpha type, 4, PSMA3 <text:s/>- <text:s/>proteasome (prosome, macropain) subunit, alpha type, 3, HSP90AB1 <text:s/>- <text:s/>heat shock protein 90kda alpha (cytosolic), class b member 1, MET <text:s/>- <text:s/>met proto-oncogene, ARIH2 <text:s/>- <text:s/>ariadne homolog 2 (drosophila), PSMD1 <text:s/>- <text:s/>proteasome (prosome, macropain) 26s subunit, non-atpase, 1, PSMC5 <text:s/>- <text:s/>proteasome (prosome, macropain) 26s subunit, atpase, 5, GAPDH <text:s/>- <text:s/>glyceraldehyde-3-phosphate dehydrogenase, UBE2K <text:s/>- <text:s/>ubiquitin-conjugating enzyme e2k, PSMD7 <text:s/>- <text:s/>proteasome (prosome, macropain) 26s subunit, non-atpase, 7, GSK3B <text:s/>- <text:s/>glycogen synthase kinase 3 beta, TRIM8 <text:s/>- <text:s/>tripartite motif containing 8, VCP <text:s/>- <text:s/>valosin containing protein, NRD1 <text:s/>- <text:s/>nardilysin (n-arginine dibasic convertase)]</text:p>
          </table:table-cell>
          <table:table-cell table:style-name="Default" table:number-columns-repeated="1014"/>
        </table:table-row>
        <table:table-row table:style-name="ro1">
          <table:table-cell table:style-name="Default" office:value-type="string" calcext:value-type="string">
            <text:p>GO:0060284</text:p>
          </table:table-cell>
          <table:table-cell table:style-name="Default" office:value-type="string" calcext:value-type="string">
            <text:p>regulation of cell development</text:p>
          </table:table-cell>
          <table:table-cell table:style-name="Default" office:value-type="float" office:value="0.000087" calcext:value-type="float">
            <text:p>0.000087</text:p>
          </table:table-cell>
          <table:table-cell table:style-name="Default" office:value-type="float" office:value="0.0477" calcext:value-type="float">
            <text:p>0.0477</text:p>
          </table:table-cell>
          <table:table-cell table:style-name="Default" office:value-type="float" office:value="1.92" calcext:value-type="float">
            <text:p>1.92</text:p>
          </table:table-cell>
          <table:table-cell table:style-name="Default" office:value-type="float" office:value="13954" calcext:value-type="float">
            <text:p>13954</text:p>
          </table:table-cell>
          <table:table-cell table:style-name="Default" office:value-type="float" office:value="649" calcext:value-type="float">
            <text:p>649</text:p>
          </table:table-cell>
          <table:table-cell table:style-name="Default" office:value-type="float" office:value="425" calcext:value-type="float">
            <text:p>425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string" calcext:value-type="string">
            <text:p>[NEUROD2 <text:s/>- <text:s/>neuronal differentiation 2, TIMP2 <text:s/>- <text:s/>timp metallopeptidase inhibitor 2, CASZ1 <text:s/>- <text:s/>castor zinc finger 1, RUFY3 <text:s/>- <text:s/>run and fyve domain containing 3, RASAL1 <text:s/>- <text:s/>ras protein activator like 1 (gap1 like), DLX1 <text:s/>- <text:s/>distal-less homeobox 1, LRP1 <text:s/>- <text:s/>low density lipoprotein receptor-related protein 1, PTEN <text:s/>- <text:s/>phosphatase and tensin homolog, CDH2 <text:s/>- <text:s/>cadherin 2, type 1, n-cadherin (neuronal), TRIM67 <text:s/>- <text:s/>tripartite motif containing 67, MDM2 <text:s/>- <text:s/>mdm2 oncogene, e3 ubiquitin protein ligase, SNAP25 <text:s/>- <text:s/>synaptosomal-associated protein, 25kda, ABL2 <text:s/>- <text:s/>c-abl oncogene 2, non-receptor tyrosine kinase, SPAG9 <text:s/>- <text:s/>sperm associated antigen 9, SYT2 <text:s/>- <text:s/>synaptotagmin ii, CPEB1 <text:s/>- <text:s/>cytoplasmic polyadenylation element binding protein 1, GPR56 <text:s/>- <text:s/>g protein-coupled receptor 56, MACF1 <text:s/>- <text:s/>microtubule-actin crosslinking factor 1, CAPRIN2 <text:s/>- <text:s/>caprin family member 2, ROBO2 <text:s/>- <text:s/>roundabout, axon guidance receptor, homolog 2 (drosophila), ADNP <text:s/>- <text:s/>activity-dependent neuroprotector homeobox, MT3 <text:s/>- <text:s/>metallothionein 3, PPP3CA <text:s/>- <text:s/>protein phosphatase 3, catalytic subunit, alpha isozyme, MYOG <text:s/>- <text:s/>myogenin (myogenic factor 4), RIT2 <text:s/>- <text:s/>ras-like without caax 2, ADCYAP1 <text:s/>- <text:s/>adenylate cyclase activating polypeptide 1 (pituitary), ROCK2 <text:s/>- <text:s/>rho-associated, coiled-coil containing protein kinase 2, EYA1 <text:s/>- <text:s/>eyes absent homolog 1 (drosophila), TRIOBP <text:s/>- <text:s/>trio and f-actin binding protein, RTN4 <text:s/>- <text:s/>reticulon 4, YWHAG <text:s/>- <text:s/>tyrosine 3-monooxygenase/tryptophan 5-monooxygenase activation protein, gamma polypeptide, GSK3B <text:s/>- <text:s/>glycogen synthase kinase 3 beta, PAK3 <text:s/>- <text:s/>p21 protein (cdc42/rac)-activated kinase 3, BEND6 <text:s/>- <text:s/>ben domain containing 6, RREB1 <text:s/>- <text:s/>ras responsive element binding protein 1, DUSP10 <text:s/>- <text:s/>dual specificity phosphatase 10, IL6 <text:s/>- <text:s/>interleukin 6 (interferon, beta 2), STMN2 <text:s/>- <text:s/>stathmin-like 2]</text:p>
          </table:table-cell>
          <table:table-cell table:style-name="Default" table:number-columns-repeated="1014"/>
        </table:table-row>
        <table:table-row table:style-name="ro1">
          <table:table-cell table:style-name="Default" office:value-type="string" calcext:value-type="string">
            <text:p>GO:0045732</text:p>
          </table:table-cell>
          <table:table-cell table:style-name="Default" office:value-type="string" calcext:value-type="string">
            <text:p>positive regulation of protein catabolic process</text:p>
          </table:table-cell>
          <table:table-cell table:style-name="Default" office:value-type="float" office:value="0.0000872" calcext:value-type="float">
            <text:p>0.0000872</text:p>
          </table:table-cell>
          <table:table-cell table:style-name="Default" office:value-type="float" office:value="0.046" calcext:value-type="float">
            <text:p>0.046</text:p>
          </table:table-cell>
          <table:table-cell table:style-name="Default" office:value-type="float" office:value="2.79" calcext:value-type="float">
            <text:p>2.79</text:p>
          </table:table-cell>
          <table:table-cell table:style-name="Default" office:value-type="float" office:value="13954" calcext:value-type="float">
            <text:p>13954</text:p>
          </table:table-cell>
          <table:table-cell table:style-name="Default" office:value-type="float" office:value="212" calcext:value-type="float">
            <text:p>212</text:p>
          </table:table-cell>
          <table:table-cell table:style-name="Default" office:value-type="float" office:value="425" calcext:value-type="float">
            <text:p>425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string" calcext:value-type="string">
            <text:p>[MYLIP <text:s/>- <text:s/>myosin regulatory light chain interacting protein, ANAPC15 <text:s/>- <text:s/>anaphase promoting complex subunit 15, PSME2 <text:s/>- <text:s/>proteasome (prosome, macropain) activator subunit 2 (pa28 beta), PSMA4 <text:s/>- <text:s/>proteasome (prosome, macropain) subunit, alpha type, 4, GGA3 <text:s/>- <text:s/>golgi-associated, gamma adaptin ear containing, arf binding protein 3, PSMA3 <text:s/>- <text:s/>proteasome (prosome, macropain) subunit, alpha type, 3, PTEN <text:s/>- <text:s/>phosphatase and tensin homolog, TRIM67 <text:s/>- <text:s/>tripartite motif containing 67, MDM2 <text:s/>- <text:s/>mdm2 oncogene, e3 ubiquitin protein ligase, ARIH2 <text:s/>- <text:s/>ariadne homolog 2 (drosophila), PSMD1 <text:s/>- <text:s/>proteasome (prosome, macropain) 26s subunit, non-atpase, 1, PSMC5 <text:s/>- <text:s/>proteasome (prosome, macropain) 26s subunit, atpase, 5, GJA1 <text:s/>- <text:s/>gap junction protein, alpha 1, 43kda, GSK3B <text:s/>- <text:s/>glycogen synthase kinase 3 beta, KLHL40 <text:s/>- <text:s/>kelch-like family member 40, PSMD7 <text:s/>- <text:s/>proteasome (prosome, macropain) 26s subunit, non-atpase, 7, VCP <text:s/>- <text:s/>valosin containing protein, NRD1 <text:s/>- <text:s/>nardilysin (n-arginine dibasic convertase)]</text:p>
          </table:table-cell>
          <table:table-cell table:style-name="Default" table:number-columns-repeated="1014"/>
        </table:table-row>
        <table:table-row table:style-name="ro1">
          <table:table-cell table:style-name="Default" office:value-type="string" calcext:value-type="string">
            <text:p>GO:0009967</text:p>
          </table:table-cell>
          <table:table-cell table:style-name="Default" office:value-type="string" calcext:value-type="string">
            <text:p>positive regulation of signal transduction</text:p>
          </table:table-cell>
          <table:table-cell table:style-name="Default" office:value-type="float" office:value="0.0000878" calcext:value-type="float">
            <text:p>0.0000878</text:p>
          </table:table-cell>
          <table:table-cell table:style-name="Default" office:value-type="float" office:value="0.0446" calcext:value-type="float">
            <text:p>0.0446</text:p>
          </table:table-cell>
          <table:table-cell table:style-name="Default" office:value-type="float" office:value="1.65" calcext:value-type="float">
            <text:p>1.65</text:p>
          </table:table-cell>
          <table:table-cell table:style-name="Default" office:value-type="float" office:value="13954" calcext:value-type="float">
            <text:p>13954</text:p>
          </table:table-cell>
          <table:table-cell table:style-name="Default" office:value-type="float" office:value="1175" calcext:value-type="float">
            <text:p>1175</text:p>
          </table:table-cell>
          <table:table-cell table:style-name="Default" office:value-type="float" office:value="425" calcext:value-type="float">
            <text:p>425</text:p>
          </table:table-cell>
          <table:table-cell table:style-name="Default" office:value-type="float" office:value="59" calcext:value-type="float">
            <text:p>59</text:p>
          </table:table-cell>
          <table:table-cell table:style-name="Default" office:value-type="string" calcext:value-type="string">
            <text:p>[PRKAA1 <text:s/>- <text:s/>protein kinase, amp-activated, alpha 1 catalytic subunit, BNIP3 <text:s/>- <text:s/>bcl2/adenovirus e1b 19kda interacting protein 3, AKT3 <text:s/>- <text:s/>v-akt murine thymoma viral oncogene homolog 3, TIMP2 <text:s/>- <text:s/>timp metallopeptidase inhibitor 2, PSAP <text:s/>- <text:s/>prosaposin, LARS <text:s/>- <text:s/>leucyl-trna synthetase, CDH2 <text:s/>- <text:s/>cadherin 2, type 1, n-cadherin (neuronal), WNT2B <text:s/>- <text:s/>wingless-type mmtv integration site family, member 2b, GPR56 <text:s/>- <text:s/>g protein-coupled receptor 56, TBK1 <text:s/>- <text:s/>tank-binding kinase 1, CAPRIN2 <text:s/>- <text:s/>caprin family member 2, GAREM <text:s/>- <text:s/>grb2 associated, regulator of mapk1, IQGAP3 <text:s/>- <text:s/>iq motif containing gtpase activating protein 3, IL3 <text:s/>- <text:s/>interleukin 3 (colony-stimulating factor, multiple), MT3 <text:s/>- <text:s/>metallothionein 3, PSMA4 <text:s/>- <text:s/>proteasome (prosome, macropain) subunit, alpha type, 4, SPRED2 <text:s/>- <text:s/>sprouty-related, evh1 domain containing 2, RIT2 <text:s/>- <text:s/>ras-like without caax 2, PSMA3 <text:s/>- <text:s/>proteasome (prosome, macropain) subunit, alpha type, 3, MPP7 <text:s/>- <text:s/>membrane protein, palmitoylated 7 (maguk p55 subfamily member 7), SH2D3A <text:s/>- <text:s/>sh2 domain containing 3a, IL1R1 <text:s/>- <text:s/>interleukin 1 receptor, type i, MMP9 <text:s/>- <text:s/>matrix metallopeptidase 9 (gelatinase b, 92kda gelatinase, 92kda type iv collagenase), PSMD1 <text:s/>- <text:s/>proteasome (prosome, macropain) 26s subunit, non-atpase, 1, EYA1 <text:s/>- <text:s/>eyes absent homolog 1 (drosophila), PSMC5 <text:s/>- <text:s/>proteasome (prosome, macropain) 26s subunit, atpase, 5, GJA1 <text:s/>- <text:s/>gap junction protein, alpha 1, 43kda, PRR5 <text:s/>- <text:s/>proline rich 5 (renal), UBE2K <text:s/>- <text:s/>ubiquitin-conjugating enzyme e2k, PSMD7 <text:s/>- <text:s/>proteasome (prosome, macropain) 26s subunit, non-atpase, 7, FGR <text:s/>- <text:s/>feline gardner-rasheed sarcoma viral oncogene homolog, TRIM8 <text:s/>- <text:s/>tripartite motif containing 8, F2RL2 <text:s/>- <text:s/>coagulation factor ii (thrombin) receptor-like 2, PAK3 <text:s/>- <text:s/>p21 protein (cdc42/rac)-activated kinase 3, IL6 <text:s/>- <text:s/>interleukin 6 (interferon, beta 2), ITGA5 <text:s/>- <text:s/>integrin, alpha 5 (fibronectin receptor, alpha polypeptide), RBPMS <text:s/>- <text:s/>rna binding protein with multiple splicing, NEUROD2 <text:s/>- <text:s/>neuronal differentiation 2, PSME2 <text:s/>- <text:s/>proteasome (prosome, macropain) activator subunit 2 (pa28 beta), FGF9 <text:s/>- <text:s/>fibroblast growth factor 9, PTEN <text:s/>- <text:s/>phosphatase and tensin homolog, VAPA <text:s/>- <text:s/>vamp (vesicle-associated membrane protein)-associated protein a, 33kda, FGF1 <text:s/>- <text:s/>fibroblast growth factor 1 (acidic), GRB10 <text:s/>- <text:s/>growth factor receptor-bound protein 10, CD14 <text:s/>- <text:s/>cd14 molecule, RASSF2 <text:s/>- <text:s/>ras association (ralgds/af-6) domain family member 2, SPAG9 <text:s/>- <text:s/>sperm associated antigen 9, MACF1 <text:s/>- <text:s/>microtubule-actin crosslinking factor 1, NEK10 <text:s/>- <text:s/>nima-related kinase 10, GNG3 <text:s/>- <text:s/>guanine nucleotide binding protein (g protein), gamma 3, ADCYAP1 <text:s/>- <text:s/>adenylate cyclase activating polypeptide 1 (pituitary), HSP90AB1 <text:s/>- <text:s/>heat shock protein 90kda alpha (cytosolic), class b member 1, RASGRF1 <text:s/>- <text:s/>ras protein-specific guanine nucleotide-releasing factor 1, GRM4 <text:s/>- <text:s/>glutamate receptor, metabotropic 4, RB1CC1 <text:s/>- <text:s/>rb1-inducible coiled-coil 1, RTN4 <text:s/>- <text:s/>reticulon 4, YWHAG <text:s/>- <text:s/>tyrosine 3-monooxygenase/tryptophan 5-monooxygenase activation protein, gamma polypeptide, GSK3B <text:s/>- <text:s/>glycogen synthase kinase 3 beta, SH3BP2 <text:s/>- <text:s/>sh3-domain binding protein 2]</text:p>
          </table:table-cell>
          <table:table-cell table:style-name="Default" table:number-columns-repeated="1014"/>
        </table:table-row>
        <table:table-row table:style-name="ro1">
          <table:table-cell table:style-name="Default" office:value-type="string" calcext:value-type="string">
            <text:p>GO:0010604</text:p>
          </table:table-cell>
          <table:table-cell table:style-name="Default" office:value-type="string" calcext:value-type="string">
            <text:p>positive regulation of macromolecule metabolic process</text:p>
          </table:table-cell>
          <table:table-cell table:style-name="Default" office:value-type="float" office:value="0.0000892" calcext:value-type="float">
            <text:p>0.0000892</text:p>
          </table:table-cell>
          <table:table-cell table:style-name="Default" office:value-type="float" office:value="0.0438" calcext:value-type="float">
            <text:p>0.0438</text:p>
          </table:table-cell>
          <table:table-cell table:style-name="Default" office:value-type="float" office:value="1.42" calcext:value-type="float">
            <text:p>1.42</text:p>
          </table:table-cell>
          <table:table-cell table:style-name="Default" office:value-type="float" office:value="13954" calcext:value-type="float">
            <text:p>13954</text:p>
          </table:table-cell>
          <table:table-cell table:style-name="Default" office:value-type="float" office:value="2356" calcext:value-type="float">
            <text:p>2356</text:p>
          </table:table-cell>
          <table:table-cell table:style-name="Default" office:value-type="float" office:value="425" calcext:value-type="float">
            <text:p>425</text:p>
          </table:table-cell>
          <table:table-cell table:style-name="Default" office:value-type="float" office:value="102" calcext:value-type="float">
            <text:p>102</text:p>
          </table:table-cell>
          <table:table-cell table:style-name="Default" office:value-type="string" calcext:value-type="string">
            <text:p>[ELL <text:s/>- <text:s/>elongation factor rna polymerase ii, MYLIP <text:s/>- <text:s/>myosin regulatory light chain interacting protein, MED24 <text:s/>- <text:s/>mediator complex subunit 24, MAPRE3 <text:s/>- <text:s/>microtubule-associated protein, rp/eb family, member 3, CASZ1 <text:s/>- <text:s/>castor zinc finger 1, NDP <text:s/>- <text:s/>norrie disease (pseudoglioma), PSAP <text:s/>- <text:s/>prosaposin, CDH2 <text:s/>- <text:s/>cadherin 2, type 1, n-cadherin (neuronal), GDNF <text:s/>- <text:s/>glial cell derived neurotrophic factor, PBX3 <text:s/>- <text:s/>pre-b-cell leukemia homeobox 3, PHF23 <text:s/>- <text:s/>phd finger protein 23, TBK1 <text:s/>- <text:s/>tank-binding kinase 1, ENO1 <text:s/>- <text:s/>enolase 1, (alpha), LARP4 <text:s/>- <text:s/>la ribonucleoprotein domain family, member 4, GAREM <text:s/>- <text:s/>grb2 associated, regulator of mapk1, IQGAP3 <text:s/>- <text:s/>iq motif containing gtpase activating protein 3, SOX15 <text:s/>- <text:s/>sry (sex determining region y)-box 15, ANAPC15 <text:s/>- <text:s/>anaphase promoting complex subunit 15, IL3 <text:s/>- <text:s/>interleukin 3 (colony-stimulating factor, multiple), RIT2 <text:s/>- <text:s/>ras-like without caax 2, PSMA4 <text:s/>- <text:s/>proteasome (prosome, macropain) subunit, alpha type, 4, MYOG <text:s/>- <text:s/>myogenin (myogenic factor 4), PSMA3 <text:s/>- <text:s/>proteasome (prosome, macropain) subunit, alpha type, 3, PRDM1 <text:s/>- <text:s/>pr domain containing 1, with znf domain, MMP9 <text:s/>- <text:s/>matrix metallopeptidase 9 (gelatinase b, 92kda gelatinase, 92kda type iv collagenase), GRHL3 <text:s/>- <text:s/>grainyhead-like 3 (drosophila), PSMD1 <text:s/>- <text:s/>proteasome (prosome, macropain) 26s subunit, non-atpase, 1, PSMC5 <text:s/>- <text:s/>proteasome (prosome, macropain) 26s subunit, atpase, 5, GJA1 <text:s/>- <text:s/>gap junction protein, alpha 1, 43kda, PRR5 <text:s/>- <text:s/>proline rich 5 (renal), PSMD7 <text:s/>- <text:s/>proteasome (prosome, macropain) 26s subunit, non-atpase, 7, PAK3 <text:s/>- <text:s/>p21 protein (cdc42/rac)-activated kinase 3, IL6 <text:s/>- <text:s/>interleukin 6 (interferon, beta 2), ITGA5 <text:s/>- <text:s/>integrin, alpha 5 (fibronectin receptor, alpha polypeptide), PSME2 <text:s/>- <text:s/>proteasome (prosome, macropain) activator subunit 2 (pa28 beta), FGF9 <text:s/>- <text:s/>fibroblast growth factor 9, PTEN <text:s/>- <text:s/>phosphatase and tensin homolog, TOX2 <text:s/>- <text:s/>tox high mobility group box family member 2, SQSTM1 <text:s/>- <text:s/>sequestosome 1, MYH9 <text:s/>- <text:s/>myosin, heavy chain 9, non-muscle, ARID1A <text:s/>- <text:s/>at rich interactive domain 1a (swi-like), MDM2 <text:s/>- <text:s/>mdm2 oncogene, e3 ubiquitin protein ligase, FGF1 <text:s/>- <text:s/>fibroblast growth factor 1 (acidic), ARID1B <text:s/>- <text:s/>at rich interactive domain 1b (swi1-like), RASSF2 <text:s/>- <text:s/>ras association (ralgds/af-6) domain family member 2, CASK <text:s/>- <text:s/>calcium/calmodulin-dependent serine protein kinase (maguk family), CPEB1 <text:s/>- <text:s/>cytoplasmic polyadenylation element binding protein 1, ADCY8 <text:s/>- <text:s/>adenylate cyclase 8 (brain), NEK10 <text:s/>- <text:s/>nima-related kinase 10, ADNP <text:s/>- <text:s/>activity-dependent neuroprotector homeobox, GNG3 <text:s/>- <text:s/>guanine nucleotide binding protein (g protein), gamma 3, ARHGEF11 <text:s/>- <text:s/>rho guanine nucleotide exchange factor (gef) 11, ADCYAP1 <text:s/>- <text:s/>adenylate cyclase activating polypeptide 1 (pituitary), HSP90AB1 <text:s/>- <text:s/>heat shock protein 90kda alpha (cytosolic), class b member 1, AKIRIN2 <text:s/>- <text:s/>akirin 2, MET <text:s/>- <text:s/>met proto-oncogene, ROCK2 <text:s/>- <text:s/>rho-associated, coiled-coil containing protein kinase 2, SMARCA2 <text:s/>- <text:s/>swi/snf related, matrix associated, actin dependent regulator of chromatin, subfamily a, member 2, MAPK12 <text:s/>- <text:s/>mitogen-activated protein kinase 12, S1PR1 <text:s/>- <text:s/>sphingosine-1-phosphate receptor 1, RB1CC1 <text:s/>- <text:s/>rb1-inducible coiled-coil 1, NRD1 <text:s/>- <text:s/>nardilysin (n-arginine dibasic convertase), PRKAA1 <text:s/>- <text:s/>protein kinase, amp-activated, alpha 1 catalytic subunit, TIMP2 <text:s/>- <text:s/>timp metallopeptidase inhibitor 2, PFN2 <text:s/>- <text:s/>profilin 2, TRIM67 <text:s/>- <text:s/>tripartite motif containing 67, RERE <text:s/>- <text:s/>arginine-glutamic acid dipeptide (re) repeats, KLHL40 <text:s/>- <text:s/>kelch-like family member 40, CAPRIN2 <text:s/>- <text:s/>caprin family member 2, MT3 <text:s/>- <text:s/>metallothionein 3, PPP3CA <text:s/>- <text:s/>protein phosphatase 3, catalytic subunit, alpha isozyme, DYRK1A <text:s/>- <text:s/>dual-specificity tyrosine-(y)-phosphorylation regulated kinase 1a, MKL1 <text:s/>- <text:s/>megakaryoblastic leukemia (translocation) 1, CHTOP <text:s/>- <text:s/>chromatin target of prmt1, EYA1 <text:s/>- <text:s/>eyes absent homolog 1 (drosophila), BCL9L <text:s/>- <text:s/>b-cell cll/lymphoma 9-like, PPP2CA <text:s/>- <text:s/>protein phosphatase 2, catalytic subunit, alpha isozyme, UBE2K <text:s/>- <text:s/>ubiquitin-conjugating enzyme e2k, VCP <text:s/>- <text:s/>valosin containing protein, RBPMS <text:s/>- <text:s/>rna binding protein with multiple splicing, NEUROD2 <text:s/>- <text:s/>neuronal differentiation 2, GGA3 <text:s/>- <text:s/>golgi-associated, gamma adaptin ear containing, arf binding protein 3, DLX1 <text:s/>- <text:s/>distal-less homeobox 1, STAT4 <text:s/>- <text:s/>signal transducer and activator of transcription 4, EHF <text:s/>- <text:s/>ets homologous factor, STAT6 <text:s/>- <text:s/>signal transducer and activator of transcription 6, interleukin-4 induced, EPC1 <text:s/>- <text:s/>enhancer of polycomb homolog 1 (drosophila), ESRRG <text:s/>- <text:s/>estrogen-related receptor gamma, ADRM1 <text:s/>- <text:s/>adhesion regulating molecule 1, HNRNPK <text:s/>- <text:s/>heterogeneous nuclear ribonucleoprotein k, SPAG9 <text:s/>- <text:s/>sperm associated antigen 9, ETS2 <text:s/>- <text:s/>v-ets avian erythroblastosis virus e26 oncogene homolog 2, TFEC <text:s/>- <text:s/>transcription factor ec, IGF1R <text:s/>- <text:s/>insulin-like growth factor 1 receptor, ARIH2 <text:s/>- <text:s/>ariadne homolog 2 (drosophila), MAFG <text:s/>- <text:s/>v-maf avian musculoaponeurotic fibrosarcoma oncogene homolog g, PIK3CD <text:s/>- <text:s/>phosphatidylinositol-4,5-bisphosphate 3-kinase, catalytic subunit delta, GRM4 <text:s/>- <text:s/>glutamate receptor, metabotropic 4, GSK3B <text:s/>- <text:s/>glycogen synthase kinase 3 beta, SMAD6 <text:s/>- <text:s/>smad family member 6, RREB1 <text:s/>- <text:s/>ras responsive element binding protein 1, THRA <text:s/>- <text:s/>thyroid hormone receptor, alpha]</text:p>
          </table:table-cell>
          <table:table-cell table:style-name="Default" table:number-columns-repeated="1014"/>
        </table:table-row>
        <table:table-row table:style-name="ro1">
          <table:table-cell table:style-name="Default" office:value-type="string" calcext:value-type="string">
            <text:p>GO:0051960</text:p>
          </table:table-cell>
          <table:table-cell table:style-name="Default" office:value-type="string" calcext:value-type="string">
            <text:p>regulation of nervous system development</text:p>
          </table:table-cell>
          <table:table-cell table:style-name="Default" office:value-type="float" office:value="0.0000921" calcext:value-type="float">
            <text:p>0.0000921</text:p>
          </table:table-cell>
          <table:table-cell table:style-name="Default" office:value-type="float" office:value="0.0437" calcext:value-type="float">
            <text:p>0.0437</text:p>
          </table:table-cell>
          <table:table-cell table:style-name="Default" office:value-type="float" office:value="1.94" calcext:value-type="float">
            <text:p>1.94</text:p>
          </table:table-cell>
          <table:table-cell table:style-name="Default" office:value-type="float" office:value="13954" calcext:value-type="float">
            <text:p>13954</text:p>
          </table:table-cell>
          <table:table-cell table:style-name="Default" office:value-type="float" office:value="627" calcext:value-type="float">
            <text:p>627</text:p>
          </table:table-cell>
          <table:table-cell table:style-name="Default" office:value-type="float" office:value="425" calcext:value-type="float">
            <text:p>425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string" calcext:value-type="string">
            <text:p>[NEUROD2 <text:s/>- <text:s/>neuronal differentiation 2, TIMP2 <text:s/>- <text:s/>timp metallopeptidase inhibitor 2, CASZ1 <text:s/>- <text:s/>castor zinc finger 1, RUFY3 <text:s/>- <text:s/>run and fyve domain containing 3, RASAL1 <text:s/>- <text:s/>ras protein activator like 1 (gap1 like), LRP1 <text:s/>- <text:s/>low density lipoprotein receptor-related protein 1, DLX1 <text:s/>- <text:s/>distal-less homeobox 1, PTEN <text:s/>- <text:s/>phosphatase and tensin homolog, CDH2 <text:s/>- <text:s/>cadherin 2, type 1, n-cadherin (neuronal), TRIM67 <text:s/>- <text:s/>tripartite motif containing 67, MDM2 <text:s/>- <text:s/>mdm2 oncogene, e3 ubiquitin protein ligase, SNAP25 <text:s/>- <text:s/>synaptosomal-associated protein, 25kda, ABL2 <text:s/>- <text:s/>c-abl oncogene 2, non-receptor tyrosine kinase, SPAG9 <text:s/>- <text:s/>sperm associated antigen 9, SYT2 <text:s/>- <text:s/>synaptotagmin ii, CPEB1 <text:s/>- <text:s/>cytoplasmic polyadenylation element binding protein 1, GPR56 <text:s/>- <text:s/>g protein-coupled receptor 56, MACF1 <text:s/>- <text:s/>microtubule-actin crosslinking factor 1, CAPRIN2 <text:s/>- <text:s/>caprin family member 2, SLITRK6 <text:s/>- <text:s/>slit and ntrk-like family, member 6, ROBO2 <text:s/>- <text:s/>roundabout, axon guidance receptor, homolog 2 (drosophila), ADNP <text:s/>- <text:s/>activity-dependent neuroprotector homeobox, MT3 <text:s/>- <text:s/>metallothionein 3, PPP3CA <text:s/>- <text:s/>protein phosphatase 3, catalytic subunit, alpha isozyme, RIT2 <text:s/>- <text:s/>ras-like without caax 2, SRPX2 <text:s/>- <text:s/>sushi-repeat containing protein, x-linked 2, ADCYAP1 <text:s/>- <text:s/>adenylate cyclase activating polypeptide 1 (pituitary), GRHL3 <text:s/>- <text:s/>grainyhead-like 3 (drosophila), EYA1 <text:s/>- <text:s/>eyes absent homolog 1 (drosophila), RTN4 <text:s/>- <text:s/>reticulon 4, YWHAG <text:s/>- <text:s/>tyrosine 3-monooxygenase/tryptophan 5-monooxygenase activation protein, gamma polypeptide, GSK3B <text:s/>- <text:s/>glycogen synthase kinase 3 beta, PAK3 <text:s/>- <text:s/>p21 protein (cdc42/rac)-activated kinase 3, BEND6 <text:s/>- <text:s/>ben domain containing 6, DUSP10 <text:s/>- <text:s/>dual specificity phosphatase 10, IL6 <text:s/>- <text:s/>interleukin 6 (interferon, beta 2), STMN2 <text:s/>- <text:s/>stathmin-like 2]</text:p>
          </table:table-cell>
          <table:table-cell table:style-name="Default" table:number-columns-repeated="1014"/>
        </table:table-row>
        <table:table-row table:style-name="ro1">
          <table:table-cell table:style-name="Default" office:value-type="string" calcext:value-type="string">
            <text:p>GO:0050767</text:p>
          </table:table-cell>
          <table:table-cell table:style-name="Default" office:value-type="string" calcext:value-type="string">
            <text:p>regulation of neurogenesis</text:p>
          </table:table-cell>
          <table:table-cell table:style-name="Default" office:value-type="float" office:value="0.000111" calcext:value-type="float">
            <text:p>0.000111</text:p>
          </table:table-cell>
          <table:table-cell table:style-name="Default" office:value-type="float" office:value="0.0509" calcext:value-type="float">
            <text:p>0.0509</text:p>
          </table:table-cell>
          <table:table-cell table:style-name="Default" office:value-type="float" office:value="1.99" calcext:value-type="float">
            <text:p>1.99</text:p>
          </table:table-cell>
          <table:table-cell table:style-name="Default" office:value-type="float" office:value="13954" calcext:value-type="float">
            <text:p>13954</text:p>
          </table:table-cell>
          <table:table-cell table:style-name="Default" office:value-type="float" office:value="562" calcext:value-type="float">
            <text:p>562</text:p>
          </table:table-cell>
          <table:table-cell table:style-name="Default" office:value-type="float" office:value="425" calcext:value-type="float">
            <text:p>425</text:p>
          </table:table-cell>
          <table:table-cell table:style-name="Default" office:value-type="float" office:value="34" calcext:value-type="float">
            <text:p>34</text:p>
          </table:table-cell>
          <table:table-cell table:style-name="Default" office:value-type="string" calcext:value-type="string">
            <text:p>[NEUROD2 <text:s/>- <text:s/>neuronal differentiation 2, TIMP2 <text:s/>- <text:s/>timp metallopeptidase inhibitor 2, CASZ1 <text:s/>- <text:s/>castor zinc finger 1, RUFY3 <text:s/>- <text:s/>run and fyve domain containing 3, RASAL1 <text:s/>- <text:s/>ras protein activator like 1 (gap1 like), LRP1 <text:s/>- <text:s/>low density lipoprotein receptor-related protein 1, DLX1 <text:s/>- <text:s/>distal-less homeobox 1, PTEN <text:s/>- <text:s/>phosphatase and tensin homolog, TRIM67 <text:s/>- <text:s/>tripartite motif containing 67, CDH2 <text:s/>- <text:s/>cadherin 2, type 1, n-cadherin (neuronal), MDM2 <text:s/>- <text:s/>mdm2 oncogene, e3 ubiquitin protein ligase, SNAP25 <text:s/>- <text:s/>synaptosomal-associated protein, 25kda, ABL2 <text:s/>- <text:s/>c-abl oncogene 2, non-receptor tyrosine kinase, SPAG9 <text:s/>- <text:s/>sperm associated antigen 9, SYT2 <text:s/>- <text:s/>synaptotagmin ii, CPEB1 <text:s/>- <text:s/>cytoplasmic polyadenylation element binding protein 1, GPR56 <text:s/>- <text:s/>g protein-coupled receptor 56, MACF1 <text:s/>- <text:s/>microtubule-actin crosslinking factor 1, CAPRIN2 <text:s/>- <text:s/>caprin family member 2, ROBO2 <text:s/>- <text:s/>roundabout, axon guidance receptor, homolog 2 (drosophila), ADNP <text:s/>- <text:s/>activity-dependent neuroprotector homeobox, MT3 <text:s/>- <text:s/>metallothionein 3, PPP3CA <text:s/>- <text:s/>protein phosphatase 3, catalytic subunit, alpha isozyme, RIT2 <text:s/>- <text:s/>ras-like without caax 2, ADCYAP1 <text:s/>- <text:s/>adenylate cyclase activating polypeptide 1 (pituitary), EYA1 <text:s/>- <text:s/>eyes absent homolog 1 (drosophila), YWHAG <text:s/>- <text:s/>tyrosine 3-monooxygenase/tryptophan 5-monooxygenase activation protein, gamma polypeptide, RTN4 <text:s/>- <text:s/>reticulon 4, GSK3B <text:s/>- <text:s/>glycogen synthase kinase 3 beta, PAK3 <text:s/>- <text:s/>p21 protein (cdc42/rac)-activated kinase 3, BEND6 <text:s/>- <text:s/>ben domain containing 6, DUSP10 <text:s/>- <text:s/>dual specificity phosphatase 10, IL6 <text:s/>- <text:s/>interleukin 6 (interferon, beta 2), STMN2 <text:s/>- <text:s/>stathmin-like 2]</text:p>
          </table:table-cell>
          <table:table-cell table:style-name="Default" table:number-columns-repeated="1014"/>
        </table:table-row>
        <table:table-row table:style-name="ro1">
          <table:table-cell table:style-name="Default" office:value-type="string" calcext:value-type="string">
            <text:p>GO:0022604</text:p>
          </table:table-cell>
          <table:table-cell table:style-name="Default" office:value-type="string" calcext:value-type="string">
            <text:p>regulation of cell morphogenesis</text:p>
          </table:table-cell>
          <table:table-cell table:style-name="Default" office:value-type="float" office:value="0.000118" calcext:value-type="float">
            <text:p>0.000118</text:p>
          </table:table-cell>
          <table:table-cell table:style-name="Default" office:value-type="float" office:value="0.0524" calcext:value-type="float">
            <text:p>0.0524</text:p>
          </table:table-cell>
          <table:table-cell table:style-name="Default" office:value-type="float" office:value="2.27" calcext:value-type="float">
            <text:p>2.27</text:p>
          </table:table-cell>
          <table:table-cell table:style-name="Default" office:value-type="float" office:value="13954" calcext:value-type="float">
            <text:p>13954</text:p>
          </table:table-cell>
          <table:table-cell table:style-name="Default" office:value-type="float" office:value="361" calcext:value-type="float">
            <text:p>361</text:p>
          </table:table-cell>
          <table:table-cell table:style-name="Default" office:value-type="float" office:value="425" calcext:value-type="float">
            <text:p>425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string" calcext:value-type="string">
            <text:p>[SPTA1 <text:s/>- <text:s/>spectrin, alpha, erythrocytic 1 (elliptocytosis 2), RUFY3 <text:s/>- <text:s/>run and fyve domain containing 3, ARHGAP15 <text:s/>- <text:s/>rho gtpase activating protein 15, RASAL1 <text:s/>- <text:s/>ras protein activator like 1 (gap1 like), PTEN <text:s/>- <text:s/>phosphatase and tensin homolog, ALDOA <text:s/>- <text:s/>aldolase a, fructose-bisphosphate, MYH9 <text:s/>- <text:s/>myosin, heavy chain 9, non-muscle, SYT2 <text:s/>- <text:s/>synaptotagmin ii, CAPRIN2 <text:s/>- <text:s/>caprin family member 2, LARP4 <text:s/>- <text:s/>la ribonucleoprotein domain family, member 4, MACF1 <text:s/>- <text:s/>microtubule-actin crosslinking factor 1, ROBO2 <text:s/>- <text:s/>roundabout, axon guidance receptor, homolog 2 (drosophila), ADNP <text:s/>- <text:s/>activity-dependent neuroprotector homeobox, EPB41 <text:s/>- <text:s/>erythrocyte membrane protein band 4.1 (elliptocytosis 1, rh-linked), MT3 <text:s/>- <text:s/>metallothionein 3, CDC42SE1 <text:s/>- <text:s/>cdc42 small effector 1, PPP3CA <text:s/>- <text:s/>protein phosphatase 3, catalytic subunit, alpha isozyme, TRIOBP <text:s/>- <text:s/>trio and f-actin binding protein, BCL9L <text:s/>- <text:s/>b-cell cll/lymphoma 9-like, RTN4 <text:s/>- <text:s/>reticulon 4, GSK3B <text:s/>- <text:s/>glycogen synthase kinase 3 beta, FGR <text:s/>- <text:s/>feline gardner-rasheed sarcoma viral oncogene homolog, PAK3 <text:s/>- <text:s/>p21 protein (cdc42/rac)-activated kinase 3, RREB1 <text:s/>- <text:s/>ras responsive element binding protein 1, IL6 <text:s/>- <text:s/>interleukin 6 (interferon, beta 2)]</text:p>
          </table:table-cell>
          <table:table-cell table:style-name="Default" table:number-columns-repeated="1014"/>
        </table:table-row>
        <table:table-row table:style-name="ro1">
          <table:table-cell table:style-name="Default" office:value-type="string" calcext:value-type="string">
            <text:p>GO:0051128</text:p>
          </table:table-cell>
          <table:table-cell table:style-name="Default" office:value-type="string" calcext:value-type="string">
            <text:p>regulation of cellular component organization</text:p>
          </table:table-cell>
          <table:table-cell table:style-name="Default" office:value-type="float" office:value="0.000122" calcext:value-type="float">
            <text:p>0.000122</text:p>
          </table:table-cell>
          <table:table-cell table:style-name="Default" office:value-type="float" office:value="0.0525" calcext:value-type="float">
            <text:p>0.0525</text:p>
          </table:table-cell>
          <table:table-cell table:style-name="Default" office:value-type="float" office:value="1.48" calcext:value-type="float">
            <text:p>1.48</text:p>
          </table:table-cell>
          <table:table-cell table:style-name="Default" office:value-type="float" office:value="13954" calcext:value-type="float">
            <text:p>13954</text:p>
          </table:table-cell>
          <table:table-cell table:style-name="Default" office:value-type="float" office:value="1866" calcext:value-type="float">
            <text:p>1866</text:p>
          </table:table-cell>
          <table:table-cell table:style-name="Default" office:value-type="float" office:value="425" calcext:value-type="float">
            <text:p>425</text:p>
          </table:table-cell>
          <table:table-cell table:style-name="Default" office:value-type="float" office:value="84" calcext:value-type="float">
            <text:p>84</text:p>
          </table:table-cell>
          <table:table-cell table:style-name="Default" office:value-type="string" calcext:value-type="string">
            <text:p>[SPTA1 <text:s/>- <text:s/>spectrin, alpha, erythrocytic 1 (elliptocytosis 2), BNIP3 <text:s/>- <text:s/>bcl2/adenovirus e1b 19kda interacting protein 3, CAPN6 <text:s/>- <text:s/>calpain 6, RUFY3 <text:s/>- <text:s/>run and fyve domain containing 3, ARHGAP15 <text:s/>- <text:s/>rho gtpase activating protein 15, FCHSD2 <text:s/>- <text:s/>fch and double sh3 domains 2, PFN2 <text:s/>- <text:s/>profilin 2, CDH2 <text:s/>- <text:s/>cadherin 2, type 1, n-cadherin (neuronal), TRIM67 <text:s/>- <text:s/>tripartite motif containing 67, XPO1 <text:s/>- <text:s/>exportin 1 (crm1 homolog, yeast), ABL2 <text:s/>- <text:s/>c-abl oncogene 2, non-receptor tyrosine kinase, KCNN3 <text:s/>- <text:s/>potassium intermediate/small conductance calcium-activated channel, subfamily n, member 3, PHF23 <text:s/>- <text:s/>phd finger protein 23, CAPRIN2 <text:s/>- <text:s/>caprin family member 2, ENO1 <text:s/>- <text:s/>enolase 1, (alpha), LARP4 <text:s/>- <text:s/>la ribonucleoprotein domain family, member 4, SLITRK6 <text:s/>- <text:s/>slit and ntrk-like family, member 6, EPHA2 <text:s/>- <text:s/>eph receptor a2, MT3 <text:s/>- <text:s/>metallothionein 3, ANAPC15 <text:s/>- <text:s/>anaphase promoting complex subunit 15, CDC42SE1 <text:s/>- <text:s/>cdc42 small effector 1, MYOG <text:s/>- <text:s/>myogenin (myogenic factor 4), PPP3CA <text:s/>- <text:s/>protein phosphatase 3, catalytic subunit, alpha isozyme, RIT2 <text:s/>- <text:s/>ras-like without caax 2, MPP7 <text:s/>- <text:s/>membrane protein, palmitoylated 7 (maguk p55 subfamily member 7), PPP1R1C <text:s/>- <text:s/>protein phosphatase 1, regulatory (inhibitor) subunit 1c, CHTOP <text:s/>- <text:s/>chromatin target of prmt1, MMP9 <text:s/>- <text:s/>matrix metallopeptidase 9 (gelatinase b, 92kda gelatinase, 92kda type iv collagenase), GRHL3 <text:s/>- <text:s/>grainyhead-like 3 (drosophila), TBC1D4 <text:s/>- <text:s/>tbc1 domain family, member 4, TRIOBP <text:s/>- <text:s/>trio and f-actin binding protein, PSMC5 <text:s/>- <text:s/>proteasome (prosome, macropain) 26s subunit, atpase, 5, BCL9L <text:s/>- <text:s/>b-cell cll/lymphoma 9-like, TMBIM1 <text:s/>- <text:s/>transmembrane bax inhibitor motif containing 1, PPP2CA <text:s/>- <text:s/>protein phosphatase 2, catalytic subunit, alpha isozyme, GJA1 <text:s/>- <text:s/>gap junction protein, alpha 1, 43kda, GPR26 <text:s/>- <text:s/>g protein-coupled receptor 26, VCP <text:s/>- <text:s/>valosin containing protein, FGR <text:s/>- <text:s/>feline gardner-rasheed sarcoma viral oncogene homolog, PAK3 <text:s/>- <text:s/>p21 protein (cdc42/rac)-activated kinase 3, IL6 <text:s/>- <text:s/>interleukin 6 (interferon, beta 2), STMN2 <text:s/>- <text:s/>stathmin-like 2, PAPPA2 <text:s/>- <text:s/>pappalysin 2, NEUROD2 <text:s/>- <text:s/>neuronal differentiation 2, ARPC5L <text:s/>- <text:s/>actin related protein 2/3 complex, subunit 5-like, LRP1 <text:s/>- <text:s/>low density lipoprotein receptor-related protein 1, RASAL1 <text:s/>- <text:s/>ras protein activator like 1 (gap1 like), PTEN <text:s/>- <text:s/>phosphatase and tensin homolog, MYH9 <text:s/>- <text:s/>myosin, heavy chain 9, non-muscle, SQSTM1 <text:s/>- <text:s/>sequestosome 1, ALDOA <text:s/>- <text:s/>aldolase a, fructose-bisphosphate, MDM2 <text:s/>- <text:s/>mdm2 oncogene, e3 ubiquitin protein ligase, HNRNPK <text:s/>- <text:s/>heterogeneous nuclear ribonucleoprotein k, SNAP25 <text:s/>- <text:s/>synaptosomal-associated protein, 25kda, CD14 <text:s/>- <text:s/>cd14 molecule, SYT2 <text:s/>- <text:s/>synaptotagmin ii, FEZ2 <text:s/>- <text:s/>fasciculation and elongation protein zeta 2 (zygin ii), CPEB1 <text:s/>- <text:s/>cytoplasmic polyadenylation element binding protein 1, SNCAIP <text:s/>- <text:s/>synuclein, alpha interacting protein, ADAM15 <text:s/>- <text:s/>adam metallopeptidase domain 15, SYNPO <text:s/>- <text:s/>synaptopodin, MACF1 <text:s/>- <text:s/>microtubule-actin crosslinking factor 1, ROBO2 <text:s/>- <text:s/>roundabout, axon guidance receptor, homolog 2 (drosophila), RBBP7 <text:s/>- <text:s/>retinoblastoma binding protein 7, ADNP <text:s/>- <text:s/>activity-dependent neuroprotector homeobox, HRSP12 <text:s/>- <text:s/>heat-responsive protein 12, FCHSD1 <text:s/>- <text:s/>fch and double sh3 domains 1, ARHGEF11 <text:s/>- <text:s/>rho guanine nucleotide exchange factor (gef) 11, EPB41 <text:s/>- <text:s/>erythrocyte membrane protein band 4.1 (elliptocytosis 1, rh-linked), SRPX2 <text:s/>- <text:s/>sushi-repeat containing protein, x-linked 2, ADCYAP1 <text:s/>- <text:s/>adenylate cyclase activating polypeptide 1 (pituitary), MET <text:s/>- <text:s/>met proto-oncogene, ROCK2 <text:s/>- <text:s/>rho-associated, coiled-coil containing protein kinase 2, SMARCA2 <text:s/>- <text:s/>swi/snf related, matrix associated, actin dependent regulator of chromatin, subfamily a, member 2, TRIM37 <text:s/>- <text:s/>tripartite motif containing 37, ARIH2 <text:s/>- <text:s/>ariadne homolog 2 (drosophila), S1PR1 <text:s/>- <text:s/>sphingosine-1-phosphate receptor 1, YWHAG <text:s/>- <text:s/>tyrosine 3-monooxygenase/tryptophan 5-monooxygenase activation protein, gamma polypeptide, RTN4 <text:s/>- <text:s/>reticulon 4, SMAD6 <text:s/>- <text:s/>smad family member 6, GSK3B <text:s/>- <text:s/>glycogen synthase kinase 3 beta, RREB1 <text:s/>- <text:s/>ras responsive element binding protein 1, COL16A1 <text:s/>- <text:s/>collagen, type xvi, alpha 1, THRA <text:s/>- <text:s/>thyroid hormone receptor, alpha]</text:p>
          </table:table-cell>
          <table:table-cell table:style-name="Default" table:number-columns-repeated="1014"/>
        </table:table-row>
        <table:table-row table:style-name="ro1">
          <table:table-cell table:style-name="Default" office:value-type="string" calcext:value-type="string">
            <text:p>GO:0048731</text:p>
          </table:table-cell>
          <table:table-cell table:style-name="Default" office:value-type="string" calcext:value-type="string">
            <text:p>system development</text:p>
          </table:table-cell>
          <table:table-cell table:style-name="Default" office:value-type="float" office:value="0.000123" calcext:value-type="float">
            <text:p>0.000123</text:p>
          </table:table-cell>
          <table:table-cell table:style-name="Default" office:value-type="float" office:value="0.0514" calcext:value-type="float">
            <text:p>0.0514</text:p>
          </table:table-cell>
          <table:table-cell table:style-name="Default" office:value-type="float" office:value="1.98" calcext:value-type="float">
            <text:p>1.98</text:p>
          </table:table-cell>
          <table:table-cell table:style-name="Default" office:value-type="float" office:value="13954" calcext:value-type="float">
            <text:p>13954</text:p>
          </table:table-cell>
          <table:table-cell table:style-name="Default" office:value-type="float" office:value="565" calcext:value-type="float">
            <text:p>565</text:p>
          </table:table-cell>
          <table:table-cell table:style-name="Default" office:value-type="float" office:value="425" calcext:value-type="float">
            <text:p>425</text:p>
          </table:table-cell>
          <table:table-cell table:style-name="Default" office:value-type="float" office:value="34" calcext:value-type="float">
            <text:p>34</text:p>
          </table:table-cell>
          <table:table-cell table:style-name="Default" office:value-type="string" calcext:value-type="string">
            <text:p>[MYLIP <text:s/>- <text:s/>myosin regulatory light chain interacting protein, NEUROD2 <text:s/>- <text:s/>neuronal differentiation 2, TIMP2 <text:s/>- <text:s/>timp metallopeptidase inhibitor 2, PCDHA6 <text:s/>- <text:s/>protocadherin alpha 6, DLG3 <text:s/>- <text:s/>discs, large homolog 3 (drosophila), GSTP1 <text:s/>- <text:s/>glutathione s-transferase pi 1, NDP <text:s/>- <text:s/>norrie disease (pseudoglioma), DLG2 <text:s/>- <text:s/>discs, large homolog 2 (drosophila), DLX1 <text:s/>- <text:s/>distal-less homeobox 1, RCAN1 <text:s/>- <text:s/>regulator of calcineurin 1, ARTN <text:s/>- <text:s/>artemin, FGF9 <text:s/>- <text:s/>fibroblast growth factor 9, PTEN <text:s/>- <text:s/>phosphatase and tensin homolog, FGF11 <text:s/>- <text:s/>fibroblast growth factor 11, GDNF <text:s/>- <text:s/>glial cell derived neurotrophic factor, TLL1 <text:s/>- <text:s/>tolloid-like 1, RASSF2 <text:s/>- <text:s/>ras association (ralgds/af-6) domain family member 2, FEZ2 <text:s/>- <text:s/>fasciculation and elongation protein zeta 2 (zygin ii), ETS2 <text:s/>- <text:s/>v-ets avian erythroblastosis virus e26 oncogene homolog 2, ITM2B <text:s/>- <text:s/>integral membrane protein 2b, ALPL <text:s/>- <text:s/>alkaline phosphatase, liver/bone/kidney, ITGB4 <text:s/>- <text:s/>integrin, beta 4, EPHA2 <text:s/>- <text:s/>eph receptor a2, ROBO2 <text:s/>- <text:s/>roundabout, axon guidance receptor, homolog 2 (drosophila), ROM1 <text:s/>- <text:s/>retinal outer segment membrane protein 1, IL3 <text:s/>- <text:s/>interleukin 3 (colony-stimulating factor, multiple), KIAA1217 <text:s/>- <text:s/>kiaa1217, DYRK1A <text:s/>- <text:s/>dual-specificity tyrosine-(y)-phosphorylation regulated kinase 1a, MMP9 <text:s/>- <text:s/>matrix metallopeptidase 9 (gelatinase b, 92kda gelatinase, 92kda type iv collagenase), SMARCA2 <text:s/>- <text:s/>swi/snf related, matrix associated, actin dependent regulator of chromatin, subfamily a, member 2, GRHL3 <text:s/>- <text:s/>grainyhead-like 3 (drosophila), MYT1L <text:s/>- <text:s/>myelin transcription factor 1-like, EYA1 <text:s/>- <text:s/>eyes absent homolog 1 (drosophila), LAMC1 <text:s/>- <text:s/>laminin, gamma 1 (formerly lamb2)]</text:p>
          </table:table-cell>
          <table:table-cell table:style-name="Default" table:number-columns-repeated="1014"/>
        </table:table-row>
        <table:table-row table:style-name="ro1">
          <table:table-cell table:style-name="Default" office:value-type="string" calcext:value-type="string">
            <text:p>GO:0009966</text:p>
          </table:table-cell>
          <table:table-cell table:style-name="Default" office:value-type="string" calcext:value-type="string">
            <text:p>regulation of signal transduction</text:p>
          </table:table-cell>
          <table:table-cell table:style-name="Default" office:value-type="float" office:value="0.000123" calcext:value-type="float">
            <text:p>0.000123</text:p>
          </table:table-cell>
          <table:table-cell table:style-name="Default" office:value-type="float" office:value="0.05" calcext:value-type="float">
            <text:p>0.05</text:p>
          </table:table-cell>
          <table:table-cell table:style-name="Default" office:value-type="float" office:value="1.42" calcext:value-type="float">
            <text:p>1.42</text:p>
          </table:table-cell>
          <table:table-cell table:style-name="Default" office:value-type="float" office:value="13954" calcext:value-type="float">
            <text:p>13954</text:p>
          </table:table-cell>
          <table:table-cell table:style-name="Default" office:value-type="float" office:value="2261" calcext:value-type="float">
            <text:p>2261</text:p>
          </table:table-cell>
          <table:table-cell table:style-name="Default" office:value-type="float" office:value="425" calcext:value-type="float">
            <text:p>425</text:p>
          </table:table-cell>
          <table:table-cell table:style-name="Default" office:value-type="float" office:value="98" calcext:value-type="float">
            <text:p>98</text:p>
          </table:table-cell>
          <table:table-cell table:style-name="Default" office:value-type="string" calcext:value-type="string">
            <text:p>[A2M <text:s/>- <text:s/>alpha-2-macroglobulin, BNIP3 <text:s/>- <text:s/>bcl2/adenovirus e1b 19kda interacting protein 3, GSTP1 <text:s/>- <text:s/>glutathione s-transferase pi 1, RNF43 <text:s/>- <text:s/>ring finger protein 43, ARHGAP15 <text:s/>- <text:s/>rho gtpase activating protein 15, PSAP <text:s/>- <text:s/>prosaposin, CDH2 <text:s/>- <text:s/>cadherin 2, type 1, n-cadherin (neuronal), GDNF <text:s/>- <text:s/>glial cell derived neurotrophic factor, RMI1 <text:s/>- <text:s/>recq mediated genome instability 1, GPR56 <text:s/>- <text:s/>g protein-coupled receptor 56, TBK1 <text:s/>- <text:s/>tank-binding kinase 1, ENO1 <text:s/>- <text:s/>enolase 1, (alpha), GAREM <text:s/>- <text:s/>grb2 associated, regulator of mapk1, EPHA2 <text:s/>- <text:s/>eph receptor a2, IQGAP3 <text:s/>- <text:s/>iq motif containing gtpase activating protein 3, IL3 <text:s/>- <text:s/>interleukin 3 (colony-stimulating factor, multiple), RIT2 <text:s/>- <text:s/>ras-like without caax 2, PSMA4 <text:s/>- <text:s/>proteasome (prosome, macropain) subunit, alpha type, 4, SPRED2 <text:s/>- <text:s/>sprouty-related, evh1 domain containing 2, PSMA3 <text:s/>- <text:s/>proteasome (prosome, macropain) subunit, alpha type, 3, MPP7 <text:s/>- <text:s/>membrane protein, palmitoylated 7 (maguk p55 subfamily member 7), PRDM1 <text:s/>- <text:s/>pr domain containing 1, with znf domain, IL1R1 <text:s/>- <text:s/>interleukin 1 receptor, type i, MMP9 <text:s/>- <text:s/>matrix metallopeptidase 9 (gelatinase b, 92kda gelatinase, 92kda type iv collagenase), PSMD1 <text:s/>- <text:s/>proteasome (prosome, macropain) 26s subunit, non-atpase, 1, PSMC5 <text:s/>- <text:s/>proteasome (prosome, macropain) 26s subunit, atpase, 5, GJA1 <text:s/>- <text:s/>gap junction protein, alpha 1, 43kda, PRR5 <text:s/>- <text:s/>proline rich 5 (renal), PSMD7 <text:s/>- <text:s/>proteasome (prosome, macropain) 26s subunit, non-atpase, 7, FGR <text:s/>- <text:s/>feline gardner-rasheed sarcoma viral oncogene homolog, RHO <text:s/>- <text:s/>rhodopsin, TRIM8 <text:s/>- <text:s/>tripartite motif containing 8, PAK3 <text:s/>- <text:s/>p21 protein (cdc42/rac)-activated kinase 3, DUSP10 <text:s/>- <text:s/>dual specificity phosphatase 10, IL6 <text:s/>- <text:s/>interleukin 6 (interferon, beta 2), ITGA5 <text:s/>- <text:s/>integrin, alpha 5 (fibronectin receptor, alpha polypeptide), SCG2 <text:s/>- <text:s/>secretogranin ii, PSME2 <text:s/>- <text:s/>proteasome (prosome, macropain) activator subunit 2 (pa28 beta), FGF9 <text:s/>- <text:s/>fibroblast growth factor 9, PTEN <text:s/>- <text:s/>phosphatase and tensin homolog, VAPA <text:s/>- <text:s/>vamp (vesicle-associated membrane protein)-associated protein a, 33kda, SQSTM1 <text:s/>- <text:s/>sequestosome 1, MDM2 <text:s/>- <text:s/>mdm2 oncogene, e3 ubiquitin protein ligase, FGF1 <text:s/>- <text:s/>fibroblast growth factor 1 (acidic), RASSF2 <text:s/>- <text:s/>ras association (ralgds/af-6) domain family member 2, NEK10 <text:s/>- <text:s/>nima-related kinase 10, GNG3 <text:s/>- <text:s/>guanine nucleotide binding protein (g protein), gamma 3, ARHGEF11 <text:s/>- <text:s/>rho guanine nucleotide exchange factor (gef) 11, ARHGAP31 <text:s/>- <text:s/>rho gtpase activating protein 31, ADCYAP1 <text:s/>- <text:s/>adenylate cyclase activating polypeptide 1 (pituitary), HSP90AB1 <text:s/>- <text:s/>heat shock protein 90kda alpha (cytosolic), class b member 1, MET <text:s/>- <text:s/>met proto-oncogene, RB1CC1 <text:s/>- <text:s/>rb1-inducible coiled-coil 1, PRKAA1 <text:s/>- <text:s/>protein kinase, amp-activated, alpha 1 catalytic subunit, AKT3 <text:s/>- <text:s/>v-akt murine thymoma viral oncogene homolog 3, TIMP2 <text:s/>- <text:s/>timp metallopeptidase inhibitor 2, MMRN2 <text:s/>- <text:s/>multimerin 2, RCAN1 <text:s/>- <text:s/>regulator of calcineurin 1, PTPRR <text:s/>- <text:s/>protein tyrosine phosphatase, receptor type, r, LARS <text:s/>- <text:s/>leucyl-trna synthetase, TRIM67 <text:s/>- <text:s/>tripartite motif containing 67, CDK14 <text:s/>- <text:s/>cyclin-dependent kinase 14, WNT2B <text:s/>- <text:s/>wingless-type mmtv integration site family, member 2b, CAPRIN2 <text:s/>- <text:s/>caprin family member 2, MT3 <text:s/>- <text:s/>metallothionein 3, SH2D3A <text:s/>- <text:s/>sh2 domain containing 3a, DYRK1A <text:s/>- <text:s/>dual-specificity tyrosine-(y)-phosphorylation regulated kinase 1a, EYA1 <text:s/>- <text:s/>eyes absent homolog 1 (drosophila), BCL9L <text:s/>- <text:s/>b-cell cll/lymphoma 9-like, PPP2CA <text:s/>- <text:s/>protein phosphatase 2, catalytic subunit, alpha isozyme, TMBIM1 <text:s/>- <text:s/>transmembrane bax inhibitor motif containing 1, DUSP14 <text:s/>- <text:s/>dual specificity phosphatase 14, UBE2K <text:s/>- <text:s/>ubiquitin-conjugating enzyme e2k, F2RL2 <text:s/>- <text:s/>coagulation factor ii (thrombin) receptor-like 2, SNX13 <text:s/>- <text:s/>sorting nexin 13, RBPMS <text:s/>- <text:s/>rna binding protein with multiple splicing, NEUROD2 <text:s/>- <text:s/>neuronal differentiation 2, DLX1 <text:s/>- <text:s/>distal-less homeobox 1, RASAL1 <text:s/>- <text:s/>ras protein activator like 1 (gap1 like), LRP1 <text:s/>- <text:s/>low density lipoprotein receptor-related protein 1, PLAU <text:s/>- <text:s/>plasminogen activator, urokinase, GRB10 <text:s/>- <text:s/>growth factor receptor-bound protein 10, HNRNPK <text:s/>- <text:s/>heterogeneous nuclear ribonucleoprotein k, CD14 <text:s/>- <text:s/>cd14 molecule, SPAG9 <text:s/>- <text:s/>sperm associated antigen 9, MACF1 <text:s/>- <text:s/>microtubule-actin crosslinking factor 1, RBBP7 <text:s/>- <text:s/>retinoblastoma binding protein 7, IGF1R <text:s/>- <text:s/>insulin-like growth factor 1 receptor, RASGRF1 <text:s/>- <text:s/>ras protein-specific guanine nucleotide-releasing factor 1, PIK3CD <text:s/>- <text:s/>phosphatidylinositol-4,5-bisphosphate 3-kinase, catalytic subunit delta, GRM4 <text:s/>- <text:s/>glutamate receptor, metabotropic 4, RTN4 <text:s/>- <text:s/>reticulon 4, YWHAG <text:s/>- <text:s/>tyrosine 3-monooxygenase/tryptophan 5-monooxygenase activation protein, gamma polypeptide, GSK3B <text:s/>- <text:s/>glycogen synthase kinase 3 beta, SMAD6 <text:s/>- <text:s/>smad family member 6, SH3BP2 <text:s/>- <text:s/>sh3-domain binding protein 2, BEND6 <text:s/>- <text:s/>ben domain containing 6, THRA <text:s/>- <text:s/>thyroid hormone receptor, alpha]</text:p>
          </table:table-cell>
          <table:table-cell table:style-name="Default" table:number-columns-repeated="1014"/>
        </table:table-row>
        <table:table-row table:style-name="ro1">
          <table:table-cell table:style-name="Default" office:value-type="string" calcext:value-type="string">
            <text:p>GO:0048584</text:p>
          </table:table-cell>
          <table:table-cell table:style-name="Default" office:value-type="string" calcext:value-type="string">
            <text:p>positive regulation of response to stimulus</text:p>
          </table:table-cell>
          <table:table-cell table:style-name="Default" office:value-type="float" office:value="0.000137" calcext:value-type="float">
            <text:p>0.000137</text:p>
          </table:table-cell>
          <table:table-cell table:style-name="Default" office:value-type="float" office:value="0.0542" calcext:value-type="float">
            <text:p>0.0542</text:p>
          </table:table-cell>
          <table:table-cell table:style-name="Default" office:value-type="float" office:value="1.53" calcext:value-type="float">
            <text:p>1.53</text:p>
          </table:table-cell>
          <table:table-cell table:style-name="Default" office:value-type="float" office:value="13954" calcext:value-type="float">
            <text:p>13954</text:p>
          </table:table-cell>
          <table:table-cell table:style-name="Default" office:value-type="float" office:value="1542" calcext:value-type="float">
            <text:p>1542</text:p>
          </table:table-cell>
          <table:table-cell table:style-name="Default" office:value-type="float" office:value="425" calcext:value-type="float">
            <text:p>425</text:p>
          </table:table-cell>
          <table:table-cell table:style-name="Default" office:value-type="float" office:value="72" calcext:value-type="float">
            <text:p>72</text:p>
          </table:table-cell>
          <table:table-cell table:style-name="Default" office:value-type="string" calcext:value-type="string">
            <text:p>[PRKAA1 <text:s/>- <text:s/>protein kinase, amp-activated, alpha 1 catalytic subunit, AKT3 <text:s/>- <text:s/>v-akt murine thymoma viral oncogene homolog 3, BNIP3 <text:s/>- <text:s/>bcl2/adenovirus e1b 19kda interacting protein 3, TIMP2 <text:s/>- <text:s/>timp metallopeptidase inhibitor 2, LARS <text:s/>- <text:s/>leucyl-trna synthetase, PSAP <text:s/>- <text:s/>prosaposin, CDH2 <text:s/>- <text:s/>cadherin 2, type 1, n-cadherin (neuronal), WNT2B <text:s/>- <text:s/>wingless-type mmtv integration site family, member 2b, GPR56 <text:s/>- <text:s/>g protein-coupled receptor 56, TBK1 <text:s/>- <text:s/>tank-binding kinase 1, PPAPDC1A <text:s/>- <text:s/>phosphatidic acid phosphatase type 2 domain containing 1a, CAPRIN2 <text:s/>- <text:s/>caprin family member 2, GAREM <text:s/>- <text:s/>grb2 associated, regulator of mapk1, IQGAP3 <text:s/>- <text:s/>iq motif containing gtpase activating protein 3, SOX15 <text:s/>- <text:s/>sry (sex determining region y)-box 15, MT3 <text:s/>- <text:s/>metallothionein 3, IL3 <text:s/>- <text:s/>interleukin 3 (colony-stimulating factor, multiple), MYOG <text:s/>- <text:s/>myogenin (myogenic factor 4), PSMA4 <text:s/>- <text:s/>proteasome (prosome, macropain) subunit, alpha type, 4, PPP3CA <text:s/>- <text:s/>protein phosphatase 3, catalytic subunit, alpha isozyme, RIT2 <text:s/>- <text:s/>ras-like without caax 2, SPRED2 <text:s/>- <text:s/>sprouty-related, evh1 domain containing 2, SH2D3A <text:s/>- <text:s/>sh2 domain containing 3a, MPP7 <text:s/>- <text:s/>membrane protein, palmitoylated 7 (maguk p55 subfamily member 7), PSMA3 <text:s/>- <text:s/>proteasome (prosome, macropain) subunit, alpha type, 3, MMP9 <text:s/>- <text:s/>matrix metallopeptidase 9 (gelatinase b, 92kda gelatinase, 92kda type iv collagenase), IL1R1 <text:s/>- <text:s/>interleukin 1 receptor, type i, PSMD1 <text:s/>- <text:s/>proteasome (prosome, macropain) 26s subunit, non-atpase, 1, EYA1 <text:s/>- <text:s/>eyes absent homolog 1 (drosophila), PSMC5 <text:s/>- <text:s/>proteasome (prosome, macropain) 26s subunit, atpase, 5, GJA1 <text:s/>- <text:s/>gap junction protein, alpha 1, 43kda, CXCL5 <text:s/>- <text:s/>chemokine (c-x-c motif) ligand 5, PRR5 <text:s/>- <text:s/>proline rich 5 (renal), UBE2K <text:s/>- <text:s/>ubiquitin-conjugating enzyme e2k, PSMD7 <text:s/>- <text:s/>proteasome (prosome, macropain) 26s subunit, non-atpase, 7, TRIM8 <text:s/>- <text:s/>tripartite motif containing 8, F2RL2 <text:s/>- <text:s/>coagulation factor ii (thrombin) receptor-like 2, FGR <text:s/>- <text:s/>feline gardner-rasheed sarcoma viral oncogene homolog, PAK3 <text:s/>- <text:s/>p21 protein (cdc42/rac)-activated kinase 3, IL6 <text:s/>- <text:s/>interleukin 6 (interferon, beta 2), ITGA5 <text:s/>- <text:s/>integrin, alpha 5 (fibronectin receptor, alpha polypeptide), RBPMS <text:s/>- <text:s/>rna binding protein with multiple splicing, NEUROD2 <text:s/>- <text:s/>neuronal differentiation 2, SCG2 <text:s/>- <text:s/>secretogranin ii, PSME2 <text:s/>- <text:s/>proteasome (prosome, macropain) activator subunit 2 (pa28 beta), CNPY3 <text:s/>- <text:s/>canopy fgf signaling regulator 3, ARTN <text:s/>- <text:s/>artemin, FGF9 <text:s/>- <text:s/>fibroblast growth factor 9, PTEN <text:s/>- <text:s/>phosphatase and tensin homolog, VAPA <text:s/>- <text:s/>vamp (vesicle-associated membrane protein)-associated protein a, 33kda, STAT6 <text:s/>- <text:s/>signal transducer and activator of transcription 6, interleukin-4 induced, FGF1 <text:s/>- <text:s/>fibroblast growth factor 1 (acidic), GRB10 <text:s/>- <text:s/>growth factor receptor-bound protein 10, CD14 <text:s/>- <text:s/>cd14 molecule, RASSF2 <text:s/>- <text:s/>ras association (ralgds/af-6) domain family member 2, SPAG9 <text:s/>- <text:s/>sperm associated antigen 9, MACF1 <text:s/>- <text:s/>microtubule-actin crosslinking factor 1, NEK10 <text:s/>- <text:s/>nima-related kinase 10, GNG3 <text:s/>- <text:s/>guanine nucleotide binding protein (g protein), gamma 3, ADCYAP1 <text:s/>- <text:s/>adenylate cyclase activating polypeptide 1 (pituitary), HSP90AB1 <text:s/>- <text:s/>heat shock protein 90kda alpha (cytosolic), class b member 1, MET <text:s/>- <text:s/>met proto-oncogene, RASGRF1 <text:s/>- <text:s/>ras protein-specific guanine nucleotide-releasing factor 1, PIK3CD <text:s/>- <text:s/>phosphatidylinositol-4,5-bisphosphate 3-kinase, catalytic subunit delta, GRM4 <text:s/>- <text:s/>glutamate receptor, metabotropic 4, S1PR1 <text:s/>- <text:s/>sphingosine-1-phosphate receptor 1, RB1CC1 <text:s/>- <text:s/>rb1-inducible coiled-coil 1, RTN4 <text:s/>- <text:s/>reticulon 4, YWHAG <text:s/>- <text:s/>tyrosine 3-monooxygenase/tryptophan 5-monooxygenase activation protein, gamma polypeptide, GSK3B <text:s/>- <text:s/>glycogen synthase kinase 3 beta, RREB1 <text:s/>- <text:s/>ras responsive element binding protein 1, SH3BP2 <text:s/>- <text:s/>sh3-domain binding protein 2]</text:p>
          </table:table-cell>
          <table:table-cell table:style-name="Default" table:number-columns-repeated="1014"/>
        </table:table-row>
        <table:table-row table:style-name="ro1">
          <table:table-cell office:value-type="string" calcext:value-type="string">
            <text:p>GO:0031324</text:p>
          </table:table-cell>
          <table:table-cell office:value-type="string" calcext:value-type="string">
            <text:p>negative regulation of cellular metabolic process</text:p>
          </table:table-cell>
          <table:table-cell office:value-type="float" office:value="0.000143" calcext:value-type="float">
            <text:p>0.000143</text:p>
          </table:table-cell>
          <table:table-cell office:value-type="float" office:value="0.0552" calcext:value-type="float">
            <text:p>0.0552</text:p>
          </table:table-cell>
          <table:table-cell office:value-type="float" office:value="1.47" calcext:value-type="float">
            <text:p>1.47</text:p>
          </table:table-cell>
          <table:table-cell office:value-type="float" office:value="13954" calcext:value-type="float">
            <text:p>13954</text:p>
          </table:table-cell>
          <table:table-cell office:value-type="float" office:value="1875" calcext:value-type="float">
            <text:p>1875</text:p>
          </table:table-cell>
          <table:table-cell office:value-type="float" office:value="425" calcext:value-type="float">
            <text:p>425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[A2M <text:s/>- <text:s/>alpha-2-macroglobulin, PRKAA1 <text:s/>- <text:s/>protein kinase, amp-activated, alpha 1 catalytic subunit, ELL <text:s/>- <text:s/>elongation factor rna polymerase ii, BNIP3 <text:s/>- <text:s/>bcl2/adenovirus e1b 19kda interacting protein 3, TIMP2 <text:s/>- <text:s/>timp metallopeptidase inhibitor 2, GSTP1 <text:s/>- <text:s/>glutathione s-transferase pi 1, LARS <text:s/>- <text:s/>leucyl-trna synthetase, PTPRR <text:s/>- <text:s/>protein tyrosine phosphatase, receptor type, r, XPO1 <text:s/>- <text:s/>exportin 1 (crm1 homolog, yeast), RERE <text:s/>- <text:s/>arginine-glutamic acid dipeptide (re) repeats, PHF23 <text:s/>- <text:s/>phd finger protein 23, KLHL40 <text:s/>- <text:s/>kelch-like family member 40, ITM2B <text:s/>- <text:s/>integral membrane protein 2b, CAPRIN2 <text:s/>- <text:s/>caprin family member 2, ENO1 <text:s/>- <text:s/>enolase 1, (alpha), USP2 <text:s/>- <text:s/>ubiquitin specific peptidase 2, SOX15 <text:s/>- <text:s/>sry (sex determining region y)-box 15, MT3 <text:s/>- <text:s/>metallothionein 3, ANAPC15 <text:s/>- <text:s/>anaphase promoting complex subunit 15, MYOG <text:s/>- <text:s/>myogenin (myogenic factor 4), SPRED2 <text:s/>- <text:s/>sprouty-related, evh1 domain containing 2, PSMA4 <text:s/>- <text:s/>proteasome (prosome, macropain) subunit, alpha type, 4, PPP3CA <text:s/>- <text:s/>protein phosphatase 3, catalytic subunit, alpha isozyme, PSMA3 <text:s/>- <text:s/>proteasome (prosome, macropain) subunit, alpha type, 3, BACH2 <text:s/>- <text:s/>btb and cnc homology 1, basic leucine zipper transcription factor 2, PRDM1 <text:s/>- <text:s/>pr domain containing 1, with znf domain, DYRK1A <text:s/>- <text:s/>dual-specificity tyrosine-(y)-phosphorylation regulated kinase 1a, PPP1R1C <text:s/>- <text:s/>protein phosphatase 1, regulatory (inhibitor) subunit 1c, JAZF1 <text:s/>- <text:s/>jazf zinc finger 1, MMP9 <text:s/>- <text:s/>matrix metallopeptidase 9 (gelatinase b, 92kda gelatinase, 92kda type iv collagenase), PSMD1 <text:s/>- <text:s/>proteasome (prosome, macropain) 26s subunit, non-atpase, 1, PSMC5 <text:s/>- <text:s/>proteasome (prosome, macropain) 26s subunit, atpase, 5, PPP2CA <text:s/>- <text:s/>protein phosphatase 2, catalytic subunit, alpha isozyme, GJA1 <text:s/>- <text:s/>gap junction protein, alpha 1, 43kda, DUSP14 <text:s/>- <text:s/>dual specificity phosphatase 14, PSMD7 <text:s/>- <text:s/>proteasome (prosome, macropain) 26s subunit, non-atpase, 7, TRIM8 <text:s/>- <text:s/>tripartite motif containing 8, DUSP10 <text:s/>- <text:s/>dual specificity phosphatase 10, IL6 <text:s/>- <text:s/>interleukin 6 (interferon, beta 2), NEUROD2 <text:s/>- <text:s/>neuronal differentiation 2, DLG3 <text:s/>- <text:s/>discs, large homolog 3 (drosophila), PSME2 <text:s/>- <text:s/>proteasome (prosome, macropain) activator subunit 2 (pa28 beta), DLG2 <text:s/>- <text:s/>discs, large homolog 2 (drosophila), DLX1 <text:s/>- <text:s/>distal-less homeobox 1, FGF9 <text:s/>- <text:s/>fibroblast growth factor 9, PTEN <text:s/>- <text:s/>phosphatase and tensin homolog, SQSTM1 <text:s/>- <text:s/>sequestosome 1, MDM2 <text:s/>- <text:s/>mdm2 oncogene, e3 ubiquitin protein ligase, STAT6 <text:s/>- <text:s/>signal transducer and activator of transcription 6, interleukin-4 induced, ARID1A <text:s/>- <text:s/>at rich interactive domain 1a (swi-like), EPC1 <text:s/>- <text:s/>enhancer of polycomb homolog 1 (drosophila), GRB10 <text:s/>- <text:s/>growth factor receptor-bound protein 10, HNRNPK <text:s/>- <text:s/>heterogeneous nuclear ribonucleoprotein k, RASSF2 <text:s/>- <text:s/>ras association (ralgds/af-6) domain family member 2, BAG3 <text:s/>- <text:s/>bcl2-associated athanogene 3, FEZ2 <text:s/>- <text:s/>fasciculation and elongation protein zeta 2 (zygin ii), CPEB1 <text:s/>- <text:s/>cytoplasmic polyadenylation element binding protein 1, PTBP2 <text:s/>- <text:s/>polypyrimidine tract binding protein 2, ETS2 <text:s/>- <text:s/>v-ets avian erythroblastosis virus e26 oncogene homolog 2, ZNF219 <text:s/>- <text:s/>zinc finger protein 219, TFEC <text:s/>- <text:s/>transcription factor ec, GATAD2A <text:s/>- <text:s/>gata zinc finger domain containing 2a, BAZ2A <text:s/>- <text:s/>bromodomain adjacent to zinc finger domain, 2a, RBBP7 <text:s/>- <text:s/>retinoblastoma binding protein 7, HRSP12 <text:s/>- <text:s/>heat-responsive protein 12, IGF1R <text:s/>- <text:s/>insulin-like growth factor 1 receptor, HSP90AB1 <text:s/>- <text:s/>heat shock protein 90kda alpha (cytosolic), class b member 1, MET <text:s/>- <text:s/>met proto-oncogene, AKIRIN2 <text:s/>- <text:s/>akirin 2, DNMT3A <text:s/>- <text:s/>dna (cytosine-5-)-methyltransferase 3 alpha, ROCK2 <text:s/>- <text:s/>rho-associated, coiled-coil containing protein kinase 2, SMARCA2 <text:s/>- <text:s/>swi/snf related, matrix associated, actin dependent regulator of chromatin, subfamily a, member 2, CPEB2 <text:s/>- <text:s/>cytoplasmic polyadenylation element binding protein 2, TRIM37 <text:s/>- <text:s/>tripartite motif containing 37, TCF7 <text:s/>- <text:s/>transcription factor 7 (t-cell specific, hmg-box), ZNF217 <text:s/>- <text:s/>zinc finger protein 217, GAPDH <text:s/>- <text:s/>glyceraldehyde-3-phosphate dehydrogenase, YWHAG <text:s/>- <text:s/>tyrosine 3-monooxygenase/tryptophan 5-monooxygenase activation protein, gamma polypeptide, WDR81 <text:s/>- <text:s/>wd repeat domain 81, SMAD6 <text:s/>- <text:s/>smad family member 6, GSK3B <text:s/>- <text:s/>glycogen synthase kinase 3 beta, BEND6 <text:s/>- <text:s/>ben domain containing 6, RREB1 <text:s/>- <text:s/>ras responsive element binding protein 1, THRA <text:s/>- <text:s/>thyroid hormone receptor, alpha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2000145</text:p>
          </table:table-cell>
          <table:table-cell office:value-type="string" calcext:value-type="string">
            <text:p>regulation of cell motility</text:p>
          </table:table-cell>
          <table:table-cell office:value-type="float" office:value="0.000147" calcext:value-type="float">
            <text:p>0.000147</text:p>
          </table:table-cell>
          <table:table-cell office:value-type="float" office:value="0.0551" calcext:value-type="float">
            <text:p>0.0551</text:p>
          </table:table-cell>
          <table:table-cell office:value-type="float" office:value="1.93" calcext:value-type="float">
            <text:p>1.93</text:p>
          </table:table-cell>
          <table:table-cell office:value-type="float" office:value="13954" calcext:value-type="float">
            <text:p>13954</text:p>
          </table:table-cell>
          <table:table-cell office:value-type="float" office:value="594" calcext:value-type="float">
            <text:p>594</text:p>
          </table:table-cell>
          <table:table-cell office:value-type="float" office:value="425" calcext:value-type="float">
            <text:p>4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[ITGA5 <text:s/>- <text:s/>integrin, alpha 5 (fibronectin receptor, alpha polypeptide), GSTP1 <text:s/>- <text:s/>glutathione s-transferase pi 1, MMRN2 <text:s/>- <text:s/>multimerin 2, RUFY3 <text:s/>- <text:s/>run and fyve domain containing 3, LRP1 <text:s/>- <text:s/>low density lipoprotein receptor-related protein 1, PTPRR <text:s/>- <text:s/>protein tyrosine phosphatase, receptor type, r, PTEN <text:s/>- <text:s/>phosphatase and tensin homolog, PFN2 <text:s/>- <text:s/>profilin 2, MDM2 <text:s/>- <text:s/>mdm2 oncogene, e3 ubiquitin protein ligase, FGF1 <text:s/>- <text:s/>fibroblast growth factor 1 (acidic), FAM83H <text:s/>- <text:s/>family with sequence similarity 83, member h, PLAU <text:s/>- <text:s/>plasminogen activator, urokinase, ABL2 <text:s/>- <text:s/>c-abl oncogene 2, non-receptor tyrosine kinase, SPAG9 <text:s/>- <text:s/>sperm associated antigen 9, CPEB1 <text:s/>- <text:s/>cytoplasmic polyadenylation element binding protein 1, FAM65A <text:s/>- <text:s/>family with sequence similarity 65, member a, GPR56 <text:s/>- <text:s/>g protein-coupled receptor 56, ADAM15 <text:s/>- <text:s/>adam metallopeptidase domain 15, MACF1 <text:s/>- <text:s/>microtubule-actin crosslinking factor 1, EPHA2 <text:s/>- <text:s/>eph receptor a2, IGF1R <text:s/>- <text:s/>insulin-like growth factor 1 receptor, SRPX2 <text:s/>- <text:s/>sushi-repeat containing protein, x-linked 2, MET <text:s/>- <text:s/>met proto-oncogene, ROCK2 <text:s/>- <text:s/>rho-associated, coiled-coil containing protein kinase 2, MMP9 <text:s/>- <text:s/>matrix metallopeptidase 9 (gelatinase b, 92kda gelatinase, 92kda type iv collagenase), IL1R1 <text:s/>- <text:s/>interleukin 1 receptor, type i, PIK3CD <text:s/>- <text:s/>phosphatidylinositol-4,5-bisphosphate 3-kinase, catalytic subunit delta, CXCL5 <text:s/>- <text:s/>chemokine (c-x-c motif) ligand 5, PHLDA2 <text:s/>- <text:s/>pleckstrin homology-like domain, family a, member 2, S1PR1 <text:s/>- <text:s/>sphingosine-1-phosphate receptor 1, RTN4 <text:s/>- <text:s/>reticulon 4, FGR <text:s/>- <text:s/>feline gardner-rasheed sarcoma viral oncogene homolog, PAK3 <text:s/>- <text:s/>p21 protein (cdc42/rac)-activated kinase 3, RREB1 <text:s/>- <text:s/>ras responsive element binding protein 1, IL6 <text:s/>- <text:s/>interleukin 6 (interferon, beta 2)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1903052</text:p>
          </table:table-cell>
          <table:table-cell office:value-type="string" calcext:value-type="string">
            <text:p>positive regulation of proteolysis involved in cellular protein catabolic process</text:p>
          </table:table-cell>
          <table:table-cell office:value-type="float" office:value="0.000148" calcext:value-type="float">
            <text:p>0.000148</text:p>
          </table:table-cell>
          <table:table-cell office:value-type="float" office:value="0.0541" calcext:value-type="float">
            <text:p>0.0541</text:p>
          </table:table-cell>
          <table:table-cell office:value-type="float" office:value="3.15" calcext:value-type="float">
            <text:p>3.15</text:p>
          </table:table-cell>
          <table:table-cell office:value-type="float" office:value="13954" calcext:value-type="float">
            <text:p>13954</text:p>
          </table:table-cell>
          <table:table-cell office:value-type="float" office:value="146" calcext:value-type="float">
            <text:p>146</text:p>
          </table:table-cell>
          <table:table-cell office:value-type="float" office:value="425" calcext:value-type="float">
            <text:p>42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[ANAPC15 <text:s/>- <text:s/>anaphase promoting complex subunit 15, PSME2 <text:s/>- <text:s/>proteasome (prosome, macropain) activator subunit 2 (pa28 beta), PSMA4 <text:s/>- <text:s/>proteasome (prosome, macropain) subunit, alpha type, 4, PSMA3 <text:s/>- <text:s/>proteasome (prosome, macropain) subunit, alpha type, 3, PTEN <text:s/>- <text:s/>phosphatase and tensin homolog, TRIM67 <text:s/>- <text:s/>tripartite motif containing 67, MDM2 <text:s/>- <text:s/>mdm2 oncogene, e3 ubiquitin protein ligase, ARIH2 <text:s/>- <text:s/>ariadne homolog 2 (drosophila), PSMD1 <text:s/>- <text:s/>proteasome (prosome, macropain) 26s subunit, non-atpase, 1, PSMC5 <text:s/>- <text:s/>proteasome (prosome, macropain) 26s subunit, atpase, 5, GSK3B <text:s/>- <text:s/>glycogen synthase kinase 3 beta, PSMD7 <text:s/>- <text:s/>proteasome (prosome, macropain) 26s subunit, non-atpase, 7, KLHL40 <text:s/>- <text:s/>kelch-like family member 40, VCP <text:s/>- <text:s/>valosin containing protein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30335</text:p>
          </table:table-cell>
          <table:table-cell office:value-type="string" calcext:value-type="string">
            <text:p>positive regulation of cell migration</text:p>
          </table:table-cell>
          <table:table-cell office:value-type="float" office:value="0.000153" calcext:value-type="float">
            <text:p>0.000153</text:p>
          </table:table-cell>
          <table:table-cell office:value-type="float" office:value="0.0544" calcext:value-type="float">
            <text:p>0.0544</text:p>
          </table:table-cell>
          <table:table-cell office:value-type="float" office:value="2.33" calcext:value-type="float">
            <text:p>2.33</text:p>
          </table:table-cell>
          <table:table-cell office:value-type="float" office:value="13954" calcext:value-type="float">
            <text:p>13954</text:p>
          </table:table-cell>
          <table:table-cell office:value-type="float" office:value="324" calcext:value-type="float">
            <text:p>324</text:p>
          </table:table-cell>
          <table:table-cell office:value-type="float" office:value="425" calcext:value-type="float">
            <text:p>42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[ITGA5 <text:s/>- <text:s/>integrin, alpha 5 (fibronectin receptor, alpha polypeptide), IGF1R <text:s/>- <text:s/>insulin-like growth factor 1 receptor, RUFY3 <text:s/>- <text:s/>run and fyve domain containing 3, SRPX2 <text:s/>- <text:s/>sushi-repeat containing protein, x-linked 2, MET <text:s/>- <text:s/>met proto-oncogene, ROCK2 <text:s/>- <text:s/>rho-associated, coiled-coil containing protein kinase 2, MMP9 <text:s/>- <text:s/>matrix metallopeptidase 9 (gelatinase b, 92kda gelatinase, 92kda type iv collagenase), IL1R1 <text:s/>- <text:s/>interleukin 1 receptor, type i, MDM2 <text:s/>- <text:s/>mdm2 oncogene, e3 ubiquitin protein ligase, PLAU <text:s/>- <text:s/>plasminogen activator, urokinase, FGF1 <text:s/>- <text:s/>fibroblast growth factor 1 (acidic), FAM83H <text:s/>- <text:s/>family with sequence similarity 83, member h, PIK3CD <text:s/>- <text:s/>phosphatidylinositol-4,5-bisphosphate 3-kinase, catalytic subunit delta, SPAG9 <text:s/>- <text:s/>sperm associated antigen 9, S1PR1 <text:s/>- <text:s/>sphingosine-1-phosphate receptor 1, CXCL5 <text:s/>- <text:s/>chemokine (c-x-c motif) ligand 5, CPEB1 <text:s/>- <text:s/>cytoplasmic polyadenylation element binding protein 1, FAM65A <text:s/>- <text:s/>family with sequence similarity 65, member a, RTN4 <text:s/>- <text:s/>reticulon 4, FGR <text:s/>- <text:s/>feline gardner-rasheed sarcoma viral oncogene homolog, PAK3 <text:s/>- <text:s/>p21 protein (cdc42/rac)-activated kinase 3, RREB1 <text:s/>- <text:s/>ras responsive element binding protein 1, IL6 <text:s/>- <text:s/>interleukin 6 (interferon, beta 2)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23014</text:p>
          </table:table-cell>
          <table:table-cell office:value-type="string" calcext:value-type="string">
            <text:p>signal transduction by protein phosphorylation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0555" calcext:value-type="float">
            <text:p>0.0555</text:p>
          </table:table-cell>
          <table:table-cell office:value-type="float" office:value="2.32" calcext:value-type="float">
            <text:p>2.32</text:p>
          </table:table-cell>
          <table:table-cell office:value-type="float" office:value="13954" calcext:value-type="float">
            <text:p>13954</text:p>
          </table:table-cell>
          <table:table-cell office:value-type="float" office:value="325" calcext:value-type="float">
            <text:p>325</text:p>
          </table:table-cell>
          <table:table-cell office:value-type="float" office:value="425" calcext:value-type="float">
            <text:p>42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[KCNH3 <text:s/>- <text:s/>potassium voltage-gated channel, subfamily h (eag-related), member 3, IQGAP3 <text:s/>- <text:s/>iq motif containing gtpase activating protein 3, SPTA1 <text:s/>- <text:s/>spectrin, alpha, erythrocytic 1 (elliptocytosis 2), SCG2 <text:s/>- <text:s/>secretogranin ii, PSME2 <text:s/>- <text:s/>proteasome (prosome, macropain) activator subunit 2 (pa28 beta), MT3 <text:s/>- <text:s/>metallothionein 3, IL3 <text:s/>- <text:s/>interleukin 3 (colony-stimulating factor, multiple), PSMA4 <text:s/>- <text:s/>proteasome (prosome, macropain) subunit, alpha type, 4, SH2D3A <text:s/>- <text:s/>sh2 domain containing 3a, PSMA3 <text:s/>- <text:s/>proteasome (prosome, macropain) subunit, alpha type, 3, RASAL1 <text:s/>- <text:s/>ras protein activator like 1 (gap1 like), ARTN <text:s/>- <text:s/>artemin, MET <text:s/>- <text:s/>met proto-oncogene, FGF9 <text:s/>- <text:s/>fibroblast growth factor 9, RASGRF1 <text:s/>- <text:s/>ras protein-specific guanine nucleotide-releasing factor 1, GDNF <text:s/>- <text:s/>glial cell derived neurotrophic factor, FGF1 <text:s/>- <text:s/>fibroblast growth factor 1 (acidic), MAPK12 <text:s/>- <text:s/>mitogen-activated protein kinase 12, PSMD1 <text:s/>- <text:s/>proteasome (prosome, macropain) 26s subunit, non-atpase, 1, PSMC5 <text:s/>- <text:s/>proteasome (prosome, macropain) 26s subunit, atpase, 5, PSMD7 <text:s/>- <text:s/>proteasome (prosome, macropain) 26s subunit, non-atpase, 7, PAK3 <text:s/>- <text:s/>p21 protein (cdc42/rac)-activated kinase 3, DUSP10 <text:s/>- <text:s/>dual specificity phosphatase 10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31325</text:p>
          </table:table-cell>
          <table:table-cell office:value-type="string" calcext:value-type="string">
            <text:p>positive regulation of cellular metabolic process</text:p>
          </table:table-cell>
          <table:table-cell office:value-type="float" office:value="0.000166" calcext:value-type="float">
            <text:p>0.000166</text:p>
          </table:table-cell>
          <table:table-cell office:value-type="float" office:value="0.0564" calcext:value-type="float">
            <text:p>0.0564</text:p>
          </table:table-cell>
          <table:table-cell office:value-type="float" office:value="1.4" calcext:value-type="float">
            <text:p>1.4</text:p>
          </table:table-cell>
          <table:table-cell office:value-type="float" office:value="13954" calcext:value-type="float">
            <text:p>13954</text:p>
          </table:table-cell>
          <table:table-cell office:value-type="float" office:value="2394" calcext:value-type="float">
            <text:p>2394</text:p>
          </table:table-cell>
          <table:table-cell office:value-type="float" office:value="425" calcext:value-type="float">
            <text:p>425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[ELL <text:s/>- <text:s/>elongation factor rna polymerase ii, BNIP3 <text:s/>- <text:s/>bcl2/adenovirus e1b 19kda interacting protein 3, MED24 <text:s/>- <text:s/>mediator complex subunit 24, MAPRE3 <text:s/>- <text:s/>microtubule-associated protein, rp/eb family, member 3, GSTP1 <text:s/>- <text:s/>glutathione s-transferase pi 1, CASZ1 <text:s/>- <text:s/>castor zinc finger 1, NDP <text:s/>- <text:s/>norrie disease (pseudoglioma), PSAP <text:s/>- <text:s/>prosaposin, CDH2 <text:s/>- <text:s/>cadherin 2, type 1, n-cadherin (neuronal), GDNF <text:s/>- <text:s/>glial cell derived neurotrophic factor, PBX3 <text:s/>- <text:s/>pre-b-cell leukemia homeobox 3, PHF23 <text:s/>- <text:s/>phd finger protein 23, TBK1 <text:s/>- <text:s/>tank-binding kinase 1, ENO1 <text:s/>- <text:s/>enolase 1, (alpha), LARP4 <text:s/>- <text:s/>la ribonucleoprotein domain family, member 4, GAREM <text:s/>- <text:s/>grb2 associated, regulator of mapk1, IQGAP3 <text:s/>- <text:s/>iq motif containing gtpase activating protein 3, DDAH1 <text:s/>- <text:s/>dimethylarginine dimethylaminohydrolase 1, SOX15 <text:s/>- <text:s/>sry (sex determining region y)-box 15, ANAPC15 <text:s/>- <text:s/>anaphase promoting complex subunit 15, IL3 <text:s/>- <text:s/>interleukin 3 (colony-stimulating factor, multiple), RIT2 <text:s/>- <text:s/>ras-like without caax 2, PSMA4 <text:s/>- <text:s/>proteasome (prosome, macropain) subunit, alpha type, 4, MYOG <text:s/>- <text:s/>myogenin (myogenic factor 4), PSMA3 <text:s/>- <text:s/>proteasome (prosome, macropain) subunit, alpha type, 3, MMP9 <text:s/>- <text:s/>matrix metallopeptidase 9 (gelatinase b, 92kda gelatinase, 92kda type iv collagenase), GRHL3 <text:s/>- <text:s/>grainyhead-like 3 (drosophila), PSMD1 <text:s/>- <text:s/>proteasome (prosome, macropain) 26s subunit, non-atpase, 1, PSMC5 <text:s/>- <text:s/>proteasome (prosome, macropain) 26s subunit, atpase, 5, PRR5 <text:s/>- <text:s/>proline rich 5 (renal), PSMD7 <text:s/>- <text:s/>proteasome (prosome, macropain) 26s subunit, non-atpase, 7, FGR <text:s/>- <text:s/>feline gardner-rasheed sarcoma viral oncogene homolog, TRIM8 <text:s/>- <text:s/>tripartite motif containing 8, PAK3 <text:s/>- <text:s/>p21 protein (cdc42/rac)-activated kinase 3, IL6 <text:s/>- <text:s/>interleukin 6 (interferon, beta 2), ITGA5 <text:s/>- <text:s/>integrin, alpha 5 (fibronectin receptor, alpha polypeptide), PSME2 <text:s/>- <text:s/>proteasome (prosome, macropain) activator subunit 2 (pa28 beta), FGF9 <text:s/>- <text:s/>fibroblast growth factor 9, PTEN <text:s/>- <text:s/>phosphatase and tensin homolog, TOX2 <text:s/>- <text:s/>tox high mobility group box family member 2, SQSTM1 <text:s/>- <text:s/>sequestosome 1, MYH9 <text:s/>- <text:s/>myosin, heavy chain 9, non-muscle, ARID1A <text:s/>- <text:s/>at rich interactive domain 1a (swi-like), MDM2 <text:s/>- <text:s/>mdm2 oncogene, e3 ubiquitin protein ligase, FGF1 <text:s/>- <text:s/>fibroblast growth factor 1 (acidic), ARID1B <text:s/>- <text:s/>at rich interactive domain 1b (swi1-like), RASSF2 <text:s/>- <text:s/>ras association (ralgds/af-6) domain family member 2, CPEB1 <text:s/>- <text:s/>cytoplasmic polyadenylation element binding protein 1, CASK <text:s/>- <text:s/>calcium/calmodulin-dependent serine protein kinase (maguk family), ADCY8 <text:s/>- <text:s/>adenylate cyclase 8 (brain), NEK10 <text:s/>- <text:s/>nima-related kinase 10, ADNP <text:s/>- <text:s/>activity-dependent neuroprotector homeobox, GNG3 <text:s/>- <text:s/>guanine nucleotide binding protein (g protein), gamma 3, ARHGEF11 <text:s/>- <text:s/>rho guanine nucleotide exchange factor (gef) 11, ADCYAP1 <text:s/>- <text:s/>adenylate cyclase activating polypeptide 1 (pituitary), HSP90AB1 <text:s/>- <text:s/>heat shock protein 90kda alpha (cytosolic), class b member 1, AKIRIN2 <text:s/>- <text:s/>akirin 2, MET <text:s/>- <text:s/>met proto-oncogene, ROCK2 <text:s/>- <text:s/>rho-associated, coiled-coil containing protein kinase 2, SMARCA2 <text:s/>- <text:s/>swi/snf related, matrix associated, actin dependent regulator of chromatin, subfamily a, member 2, MAPK12 <text:s/>- <text:s/>mitogen-activated protein kinase 12, S1PR1 <text:s/>- <text:s/>sphingosine-1-phosphate receptor 1, RB1CC1 <text:s/>- <text:s/>rb1-inducible coiled-coil 1, NRD1 <text:s/>- <text:s/>nardilysin (n-arginine dibasic convertase), PRKAA1 <text:s/>- <text:s/>protein kinase, amp-activated, alpha 1 catalytic subunit, TIMP2 <text:s/>- <text:s/>timp metallopeptidase inhibitor 2, PFN2 <text:s/>- <text:s/>profilin 2, TRIM67 <text:s/>- <text:s/>tripartite motif containing 67, RERE <text:s/>- <text:s/>arginine-glutamic acid dipeptide (re) repeats, KLHL40 <text:s/>- <text:s/>kelch-like family member 40, CAPRIN2 <text:s/>- <text:s/>caprin family member 2, MT3 <text:s/>- <text:s/>metallothionein 3, PPP3CA <text:s/>- <text:s/>protein phosphatase 3, catalytic subunit, alpha isozyme, DYRK1A <text:s/>- <text:s/>dual-specificity tyrosine-(y)-phosphorylation regulated kinase 1a, MKL1 <text:s/>- <text:s/>megakaryoblastic leukemia (translocation) 1, CHTOP <text:s/>- <text:s/>chromatin target of prmt1, EYA1 <text:s/>- <text:s/>eyes absent homolog 1 (drosophila), BCL9L <text:s/>- <text:s/>b-cell cll/lymphoma 9-like, PPP2CA <text:s/>- <text:s/>protein phosphatase 2, catalytic subunit, alpha isozyme, UBE2K <text:s/>- <text:s/>ubiquitin-conjugating enzyme e2k, VCP <text:s/>- <text:s/>valosin containing protein, RBPMS <text:s/>- <text:s/>rna binding protein with multiple splicing, NEUROD2 <text:s/>- <text:s/>neuronal differentiation 2, DLX1 <text:s/>- <text:s/>distal-less homeobox 1, STAT4 <text:s/>- <text:s/>signal transducer and activator of transcription 4, EHF <text:s/>- <text:s/>ets homologous factor, STAT6 <text:s/>- <text:s/>signal transducer and activator of transcription 6, interleukin-4 induced, EPC1 <text:s/>- <text:s/>enhancer of polycomb homolog 1 (drosophila), ESRRG <text:s/>- <text:s/>estrogen-related receptor gamma, ADRM1 <text:s/>- <text:s/>adhesion regulating molecule 1, HNRNPK <text:s/>- <text:s/>heterogeneous nuclear ribonucleoprotein k, SPAG9 <text:s/>- <text:s/>sperm associated antigen 9, ETS2 <text:s/>- <text:s/>v-ets avian erythroblastosis virus e26 oncogene homolog 2, TFEC <text:s/>- <text:s/>transcription factor ec, SCOC <text:s/>- <text:s/>short coiled-coil protein, IGF1R <text:s/>- <text:s/>insulin-like growth factor 1 receptor, ARIH2 <text:s/>- <text:s/>ariadne homolog 2 (drosophila), GRM4 <text:s/>- <text:s/>glutamate receptor, metabotropic 4, GSK3B <text:s/>- <text:s/>glycogen synthase kinase 3 beta, SMAD6 <text:s/>- <text:s/>smad family member 6, RREB1 <text:s/>- <text:s/>ras responsive element binding protein 1, THRA <text:s/>- <text:s/>thyroid hormone receptor, alpha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10647</text:p>
          </table:table-cell>
          <table:table-cell office:value-type="string" calcext:value-type="string">
            <text:p>positive regulation of cell communication</text:p>
          </table:table-cell>
          <table:table-cell office:value-type="float" office:value="0.000169" calcext:value-type="float">
            <text:p>0.000169</text:p>
          </table:table-cell>
          <table:table-cell office:value-type="float" office:value="0.0558" calcext:value-type="float">
            <text:p>0.0558</text:p>
          </table:table-cell>
          <table:table-cell office:value-type="float" office:value="1.59" calcext:value-type="float">
            <text:p>1.59</text:p>
          </table:table-cell>
          <table:table-cell office:value-type="float" office:value="13954" calcext:value-type="float">
            <text:p>13954</text:p>
          </table:table-cell>
          <table:table-cell office:value-type="float" office:value="1283" calcext:value-type="float">
            <text:p>1283</text:p>
          </table:table-cell>
          <table:table-cell office:value-type="float" office:value="425" calcext:value-type="float">
            <text:p>42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[PRKAA1 <text:s/>- <text:s/>protein kinase, amp-activated, alpha 1 catalytic subunit, BNIP3 <text:s/>- <text:s/>bcl2/adenovirus e1b 19kda interacting protein 3, AKT3 <text:s/>- <text:s/>v-akt murine thymoma viral oncogene homolog 3, TIMP2 <text:s/>- <text:s/>timp metallopeptidase inhibitor 2, PSAP <text:s/>- <text:s/>prosaposin, LARS <text:s/>- <text:s/>leucyl-trna synthetase, CDH2 <text:s/>- <text:s/>cadherin 2, type 1, n-cadherin (neuronal), WNT2B <text:s/>- <text:s/>wingless-type mmtv integration site family, member 2b, GPR56 <text:s/>- <text:s/>g protein-coupled receptor 56, TBK1 <text:s/>- <text:s/>tank-binding kinase 1, CAPRIN2 <text:s/>- <text:s/>caprin family member 2, GAREM <text:s/>- <text:s/>grb2 associated, regulator of mapk1, IQGAP3 <text:s/>- <text:s/>iq motif containing gtpase activating protein 3, IL3 <text:s/>- <text:s/>interleukin 3 (colony-stimulating factor, multiple), MT3 <text:s/>- <text:s/>metallothionein 3, SPRED2 <text:s/>- <text:s/>sprouty-related, evh1 domain containing 2, RIT2 <text:s/>- <text:s/>ras-like without caax 2, PSMA4 <text:s/>- <text:s/>proteasome (prosome, macropain) subunit, alpha type, 4, SH2D3A <text:s/>- <text:s/>sh2 domain containing 3a, PSMA3 <text:s/>- <text:s/>proteasome (prosome, macropain) subunit, alpha type, 3, MPP7 <text:s/>- <text:s/>membrane protein, palmitoylated 7 (maguk p55 subfamily member 7), IL1R1 <text:s/>- <text:s/>interleukin 1 receptor, type i, MMP9 <text:s/>- <text:s/>matrix metallopeptidase 9 (gelatinase b, 92kda gelatinase, 92kda type iv collagenase), SLC1A3 <text:s/>- <text:s/>solute carrier family 1 (glial high affinity glutamate transporter), member 3, PSMD1 <text:s/>- <text:s/>proteasome (prosome, macropain) 26s subunit, non-atpase, 1, EYA1 <text:s/>- <text:s/>eyes absent homolog 1 (drosophila), PSMC5 <text:s/>- <text:s/>proteasome (prosome, macropain) 26s subunit, atpase, 5, GJA1 <text:s/>- <text:s/>gap junction protein, alpha 1, 43kda, PRR5 <text:s/>- <text:s/>proline rich 5 (renal), UBE2K <text:s/>- <text:s/>ubiquitin-conjugating enzyme e2k, PSMD7 <text:s/>- <text:s/>proteasome (prosome, macropain) 26s subunit, non-atpase, 7, FGR <text:s/>- <text:s/>feline gardner-rasheed sarcoma viral oncogene homolog, F2RL2 <text:s/>- <text:s/>coagulation factor ii (thrombin) receptor-like 2, TRIM8 <text:s/>- <text:s/>tripartite motif containing 8, PAK3 <text:s/>- <text:s/>p21 protein (cdc42/rac)-activated kinase 3, IL6 <text:s/>- <text:s/>interleukin 6 (interferon, beta 2), ITGA5 <text:s/>- <text:s/>integrin, alpha 5 (fibronectin receptor, alpha polypeptide), RBPMS <text:s/>- <text:s/>rna binding protein with multiple splicing, NEUROD2 <text:s/>- <text:s/>neuronal differentiation 2, PSME2 <text:s/>- <text:s/>proteasome (prosome, macropain) activator subunit 2 (pa28 beta), FGF9 <text:s/>- <text:s/>fibroblast growth factor 9, PTEN <text:s/>- <text:s/>phosphatase and tensin homolog, VAPA <text:s/>- <text:s/>vamp (vesicle-associated membrane protein)-associated protein a, 33kda, FGF1 <text:s/>- <text:s/>fibroblast growth factor 1 (acidic), GRB10 <text:s/>- <text:s/>growth factor receptor-bound protein 10, SNAP25 <text:s/>- <text:s/>synaptosomal-associated protein, 25kda, CD14 <text:s/>- <text:s/>cd14 molecule, RASSF2 <text:s/>- <text:s/>ras association (ralgds/af-6) domain family member 2, CA7 <text:s/>- <text:s/>carbonic anhydrase vii, SPAG9 <text:s/>- <text:s/>sperm associated antigen 9, MACF1 <text:s/>- <text:s/>microtubule-actin crosslinking factor 1, NEK10 <text:s/>- <text:s/>nima-related kinase 10, GNG3 <text:s/>- <text:s/>guanine nucleotide binding protein (g protein), gamma 3, ADCYAP1 <text:s/>- <text:s/>adenylate cyclase activating polypeptide 1 (pituitary), HSP90AB1 <text:s/>- <text:s/>heat shock protein 90kda alpha (cytosolic), class b member 1, RASGRF1 <text:s/>- <text:s/>ras protein-specific guanine nucleotide-releasing factor 1, GRM4 <text:s/>- <text:s/>glutamate receptor, metabotropic 4, RB1CC1 <text:s/>- <text:s/>rb1-inducible coiled-coil 1, RTN4 <text:s/>- <text:s/>reticulon 4, YWHAG <text:s/>- <text:s/>tyrosine 3-monooxygenase/tryptophan 5-monooxygenase activation protein, gamma polypeptide, GSK3B <text:s/>- <text:s/>glycogen synthase kinase 3 beta, SH3BP2 <text:s/>- <text:s/>sh3-domain binding protein 2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06793</text:p>
          </table:table-cell>
          <table:table-cell office:value-type="string" calcext:value-type="string">
            <text:p>phosphorus metabolic process</text:p>
          </table:table-cell>
          <table:table-cell office:value-type="float" office:value="0.000192" calcext:value-type="float">
            <text:p>0.000192</text:p>
          </table:table-cell>
          <table:table-cell office:value-type="float" office:value="0.0621" calcext:value-type="float">
            <text:p>0.0621</text:p>
          </table:table-cell>
          <table:table-cell office:value-type="float" office:value="1.5" calcext:value-type="float">
            <text:p>1.5</text:p>
          </table:table-cell>
          <table:table-cell office:value-type="float" office:value="13954" calcext:value-type="float">
            <text:p>13954</text:p>
          </table:table-cell>
          <table:table-cell office:value-type="float" office:value="1669" calcext:value-type="float">
            <text:p>1669</text:p>
          </table:table-cell>
          <table:table-cell office:value-type="float" office:value="425" calcext:value-type="float">
            <text:p>425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[PRKAA1 <text:s/>- <text:s/>protein kinase, amp-activated, alpha 1 catalytic subunit, KCNH3 <text:s/>- <text:s/>potassium voltage-gated channel, subfamily h (eag-related), member 3, AKT3 <text:s/>- <text:s/>v-akt murine thymoma viral oncogene homolog 3, SPTA1 <text:s/>- <text:s/>spectrin, alpha, erythrocytic 1 (elliptocytosis 2), KCNAB2 <text:s/>- <text:s/>potassium voltage-gated channel, shaker-related subfamily, beta member 2, PTPRR <text:s/>- <text:s/>protein tyrosine phosphatase, receptor type, r, CDK14 <text:s/>- <text:s/>cyclin-dependent kinase 14, ATP5S <text:s/>- <text:s/>atp synthase, h+ transporting, mitochondrial fo complex, subunit s (factor b), GDNF <text:s/>- <text:s/>glial cell derived neurotrophic factor, SPEG <text:s/>- <text:s/>speg complex locus, PHKA2 <text:s/>- <text:s/>phosphorylase kinase, alpha 2 (liver), ABL2 <text:s/>- <text:s/>c-abl oncogene 2, non-receptor tyrosine kinase, TBK1 <text:s/>- <text:s/>tank-binding kinase 1, PPAPDC1A <text:s/>- <text:s/>phosphatidic acid phosphatase type 2 domain containing 1a, ENO1 <text:s/>- <text:s/>enolase 1, (alpha), EPHA2 <text:s/>- <text:s/>eph receptor a2, IQGAP3 <text:s/>- <text:s/>iq motif containing gtpase activating protein 3, MT3 <text:s/>- <text:s/>metallothionein 3, IL3 <text:s/>- <text:s/>interleukin 3 (colony-stimulating factor, multiple), PSMA4 <text:s/>- <text:s/>proteasome (prosome, macropain) subunit, alpha type, 4, PPP3CA <text:s/>- <text:s/>protein phosphatase 3, catalytic subunit, alpha isozyme, SH2D3A <text:s/>- <text:s/>sh2 domain containing 3a, PSMA3 <text:s/>- <text:s/>proteasome (prosome, macropain) subunit, alpha type, 3, DYRK1A <text:s/>- <text:s/>dual-specificity tyrosine-(y)-phosphorylation regulated kinase 1a, CDK15 <text:s/>- <text:s/>cyclin-dependent kinase 15, PSMD1 <text:s/>- <text:s/>proteasome (prosome, macropain) 26s subunit, non-atpase, 1, SORD <text:s/>- <text:s/>sorbitol dehydrogenase, EYA1 <text:s/>- <text:s/>eyes absent homolog 1 (drosophila), PIPOX <text:s/>- <text:s/>pipecolic acid oxidase, PSMC5 <text:s/>- <text:s/>proteasome (prosome, macropain) 26s subunit, atpase, 5, PPP2CA <text:s/>- <text:s/>protein phosphatase 2, catalytic subunit, alpha isozyme, DUSP14 <text:s/>- <text:s/>dual specificity phosphatase 14, PSMD7 <text:s/>- <text:s/>proteasome (prosome, macropain) 26s subunit, non-atpase, 7, RHO <text:s/>- <text:s/>rhodopsin, VCP <text:s/>- <text:s/>valosin containing protein, FGR <text:s/>- <text:s/>feline gardner-rasheed sarcoma viral oncogene homolog, PAK3 <text:s/>- <text:s/>p21 protein (cdc42/rac)-activated kinase 3, DUSP10 <text:s/>- <text:s/>dual specificity phosphatase 10, SCG2 <text:s/>- <text:s/>secretogranin ii, DLG3 <text:s/>- <text:s/>discs, large homolog 3 (drosophila), PSME2 <text:s/>- <text:s/>proteasome (prosome, macropain) activator subunit 2 (pa28 beta), DLG2 <text:s/>- <text:s/>discs, large homolog 2 (drosophila), RASAL1 <text:s/>- <text:s/>ras protein activator like 1 (gap1 like), ARTN <text:s/>- <text:s/>artemin, FGF9 <text:s/>- <text:s/>fibroblast growth factor 9, PTEN <text:s/>- <text:s/>phosphatase and tensin homolog, ME1 <text:s/>- <text:s/>malic enzyme 1, nadp(+)-dependent, cytosolic, SQSTM1 <text:s/>- <text:s/>sequestosome 1, ALDOA <text:s/>- <text:s/>aldolase a, fructose-bisphosphate, PTP4A2 <text:s/>- <text:s/>protein tyrosine phosphatase type iva, member 2, FGF1 <text:s/>- <text:s/>fibroblast growth factor 1 (acidic), RIPK4 <text:s/>- <text:s/>receptor-interacting serine-threonine kinase 4, ACYP2 <text:s/>- <text:s/>acylphosphatase 2, muscle type, RASSF2 <text:s/>- <text:s/>ras association (ralgds/af-6) domain family member 2, CASK <text:s/>- <text:s/>calcium/calmodulin-dependent serine protein kinase (maguk family), ADCY8 <text:s/>- <text:s/>adenylate cyclase 8 (brain), FLAD1 <text:s/>- <text:s/>flavin adenine dinucleotide synthetase 1, MAST4 <text:s/>- <text:s/>microtubule associated serine/threonine kinase family member 4, ALPL <text:s/>- <text:s/>alkaline phosphatase, liver/bone/kidney, DUSP13 <text:s/>- <text:s/>dual specificity phosphatase 13, NEK10 <text:s/>- <text:s/>nima-related kinase 10, IGF1R <text:s/>- <text:s/>insulin-like growth factor 1 receptor, ITPKC <text:s/>- <text:s/>inositol-trisphosphate 3-kinase c, SRPK1 <text:s/>- <text:s/>srsf protein kinase 1, ADCYAP1 <text:s/>- <text:s/>adenylate cyclase activating polypeptide 1 (pituitary), MET <text:s/>- <text:s/>met proto-oncogene, RASGRF1 <text:s/>- <text:s/>ras protein-specific guanine nucleotide-releasing factor 1, ROCK2 <text:s/>- <text:s/>rho-associated, coiled-coil containing protein kinase 2, AMPD3 <text:s/>- <text:s/>adenosine monophosphate deaminase 3, ABHD4 <text:s/>- <text:s/>abhydrolase domain containing 4, MAPK12 <text:s/>- <text:s/>mitogen-activated protein kinase 12, PIK3CD <text:s/>- <text:s/>phosphatidylinositol-4,5-bisphosphate 3-kinase, catalytic subunit delta, PIM1 <text:s/>- <text:s/>pim-1 oncogene, GAPDH <text:s/>- <text:s/>glyceraldehyde-3-phosphate dehydrogenase, GSK3B <text:s/>- <text:s/>glycogen synthase kinase 3 beta, SLC26A1 <text:s/>- <text:s/>solute carrier family 26 (anion exchanger), member 1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23056</text:p>
          </table:table-cell>
          <table:table-cell office:value-type="string" calcext:value-type="string">
            <text:p>positive regulation of signaling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633" calcext:value-type="float">
            <text:p>0.0633</text:p>
          </table:table-cell>
          <table:table-cell office:value-type="float" office:value="1.58" calcext:value-type="float">
            <text:p>1.58</text:p>
          </table:table-cell>
          <table:table-cell office:value-type="float" office:value="13954" calcext:value-type="float">
            <text:p>13954</text:p>
          </table:table-cell>
          <table:table-cell office:value-type="float" office:value="1291" calcext:value-type="float">
            <text:p>1291</text:p>
          </table:table-cell>
          <table:table-cell office:value-type="float" office:value="425" calcext:value-type="float">
            <text:p>42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[PRKAA1 <text:s/>- <text:s/>protein kinase, amp-activated, alpha 1 catalytic subunit, BNIP3 <text:s/>- <text:s/>bcl2/adenovirus e1b 19kda interacting protein 3, AKT3 <text:s/>- <text:s/>v-akt murine thymoma viral oncogene homolog 3, TIMP2 <text:s/>- <text:s/>timp metallopeptidase inhibitor 2, PSAP <text:s/>- <text:s/>prosaposin, LARS <text:s/>- <text:s/>leucyl-trna synthetase, CDH2 <text:s/>- <text:s/>cadherin 2, type 1, n-cadherin (neuronal), WNT2B <text:s/>- <text:s/>wingless-type mmtv integration site family, member 2b, GPR56 <text:s/>- <text:s/>g protein-coupled receptor 56, TBK1 <text:s/>- <text:s/>tank-binding kinase 1, CAPRIN2 <text:s/>- <text:s/>caprin family member 2, GAREM <text:s/>- <text:s/>grb2 associated, regulator of mapk1, IQGAP3 <text:s/>- <text:s/>iq motif containing gtpase activating protein 3, IL3 <text:s/>- <text:s/>interleukin 3 (colony-stimulating factor, multiple), MT3 <text:s/>- <text:s/>metallothionein 3, RIT2 <text:s/>- <text:s/>ras-like without caax 2, SPRED2 <text:s/>- <text:s/>sprouty-related, evh1 domain containing 2, PSMA4 <text:s/>- <text:s/>proteasome (prosome, macropain) subunit, alpha type, 4, SH2D3A <text:s/>- <text:s/>sh2 domain containing 3a, PSMA3 <text:s/>- <text:s/>proteasome (prosome, macropain) subunit, alpha type, 3, MPP7 <text:s/>- <text:s/>membrane protein, palmitoylated 7 (maguk p55 subfamily member 7), IL1R1 <text:s/>- <text:s/>interleukin 1 receptor, type i, MMP9 <text:s/>- <text:s/>matrix metallopeptidase 9 (gelatinase b, 92kda gelatinase, 92kda type iv collagenase), SLC1A3 <text:s/>- <text:s/>solute carrier family 1 (glial high affinity glutamate transporter), member 3, PSMD1 <text:s/>- <text:s/>proteasome (prosome, macropain) 26s subunit, non-atpase, 1, EYA1 <text:s/>- <text:s/>eyes absent homolog 1 (drosophila), PSMC5 <text:s/>- <text:s/>proteasome (prosome, macropain) 26s subunit, atpase, 5, GJA1 <text:s/>- <text:s/>gap junction protein, alpha 1, 43kda, PRR5 <text:s/>- <text:s/>proline rich 5 (renal), UBE2K <text:s/>- <text:s/>ubiquitin-conjugating enzyme e2k, PSMD7 <text:s/>- <text:s/>proteasome (prosome, macropain) 26s subunit, non-atpase, 7, FGR <text:s/>- <text:s/>feline gardner-rasheed sarcoma viral oncogene homolog, F2RL2 <text:s/>- <text:s/>coagulation factor ii (thrombin) receptor-like 2, TRIM8 <text:s/>- <text:s/>tripartite motif containing 8, PAK3 <text:s/>- <text:s/>p21 protein (cdc42/rac)-activated kinase 3, IL6 <text:s/>- <text:s/>interleukin 6 (interferon, beta 2), ITGA5 <text:s/>- <text:s/>integrin, alpha 5 (fibronectin receptor, alpha polypeptide), RBPMS <text:s/>- <text:s/>rna binding protein with multiple splicing, NEUROD2 <text:s/>- <text:s/>neuronal differentiation 2, PSME2 <text:s/>- <text:s/>proteasome (prosome, macropain) activator subunit 2 (pa28 beta), FGF9 <text:s/>- <text:s/>fibroblast growth factor 9, PTEN <text:s/>- <text:s/>phosphatase and tensin homolog, VAPA <text:s/>- <text:s/>vamp (vesicle-associated membrane protein)-associated protein a, 33kda, FGF1 <text:s/>- <text:s/>fibroblast growth factor 1 (acidic), GRB10 <text:s/>- <text:s/>growth factor receptor-bound protein 10, SNAP25 <text:s/>- <text:s/>synaptosomal-associated protein, 25kda, CD14 <text:s/>- <text:s/>cd14 molecule, RASSF2 <text:s/>- <text:s/>ras association (ralgds/af-6) domain family member 2, CA7 <text:s/>- <text:s/>carbonic anhydrase vii, SPAG9 <text:s/>- <text:s/>sperm associated antigen 9, MACF1 <text:s/>- <text:s/>microtubule-actin crosslinking factor 1, NEK10 <text:s/>- <text:s/>nima-related kinase 10, GNG3 <text:s/>- <text:s/>guanine nucleotide binding protein (g protein), gamma 3, ADCYAP1 <text:s/>- <text:s/>adenylate cyclase activating polypeptide 1 (pituitary), HSP90AB1 <text:s/>- <text:s/>heat shock protein 90kda alpha (cytosolic), class b member 1, RASGRF1 <text:s/>- <text:s/>ras protein-specific guanine nucleotide-releasing factor 1, GRM4 <text:s/>- <text:s/>glutamate receptor, metabotropic 4, RB1CC1 <text:s/>- <text:s/>rb1-inducible coiled-coil 1, RTN4 <text:s/>- <text:s/>reticulon 4, YWHAG <text:s/>- <text:s/>tyrosine 3-monooxygenase/tryptophan 5-monooxygenase activation protein, gamma polypeptide, GSK3B <text:s/>- <text:s/>glycogen synthase kinase 3 beta, SH3BP2 <text:s/>- <text:s/>sh3-domain binding protein 2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32502</text:p>
          </table:table-cell>
          <table:table-cell office:value-type="string" calcext:value-type="string">
            <text:p>developmental process</text:p>
          </table:table-cell>
          <table:table-cell office:value-type="float" office:value="0.000205" calcext:value-type="float">
            <text:p>0.000205</text:p>
          </table:table-cell>
          <table:table-cell office:value-type="float" office:value="0.0635" calcext:value-type="float">
            <text:p>0.0635</text:p>
          </table:table-cell>
          <table:table-cell office:value-type="float" office:value="1.29" calcext:value-type="float">
            <text:p>1.29</text:p>
          </table:table-cell>
          <table:table-cell office:value-type="float" office:value="13954" calcext:value-type="float">
            <text:p>13954</text:p>
          </table:table-cell>
          <table:table-cell office:value-type="float" office:value="3803" calcext:value-type="float">
            <text:p>3803</text:p>
          </table:table-cell>
          <table:table-cell office:value-type="float" office:value="425" calcext:value-type="float">
            <text:p>425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[ELL <text:s/>- <text:s/>elongation factor rna polymerase ii, A2M <text:s/>- <text:s/>alpha-2-macroglobulin, MYLIP <text:s/>- <text:s/>myosin regulatory light chain interacting protein, BNIP3 <text:s/>- <text:s/>bcl2/adenovirus e1b 19kda interacting protein 3, SPTA1 <text:s/>- <text:s/>spectrin, alpha, erythrocytic 1 (elliptocytosis 2), GSTP1 <text:s/>- <text:s/>glutathione s-transferase pi 1, KCNAB2 <text:s/>- <text:s/>potassium voltage-gated channel, shaker-related subfamily, beta member 2, NDP <text:s/>- <text:s/>norrie disease (pseudoglioma), ABLIM1 <text:s/>- <text:s/>actin binding lim protein 1, PSAP <text:s/>- <text:s/>prosaposin, SEC24D <text:s/>- <text:s/>sec24 family, member d (s. cerevisiae), CDH2 <text:s/>- <text:s/>cadherin 2, type 1, n-cadherin (neuronal), GDNF <text:s/>- <text:s/>glial cell derived neurotrophic factor, SPEG <text:s/>- <text:s/>speg complex locus, PBX3 <text:s/>- <text:s/>pre-b-cell leukemia homeobox 3, RMI1 <text:s/>- <text:s/>recq mediated genome instability 1, GPR56 <text:s/>- <text:s/>g protein-coupled receptor 56, EPHA2 <text:s/>- <text:s/>eph receptor a2, SOX15 <text:s/>- <text:s/>sry (sex determining region y)-box 15, IL3 <text:s/>- <text:s/>interleukin 3 (colony-stimulating factor, multiple), SPRED2 <text:s/>- <text:s/>sprouty-related, evh1 domain containing 2, MYOG <text:s/>- <text:s/>myogenin (myogenic factor 4), PRDM1 <text:s/>- <text:s/>pr domain containing 1, with znf domain, CPM <text:s/>- <text:s/>carboxypeptidase m, MMP9 <text:s/>- <text:s/>matrix metallopeptidase 9 (gelatinase b, 92kda gelatinase, 92kda type iv collagenase), GRHL3 <text:s/>- <text:s/>grainyhead-like 3 (drosophila), FBXO40 <text:s/>- <text:s/>f-box protein 40, GJA1 <text:s/>- <text:s/>gap junction protein, alpha 1, 43kda, PHLDA2 <text:s/>- <text:s/>pleckstrin homology-like domain, family a, member 2, TRIM8 <text:s/>- <text:s/>tripartite motif containing 8, FGR <text:s/>- <text:s/>feline gardner-rasheed sarcoma viral oncogene homolog, WARS2 <text:s/>- <text:s/>tryptophanyl trna synthetase 2, mitochondrial, RHO <text:s/>- <text:s/>rhodopsin, PAK3 <text:s/>- <text:s/>p21 protein (cdc42/rac)-activated kinase 3, SHROOM2 <text:s/>- <text:s/>shroom family member 2, DUSP10 <text:s/>- <text:s/>dual specificity phosphatase 10, IL6 <text:s/>- <text:s/>interleukin 6 (interferon, beta 2), ITGA5 <text:s/>- <text:s/>integrin, alpha 5 (fibronectin receptor, alpha polypeptide), SCG2 <text:s/>- <text:s/>secretogranin ii, FGF9 <text:s/>- <text:s/>fibroblast growth factor 9, PTEN <text:s/>- <text:s/>phosphatase and tensin homolog, FGF11 <text:s/>- <text:s/>fibroblast growth factor 11, SQSTM1 <text:s/>- <text:s/>sequestosome 1, MYH9 <text:s/>- <text:s/>myosin, heavy chain 9, non-muscle, ARID1A <text:s/>- <text:s/>at rich interactive domain 1a (swi-like), MDM2 <text:s/>- <text:s/>mdm2 oncogene, e3 ubiquitin protein ligase, FGF1 <text:s/>- <text:s/>fibroblast growth factor 1 (acidic), FAM83H <text:s/>- <text:s/>family with sequence similarity 83, member h, ARID1B <text:s/>- <text:s/>at rich interactive domain 1b (swi1-like), RIPK4 <text:s/>- <text:s/>receptor-interacting serine-threonine kinase 4, RASSF2 <text:s/>- <text:s/>ras association (ralgds/af-6) domain family member 2, BAG3 <text:s/>- <text:s/>bcl2-associated athanogene 3, PTBP2 <text:s/>- <text:s/>polypyrimidine tract binding protein 2, LYVE1 <text:s/>- <text:s/>lymphatic vessel endothelial hyaluronan receptor 1, MYBPH <text:s/>- <text:s/>myosin binding protein h, ITGB4 <text:s/>- <text:s/>integrin, beta 4, KRT18 <text:s/>- <text:s/>keratin 18, ROBO2 <text:s/>- <text:s/>roundabout, axon guidance receptor, homolog 2 (drosophila), HRSP12 <text:s/>- <text:s/>heat-responsive protein 12, ROM1 <text:s/>- <text:s/>retinal outer segment membrane protein 1, ADCK4 <text:s/>- <text:s/>aarf domain containing kinase 4, ADCYAP1 <text:s/>- <text:s/>adenylate cyclase activating polypeptide 1 (pituitary), SRPX2 <text:s/>- <text:s/>sushi-repeat containing protein, x-linked 2, HSP90AB1 <text:s/>- <text:s/>heat shock protein 90kda alpha (cytosolic), class b member 1, MET <text:s/>- <text:s/>met proto-oncogene, AKIRIN2 <text:s/>- <text:s/>akirin 2, MPP5 <text:s/>- <text:s/>membrane protein, palmitoylated 5 (maguk p55 subfamily member 5), CRTAC1 <text:s/>- <text:s/>cartilage acidic protein 1, SMARCA2 <text:s/>- <text:s/>swi/snf related, matrix associated, actin dependent regulator of chromatin, subfamily a, member 2, LENEP <text:s/>- <text:s/>lens epithelial protein, MYT1L <text:s/>- <text:s/>myelin transcription factor 1-like, TCF7 <text:s/>- <text:s/>transcription factor 7 (t-cell specific, hmg-box), MAPK12 <text:s/>- <text:s/>mitogen-activated protein kinase 12, HTATIP2 <text:s/>- <text:s/>hiv-1 tat interactive protein 2, 30kda, ZNF217 <text:s/>- <text:s/>zinc finger protein 217, S1PR1 <text:s/>- <text:s/>sphingosine-1-phosphate receptor 1, RB1CC1 <text:s/>- <text:s/>rb1-inducible coiled-coil 1, LAMC1 <text:s/>- <text:s/>laminin, gamma 1 (formerly lamb2), MGST1 <text:s/>- <text:s/>microsomal glutathione s-transferase 1, HSPA9 <text:s/>- <text:s/>heat shock 70kda protein 9 (mortalin), AKT3 <text:s/>- <text:s/>v-akt murine thymoma viral oncogene homolog 3, TIMP2 <text:s/>- <text:s/>timp metallopeptidase inhibitor 2, CRB1 <text:s/>- <text:s/>crumbs homolog 1 (drosophila), MMRN2 <text:s/>- <text:s/>multimerin 2, PCDHA6 <text:s/>- <text:s/>protocadherin alpha 6, LRFN3 <text:s/>- <text:s/>leucine rich repeat and fibronectin type iii domain containing 3, RCAN1 <text:s/>- <text:s/>regulator of calcineurin 1, CANX <text:s/>- <text:s/>calnexin, PTPRR <text:s/>- <text:s/>protein tyrosine phosphatase, receptor type, r, TLL1 <text:s/>- <text:s/>tolloid-like 1, WNT2B <text:s/>- <text:s/>wingless-type mmtv integration site family, member 2b, RERE <text:s/>- <text:s/>arginine-glutamic acid dipeptide (re) repeats, MAP2 <text:s/>- <text:s/>microtubule-associated protein 2, KLHL40 <text:s/>- <text:s/>kelch-like family member 40, ITM2B <text:s/>- <text:s/>integral membrane protein 2b, SLITRK6 <text:s/>- <text:s/>slit and ntrk-like family, member 6, USP2 <text:s/>- <text:s/>ubiquitin specific peptidase 2, ANGPTL4 <text:s/>- <text:s/>angiopoietin-like 4, MT3 <text:s/>- <text:s/>metallothionein 3, PPP3CA <text:s/>- <text:s/>protein phosphatase 3, catalytic subunit, alpha isozyme, DYRK1A <text:s/>- <text:s/>dual-specificity tyrosine-(y)-phosphorylation regulated kinase 1a, MKL1 <text:s/>- <text:s/>megakaryoblastic leukemia (translocation) 1, SNPH <text:s/>- <text:s/>syntaphilin, SLC1A3 <text:s/>- <text:s/>solute carrier family 1 (glial high affinity glutamate transporter), member 3, EYA1 <text:s/>- <text:s/>eyes absent homolog 1 (drosophila), ABCB6 <text:s/>- <text:s/>atp-binding cassette, sub-family b (mdr/tap), member 6, CCR9 <text:s/>- <text:s/>chemokine (c-c motif) receptor 9, PPP2CA <text:s/>- <text:s/>protein phosphatase 2, catalytic subunit, alpha isozyme, BSCL2 <text:s/>- <text:s/>berardinelli-seip congenital lipodystrophy 2 (seipin), PAPPA2 <text:s/>- <text:s/>pappalysin 2, NEUROD2 <text:s/>- <text:s/>neuronal differentiation 2, DLG3 <text:s/>- <text:s/>discs, large homolog 3 (drosophila), DLG2 <text:s/>- <text:s/>discs, large homolog 2 (drosophila), DLX1 <text:s/>- <text:s/>distal-less homeobox 1, LRP1 <text:s/>- <text:s/>low density lipoprotein receptor-related protein 1, ARTN <text:s/>- <text:s/>artemin, EHF <text:s/>- <text:s/>ets homologous factor, TEX19 <text:s/>- <text:s/>testis expressed 19, STAT6 <text:s/>- <text:s/>signal transducer and activator of transcription 6, interleukin-4 induced, CRYBA2 <text:s/>- <text:s/>crystallin, beta a2, PHGDH <text:s/>- <text:s/>phosphoglycerate dehydrogenase, EPC1 <text:s/>- <text:s/>enhancer of polycomb homolog 1 (drosophila), FABP9 <text:s/>- <text:s/>fatty acid binding protein 9, testis, MACROD2 <text:s/>- <text:s/>macro domain containing 2, IVL <text:s/>- <text:s/>involucrin, SPAG9 <text:s/>- <text:s/>sperm associated antigen 9, FEZ2 <text:s/>- <text:s/>fasciculation and elongation protein zeta 2 (zygin ii), ETS2 <text:s/>- <text:s/>v-ets avian erythroblastosis virus e26 oncogene homolog 2, ZNF219 <text:s/>- <text:s/>zinc finger protein 219, KIAA1522 <text:s/>- <text:s/>kiaa1522, NQO1 <text:s/>- <text:s/>nad(p)h dehydrogenase, quinone 1, ADAM15 <text:s/>- <text:s/>adam metallopeptidase domain 15, ALPL <text:s/>- <text:s/>alkaline phosphatase, liver/bone/kidney, RAI2 <text:s/>- <text:s/>retinoic acid induced 2, RBBP7 <text:s/>- <text:s/>retinoblastoma binding protein 7, KIAA1217 <text:s/>- <text:s/>kiaa1217, DNMT3A <text:s/>- <text:s/>dna (cytosine-5-)-methyltransferase 3 alpha, RYR1 <text:s/>- <text:s/>ryanodine receptor 1 (skeletal), ARIH2 <text:s/>- <text:s/>ariadne homolog 2 (drosophila), MAFG <text:s/>- <text:s/>v-maf avian musculoaponeurotic fibrosarcoma oncogene homolog g, PIK3CD <text:s/>- <text:s/>phosphatidylinositol-4,5-bisphosphate 3-kinase, catalytic subunit delta, PIM1 <text:s/>- <text:s/>pim-1 oncogene, TIAL1 <text:s/>- <text:s/>tia1 cytotoxic granule-associated rna binding protein-like 1, RTN4 <text:s/>- <text:s/>reticulon 4, GSK3B <text:s/>- <text:s/>glycogen synthase kinase 3 beta, SMAD6 <text:s/>- <text:s/>smad family member 6, C6orf58 <text:s/>- <text:s/>chromosome 6 open reading frame 58, RREB1 <text:s/>- <text:s/>ras responsive element binding protein 1, THRA <text:s/>- <text:s/>thyroid hormone receptor, alpha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51246</text:p>
          </table:table-cell>
          <table:table-cell office:value-type="string" calcext:value-type="string">
            <text:p>regulation of protein metabolic process</text:p>
          </table:table-cell>
          <table:table-cell office:value-type="float" office:value="0.00025" calcext:value-type="float">
            <text:p>0.00025</text:p>
          </table:table-cell>
          <table:table-cell office:value-type="float" office:value="0.0758" calcext:value-type="float">
            <text:p>0.0758</text:p>
          </table:table-cell>
          <table:table-cell office:value-type="float" office:value="1.43" calcext:value-type="float">
            <text:p>1.43</text:p>
          </table:table-cell>
          <table:table-cell office:value-type="float" office:value="13954" calcext:value-type="float">
            <text:p>13954</text:p>
          </table:table-cell>
          <table:table-cell office:value-type="float" office:value="1991" calcext:value-type="float">
            <text:p>1991</text:p>
          </table:table-cell>
          <table:table-cell office:value-type="float" office:value="425" calcext:value-type="float">
            <text:p>425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[MYLIP <text:s/>- <text:s/>myosin regulatory light chain interacting protein, A2M <text:s/>- <text:s/>alpha-2-macroglobulin, PRKAA1 <text:s/>- <text:s/>protein kinase, amp-activated, alpha 1 catalytic subunit, TIMP2 <text:s/>- <text:s/>timp metallopeptidase inhibitor 2, GSTP1 <text:s/>- <text:s/>glutathione s-transferase pi 1, MAPRE3 <text:s/>- <text:s/>microtubule-associated protein, rp/eb family, member 3, LARS <text:s/>- <text:s/>leucyl-trna synthetase, PSAP <text:s/>- <text:s/>prosaposin, PFN2 <text:s/>- <text:s/>profilin 2, PTPRR <text:s/>- <text:s/>protein tyrosine phosphatase, receptor type, r, CDH2 <text:s/>- <text:s/>cadherin 2, type 1, n-cadherin (neuronal), TRIM67 <text:s/>- <text:s/>tripartite motif containing 67, XPO1 <text:s/>- <text:s/>exportin 1 (crm1 homolog, yeast), PHF23 <text:s/>- <text:s/>phd finger protein 23, KLHL40 <text:s/>- <text:s/>kelch-like family member 40, TBK1 <text:s/>- <text:s/>tank-binding kinase 1, ITM2B <text:s/>- <text:s/>integral membrane protein 2b, CAPRIN2 <text:s/>- <text:s/>caprin family member 2, ENO1 <text:s/>- <text:s/>enolase 1, (alpha), LARP4 <text:s/>- <text:s/>la ribonucleoprotein domain family, member 4, GAREM <text:s/>- <text:s/>grb2 associated, regulator of mapk1, EPHA2 <text:s/>- <text:s/>eph receptor a2, IQGAP3 <text:s/>- <text:s/>iq motif containing gtpase activating protein 3, MT3 <text:s/>- <text:s/>metallothionein 3, IL3 <text:s/>- <text:s/>interleukin 3 (colony-stimulating factor, multiple), ANAPC15 <text:s/>- <text:s/>anaphase promoting complex subunit 15, SPRED2 <text:s/>- <text:s/>sprouty-related, evh1 domain containing 2, PSMA4 <text:s/>- <text:s/>proteasome (prosome, macropain) subunit, alpha type, 4, RIT2 <text:s/>- <text:s/>ras-like without caax 2, PPP3CA <text:s/>- <text:s/>protein phosphatase 3, catalytic subunit, alpha isozyme, PSMA3 <text:s/>- <text:s/>proteasome (prosome, macropain) subunit, alpha type, 3, DYRK1A <text:s/>- <text:s/>dual-specificity tyrosine-(y)-phosphorylation regulated kinase 1a, PPP1R1C <text:s/>- <text:s/>protein phosphatase 1, regulatory (inhibitor) subunit 1c, CHTOP <text:s/>- <text:s/>chromatin target of prmt1, MMP9 <text:s/>- <text:s/>matrix metallopeptidase 9 (gelatinase b, 92kda gelatinase, 92kda type iv collagenase), BTBD11 <text:s/>- <text:s/>btb (poz) domain containing 11, PSMD1 <text:s/>- <text:s/>proteasome (prosome, macropain) 26s subunit, non-atpase, 1, PSMC5 <text:s/>- <text:s/>proteasome (prosome, macropain) 26s subunit, atpase, 5, GJA1 <text:s/>- <text:s/>gap junction protein, alpha 1, 43kda, PPP2CA <text:s/>- <text:s/>protein phosphatase 2, catalytic subunit, alpha isozyme, PRR5 <text:s/>- <text:s/>proline rich 5 (renal), DUSP14 <text:s/>- <text:s/>dual specificity phosphatase 14, UBE2K <text:s/>- <text:s/>ubiquitin-conjugating enzyme e2k, PSMD7 <text:s/>- <text:s/>proteasome (prosome, macropain) 26s subunit, non-atpase, 7, VCP <text:s/>- <text:s/>valosin containing protein, FGR <text:s/>- <text:s/>feline gardner-rasheed sarcoma viral oncogene homolog, PAK3 <text:s/>- <text:s/>p21 protein (cdc42/rac)-activated kinase 3, DUSP10 <text:s/>- <text:s/>dual specificity phosphatase 10, IL6 <text:s/>- <text:s/>interleukin 6 (interferon, beta 2), ITGA5 <text:s/>- <text:s/>integrin, alpha 5 (fibronectin receptor, alpha polypeptide), RBPMS <text:s/>- <text:s/>rna binding protein with multiple splicing, PSME2 <text:s/>- <text:s/>proteasome (prosome, macropain) activator subunit 2 (pa28 beta), GGA3 <text:s/>- <text:s/>golgi-associated, gamma adaptin ear containing, arf binding protein 3, FGF9 <text:s/>- <text:s/>fibroblast growth factor 9, PTEN <text:s/>- <text:s/>phosphatase and tensin homolog, MYH9 <text:s/>- <text:s/>myosin, heavy chain 9, non-muscle, SQSTM1 <text:s/>- <text:s/>sequestosome 1, MDM2 <text:s/>- <text:s/>mdm2 oncogene, e3 ubiquitin protein ligase, FGF1 <text:s/>- <text:s/>fibroblast growth factor 1 (acidic), HNRNPK <text:s/>- <text:s/>heterogeneous nuclear ribonucleoprotein k, ADRM1 <text:s/>- <text:s/>adhesion regulating molecule 1, RASSF2 <text:s/>- <text:s/>ras association (ralgds/af-6) domain family member 2, SPAG9 <text:s/>- <text:s/>sperm associated antigen 9, CPEB1 <text:s/>- <text:s/>cytoplasmic polyadenylation element binding protein 1, ADCY8 <text:s/>- <text:s/>adenylate cyclase 8 (brain), FBXO2 <text:s/>- <text:s/>f-box protein 2, NEK10 <text:s/>- <text:s/>nima-related kinase 10, LARS2 <text:s/>- <text:s/>leucyl-trna synthetase 2, mitochondrial, GNG3 <text:s/>- <text:s/>guanine nucleotide binding protein (g protein), gamma 3, ADNP <text:s/>- <text:s/>activity-dependent neuroprotector homeobox, HRSP12 <text:s/>- <text:s/>heat-responsive protein 12, IGF1R <text:s/>- <text:s/>insulin-like growth factor 1 receptor, ADCYAP1 <text:s/>- <text:s/>adenylate cyclase activating polypeptide 1 (pituitary), HSP90AB1 <text:s/>- <text:s/>heat shock protein 90kda alpha (cytosolic), class b member 1, AKIRIN2 <text:s/>- <text:s/>akirin 2, ROCK2 <text:s/>- <text:s/>rho-associated, coiled-coil containing protein kinase 2, CPEB2 <text:s/>- <text:s/>cytoplasmic polyadenylation element binding protein 2, ARIH2 <text:s/>- <text:s/>ariadne homolog 2 (drosophila), MAPK12 <text:s/>- <text:s/>mitogen-activated protein kinase 12, GRM4 <text:s/>- <text:s/>glutamate receptor, metabotropic 4, GAPDH <text:s/>- <text:s/>glyceraldehyde-3-phosphate dehydrogenase, RB1CC1 <text:s/>- <text:s/>rb1-inducible coiled-coil 1, YWHAG <text:s/>- <text:s/>tyrosine 3-monooxygenase/tryptophan 5-monooxygenase activation protein, gamma polypeptide, SMAD6 <text:s/>- <text:s/>smad family member 6, NECAB3 <text:s/>- <text:s/>n-terminal ef-hand calcium binding protein 3, GSK3B <text:s/>- <text:s/>glycogen synthase kinase 3 beta, NRD1 <text:s/>- <text:s/>nardilysin (n-arginine dibasic convertase)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42692</text:p>
          </table:table-cell>
          <table:table-cell office:value-type="string" calcext:value-type="string">
            <text:p>muscle cell differentiation</text:p>
          </table:table-cell>
          <table:table-cell office:value-type="float" office:value="0.000251" calcext:value-type="float">
            <text:p>0.000251</text:p>
          </table:table-cell>
          <table:table-cell office:value-type="float" office:value="0.0746" calcext:value-type="float">
            <text:p>0.0746</text:p>
          </table:table-cell>
          <table:table-cell office:value-type="float" office:value="3.86" calcext:value-type="float">
            <text:p>3.86</text:p>
          </table:table-cell>
          <table:table-cell office:value-type="float" office:value="13954" calcext:value-type="float">
            <text:p>13954</text:p>
          </table:table-cell>
          <table:table-cell office:value-type="float" office:value="85" calcext:value-type="float">
            <text:p>85</text:p>
          </table:table-cell>
          <table:table-cell office:value-type="float" office:value="425" calcext:value-type="float">
            <text:p>4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MAPK12 <text:s/>- <text:s/>mitogen-activated protein kinase 12, EPC1 <text:s/>- <text:s/>enhancer of polycomb homolog 1 (drosophila), FBXO40 <text:s/>- <text:s/>f-box protein 40, SPAG9 <text:s/>- <text:s/>sperm associated antigen 9, MYOG <text:s/>- <text:s/>myogenin (myogenic factor 4), MKL1 <text:s/>- <text:s/>megakaryoblastic leukemia (translocation) 1, KLHL40 <text:s/>- <text:s/>kelch-like family member 40, CDH2 <text:s/>- <text:s/>cadherin 2, type 1, n-cadherin (neuronal), ARID1A <text:s/>- <text:s/>at rich interactive domain 1a (swi-like), SPEG <text:s/>- <text:s/>speg complex locus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48583</text:p>
          </table:table-cell>
          <table:table-cell office:value-type="string" calcext:value-type="string">
            <text:p>regulation of response to stimulus</text:p>
          </table:table-cell>
          <table:table-cell office:value-type="float" office:value="0.000258" calcext:value-type="float">
            <text:p>0.000258</text:p>
          </table:table-cell>
          <table:table-cell office:value-type="float" office:value="0.0749" calcext:value-type="float">
            <text:p>0.0749</text:p>
          </table:table-cell>
          <table:table-cell office:value-type="float" office:value="1.34" calcext:value-type="float">
            <text:p>1.34</text:p>
          </table:table-cell>
          <table:table-cell office:value-type="float" office:value="13954" calcext:value-type="float">
            <text:p>13954</text:p>
          </table:table-cell>
          <table:table-cell office:value-type="float" office:value="2860" calcext:value-type="float">
            <text:p>2860</text:p>
          </table:table-cell>
          <table:table-cell office:value-type="float" office:value="425" calcext:value-type="float">
            <text:p>425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[A2M <text:s/>- <text:s/>alpha-2-macroglobulin, BNIP3 <text:s/>- <text:s/>bcl2/adenovirus e1b 19kda interacting protein 3, GSTP1 <text:s/>- <text:s/>glutathione s-transferase pi 1, RNF43 <text:s/>- <text:s/>ring finger protein 43, ARHGAP15 <text:s/>- <text:s/>rho gtpase activating protein 15, PSAP <text:s/>- <text:s/>prosaposin, CDH2 <text:s/>- <text:s/>cadherin 2, type 1, n-cadherin (neuronal), GDNF <text:s/>- <text:s/>glial cell derived neurotrophic factor, RMI1 <text:s/>- <text:s/>recq mediated genome instability 1, GPR56 <text:s/>- <text:s/>g protein-coupled receptor 56, TBK1 <text:s/>- <text:s/>tank-binding kinase 1, ENO1 <text:s/>- <text:s/>enolase 1, (alpha), GAREM <text:s/>- <text:s/>grb2 associated, regulator of mapk1, EPHA2 <text:s/>- <text:s/>eph receptor a2, IQGAP3 <text:s/>- <text:s/>iq motif containing gtpase activating protein 3, SOX15 <text:s/>- <text:s/>sry (sex determining region y)-box 15, IL3 <text:s/>- <text:s/>interleukin 3 (colony-stimulating factor, multiple), MYOG <text:s/>- <text:s/>myogenin (myogenic factor 4), PSMA4 <text:s/>- <text:s/>proteasome (prosome, macropain) subunit, alpha type, 4, RIT2 <text:s/>- <text:s/>ras-like without caax 2, SPRED2 <text:s/>- <text:s/>sprouty-related, evh1 domain containing 2, PSMA3 <text:s/>- <text:s/>proteasome (prosome, macropain) subunit, alpha type, 3, MPP7 <text:s/>- <text:s/>membrane protein, palmitoylated 7 (maguk p55 subfamily member 7), PRDM1 <text:s/>- <text:s/>pr domain containing 1, with znf domain, DNAJC7 <text:s/>- <text:s/>dnaj (hsp40) homolog, subfamily c, member 7, MMP9 <text:s/>- <text:s/>matrix metallopeptidase 9 (gelatinase b, 92kda gelatinase, 92kda type iv collagenase), IL1R1 <text:s/>- <text:s/>interleukin 1 receptor, type i, PSMD1 <text:s/>- <text:s/>proteasome (prosome, macropain) 26s subunit, non-atpase, 1, PSMC5 <text:s/>- <text:s/>proteasome (prosome, macropain) 26s subunit, atpase, 5, GJA1 <text:s/>- <text:s/>gap junction protein, alpha 1, 43kda, CXCL5 <text:s/>- <text:s/>chemokine (c-x-c motif) ligand 5, PRR5 <text:s/>- <text:s/>proline rich 5 (renal), PSMD7 <text:s/>- <text:s/>proteasome (prosome, macropain) 26s subunit, non-atpase, 7, TRIM8 <text:s/>- <text:s/>tripartite motif containing 8, RHO <text:s/>- <text:s/>rhodopsin, FGR <text:s/>- <text:s/>feline gardner-rasheed sarcoma viral oncogene homolog, PAK3 <text:s/>- <text:s/>p21 protein (cdc42/rac)-activated kinase 3, DUSP10 <text:s/>- <text:s/>dual specificity phosphatase 10, IL6 <text:s/>- <text:s/>interleukin 6 (interferon, beta 2), ITGA5 <text:s/>- <text:s/>integrin, alpha 5 (fibronectin receptor, alpha polypeptide), SCG2 <text:s/>- <text:s/>secretogranin ii, PSME2 <text:s/>- <text:s/>proteasome (prosome, macropain) activator subunit 2 (pa28 beta), FGF9 <text:s/>- <text:s/>fibroblast growth factor 9, PTEN <text:s/>- <text:s/>phosphatase and tensin homolog, VAPA <text:s/>- <text:s/>vamp (vesicle-associated membrane protein)-associated protein a, 33kda, SQSTM1 <text:s/>- <text:s/>sequestosome 1, MDM2 <text:s/>- <text:s/>mdm2 oncogene, e3 ubiquitin protein ligase, FGF1 <text:s/>- <text:s/>fibroblast growth factor 1 (acidic), RASSF2 <text:s/>- <text:s/>ras association (ralgds/af-6) domain family member 2, BAG3 <text:s/>- <text:s/>bcl2-associated athanogene 3, CASK <text:s/>- <text:s/>calcium/calmodulin-dependent serine protein kinase (maguk family), BAG2 <text:s/>- <text:s/>bcl2-associated athanogene 2, FCRLB <text:s/>- <text:s/>fc receptor-like b, NEK10 <text:s/>- <text:s/>nima-related kinase 10, ROBO2 <text:s/>- <text:s/>roundabout, axon guidance receptor, homolog 2 (drosophila), GNG3 <text:s/>- <text:s/>guanine nucleotide binding protein (g protein), gamma 3, ARHGEF11 <text:s/>- <text:s/>rho guanine nucleotide exchange factor (gef) 11, ARHGAP31 <text:s/>- <text:s/>rho gtpase activating protein 31, ADCYAP1 <text:s/>- <text:s/>adenylate cyclase activating polypeptide 1 (pituitary), HSP90AB1 <text:s/>- <text:s/>heat shock protein 90kda alpha (cytosolic), class b member 1, MET <text:s/>- <text:s/>met proto-oncogene, S1PR1 <text:s/>- <text:s/>sphingosine-1-phosphate receptor 1, RB1CC1 <text:s/>- <text:s/>rb1-inducible coiled-coil 1, PRKAA1 <text:s/>- <text:s/>protein kinase, amp-activated, alpha 1 catalytic subunit, AKT3 <text:s/>- <text:s/>v-akt murine thymoma viral oncogene homolog 3, TIMP2 <text:s/>- <text:s/>timp metallopeptidase inhibitor 2, MMRN2 <text:s/>- <text:s/>multimerin 2, RCAN1 <text:s/>- <text:s/>regulator of calcineurin 1, LARS <text:s/>- <text:s/>leucyl-trna synthetase, PTPRR <text:s/>- <text:s/>protein tyrosine phosphatase, receptor type, r, TRIM67 <text:s/>- <text:s/>tripartite motif containing 67, CDK14 <text:s/>- <text:s/>cyclin-dependent kinase 14, CD200R1 <text:s/>- <text:s/>cd200 receptor 1, WNT2B <text:s/>- <text:s/>wingless-type mmtv integration site family, member 2b, AMICA1 <text:s/>- <text:s/>adhesion molecule, interacts with cxadr antigen 1, PPAPDC1A <text:s/>- <text:s/>phosphatidic acid phosphatase type 2 domain containing 1a, CAPRIN2 <text:s/>- <text:s/>caprin family member 2, MT3 <text:s/>- <text:s/>metallothionein 3, PPP3CA <text:s/>- <text:s/>protein phosphatase 3, catalytic subunit, alpha isozyme, SH2D3A <text:s/>- <text:s/>sh2 domain containing 3a, DYRK1A <text:s/>- <text:s/>dual-specificity tyrosine-(y)-phosphorylation regulated kinase 1a, TREML2 <text:s/>- <text:s/>triggering receptor expressed on myeloid cells-like 2, EYA1 <text:s/>- <text:s/>eyes absent homolog 1 (drosophila), BCL9L <text:s/>- <text:s/>b-cell cll/lymphoma 9-like, PPP2CA <text:s/>- <text:s/>protein phosphatase 2, catalytic subunit, alpha isozyme, TMBIM1 <text:s/>- <text:s/>transmembrane bax inhibitor motif containing 1, DUSP14 <text:s/>- <text:s/>dual specificity phosphatase 14, UBE2K <text:s/>- <text:s/>ubiquitin-conjugating enzyme e2k, F2RL2 <text:s/>- <text:s/>coagulation factor ii (thrombin) receptor-like 2, SNX13 <text:s/>- <text:s/>sorting nexin 13, RBPMS <text:s/>- <text:s/>rna binding protein with multiple splicing, NEUROD2 <text:s/>- <text:s/>neuronal differentiation 2, CNPY3 <text:s/>- <text:s/>canopy fgf signaling regulator 3, LRP1 <text:s/>- <text:s/>low density lipoprotein receptor-related protein 1, DLX1 <text:s/>- <text:s/>distal-less homeobox 1, RASAL1 <text:s/>- <text:s/>ras protein activator like 1 (gap1 like), ARTN <text:s/>- <text:s/>artemin, STAT6 <text:s/>- <text:s/>signal transducer and activator of transcription 6, interleukin-4 induced, PLAU <text:s/>- <text:s/>plasminogen activator, urokinase, GRB10 <text:s/>- <text:s/>growth factor receptor-bound protein 10, HNRNPK <text:s/>- <text:s/>heterogeneous nuclear ribonucleoprotein k, CD14 <text:s/>- <text:s/>cd14 molecule, SPAG9 <text:s/>- <text:s/>sperm associated antigen 9, MACF1 <text:s/>- <text:s/>microtubule-actin crosslinking factor 1, RBBP7 <text:s/>- <text:s/>retinoblastoma binding protein 7, IGF1R <text:s/>- <text:s/>insulin-like growth factor 1 receptor, RASGRF1 <text:s/>- <text:s/>ras protein-specific guanine nucleotide-releasing factor 1, PIK3CD <text:s/>- <text:s/>phosphatidylinositol-4,5-bisphosphate 3-kinase, catalytic subunit delta, GRM4 <text:s/>- <text:s/>glutamate receptor, metabotropic 4, RTN4 <text:s/>- <text:s/>reticulon 4, YWHAG <text:s/>- <text:s/>tyrosine 3-monooxygenase/tryptophan 5-monooxygenase activation protein, gamma polypeptide, SMAD6 <text:s/>- <text:s/>smad family member 6, GSK3B <text:s/>- <text:s/>glycogen synthase kinase 3 beta, SH3BP2 <text:s/>- <text:s/>sh3-domain binding protein 2, RREB1 <text:s/>- <text:s/>ras responsive element binding protein 1, BEND6 <text:s/>- <text:s/>ben domain containing 6, THRA <text:s/>- <text:s/>thyroid hormone receptor, alpha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2000147</text:p>
          </table:table-cell>
          <table:table-cell office:value-type="string" calcext:value-type="string">
            <text:p>positive regulation of cell motility</text:p>
          </table:table-cell>
          <table:table-cell office:value-type="float" office:value="0.000259" calcext:value-type="float">
            <text:p>0.000259</text:p>
          </table:table-cell>
          <table:table-cell office:value-type="float" office:value="0.0739" calcext:value-type="float">
            <text:p>0.0739</text:p>
          </table:table-cell>
          <table:table-cell office:value-type="float" office:value="2.25" calcext:value-type="float">
            <text:p>2.25</text:p>
          </table:table-cell>
          <table:table-cell office:value-type="float" office:value="13954" calcext:value-type="float">
            <text:p>13954</text:p>
          </table:table-cell>
          <table:table-cell office:value-type="float" office:value="336" calcext:value-type="float">
            <text:p>336</text:p>
          </table:table-cell>
          <table:table-cell office:value-type="float" office:value="425" calcext:value-type="float">
            <text:p>42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[ITGA5 <text:s/>- <text:s/>integrin, alpha 5 (fibronectin receptor, alpha polypeptide), IGF1R <text:s/>- <text:s/>insulin-like growth factor 1 receptor, RUFY3 <text:s/>- <text:s/>run and fyve domain containing 3, SRPX2 <text:s/>- <text:s/>sushi-repeat containing protein, x-linked 2, MET <text:s/>- <text:s/>met proto-oncogene, ROCK2 <text:s/>- <text:s/>rho-associated, coiled-coil containing protein kinase 2, MMP9 <text:s/>- <text:s/>matrix metallopeptidase 9 (gelatinase b, 92kda gelatinase, 92kda type iv collagenase), IL1R1 <text:s/>- <text:s/>interleukin 1 receptor, type i, MDM2 <text:s/>- <text:s/>mdm2 oncogene, e3 ubiquitin protein ligase, PLAU <text:s/>- <text:s/>plasminogen activator, urokinase, FAM83H <text:s/>- <text:s/>family with sequence similarity 83, member h, FGF1 <text:s/>- <text:s/>fibroblast growth factor 1 (acidic), PIK3CD <text:s/>- <text:s/>phosphatidylinositol-4,5-bisphosphate 3-kinase, catalytic subunit delta, SPAG9 <text:s/>- <text:s/>sperm associated antigen 9, S1PR1 <text:s/>- <text:s/>sphingosine-1-phosphate receptor 1, CXCL5 <text:s/>- <text:s/>chemokine (c-x-c motif) ligand 5, CPEB1 <text:s/>- <text:s/>cytoplasmic polyadenylation element binding protein 1, FAM65A <text:s/>- <text:s/>family with sequence similarity 65, member a, RTN4 <text:s/>- <text:s/>reticulon 4, FGR <text:s/>- <text:s/>feline gardner-rasheed sarcoma viral oncogene homolog, PAK3 <text:s/>- <text:s/>p21 protein (cdc42/rac)-activated kinase 3, RREB1 <text:s/>- <text:s/>ras responsive element binding protein 1, IL6 <text:s/>- <text:s/>interleukin 6 (interferon, beta 2)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35556</text:p>
          </table:table-cell>
          <table:table-cell office:value-type="string" calcext:value-type="string">
            <text:p>intracellular signal transduction</text:p>
          </table:table-cell>
          <table:table-cell office:value-type="float" office:value="0.000272" calcext:value-type="float">
            <text:p>0.000272</text:p>
          </table:table-cell>
          <table:table-cell office:value-type="float" office:value="0.076" calcext:value-type="float">
            <text:p>0.076</text:p>
          </table:table-cell>
          <table:table-cell office:value-type="float" office:value="1.59" calcext:value-type="float">
            <text:p>1.59</text:p>
          </table:table-cell>
          <table:table-cell office:value-type="float" office:value="13954" calcext:value-type="float">
            <text:p>13954</text:p>
          </table:table-cell>
          <table:table-cell office:value-type="float" office:value="1199" calcext:value-type="float">
            <text:p>1199</text:p>
          </table:table-cell>
          <table:table-cell office:value-type="float" office:value="425" calcext:value-type="float">
            <text:p>42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[KCNH3 <text:s/>- <text:s/>potassium voltage-gated channel, subfamily h (eag-related), member 3, PRKAA1 <text:s/>- <text:s/>protein kinase, amp-activated, alpha 1 catalytic subunit, AKT3 <text:s/>- <text:s/>v-akt murine thymoma viral oncogene homolog 3, BNIP3 <text:s/>- <text:s/>bcl2/adenovirus e1b 19kda interacting protein 3, SPTA1 <text:s/>- <text:s/>spectrin, alpha, erythrocytic 1 (elliptocytosis 2), RCAN1 <text:s/>- <text:s/>regulator of calcineurin 1, GDNF <text:s/>- <text:s/>glial cell derived neurotrophic factor, GPR56 <text:s/>- <text:s/>g protein-coupled receptor 56, TBK1 <text:s/>- <text:s/>tank-binding kinase 1, EPHA2 <text:s/>- <text:s/>eph receptor a2, IQGAP3 <text:s/>- <text:s/>iq motif containing gtpase activating protein 3, DDAH1 <text:s/>- <text:s/>dimethylarginine dimethylaminohydrolase 1, MT3 <text:s/>- <text:s/>metallothionein 3, IL3 <text:s/>- <text:s/>interleukin 3 (colony-stimulating factor, multiple), PSMA4 <text:s/>- <text:s/>proteasome (prosome, macropain) subunit, alpha type, 4, RIT2 <text:s/>- <text:s/>ras-like without caax 2, PPP3CA <text:s/>- <text:s/>protein phosphatase 3, catalytic subunit, alpha isozyme, SH2D3A <text:s/>- <text:s/>sh2 domain containing 3a, PSMA3 <text:s/>- <text:s/>proteasome (prosome, macropain) subunit, alpha type, 3, PPP1R1C <text:s/>- <text:s/>protein phosphatase 1, regulatory (inhibitor) subunit 1c, PSMD1 <text:s/>- <text:s/>proteasome (prosome, macropain) 26s subunit, non-atpase, 1, PSMC5 <text:s/>- <text:s/>proteasome (prosome, macropain) 26s subunit, atpase, 5, PPP2CA <text:s/>- <text:s/>protein phosphatase 2, catalytic subunit, alpha isozyme, PRR5 <text:s/>- <text:s/>proline rich 5 (renal), UBE2K <text:s/>- <text:s/>ubiquitin-conjugating enzyme e2k, RAPGEF4 <text:s/>- <text:s/>rap guanine nucleotide exchange factor (gef) 4, PSMD7 <text:s/>- <text:s/>proteasome (prosome, macropain) 26s subunit, non-atpase, 7, PAK3 <text:s/>- <text:s/>p21 protein (cdc42/rac)-activated kinase 3, DUSP10 <text:s/>- <text:s/>dual specificity phosphatase 10, SCG2 <text:s/>- <text:s/>secretogranin ii, PSME2 <text:s/>- <text:s/>proteasome (prosome, macropain) activator subunit 2 (pa28 beta), SCN2A <text:s/>- <text:s/>sodium channel, voltage-gated, type ii, alpha subunit, RASAL1 <text:s/>- <text:s/>ras protein activator like 1 (gap1 like), FGF9 <text:s/>- <text:s/>fibroblast growth factor 9, ARTN <text:s/>- <text:s/>artemin, PTEN <text:s/>- <text:s/>phosphatase and tensin homolog, STAT4 <text:s/>- <text:s/>signal transducer and activator of transcription 4, NKIRAS2 <text:s/>- <text:s/>nfkb inhibitor interacting ras-like 2, SQSTM1 <text:s/>- <text:s/>sequestosome 1, MDM2 <text:s/>- <text:s/>mdm2 oncogene, e3 ubiquitin protein ligase, FGF1 <text:s/>- <text:s/>fibroblast growth factor 1 (acidic), CD14 <text:s/>- <text:s/>cd14 molecule, FAM65A <text:s/>- <text:s/>family with sequence similarity 65, member a, ADCY8 <text:s/>- <text:s/>adenylate cyclase 8 (brain), ADAM15 <text:s/>- <text:s/>adam metallopeptidase domain 15, MAST4 <text:s/>- <text:s/>microtubule associated serine/threonine kinase family member 4, IGF1R <text:s/>- <text:s/>insulin-like growth factor 1 receptor, ARHGEF11 <text:s/>- <text:s/>rho guanine nucleotide exchange factor (gef) 11, SRPK1 <text:s/>- <text:s/>srsf protein kinase 1, ADCYAP1 <text:s/>- <text:s/>adenylate cyclase activating polypeptide 1 (pituitary), ARHGAP31 <text:s/>- <text:s/>rho gtpase activating protein 31, MET <text:s/>- <text:s/>met proto-oncogene, RASGRF1 <text:s/>- <text:s/>ras protein-specific guanine nucleotide-releasing factor 1, ROCK2 <text:s/>- <text:s/>rho-associated, coiled-coil containing protein kinase 2, MAPK12 <text:s/>- <text:s/>mitogen-activated protein kinase 12, PIK3CD <text:s/>- <text:s/>phosphatidylinositol-4,5-bisphosphate 3-kinase, catalytic subunit delta, GSK3B <text:s/>- <text:s/>glycogen synthase kinase 3 beta, RREB1 <text:s/>- <text:s/>ras responsive element binding protein 1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1903050</text:p>
          </table:table-cell>
          <table:table-cell office:value-type="string" calcext:value-type="string">
            <text:p>regulation of proteolysis involved in cellular protein catabolic process</text:p>
          </table:table-cell>
          <table:table-cell office:value-type="float" office:value="0.00028" calcext:value-type="float">
            <text:p>0.00028</text:p>
          </table:table-cell>
          <table:table-cell office:value-type="float" office:value="0.0766" calcext:value-type="float">
            <text:p>0.0766</text:p>
          </table:table-cell>
          <table:table-cell office:value-type="float" office:value="2.72" calcext:value-type="float">
            <text:p>2.72</text:p>
          </table:table-cell>
          <table:table-cell office:value-type="float" office:value="13954" calcext:value-type="float">
            <text:p>13954</text:p>
          </table:table-cell>
          <table:table-cell office:value-type="float" office:value="193" calcext:value-type="float">
            <text:p>193</text:p>
          </table:table-cell>
          <table:table-cell office:value-type="float" office:value="425" calcext:value-type="float">
            <text:p>42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[ANAPC15 <text:s/>- <text:s/>anaphase promoting complex subunit 15, PSME2 <text:s/>- <text:s/>proteasome (prosome, macropain) activator subunit 2 (pa28 beta), PSMA4 <text:s/>- <text:s/>proteasome (prosome, macropain) subunit, alpha type, 4, PSMA3 <text:s/>- <text:s/>proteasome (prosome, macropain) subunit, alpha type, 3, HSP90AB1 <text:s/>- <text:s/>heat shock protein 90kda alpha (cytosolic), class b member 1, PTEN <text:s/>- <text:s/>phosphatase and tensin homolog, TRIM67 <text:s/>- <text:s/>tripartite motif containing 67, MDM2 <text:s/>- <text:s/>mdm2 oncogene, e3 ubiquitin protein ligase, ARIH2 <text:s/>- <text:s/>ariadne homolog 2 (drosophila), PSMD1 <text:s/>- <text:s/>proteasome (prosome, macropain) 26s subunit, non-atpase, 1, PSMC5 <text:s/>- <text:s/>proteasome (prosome, macropain) 26s subunit, atpase, 5, UBE2K <text:s/>- <text:s/>ubiquitin-conjugating enzyme e2k, GSK3B <text:s/>- <text:s/>glycogen synthase kinase 3 beta, KLHL40 <text:s/>- <text:s/>kelch-like family member 40, PSMD7 <text:s/>- <text:s/>proteasome (prosome, macropain) 26s subunit, non-atpase, 7, VCP <text:s/>- <text:s/>valosin containing protein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10975</text:p>
          </table:table-cell>
          <table:table-cell office:value-type="string" calcext:value-type="string">
            <text:p>regulation of neuron projection development</text:p>
          </table:table-cell>
          <table:table-cell office:value-type="float" office:value="0.000295" calcext:value-type="float">
            <text:p>0.000295</text:p>
          </table:table-cell>
          <table:table-cell office:value-type="float" office:value="0.0792" calcext:value-type="float">
            <text:p>0.0792</text:p>
          </table:table-cell>
          <table:table-cell office:value-type="float" office:value="2.23" calcext:value-type="float">
            <text:p>2.23</text:p>
          </table:table-cell>
          <table:table-cell office:value-type="float" office:value="13954" calcext:value-type="float">
            <text:p>13954</text:p>
          </table:table-cell>
          <table:table-cell office:value-type="float" office:value="339" calcext:value-type="float">
            <text:p>339</text:p>
          </table:table-cell>
          <table:table-cell office:value-type="float" office:value="425" calcext:value-type="float">
            <text:p>42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[ROBO2 <text:s/>- <text:s/>roundabout, axon guidance receptor, homolog 2 (drosophila), ADNP <text:s/>- <text:s/>activity-dependent neuroprotector homeobox, MT3 <text:s/>- <text:s/>metallothionein 3, RUFY3 <text:s/>- <text:s/>run and fyve domain containing 3, RIT2 <text:s/>- <text:s/>ras-like without caax 2, PPP3CA <text:s/>- <text:s/>protein phosphatase 3, catalytic subunit, alpha isozyme, ADCYAP1 <text:s/>- <text:s/>adenylate cyclase activating polypeptide 1 (pituitary), RASAL1 <text:s/>- <text:s/>ras protein activator like 1 (gap1 like), LRP1 <text:s/>- <text:s/>low density lipoprotein receptor-related protein 1, PTEN <text:s/>- <text:s/>phosphatase and tensin homolog, TRIM67 <text:s/>- <text:s/>tripartite motif containing 67, MDM2 <text:s/>- <text:s/>mdm2 oncogene, e3 ubiquitin protein ligase, SNAP25 <text:s/>- <text:s/>synaptosomal-associated protein, 25kda, ABL2 <text:s/>- <text:s/>c-abl oncogene 2, non-receptor tyrosine kinase, SYT2 <text:s/>- <text:s/>synaptotagmin ii, CPEB1 <text:s/>- <text:s/>cytoplasmic polyadenylation element binding protein 1, RTN4 <text:s/>- <text:s/>reticulon 4, GSK3B <text:s/>- <text:s/>glycogen synthase kinase 3 beta, PAK3 <text:s/>- <text:s/>p21 protein (cdc42/rac)-activated kinase 3, MACF1 <text:s/>- <text:s/>microtubule-actin crosslinking factor 1, CAPRIN2 <text:s/>- <text:s/>caprin family member 2, IL6 <text:s/>- <text:s/>interleukin 6 (interferon, beta 2), STMN2 <text:s/>- <text:s/>stathmin-like 2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1903362</text:p>
          </table:table-cell>
          <table:table-cell office:value-type="string" calcext:value-type="string">
            <text:p>regulation of cellular protein catabolic process</text:p>
          </table:table-cell>
          <table:table-cell office:value-type="float" office:value="0.000302" calcext:value-type="float">
            <text:p>0.000302</text:p>
          </table:table-cell>
          <table:table-cell office:value-type="float" office:value="0.0796" calcext:value-type="float">
            <text:p>0.0796</text:p>
          </table:table-cell>
          <table:table-cell office:value-type="float" office:value="2.61" calcext:value-type="float">
            <text:p>2.61</text:p>
          </table:table-cell>
          <table:table-cell office:value-type="float" office:value="13954" calcext:value-type="float">
            <text:p>13954</text:p>
          </table:table-cell>
          <table:table-cell office:value-type="float" office:value="214" calcext:value-type="float">
            <text:p>214</text:p>
          </table:table-cell>
          <table:table-cell office:value-type="float" office:value="425" calcext:value-type="float">
            <text:p>42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[MYLIP <text:s/>- <text:s/>myosin regulatory light chain interacting protein, ANAPC15 <text:s/>- <text:s/>anaphase promoting complex subunit 15, PSME2 <text:s/>- <text:s/>proteasome (prosome, macropain) activator subunit 2 (pa28 beta), PSMA4 <text:s/>- <text:s/>proteasome (prosome, macropain) subunit, alpha type, 4, PSMA3 <text:s/>- <text:s/>proteasome (prosome, macropain) subunit, alpha type, 3, HSP90AB1 <text:s/>- <text:s/>heat shock protein 90kda alpha (cytosolic), class b member 1, PTEN <text:s/>- <text:s/>phosphatase and tensin homolog, TRIM67 <text:s/>- <text:s/>tripartite motif containing 67, MDM2 <text:s/>- <text:s/>mdm2 oncogene, e3 ubiquitin protein ligase, ARIH2 <text:s/>- <text:s/>ariadne homolog 2 (drosophila), PSMD1 <text:s/>- <text:s/>proteasome (prosome, macropain) 26s subunit, non-atpase, 1, PSMC5 <text:s/>- <text:s/>proteasome (prosome, macropain) 26s subunit, atpase, 5, UBE2K <text:s/>- <text:s/>ubiquitin-conjugating enzyme e2k, GSK3B <text:s/>- <text:s/>glycogen synthase kinase 3 beta, KLHL40 <text:s/>- <text:s/>kelch-like family member 40, PSMD7 <text:s/>- <text:s/>proteasome (prosome, macropain) 26s subunit, non-atpase, 7, VCP <text:s/>- <text:s/>valosin containing protein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44093</text:p>
          </table:table-cell>
          <table:table-cell office:value-type="string" calcext:value-type="string">
            <text:p>positive regulation of molecular function</text:p>
          </table:table-cell>
          <table:table-cell office:value-type="float" office:value="0.000319" calcext:value-type="float">
            <text:p>0.000319</text:p>
          </table:table-cell>
          <table:table-cell office:value-type="float" office:value="0.0826" calcext:value-type="float">
            <text:p>0.0826</text:p>
          </table:table-cell>
          <table:table-cell office:value-type="float" office:value="1.5" calcext:value-type="float">
            <text:p>1.5</text:p>
          </table:table-cell>
          <table:table-cell office:value-type="float" office:value="13954" calcext:value-type="float">
            <text:p>13954</text:p>
          </table:table-cell>
          <table:table-cell office:value-type="float" office:value="1531" calcext:value-type="float">
            <text:p>1531</text:p>
          </table:table-cell>
          <table:table-cell office:value-type="float" office:value="425" calcext:value-type="float">
            <text:p>42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[A2M <text:s/>- <text:s/>alpha-2-macroglobulin, PRKAA1 <text:s/>- <text:s/>protein kinase, amp-activated, alpha 1 catalytic subunit, SPTA1 <text:s/>- <text:s/>spectrin, alpha, erythrocytic 1 (elliptocytosis 2), TIMP2 <text:s/>- <text:s/>timp metallopeptidase inhibitor 2, SH3BP1 <text:s/>- <text:s/>sh3-domain binding protein 1, MAPRE3 <text:s/>- <text:s/>microtubule-associated protein, rp/eb family, member 3, NDP <text:s/>- <text:s/>norrie disease (pseudoglioma), ARHGAP15 <text:s/>- <text:s/>rho gtpase activating protein 15, PSAP <text:s/>- <text:s/>prosaposin, PFN2 <text:s/>- <text:s/>profilin 2, LARS <text:s/>- <text:s/>leucyl-trna synthetase, GDNF <text:s/>- <text:s/>glial cell derived neurotrophic factor, ABL2 <text:s/>- <text:s/>c-abl oncogene 2, non-receptor tyrosine kinase, CAPRIN2 <text:s/>- <text:s/>caprin family member 2, EPHA2 <text:s/>- <text:s/>eph receptor a2, IQGAP3 <text:s/>- <text:s/>iq motif containing gtpase activating protein 3, RAB3IL1 <text:s/>- <text:s/>rab3a interacting protein (rabin3)-like 1, MT3 <text:s/>- <text:s/>metallothionein 3, IL3 <text:s/>- <text:s/>interleukin 3 (colony-stimulating factor, multiple), ANAPC15 <text:s/>- <text:s/>anaphase promoting complex subunit 15, PSMA4 <text:s/>- <text:s/>proteasome (prosome, macropain) subunit, alpha type, 4, RIT2 <text:s/>- <text:s/>ras-like without caax 2, PPP3CA <text:s/>- <text:s/>protein phosphatase 3, catalytic subunit, alpha isozyme, SH2D3A <text:s/>- <text:s/>sh2 domain containing 3a, PSMA3 <text:s/>- <text:s/>proteasome (prosome, macropain) subunit, alpha type, 3, DNAJC7 <text:s/>- <text:s/>dnaj (hsp40) homolog, subfamily c, member 7, CHTOP <text:s/>- <text:s/>chromatin target of prmt1, MMP9 <text:s/>- <text:s/>matrix metallopeptidase 9 (gelatinase b, 92kda gelatinase, 92kda type iv collagenase), GRHL3 <text:s/>- <text:s/>grainyhead-like 3 (drosophila), TBC1D4 <text:s/>- <text:s/>tbc1 domain family, member 4, PSMD1 <text:s/>- <text:s/>proteasome (prosome, macropain) 26s subunit, non-atpase, 1, PSMC5 <text:s/>- <text:s/>proteasome (prosome, macropain) 26s subunit, atpase, 5, PPP2CA <text:s/>- <text:s/>protein phosphatase 2, catalytic subunit, alpha isozyme, RAPGEF4 <text:s/>- <text:s/>rap guanine nucleotide exchange factor (gef) 4, PSMD7 <text:s/>- <text:s/>proteasome (prosome, macropain) 26s subunit, non-atpase, 7, FGR <text:s/>- <text:s/>feline gardner-rasheed sarcoma viral oncogene homolog, VCP <text:s/>- <text:s/>valosin containing protein, TRIM8 <text:s/>- <text:s/>tripartite motif containing 8, PAK3 <text:s/>- <text:s/>p21 protein (cdc42/rac)-activated kinase 3, SNX13 <text:s/>- <text:s/>sorting nexin 13, IL6 <text:s/>- <text:s/>interleukin 6 (interferon, beta 2), NEUROD2 <text:s/>- <text:s/>neuronal differentiation 2, PSME2 <text:s/>- <text:s/>proteasome (prosome, macropain) activator subunit 2 (pa28 beta), RASAL1 <text:s/>- <text:s/>ras protein activator like 1 (gap1 like), FGF9 <text:s/>- <text:s/>fibroblast growth factor 9, ARTN <text:s/>- <text:s/>artemin, PTEN <text:s/>- <text:s/>phosphatase and tensin homolog, FGF1 <text:s/>- <text:s/>fibroblast growth factor 1 (acidic), RIPK4 <text:s/>- <text:s/>receptor-interacting serine-threonine kinase 4, ADRM1 <text:s/>- <text:s/>adhesion regulating molecule 1, RASSF2 <text:s/>- <text:s/>ras association (ralgds/af-6) domain family member 2, SPAG9 <text:s/>- <text:s/>sperm associated antigen 9, ADCY8 <text:s/>- <text:s/>adenylate cyclase 8 (brain), NEK10 <text:s/>- <text:s/>nima-related kinase 10, ADNP <text:s/>- <text:s/>activity-dependent neuroprotector homeobox, GNG3 <text:s/>- <text:s/>guanine nucleotide binding protein (g protein), gamma 3, ARHGEF11 <text:s/>- <text:s/>rho guanine nucleotide exchange factor (gef) 11, EPB41 <text:s/>- <text:s/>erythrocyte membrane protein band 4.1 (elliptocytosis 1, rh-linked), ADCYAP1 <text:s/>- <text:s/>adenylate cyclase activating polypeptide 1 (pituitary), ARHGAP31 <text:s/>- <text:s/>rho gtpase activating protein 31, HSP90AB1 <text:s/>- <text:s/>heat shock protein 90kda alpha (cytosolic), class b member 1, AKIRIN2 <text:s/>- <text:s/>akirin 2, MET <text:s/>- <text:s/>met proto-oncogene, RASGRF1 <text:s/>- <text:s/>ras protein-specific guanine nucleotide-releasing factor 1, TRIM37 <text:s/>- <text:s/>tripartite motif containing 37, MAPK12 <text:s/>- <text:s/>mitogen-activated protein kinase 12, DENND2D <text:s/>- <text:s/>denn/madd domain containing 2d, GRM4 <text:s/>- <text:s/>glutamate receptor, metabotropic 4, S1PR1 <text:s/>- <text:s/>sphingosine-1-phosphate receptor 1, GSK3B <text:s/>- <text:s/>glycogen synthase kinase 3 beta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42176</text:p>
          </table:table-cell>
          <table:table-cell office:value-type="string" calcext:value-type="string">
            <text:p>regulation of protein catabolic process</text:p>
          </table:table-cell>
          <table:table-cell office:value-type="float" office:value="0.000331" calcext:value-type="float">
            <text:p>0.000331</text:p>
          </table:table-cell>
          <table:table-cell office:value-type="float" office:value="0.0841" calcext:value-type="float">
            <text:p>0.0841</text:p>
          </table:table-cell>
          <table:table-cell office:value-type="float" office:value="2.26" calcext:value-type="float">
            <text:p>2.26</text:p>
          </table:table-cell>
          <table:table-cell office:value-type="float" office:value="13954" calcext:value-type="float">
            <text:p>13954</text:p>
          </table:table-cell>
          <table:table-cell office:value-type="float" office:value="320" calcext:value-type="float">
            <text:p>320</text:p>
          </table:table-cell>
          <table:table-cell office:value-type="float" office:value="425" calcext:value-type="float">
            <text:p>42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[MYLIP <text:s/>- <text:s/>myosin regulatory light chain interacting protein, TIMP2 <text:s/>- <text:s/>timp metallopeptidase inhibitor 2, PSME2 <text:s/>- <text:s/>proteasome (prosome, macropain) activator subunit 2 (pa28 beta), ANAPC15 <text:s/>- <text:s/>anaphase promoting complex subunit 15, PSMA4 <text:s/>- <text:s/>proteasome (prosome, macropain) subunit, alpha type, 4, GGA3 <text:s/>- <text:s/>golgi-associated, gamma adaptin ear containing, arf binding protein 3, PSMA3 <text:s/>- <text:s/>proteasome (prosome, macropain) subunit, alpha type, 3, HSP90AB1 <text:s/>- <text:s/>heat shock protein 90kda alpha (cytosolic), class b member 1, PTEN <text:s/>- <text:s/>phosphatase and tensin homolog, TRIM67 <text:s/>- <text:s/>tripartite motif containing 67, XPO1 <text:s/>- <text:s/>exportin 1 (crm1 homolog, yeast), MDM2 <text:s/>- <text:s/>mdm2 oncogene, e3 ubiquitin protein ligase, ARIH2 <text:s/>- <text:s/>ariadne homolog 2 (drosophila), PSMD1 <text:s/>- <text:s/>proteasome (prosome, macropain) 26s subunit, non-atpase, 1, PSMC5 <text:s/>- <text:s/>proteasome (prosome, macropain) 26s subunit, atpase, 5, GJA1 <text:s/>- <text:s/>gap junction protein, alpha 1, 43kda, UBE2K <text:s/>- <text:s/>ubiquitin-conjugating enzyme e2k, GSK3B <text:s/>- <text:s/>glycogen synthase kinase 3 beta, KLHL40 <text:s/>- <text:s/>kelch-like family member 40, PSMD7 <text:s/>- <text:s/>proteasome (prosome, macropain) 26s subunit, non-atpase, 7, VCP <text:s/>- <text:s/>valosin containing protein, NRD1 <text:s/>- <text:s/>nardilysin (n-arginine dibasic convertase)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10976</text:p>
          </table:table-cell>
          <table:table-cell office:value-type="string" calcext:value-type="string">
            <text:p>positive regulation of neuron projection development</text:p>
          </table:table-cell>
          <table:table-cell office:value-type="float" office:value="0.000333" calcext:value-type="float">
            <text:p>0.000333</text:p>
          </table:table-cell>
          <table:table-cell office:value-type="float" office:value="0.0831" calcext:value-type="float">
            <text:p>0.0831</text:p>
          </table:table-cell>
          <table:table-cell office:value-type="float" office:value="2.68" calcext:value-type="float">
            <text:p>2.68</text:p>
          </table:table-cell>
          <table:table-cell office:value-type="float" office:value="13954" calcext:value-type="float">
            <text:p>13954</text:p>
          </table:table-cell>
          <table:table-cell office:value-type="float" office:value="196" calcext:value-type="float">
            <text:p>196</text:p>
          </table:table-cell>
          <table:table-cell office:value-type="float" office:value="425" calcext:value-type="float">
            <text:p>42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[ROBO2 <text:s/>- <text:s/>roundabout, axon guidance receptor, homolog 2 (drosophila), ADNP <text:s/>- <text:s/>activity-dependent neuroprotector homeobox, RIT2 <text:s/>- <text:s/>ras-like without caax 2, RUFY3 <text:s/>- <text:s/>run and fyve domain containing 3, ADCYAP1 <text:s/>- <text:s/>adenylate cyclase activating polypeptide 1 (pituitary), RASAL1 <text:s/>- <text:s/>ras protein activator like 1 (gap1 like), TRIM67 <text:s/>- <text:s/>tripartite motif containing 67, ABL2 <text:s/>- <text:s/>c-abl oncogene 2, non-receptor tyrosine kinase, SYT2 <text:s/>- <text:s/>synaptotagmin ii, CPEB1 <text:s/>- <text:s/>cytoplasmic polyadenylation element binding protein 1, GSK3B <text:s/>- <text:s/>glycogen synthase kinase 3 beta, PAK3 <text:s/>- <text:s/>p21 protein (cdc42/rac)-activated kinase 3, MACF1 <text:s/>- <text:s/>microtubule-actin crosslinking factor 1, CAPRIN2 <text:s/>- <text:s/>caprin family member 2, IL6 <text:s/>- <text:s/>interleukin 6 (interferon, beta 2), STMN2 <text:s/>- <text:s/>stathmin-like 2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1903364</text:p>
          </table:table-cell>
          <table:table-cell office:value-type="string" calcext:value-type="string">
            <text:p>positive regulation of cellular protein catabolic process</text:p>
          </table:table-cell>
          <table:table-cell office:value-type="float" office:value="0.000338" calcext:value-type="float">
            <text:p>0.000338</text:p>
          </table:table-cell>
          <table:table-cell office:value-type="float" office:value="0.083" calcext:value-type="float">
            <text:p>0.083</text:p>
          </table:table-cell>
          <table:table-cell office:value-type="float" office:value="2.91" calcext:value-type="float">
            <text:p>2.91</text:p>
          </table:table-cell>
          <table:table-cell office:value-type="float" office:value="13954" calcext:value-type="float">
            <text:p>13954</text:p>
          </table:table-cell>
          <table:table-cell office:value-type="float" office:value="158" calcext:value-type="float">
            <text:p>158</text:p>
          </table:table-cell>
          <table:table-cell office:value-type="float" office:value="425" calcext:value-type="float">
            <text:p>42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[ANAPC15 <text:s/>- <text:s/>anaphase promoting complex subunit 15, PSME2 <text:s/>- <text:s/>proteasome (prosome, macropain) activator subunit 2 (pa28 beta), PSMA4 <text:s/>- <text:s/>proteasome (prosome, macropain) subunit, alpha type, 4, PSMA3 <text:s/>- <text:s/>proteasome (prosome, macropain) subunit, alpha type, 3, PTEN <text:s/>- <text:s/>phosphatase and tensin homolog, TRIM67 <text:s/>- <text:s/>tripartite motif containing 67, MDM2 <text:s/>- <text:s/>mdm2 oncogene, e3 ubiquitin protein ligase, ARIH2 <text:s/>- <text:s/>ariadne homolog 2 (drosophila), PSMD1 <text:s/>- <text:s/>proteasome (prosome, macropain) 26s subunit, non-atpase, 1, PSMC5 <text:s/>- <text:s/>proteasome (prosome, macropain) 26s subunit, atpase, 5, GSK3B <text:s/>- <text:s/>glycogen synthase kinase 3 beta, PSMD7 <text:s/>- <text:s/>proteasome (prosome, macropain) 26s subunit, non-atpase, 7, KLHL40 <text:s/>- <text:s/>kelch-like family member 40, VCP <text:s/>- <text:s/>valosin containing protein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09896</text:p>
          </table:table-cell>
          <table:table-cell office:value-type="string" calcext:value-type="string">
            <text:p>positive regulation of catabolic process</text:p>
          </table:table-cell>
          <table:table-cell office:value-type="float" office:value="0.000348" calcext:value-type="float">
            <text:p>0.000348</text:p>
          </table:table-cell>
          <table:table-cell office:value-type="float" office:value="0.084" calcext:value-type="float">
            <text:p>0.084</text:p>
          </table:table-cell>
          <table:table-cell office:value-type="float" office:value="2.2" calcext:value-type="float">
            <text:p>2.2</text:p>
          </table:table-cell>
          <table:table-cell office:value-type="float" office:value="13954" calcext:value-type="float">
            <text:p>13954</text:p>
          </table:table-cell>
          <table:table-cell office:value-type="float" office:value="343" calcext:value-type="float">
            <text:p>343</text:p>
          </table:table-cell>
          <table:table-cell office:value-type="float" office:value="425" calcext:value-type="float">
            <text:p>42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[MYLIP <text:s/>- <text:s/>myosin regulatory light chain interacting protein, PRKAA1 <text:s/>- <text:s/>protein kinase, amp-activated, alpha 1 catalytic subunit, BNIP3 <text:s/>- <text:s/>bcl2/adenovirus e1b 19kda interacting protein 3, PSME2 <text:s/>- <text:s/>proteasome (prosome, macropain) activator subunit 2 (pa28 beta), ANAPC15 <text:s/>- <text:s/>anaphase promoting complex subunit 15, PSMA4 <text:s/>- <text:s/>proteasome (prosome, macropain) subunit, alpha type, 4, GGA3 <text:s/>- <text:s/>golgi-associated, gamma adaptin ear containing, arf binding protein 3, PSMA3 <text:s/>- <text:s/>proteasome (prosome, macropain) subunit, alpha type, 3, PTEN <text:s/>- <text:s/>phosphatase and tensin homolog, TRIM67 <text:s/>- <text:s/>tripartite motif containing 67, MDM2 <text:s/>- <text:s/>mdm2 oncogene, e3 ubiquitin protein ligase, ARIH2 <text:s/>- <text:s/>ariadne homolog 2 (drosophila), PSMD1 <text:s/>- <text:s/>proteasome (prosome, macropain) 26s subunit, non-atpase, 1, PSMC5 <text:s/>- <text:s/>proteasome (prosome, macropain) 26s subunit, atpase, 5, GJA1 <text:s/>- <text:s/>gap junction protein, alpha 1, 43kda, GSK3B <text:s/>- <text:s/>glycogen synthase kinase 3 beta, KLHL40 <text:s/>- <text:s/>kelch-like family member 40, PSMD7 <text:s/>- <text:s/>proteasome (prosome, macropain) 26s subunit, non-atpase, 7, TRIM8 <text:s/>- <text:s/>tripartite motif containing 8, VCP <text:s/>- <text:s/>valosin containing protein, SCOC <text:s/>- <text:s/>short coiled-coil protein, NRD1 <text:s/>- <text:s/>nardilysin (n-arginine dibasic convertase), TBK1 <text:s/>- <text:s/>tank-binding kinase 1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42327</text:p>
          </table:table-cell>
          <table:table-cell office:value-type="string" calcext:value-type="string">
            <text:p>positive regulation of phosphorylation</text:p>
          </table:table-cell>
          <table:table-cell office:value-type="float" office:value="0.00035" calcext:value-type="float">
            <text:p>0.00035</text:p>
          </table:table-cell>
          <table:table-cell office:value-type="float" office:value="0.0831" calcext:value-type="float">
            <text:p>0.0831</text:p>
          </table:table-cell>
          <table:table-cell office:value-type="float" office:value="1.76" calcext:value-type="float">
            <text:p>1.76</text:p>
          </table:table-cell>
          <table:table-cell office:value-type="float" office:value="13954" calcext:value-type="float">
            <text:p>13954</text:p>
          </table:table-cell>
          <table:table-cell office:value-type="float" office:value="745" calcext:value-type="float">
            <text:p>745</text:p>
          </table:table-cell>
          <table:table-cell office:value-type="float" office:value="425" calcext:value-type="float">
            <text:p>42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[ITGA5 <text:s/>- <text:s/>integrin, alpha 5 (fibronectin receptor, alpha polypeptide), PRKAA1 <text:s/>- <text:s/>protein kinase, amp-activated, alpha 1 catalytic subunit, RBPMS <text:s/>- <text:s/>rna binding protein with multiple splicing, TIMP2 <text:s/>- <text:s/>timp metallopeptidase inhibitor 2, MAPRE3 <text:s/>- <text:s/>microtubule-associated protein, rp/eb family, member 3, FGF9 <text:s/>- <text:s/>fibroblast growth factor 9, PTEN <text:s/>- <text:s/>phosphatase and tensin homolog, PSAP <text:s/>- <text:s/>prosaposin, PFN2 <text:s/>- <text:s/>profilin 2, CDH2 <text:s/>- <text:s/>cadherin 2, type 1, n-cadherin (neuronal), SQSTM1 <text:s/>- <text:s/>sequestosome 1, FGF1 <text:s/>- <text:s/>fibroblast growth factor 1 (acidic), RASSF2 <text:s/>- <text:s/>ras association (ralgds/af-6) domain family member 2, SPAG9 <text:s/>- <text:s/>sperm associated antigen 9, ADCY8 <text:s/>- <text:s/>adenylate cyclase 8 (brain), TBK1 <text:s/>- <text:s/>tank-binding kinase 1, CAPRIN2 <text:s/>- <text:s/>caprin family member 2, GAREM <text:s/>- <text:s/>grb2 associated, regulator of mapk1, NEK10 <text:s/>- <text:s/>nima-related kinase 10, IQGAP3 <text:s/>- <text:s/>iq motif containing gtpase activating protein 3, ADNP <text:s/>- <text:s/>activity-dependent neuroprotector homeobox, GNG3 <text:s/>- <text:s/>guanine nucleotide binding protein (g protein), gamma 3, IL3 <text:s/>- <text:s/>interleukin 3 (colony-stimulating factor, multiple), MT3 <text:s/>- <text:s/>metallothionein 3, RIT2 <text:s/>- <text:s/>ras-like without caax 2, MYOG <text:s/>- <text:s/>myogenin (myogenic factor 4), ADCYAP1 <text:s/>- <text:s/>adenylate cyclase activating polypeptide 1 (pituitary), HSP90AB1 <text:s/>- <text:s/>heat shock protein 90kda alpha (cytosolic), class b member 1, ROCK2 <text:s/>- <text:s/>rho-associated, coiled-coil containing protein kinase 2, MMP9 <text:s/>- <text:s/>matrix metallopeptidase 9 (gelatinase b, 92kda gelatinase, 92kda type iv collagenase), GRM4 <text:s/>- <text:s/>glutamate receptor, metabotropic 4, PPP2CA <text:s/>- <text:s/>protein phosphatase 2, catalytic subunit, alpha isozyme, PRR5 <text:s/>- <text:s/>proline rich 5 (renal), RB1CC1 <text:s/>- <text:s/>rb1-inducible coiled-coil 1, UBE2K <text:s/>- <text:s/>ubiquitin-conjugating enzyme e2k, GSK3B <text:s/>- <text:s/>glycogen synthase kinase 3 beta, FGR <text:s/>- <text:s/>feline gardner-rasheed sarcoma viral oncogene homolog, VCP <text:s/>- <text:s/>valosin containing protein, PAK3 <text:s/>- <text:s/>p21 protein (cdc42/rac)-activated kinase 3, IL6 <text:s/>- <text:s/>interleukin 6 (interferon, beta 2)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51272</text:p>
          </table:table-cell>
          <table:table-cell office:value-type="string" calcext:value-type="string">
            <text:p>positive regulation of cellular component movement</text:p>
          </table:table-cell>
          <table:table-cell office:value-type="float" office:value="0.000378" calcext:value-type="float">
            <text:p>0.000378</text:p>
          </table:table-cell>
          <table:table-cell office:value-type="float" office:value="0.0883" calcext:value-type="float">
            <text:p>0.0883</text:p>
          </table:table-cell>
          <table:table-cell office:value-type="float" office:value="2.19" calcext:value-type="float">
            <text:p>2.19</text:p>
          </table:table-cell>
          <table:table-cell office:value-type="float" office:value="13954" calcext:value-type="float">
            <text:p>13954</text:p>
          </table:table-cell>
          <table:table-cell office:value-type="float" office:value="345" calcext:value-type="float">
            <text:p>345</text:p>
          </table:table-cell>
          <table:table-cell office:value-type="float" office:value="425" calcext:value-type="float">
            <text:p>42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[ITGA5 <text:s/>- <text:s/>integrin, alpha 5 (fibronectin receptor, alpha polypeptide), IGF1R <text:s/>- <text:s/>insulin-like growth factor 1 receptor, RUFY3 <text:s/>- <text:s/>run and fyve domain containing 3, SRPX2 <text:s/>- <text:s/>sushi-repeat containing protein, x-linked 2, MET <text:s/>- <text:s/>met proto-oncogene, ROCK2 <text:s/>- <text:s/>rho-associated, coiled-coil containing protein kinase 2, MMP9 <text:s/>- <text:s/>matrix metallopeptidase 9 (gelatinase b, 92kda gelatinase, 92kda type iv collagenase), IL1R1 <text:s/>- <text:s/>interleukin 1 receptor, type i, MDM2 <text:s/>- <text:s/>mdm2 oncogene, e3 ubiquitin protein ligase, PLAU <text:s/>- <text:s/>plasminogen activator, urokinase, FGF1 <text:s/>- <text:s/>fibroblast growth factor 1 (acidic), FAM83H <text:s/>- <text:s/>family with sequence similarity 83, member h, PIK3CD <text:s/>- <text:s/>phosphatidylinositol-4,5-bisphosphate 3-kinase, catalytic subunit delta, SPAG9 <text:s/>- <text:s/>sperm associated antigen 9, S1PR1 <text:s/>- <text:s/>sphingosine-1-phosphate receptor 1, CXCL5 <text:s/>- <text:s/>chemokine (c-x-c motif) ligand 5, CPEB1 <text:s/>- <text:s/>cytoplasmic polyadenylation element binding protein 1, FAM65A <text:s/>- <text:s/>family with sequence similarity 65, member a, RTN4 <text:s/>- <text:s/>reticulon 4, FGR <text:s/>- <text:s/>feline gardner-rasheed sarcoma viral oncogene homolog, PAK3 <text:s/>- <text:s/>p21 protein (cdc42/rac)-activated kinase 3, RREB1 <text:s/>- <text:s/>ras responsive element binding protein 1, IL6 <text:s/>- <text:s/>interleukin 6 (interferon, beta 2)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51336</text:p>
          </table:table-cell>
          <table:table-cell office:value-type="string" calcext:value-type="string">
            <text:p>regulation of hydrolase activity</text:p>
          </table:table-cell>
          <table:table-cell office:value-type="float" office:value="0.000396" calcext:value-type="float">
            <text:p>0.000396</text:p>
          </table:table-cell>
          <table:table-cell office:value-type="float" office:value="0.091" calcext:value-type="float">
            <text:p>0.091</text:p>
          </table:table-cell>
          <table:table-cell office:value-type="float" office:value="1.61" calcext:value-type="float">
            <text:p>1.61</text:p>
          </table:table-cell>
          <table:table-cell office:value-type="float" office:value="13954" calcext:value-type="float">
            <text:p>13954</text:p>
          </table:table-cell>
          <table:table-cell office:value-type="float" office:value="1084" calcext:value-type="float">
            <text:p>1084</text:p>
          </table:table-cell>
          <table:table-cell office:value-type="float" office:value="425" calcext:value-type="float">
            <text:p>42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[A2M <text:s/>- <text:s/>alpha-2-macroglobulin, ELL <text:s/>- <text:s/>elongation factor rna polymerase ii, SPTA1 <text:s/>- <text:s/>spectrin, alpha, erythrocytic 1 (elliptocytosis 2), TIMP2 <text:s/>- <text:s/>timp metallopeptidase inhibitor 2, SH3BP1 <text:s/>- <text:s/>sh3-domain binding protein 1, ARHGAP15 <text:s/>- <text:s/>rho gtpase activating protein 15, PFN2 <text:s/>- <text:s/>profilin 2, LARS <text:s/>- <text:s/>leucyl-trna synthetase, GDNF <text:s/>- <text:s/>glial cell derived neurotrophic factor, ABL2 <text:s/>- <text:s/>c-abl oncogene 2, non-receptor tyrosine kinase, EPHA2 <text:s/>- <text:s/>eph receptor a2, IQGAP3 <text:s/>- <text:s/>iq motif containing gtpase activating protein 3, ANGPTL4 <text:s/>- <text:s/>angiopoietin-like 4, RAB3IL1 <text:s/>- <text:s/>rab3a interacting protein (rabin3)-like 1, IL3 <text:s/>- <text:s/>interleukin 3 (colony-stimulating factor, multiple), CDC42SE1 <text:s/>- <text:s/>cdc42 small effector 1, MT3 <text:s/>- <text:s/>metallothionein 3, PSMA3 <text:s/>- <text:s/>proteasome (prosome, macropain) subunit, alpha type, 3, SH2D3A <text:s/>- <text:s/>sh2 domain containing 3a, DNAJC7 <text:s/>- <text:s/>dnaj (hsp40) homolog, subfamily c, member 7, CHTOP <text:s/>- <text:s/>chromatin target of prmt1, MMP9 <text:s/>- <text:s/>matrix metallopeptidase 9 (gelatinase b, 92kda gelatinase, 92kda type iv collagenase), GRHL3 <text:s/>- <text:s/>grainyhead-like 3 (drosophila), TBC1D4 <text:s/>- <text:s/>tbc1 domain family, member 4, RAPGEF4 <text:s/>- <text:s/>rap guanine nucleotide exchange factor (gef) 4, VCP <text:s/>- <text:s/>valosin containing protein, IL6 <text:s/>- <text:s/>interleukin 6 (interferon, beta 2), SNX13 <text:s/>- <text:s/>sorting nexin 13, DLG3 <text:s/>- <text:s/>discs, large homolog 3 (drosophila), PSME2 <text:s/>- <text:s/>proteasome (prosome, macropain) activator subunit 2 (pa28 beta), DLG2 <text:s/>- <text:s/>discs, large homolog 2 (drosophila), RASAL1 <text:s/>- <text:s/>ras protein activator like 1 (gap1 like), LRP1 <text:s/>- <text:s/>low density lipoprotein receptor-related protein 1, ARTN <text:s/>- <text:s/>artemin, FGF9 <text:s/>- <text:s/>fibroblast growth factor 9, MDM2 <text:s/>- <text:s/>mdm2 oncogene, e3 ubiquitin protein ligase, FGF1 <text:s/>- <text:s/>fibroblast growth factor 1 (acidic), ADRM1 <text:s/>- <text:s/>adhesion regulating molecule 1, ARHGEF11 <text:s/>- <text:s/>rho guanine nucleotide exchange factor (gef) 11, ADCYAP1 <text:s/>- <text:s/>adenylate cyclase activating polypeptide 1 (pituitary), ARHGAP31 <text:s/>- <text:s/>rho gtpase activating protein 31, HSP90AB1 <text:s/>- <text:s/>heat shock protein 90kda alpha (cytosolic), class b member 1, AKIRIN2 <text:s/>- <text:s/>akirin 2, MET <text:s/>- <text:s/>met proto-oncogene, RASGRF1 <text:s/>- <text:s/>ras protein-specific guanine nucleotide-releasing factor 1, ROCK2 <text:s/>- <text:s/>rho-associated, coiled-coil containing protein kinase 2, CPEB2 <text:s/>- <text:s/>cytoplasmic polyadenylation element binding protein 2, MAPK12 <text:s/>- <text:s/>mitogen-activated protein kinase 12, DENND2D <text:s/>- <text:s/>denn/madd domain containing 2d, S1PR1 <text:s/>- <text:s/>sphingosine-1-phosphate receptor 1, WDR81 <text:s/>- <text:s/>wd repeat domain 81, GSK3B <text:s/>- <text:s/>glycogen synthase kinase 3 beta, NRD1 <text:s/>- <text:s/>nardilysin (n-arginine dibasic convertase)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48585</text:p>
          </table:table-cell>
          <table:table-cell office:value-type="string" calcext:value-type="string">
            <text:p>negative regulation of response to stimulus</text:p>
          </table:table-cell>
          <table:table-cell office:value-type="float" office:value="0.000397" calcext:value-type="float">
            <text:p>0.000397</text:p>
          </table:table-cell>
          <table:table-cell office:value-type="float" office:value="0.0898" calcext:value-type="float">
            <text:p>0.0898</text:p>
          </table:table-cell>
          <table:table-cell office:value-type="float" office:value="1.59" calcext:value-type="float">
            <text:p>1.59</text:p>
          </table:table-cell>
          <table:table-cell office:value-type="float" office:value="13954" calcext:value-type="float">
            <text:p>13954</text:p>
          </table:table-cell>
          <table:table-cell office:value-type="float" office:value="1137" calcext:value-type="float">
            <text:p>1137</text:p>
          </table:table-cell>
          <table:table-cell office:value-type="float" office:value="425" calcext:value-type="float">
            <text:p>42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[A2M <text:s/>- <text:s/>alpha-2-macroglobulin, PRKAA1 <text:s/>- <text:s/>protein kinase, amp-activated, alpha 1 catalytic subunit, TIMP2 <text:s/>- <text:s/>timp metallopeptidase inhibitor 2, MMRN2 <text:s/>- <text:s/>multimerin 2, GSTP1 <text:s/>- <text:s/>glutathione s-transferase pi 1, RNF43 <text:s/>- <text:s/>ring finger protein 43, PSAP <text:s/>- <text:s/>prosaposin, PTPRR <text:s/>- <text:s/>protein tyrosine phosphatase, receptor type, r, CDH2 <text:s/>- <text:s/>cadherin 2, type 1, n-cadherin (neuronal), TRIM67 <text:s/>- <text:s/>tripartite motif containing 67, GDNF <text:s/>- <text:s/>glial cell derived neurotrophic factor, ENO1 <text:s/>- <text:s/>enolase 1, (alpha), EPHA2 <text:s/>- <text:s/>eph receptor a2, PSMA4 <text:s/>- <text:s/>proteasome (prosome, macropain) subunit, alpha type, 4, SPRED2 <text:s/>- <text:s/>sprouty-related, evh1 domain containing 2, PPP3CA <text:s/>- <text:s/>protein phosphatase 3, catalytic subunit, alpha isozyme, PSMA3 <text:s/>- <text:s/>proteasome (prosome, macropain) subunit, alpha type, 3, PRDM1 <text:s/>- <text:s/>pr domain containing 1, with znf domain, DYRK1A <text:s/>- <text:s/>dual-specificity tyrosine-(y)-phosphorylation regulated kinase 1a, MMP9 <text:s/>- <text:s/>matrix metallopeptidase 9 (gelatinase b, 92kda gelatinase, 92kda type iv collagenase), PSMD1 <text:s/>- <text:s/>proteasome (prosome, macropain) 26s subunit, non-atpase, 1, EYA1 <text:s/>- <text:s/>eyes absent homolog 1 (drosophila), BCL9L <text:s/>- <text:s/>b-cell cll/lymphoma 9-like, PSMC5 <text:s/>- <text:s/>proteasome (prosome, macropain) 26s subunit, atpase, 5, GJA1 <text:s/>- <text:s/>gap junction protein, alpha 1, 43kda, PPP2CA <text:s/>- <text:s/>protein phosphatase 2, catalytic subunit, alpha isozyme, TMBIM1 <text:s/>- <text:s/>transmembrane bax inhibitor motif containing 1, DUSP14 <text:s/>- <text:s/>dual specificity phosphatase 14, PSMD7 <text:s/>- <text:s/>proteasome (prosome, macropain) 26s subunit, non-atpase, 7, DUSP10 <text:s/>- <text:s/>dual specificity phosphatase 10, SNX13 <text:s/>- <text:s/>sorting nexin 13, IL6 <text:s/>- <text:s/>interleukin 6 (interferon, beta 2), SCG2 <text:s/>- <text:s/>secretogranin ii, PSME2 <text:s/>- <text:s/>proteasome (prosome, macropain) activator subunit 2 (pa28 beta), RASAL1 <text:s/>- <text:s/>ras protein activator like 1 (gap1 like), LRP1 <text:s/>- <text:s/>low density lipoprotein receptor-related protein 1, DLX1 <text:s/>- <text:s/>distal-less homeobox 1, FGF9 <text:s/>- <text:s/>fibroblast growth factor 9, PTEN <text:s/>- <text:s/>phosphatase and tensin homolog, STAT6 <text:s/>- <text:s/>signal transducer and activator of transcription 6, interleukin-4 induced, MDM2 <text:s/>- <text:s/>mdm2 oncogene, e3 ubiquitin protein ligase, PLAU <text:s/>- <text:s/>plasminogen activator, urokinase, GRB10 <text:s/>- <text:s/>growth factor receptor-bound protein 10, CD14 <text:s/>- <text:s/>cd14 molecule, RASSF2 <text:s/>- <text:s/>ras association (ralgds/af-6) domain family member 2, CASK <text:s/>- <text:s/>calcium/calmodulin-dependent serine protein kinase (maguk family), FCRLB <text:s/>- <text:s/>fc receptor-like b, ROBO2 <text:s/>- <text:s/>roundabout, axon guidance receptor, homolog 2 (drosophila), IGF1R <text:s/>- <text:s/>insulin-like growth factor 1 receptor, ADCYAP1 <text:s/>- <text:s/>adenylate cyclase activating polypeptide 1 (pituitary), MET <text:s/>- <text:s/>met proto-oncogene, RB1CC1 <text:s/>- <text:s/>rb1-inducible coiled-coil 1, GSK3B <text:s/>- <text:s/>glycogen synthase kinase 3 beta, SMAD6 <text:s/>- <text:s/>smad family member 6, BEND6 <text:s/>- <text:s/>ben domain containing 6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02376</text:p>
          </table:table-cell>
          <table:table-cell office:value-type="string" calcext:value-type="string">
            <text:p>immune system process</text:p>
          </table:table-cell>
          <table:table-cell office:value-type="float" office:value="0.000428" calcext:value-type="float">
            <text:p>0.000428</text:p>
          </table:table-cell>
          <table:table-cell office:value-type="float" office:value="0.0953" calcext:value-type="float">
            <text:p>0.0953</text:p>
          </table:table-cell>
          <table:table-cell office:value-type="float" office:value="1.51" calcext:value-type="float">
            <text:p>1.51</text:p>
          </table:table-cell>
          <table:table-cell office:value-type="float" office:value="13954" calcext:value-type="float">
            <text:p>13954</text:p>
          </table:table-cell>
          <table:table-cell office:value-type="float" office:value="1437" calcext:value-type="float">
            <text:p>1437</text:p>
          </table:table-cell>
          <table:table-cell office:value-type="float" office:value="425" calcext:value-type="float">
            <text:p>425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[BNIP3 <text:s/>- <text:s/>bcl2/adenovirus e1b 19kda interacting protein 3, SPTA1 <text:s/>- <text:s/>spectrin, alpha, erythrocytic 1 (elliptocytosis 2), TIMP2 <text:s/>- <text:s/>timp metallopeptidase inhibitor 2, GSTP1 <text:s/>- <text:s/>glutathione s-transferase pi 1, KCNAB2 <text:s/>- <text:s/>potassium voltage-gated channel, shaker-related subfamily, beta member 2, FTL <text:s/>- <text:s/>ferritin, light polypeptide, SLC7A8 <text:s/>- <text:s/>solute carrier family 7 (amino acid transporter light chain, l system), member 8, CANX <text:s/>- <text:s/>calnexin, PSAP <text:s/>- <text:s/>prosaposin, SEC24D <text:s/>- <text:s/>sec24 family, member d (s. cerevisiae), AGL <text:s/>- <text:s/>amylo-alpha-1, 6-glucosidase, 4-alpha-glucanotransferase, HRNR <text:s/>- <text:s/>hornerin, ABL2 <text:s/>- <text:s/>c-abl oncogene 2, non-receptor tyrosine kinase, CHST4 <text:s/>- <text:s/>carbohydrate (n-acetylglucosamine 6-o) sulfotransferase 4, AMICA1 <text:s/>- <text:s/>adhesion molecule, interacts with cxadr antigen 1, TBK1 <text:s/>- <text:s/>tank-binding kinase 1, PPAPDC1A <text:s/>- <text:s/>phosphatidic acid phosphatase type 2 domain containing 1a, MARCH1 <text:s/>- <text:s/>membrane-associated ring finger (c3hc4) 1, e3 ubiquitin protein ligase, IL3 <text:s/>- <text:s/>interleukin 3 (colony-stimulating factor, multiple), PPP3CA <text:s/>- <text:s/>protein phosphatase 3, catalytic subunit, alpha isozyme, PSMA4 <text:s/>- <text:s/>proteasome (prosome, macropain) subunit, alpha type, 4, PSMA3 <text:s/>- <text:s/>proteasome (prosome, macropain) subunit, alpha type, 3, PRDM1 <text:s/>- <text:s/>pr domain containing 1, with znf domain, IL1R1 <text:s/>- <text:s/>interleukin 1 receptor, type i, MMP9 <text:s/>- <text:s/>matrix metallopeptidase 9 (gelatinase b, 92kda gelatinase, 92kda type iv collagenase), TREML2 <text:s/>- <text:s/>triggering receptor expressed on myeloid cells-like 2, PSMD1 <text:s/>- <text:s/>proteasome (prosome, macropain) 26s subunit, non-atpase, 1, PSMC5 <text:s/>- <text:s/>proteasome (prosome, macropain) 26s subunit, atpase, 5, CCR9 <text:s/>- <text:s/>chemokine (c-c motif) receptor 9, TMBIM1 <text:s/>- <text:s/>transmembrane bax inhibitor motif containing 1, CXCL5 <text:s/>- <text:s/>chemokine (c-x-c motif) ligand 5, PRR5 <text:s/>- <text:s/>proline rich 5 (renal), PSMD7 <text:s/>- <text:s/>proteasome (prosome, macropain) 26s subunit, non-atpase, 7, FGR <text:s/>- <text:s/>feline gardner-rasheed sarcoma viral oncogene homolog, VCP <text:s/>- <text:s/>valosin containing protein, TRIM8 <text:s/>- <text:s/>tripartite motif containing 8, PAK3 <text:s/>- <text:s/>p21 protein (cdc42/rac)-activated kinase 3, IL6 <text:s/>- <text:s/>interleukin 6 (interferon, beta 2), ITGA5 <text:s/>- <text:s/>integrin, alpha 5 (fibronectin receptor, alpha polypeptide), SCG2 <text:s/>- <text:s/>secretogranin ii, PSME2 <text:s/>- <text:s/>proteasome (prosome, macropain) activator subunit 2 (pa28 beta), CNPY3 <text:s/>- <text:s/>canopy fgf signaling regulator 3, ARTN <text:s/>- <text:s/>artemin, PTEN <text:s/>- <text:s/>phosphatase and tensin homolog, VAPA <text:s/>- <text:s/>vamp (vesicle-associated membrane protein)-associated protein a, 33kda, TAPBPL <text:s/>- <text:s/>tap binding protein-like, MYH9 <text:s/>- <text:s/>myosin, heavy chain 9, non-muscle, SQSTM1 <text:s/>- <text:s/>sequestosome 1, ALDOA <text:s/>- <text:s/>aldolase a, fructose-bisphosphate, PLAU <text:s/>- <text:s/>plasminogen activator, urokinase, SNAP25 <text:s/>- <text:s/>synaptosomal-associated protein, 25kda, CD14 <text:s/>- <text:s/>cd14 molecule, ADAM15 <text:s/>- <text:s/>adam metallopeptidase domain 15, IK <text:s/>- <text:s/>ik cytokine, down-regulator of hla ii, IGF1R <text:s/>- <text:s/>insulin-like growth factor 1 receptor, SRPK1 <text:s/>- <text:s/>srsf protein kinase 1, HSP90AB1 <text:s/>- <text:s/>heat shock protein 90kda alpha (cytosolic), class b member 1, GPR174 <text:s/>- <text:s/>g protein-coupled receptor 174, AKIRIN2 <text:s/>- <text:s/>akirin 2, IL1F10 <text:s/>- <text:s/>interleukin 1 family, member 10 (theta), AMPD3 <text:s/>- <text:s/>adenosine monophosphate deaminase 3, TCF7 <text:s/>- <text:s/>transcription factor 7 (t-cell specific, hmg-box), PIK3CD <text:s/>- <text:s/>phosphatidylinositol-4,5-bisphosphate 3-kinase, catalytic subunit delta, S1PR1 <text:s/>- <text:s/>sphingosine-1-phosphate receptor 1, SMAD6 <text:s/>- <text:s/>smad family member 6, MGST1 <text:s/>- <text:s/>microsomal glutathione s-transferase 1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50804</text:p>
          </table:table-cell>
          <table:table-cell office:value-type="string" calcext:value-type="string">
            <text:p>modulation of synaptic transmission</text:p>
          </table:table-cell>
          <table:table-cell office:value-type="float" office:value="0.000429" calcext:value-type="float">
            <text:p>0.000429</text:p>
          </table:table-cell>
          <table:table-cell office:value-type="float" office:value="0.0939" calcext:value-type="float">
            <text:p>0.0939</text:p>
          </table:table-cell>
          <table:table-cell office:value-type="float" office:value="2.45" calcext:value-type="float">
            <text:p>2.45</text:p>
          </table:table-cell>
          <table:table-cell office:value-type="float" office:value="13954" calcext:value-type="float">
            <text:p>13954</text:p>
          </table:table-cell>
          <table:table-cell office:value-type="float" office:value="241" calcext:value-type="float">
            <text:p>241</text:p>
          </table:table-cell>
          <table:table-cell office:value-type="float" office:value="425" calcext:value-type="float">
            <text:p>42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[ADNP <text:s/>- <text:s/>activity-dependent neuroprotector homeobox, NEUROD2 <text:s/>- <text:s/>neuronal differentiation 2, PNKD <text:s/>- <text:s/>paroxysmal nonkinesigenic dyskinesia, PPP3CA <text:s/>- <text:s/>protein phosphatase 3, catalytic subunit, alpha isozyme, ADCYAP1 <text:s/>- <text:s/>adenylate cyclase activating polypeptide 1 (pituitary), RASGRF1 <text:s/>- <text:s/>ras protein-specific guanine nucleotide-releasing factor 1, SNCG <text:s/>- <text:s/>synuclein, gamma (breast cancer-specific protein 1), PTEN <text:s/>- <text:s/>phosphatase and tensin homolog, PFN2 <text:s/>- <text:s/>profilin 2, SLC1A3 <text:s/>- <text:s/>solute carrier family 1 (glial high affinity glutamate transporter), member 3, GDNF <text:s/>- <text:s/>glial cell derived neurotrophic factor, SNAP25 <text:s/>- <text:s/>synaptosomal-associated protein, 25kda, PSMC5 <text:s/>- <text:s/>proteasome (prosome, macropain) 26s subunit, atpase, 5, GRM4 <text:s/>- <text:s/>glutamate receptor, metabotropic 4, CA7 <text:s/>- <text:s/>carbonic anhydrase vii, YWHAG <text:s/>- <text:s/>tyrosine 3-monooxygenase/tryptophan 5-monooxygenase activation protein, gamma polypeptide, SNCAIP <text:s/>- <text:s/>synuclein, alpha interacting protein, SYNPO <text:s/>- <text:s/>synaptopodin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10720</text:p>
          </table:table-cell>
          <table:table-cell office:value-type="string" calcext:value-type="string">
            <text:p>positive regulation of cell development</text:p>
          </table:table-cell>
          <table:table-cell office:value-type="float" office:value="0.000475" calcext:value-type="float">
            <text:p>0.000475</text:p>
          </table:table-cell>
          <table:table-cell office:value-type="float" office:value="0.102" calcext:value-type="float">
            <text:p>0.102</text:p>
          </table:table-cell>
          <table:table-cell office:value-type="float" office:value="2.11" calcext:value-type="float">
            <text:p>2.11</text:p>
          </table:table-cell>
          <table:table-cell office:value-type="float" office:value="13954" calcext:value-type="float">
            <text:p>13954</text:p>
          </table:table-cell>
          <table:table-cell office:value-type="float" office:value="373" calcext:value-type="float">
            <text:p>373</text:p>
          </table:table-cell>
          <table:table-cell office:value-type="float" office:value="425" calcext:value-type="float">
            <text:p>42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[ROBO2 <text:s/>- <text:s/>roundabout, axon guidance receptor, homolog 2 (drosophila), ADNP <text:s/>- <text:s/>activity-dependent neuroprotector homeobox, NEUROD2 <text:s/>- <text:s/>neuronal differentiation 2, TIMP2 <text:s/>- <text:s/>timp metallopeptidase inhibitor 2, RUFY3 <text:s/>- <text:s/>run and fyve domain containing 3, MYOG <text:s/>- <text:s/>myogenin (myogenic factor 4), RIT2 <text:s/>- <text:s/>ras-like without caax 2, ADCYAP1 <text:s/>- <text:s/>adenylate cyclase activating polypeptide 1 (pituitary), RASAL1 <text:s/>- <text:s/>ras protein activator like 1 (gap1 like), DLX1 <text:s/>- <text:s/>distal-less homeobox 1, TRIM67 <text:s/>- <text:s/>tripartite motif containing 67, TRIOBP <text:s/>- <text:s/>trio and f-actin binding protein, ABL2 <text:s/>- <text:s/>c-abl oncogene 2, non-receptor tyrosine kinase, SPAG9 <text:s/>- <text:s/>sperm associated antigen 9, SYT2 <text:s/>- <text:s/>synaptotagmin ii, CPEB1 <text:s/>- <text:s/>cytoplasmic polyadenylation element binding protein 1, GSK3B <text:s/>- <text:s/>glycogen synthase kinase 3 beta, PAK3 <text:s/>- <text:s/>p21 protein (cdc42/rac)-activated kinase 3, BEND6 <text:s/>- <text:s/>ben domain containing 6, RREB1 <text:s/>- <text:s/>ras responsive element binding protein 1, MACF1 <text:s/>- <text:s/>microtubule-actin crosslinking factor 1, CAPRIN2 <text:s/>- <text:s/>caprin family member 2, IL6 <text:s/>- <text:s/>interleukin 6 (interferon, beta 2), STMN2 <text:s/>- <text:s/>stathmin-like 2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51094</text:p>
          </table:table-cell>
          <table:table-cell office:value-type="string" calcext:value-type="string">
            <text:p>positive regulation of developmental process</text:p>
          </table:table-cell>
          <table:table-cell office:value-type="float" office:value="0.000484" calcext:value-type="float">
            <text:p>0.000484</text:p>
          </table:table-cell>
          <table:table-cell office:value-type="float" office:value="0.103" calcext:value-type="float">
            <text:p>0.103</text:p>
          </table:table-cell>
          <table:table-cell office:value-type="float" office:value="1.64" calcext:value-type="float">
            <text:p>1.64</text:p>
          </table:table-cell>
          <table:table-cell office:value-type="float" office:value="13954" calcext:value-type="float">
            <text:p>13954</text:p>
          </table:table-cell>
          <table:table-cell office:value-type="float" office:value="962" calcext:value-type="float">
            <text:p>962</text:p>
          </table:table-cell>
          <table:table-cell office:value-type="float" office:value="425" calcext:value-type="float">
            <text:p>42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[ITGA5 <text:s/>- <text:s/>integrin, alpha 5 (fibronectin receptor, alpha polypeptide), PRKAA1 <text:s/>- <text:s/>protein kinase, amp-activated, alpha 1 catalytic subunit, BNIP3 <text:s/>- <text:s/>bcl2/adenovirus e1b 19kda interacting protein 3, NEUROD2 <text:s/>- <text:s/>neuronal differentiation 2, TIMP2 <text:s/>- <text:s/>timp metallopeptidase inhibitor 2, RUFY3 <text:s/>- <text:s/>run and fyve domain containing 3, DLX1 <text:s/>- <text:s/>distal-less homeobox 1, RASAL1 <text:s/>- <text:s/>ras protein activator like 1 (gap1 like), FGF9 <text:s/>- <text:s/>fibroblast growth factor 9, TRIM67 <text:s/>- <text:s/>tripartite motif containing 67, CDH2 <text:s/>- <text:s/>cadherin 2, type 1, n-cadherin (neuronal), GDNF <text:s/>- <text:s/>glial cell derived neurotrophic factor, STAT6 <text:s/>- <text:s/>signal transducer and activator of transcription 6, interleukin-4 induced, FGF1 <text:s/>- <text:s/>fibroblast growth factor 1 (acidic), ABL2 <text:s/>- <text:s/>c-abl oncogene 2, non-receptor tyrosine kinase, SPAG9 <text:s/>- <text:s/>sperm associated antigen 9, WNT2B <text:s/>- <text:s/>wingless-type mmtv integration site family, member 2b, SYT2 <text:s/>- <text:s/>synaptotagmin ii, CPEB1 <text:s/>- <text:s/>cytoplasmic polyadenylation element binding protein 1, MACF1 <text:s/>- <text:s/>microtubule-actin crosslinking factor 1, CAPRIN2 <text:s/>- <text:s/>caprin family member 2, SLITRK6 <text:s/>- <text:s/>slit and ntrk-like family, member 6, IQGAP3 <text:s/>- <text:s/>iq motif containing gtpase activating protein 3, ROBO2 <text:s/>- <text:s/>roundabout, axon guidance receptor, homolog 2 (drosophila), ADNP <text:s/>- <text:s/>activity-dependent neuroprotector homeobox, ANGPTL4 <text:s/>- <text:s/>angiopoietin-like 4, DDAH1 <text:s/>- <text:s/>dimethylarginine dimethylaminohydrolase 1, SOX15 <text:s/>- <text:s/>sry (sex determining region y)-box 15, MYOG <text:s/>- <text:s/>myogenin (myogenic factor 4), RIT2 <text:s/>- <text:s/>ras-like without caax 2, SRPX2 <text:s/>- <text:s/>sushi-repeat containing protein, x-linked 2, ADCYAP1 <text:s/>- <text:s/>adenylate cyclase activating polypeptide 1 (pituitary), PRDM1 <text:s/>- <text:s/>pr domain containing 1, with znf domain, HSP90AB1 <text:s/>- <text:s/>heat shock protein 90kda alpha (cytosolic), class b member 1, MAPK12 <text:s/>- <text:s/>mitogen-activated protein kinase 12, TRIOBP <text:s/>- <text:s/>trio and f-actin binding protein, BCL9L <text:s/>- <text:s/>b-cell cll/lymphoma 9-like, PIM1 <text:s/>- <text:s/>pim-1 oncogene, HSPB6 <text:s/>- <text:s/>heat shock protein, alpha-crystallin-related, b6, RTN4 <text:s/>- <text:s/>reticulon 4, GSK3B <text:s/>- <text:s/>glycogen synthase kinase 3 beta, PAK3 <text:s/>- <text:s/>p21 protein (cdc42/rac)-activated kinase 3, BEND6 <text:s/>- <text:s/>ben domain containing 6, DUSP10 <text:s/>- <text:s/>dual specificity phosphatase 10, RREB1 <text:s/>- <text:s/>ras responsive element binding protein 1, THRA <text:s/>- <text:s/>thyroid hormone receptor, alpha, IL6 <text:s/>- <text:s/>interleukin 6 (interferon, beta 2), STMN2 <text:s/>- <text:s/>stathmin-like 2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30949</text:p>
          </table:table-cell>
          <table:table-cell office:value-type="string" calcext:value-type="string">
            <text:p>positive regulation of vascular endothelial growth factor receptor signaling pathway</text:p>
          </table:table-cell>
          <table:table-cell office:value-type="float" office:value="0.000487" calcext:value-type="float">
            <text:p>0.000487</text:p>
          </table:table-cell>
          <table:table-cell office:value-type="float" office:value="0.102" calcext:value-type="float">
            <text:p>0.102</text:p>
          </table:table-cell>
          <table:table-cell office:value-type="float" office:value="10.1" calcext:value-type="float">
            <text:p>10.1</text:p>
          </table:table-cell>
          <table:table-cell office:value-type="float" office:value="13954" calcext:value-type="float">
            <text:p>13954</text:p>
          </table:table-cell>
          <table:table-cell office:value-type="float" office:value="13" calcext:value-type="float">
            <text:p>13</text:p>
          </table:table-cell>
          <table:table-cell office:value-type="float" office:value="425" calcext:value-type="float">
            <text:p>4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ITGA5 <text:s/>- <text:s/>integrin, alpha 5 (fibronectin receptor, alpha polypeptide), GRB10 <text:s/>- <text:s/>growth factor receptor-bound protein 10, MT3 <text:s/>- <text:s/>metallothionein 3, FGF9 <text:s/>- <text:s/>fibroblast growth factor 9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02474</text:p>
          </table:table-cell>
          <table:table-cell office:value-type="string" calcext:value-type="string">
            <text:p>antigen processing and presentation of peptide antigen via MHC class I</text:p>
          </table:table-cell>
          <table:table-cell office:value-type="float" office:value="0.000496" calcext:value-type="float">
            <text:p>0.000496</text:p>
          </table:table-cell>
          <table:table-cell office:value-type="float" office:value="0.102" calcext:value-type="float">
            <text:p>0.102</text:p>
          </table:table-cell>
          <table:table-cell office:value-type="float" office:value="4.31" calcext:value-type="float">
            <text:p>4.31</text:p>
          </table:table-cell>
          <table:table-cell office:value-type="float" office:value="13954" calcext:value-type="float">
            <text:p>13954</text:p>
          </table:table-cell>
          <table:table-cell office:value-type="float" office:value="61" calcext:value-type="float">
            <text:p>61</text:p>
          </table:table-cell>
          <table:table-cell office:value-type="float" office:value="425" calcext:value-type="float">
            <text:p>4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PSMD1 <text:s/>- <text:s/>proteasome (prosome, macropain) 26s subunit, non-atpase, 1, PSMC5 <text:s/>- <text:s/>proteasome (prosome, macropain) 26s subunit, atpase, 5, PSME2 <text:s/>- <text:s/>proteasome (prosome, macropain) activator subunit 2 (pa28 beta), PSMA4 <text:s/>- <text:s/>proteasome (prosome, macropain) subunit, alpha type, 4, PSMA3 <text:s/>- <text:s/>proteasome (prosome, macropain) subunit, alpha type, 3, CANX <text:s/>- <text:s/>calnexin, PSMD7 <text:s/>- <text:s/>proteasome (prosome, macropain) 26s subunit, non-atpase, 7, SEC24D <text:s/>- <text:s/>sec24 family, member d (s. cerevisiae)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10632</text:p>
          </table:table-cell>
          <table:table-cell office:value-type="string" calcext:value-type="string">
            <text:p>regulation of epithelial cell migration</text:p>
          </table:table-cell>
          <table:table-cell office:value-type="float" office:value="0.000521" calcext:value-type="float">
            <text:p>0.000521</text:p>
          </table:table-cell>
          <table:table-cell office:value-type="float" office:value="0.106" calcext:value-type="float">
            <text:p>0.106</text:p>
          </table:table-cell>
          <table:table-cell office:value-type="float" office:value="2.92" calcext:value-type="float">
            <text:p>2.92</text:p>
          </table:table-cell>
          <table:table-cell office:value-type="float" office:value="13954" calcext:value-type="float">
            <text:p>13954</text:p>
          </table:table-cell>
          <table:table-cell office:value-type="float" office:value="146" calcext:value-type="float">
            <text:p>146</text:p>
          </table:table-cell>
          <table:table-cell office:value-type="float" office:value="425" calcext:value-type="float">
            <text:p>42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EPHA2 <text:s/>- <text:s/>eph receptor a2, MMRN2 <text:s/>- <text:s/>multimerin 2, SRPX2 <text:s/>- <text:s/>sushi-repeat containing protein, x-linked 2, MET <text:s/>- <text:s/>met proto-oncogene, PTEN <text:s/>- <text:s/>phosphatase and tensin homolog, PFN2 <text:s/>- <text:s/>profilin 2, PTPRR <text:s/>- <text:s/>protein tyrosine phosphatase, receptor type, r, ROCK2 <text:s/>- <text:s/>rho-associated, coiled-coil containing protein kinase 2, MMP9 <text:s/>- <text:s/>matrix metallopeptidase 9 (gelatinase b, 92kda gelatinase, 92kda type iv collagenase), FGF1 <text:s/>- <text:s/>fibroblast growth factor 1 (acidic), RTN4 <text:s/>- <text:s/>reticulon 4, RREB1 <text:s/>- <text:s/>ras responsive element binding protein 1, MACF1 <text:s/>- <text:s/>microtubule-actin crosslinking factor 1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2000060</text:p>
          </table:table-cell>
          <table:table-cell office:value-type="string" calcext:value-type="string">
            <text:p>positive regulation of protein ubiquitination involved in ubiquitin-dependent protein catabolic process</text:p>
          </table:table-cell>
          <table:table-cell office:value-type="float" office:value="0.000534" calcext:value-type="float">
            <text:p>0.000534</text:p>
          </table:table-cell>
          <table:table-cell office:value-type="float" office:value="0.107" calcext:value-type="float">
            <text:p>0.107</text:p>
          </table:table-cell>
          <table:table-cell office:value-type="float" office:value="3.84" calcext:value-type="float">
            <text:p>3.84</text:p>
          </table:table-cell>
          <table:table-cell office:value-type="float" office:value="13954" calcext:value-type="float">
            <text:p>13954</text:p>
          </table:table-cell>
          <table:table-cell office:value-type="float" office:value="77" calcext:value-type="float">
            <text:p>77</text:p>
          </table:table-cell>
          <table:table-cell office:value-type="float" office:value="425" calcext:value-type="float">
            <text:p>42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PSMD1 <text:s/>- <text:s/>proteasome (prosome, macropain) 26s subunit, non-atpase, 1, PSMC5 <text:s/>- <text:s/>proteasome (prosome, macropain) 26s subunit, atpase, 5, PSME2 <text:s/>- <text:s/>proteasome (prosome, macropain) activator subunit 2 (pa28 beta), ANAPC15 <text:s/>- <text:s/>anaphase promoting complex subunit 15, PSMA4 <text:s/>- <text:s/>proteasome (prosome, macropain) subunit, alpha type, 4, PSMA3 <text:s/>- <text:s/>proteasome (prosome, macropain) subunit, alpha type, 3, PTEN <text:s/>- <text:s/>phosphatase and tensin homolog, PSMD7 <text:s/>- <text:s/>proteasome (prosome, macropain) 26s subunit, non-atpase, 7, TRIM67 <text:s/>- <text:s/>tripartite motif containing 67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51270</text:p>
          </table:table-cell>
          <table:table-cell office:value-type="string" calcext:value-type="string">
            <text:p>regulation of cellular component movement</text:p>
          </table:table-cell>
          <table:table-cell office:value-type="float" office:value="0.000544" calcext:value-type="float">
            <text:p>0.000544</text:p>
          </table:table-cell>
          <table:table-cell office:value-type="float" office:value="0.107" calcext:value-type="float">
            <text:p>0.107</text:p>
          </table:table-cell>
          <table:table-cell office:value-type="float" office:value="1.8" calcext:value-type="float">
            <text:p>1.8</text:p>
          </table:table-cell>
          <table:table-cell office:value-type="float" office:value="13954" calcext:value-type="float">
            <text:p>13954</text:p>
          </table:table-cell>
          <table:table-cell office:value-type="float" office:value="637" calcext:value-type="float">
            <text:p>637</text:p>
          </table:table-cell>
          <table:table-cell office:value-type="float" office:value="425" calcext:value-type="float">
            <text:p>4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[ITGA5 <text:s/>- <text:s/>integrin, alpha 5 (fibronectin receptor, alpha polypeptide), GSTP1 <text:s/>- <text:s/>glutathione s-transferase pi 1, MMRN2 <text:s/>- <text:s/>multimerin 2, RUFY3 <text:s/>- <text:s/>run and fyve domain containing 3, LRP1 <text:s/>- <text:s/>low density lipoprotein receptor-related protein 1, PTPRR <text:s/>- <text:s/>protein tyrosine phosphatase, receptor type, r, PTEN <text:s/>- <text:s/>phosphatase and tensin homolog, PFN2 <text:s/>- <text:s/>profilin 2, MDM2 <text:s/>- <text:s/>mdm2 oncogene, e3 ubiquitin protein ligase, FGF1 <text:s/>- <text:s/>fibroblast growth factor 1 (acidic), FAM83H <text:s/>- <text:s/>family with sequence similarity 83, member h, PLAU <text:s/>- <text:s/>plasminogen activator, urokinase, ABL2 <text:s/>- <text:s/>c-abl oncogene 2, non-receptor tyrosine kinase, SPAG9 <text:s/>- <text:s/>sperm associated antigen 9, CPEB1 <text:s/>- <text:s/>cytoplasmic polyadenylation element binding protein 1, FAM65A <text:s/>- <text:s/>family with sequence similarity 65, member a, GPR56 <text:s/>- <text:s/>g protein-coupled receptor 56, ADAM15 <text:s/>- <text:s/>adam metallopeptidase domain 15, MACF1 <text:s/>- <text:s/>microtubule-actin crosslinking factor 1, EPHA2 <text:s/>- <text:s/>eph receptor a2, IGF1R <text:s/>- <text:s/>insulin-like growth factor 1 receptor, SRPX2 <text:s/>- <text:s/>sushi-repeat containing protein, x-linked 2, MET <text:s/>- <text:s/>met proto-oncogene, ROCK2 <text:s/>- <text:s/>rho-associated, coiled-coil containing protein kinase 2, MMP9 <text:s/>- <text:s/>matrix metallopeptidase 9 (gelatinase b, 92kda gelatinase, 92kda type iv collagenase), IL1R1 <text:s/>- <text:s/>interleukin 1 receptor, type i, PIK3CD <text:s/>- <text:s/>phosphatidylinositol-4,5-bisphosphate 3-kinase, catalytic subunit delta, CXCL5 <text:s/>- <text:s/>chemokine (c-x-c motif) ligand 5, PHLDA2 <text:s/>- <text:s/>pleckstrin homology-like domain, family a, member 2, S1PR1 <text:s/>- <text:s/>sphingosine-1-phosphate receptor 1, RTN4 <text:s/>- <text:s/>reticulon 4, FGR <text:s/>- <text:s/>feline gardner-rasheed sarcoma viral oncogene homolog, PAK3 <text:s/>- <text:s/>p21 protein (cdc42/rac)-activated kinase 3, RREB1 <text:s/>- <text:s/>ras responsive element binding protein 1, IL6 <text:s/>- <text:s/>interleukin 6 (interferon, beta 2)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30947</text:p>
          </table:table-cell>
          <table:table-cell office:value-type="string" calcext:value-type="string">
            <text:p>regulation of vascular endothelial growth factor receptor signaling pathway</text:p>
          </table:table-cell>
          <table:table-cell office:value-type="float" office:value="0.000547" calcext:value-type="float">
            <text:p>0.000547</text:p>
          </table:table-cell>
          <table:table-cell office:value-type="float" office:value="0.107" calcext:value-type="float">
            <text:p>0.107</text:p>
          </table:table-cell>
          <table:table-cell office:value-type="float" office:value="7.14" calcext:value-type="float">
            <text:p>7.14</text:p>
          </table:table-cell>
          <table:table-cell office:value-type="float" office:value="13954" calcext:value-type="float">
            <text:p>13954</text:p>
          </table:table-cell>
          <table:table-cell office:value-type="float" office:value="23" calcext:value-type="float">
            <text:p>23</text:p>
          </table:table-cell>
          <table:table-cell office:value-type="float" office:value="425" calcext:value-type="float">
            <text:p>4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ITGA5 <text:s/>- <text:s/>integrin, alpha 5 (fibronectin receptor, alpha polypeptide), GRB10 <text:s/>- <text:s/>growth factor receptor-bound protein 10, MMRN2 <text:s/>- <text:s/>multimerin 2, MT3 <text:s/>- <text:s/>metallothionein 3, FGF9 <text:s/>- <text:s/>fibroblast growth factor 9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48523</text:p>
          </table:table-cell>
          <table:table-cell office:value-type="string" calcext:value-type="string">
            <text:p>negative regulation of cellular process</text:p>
          </table:table-cell>
          <table:table-cell office:value-type="float" office:value="0.000571" calcext:value-type="float">
            <text:p>0.000571</text:p>
          </table:table-cell>
          <table:table-cell office:value-type="float" office:value="0.11" calcext:value-type="float">
            <text:p>0.11</text:p>
          </table:table-cell>
          <table:table-cell office:value-type="float" office:value="1.28" calcext:value-type="float">
            <text:p>1.28</text:p>
          </table:table-cell>
          <table:table-cell office:value-type="float" office:value="13954" calcext:value-type="float">
            <text:p>13954</text:p>
          </table:table-cell>
          <table:table-cell office:value-type="float" office:value="3427" calcext:value-type="float">
            <text:p>3427</text:p>
          </table:table-cell>
          <table:table-cell office:value-type="float" office:value="425" calcext:value-type="float">
            <text:p>425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[ELL <text:s/>- <text:s/>elongation factor rna polymerase ii, A2M <text:s/>- <text:s/>alpha-2-macroglobulin, BNIP3 <text:s/>- <text:s/>bcl2/adenovirus e1b 19kda interacting protein 3, SPTA1 <text:s/>- <text:s/>spectrin, alpha, erythrocytic 1 (elliptocytosis 2), GSTP1 <text:s/>- <text:s/>glutathione s-transferase pi 1, PNKD <text:s/>- <text:s/>paroxysmal nonkinesigenic dyskinesia, RNF43 <text:s/>- <text:s/>ring finger protein 43, PSAP <text:s/>- <text:s/>prosaposin, CDH2 <text:s/>- <text:s/>cadherin 2, type 1, n-cadherin (neuronal), GDNF <text:s/>- <text:s/>glial cell derived neurotrophic factor, SPEG <text:s/>- <text:s/>speg complex locus, GPR56 <text:s/>- <text:s/>g protein-coupled receptor 56, PHF23 <text:s/>- <text:s/>phd finger protein 23, KCNRG <text:s/>- <text:s/>potassium channel regulator, ENO1 <text:s/>- <text:s/>enolase 1, (alpha), EPHA2 <text:s/>- <text:s/>eph receptor a2, SOX15 <text:s/>- <text:s/>sry (sex determining region y)-box 15, ANAPC15 <text:s/>- <text:s/>anaphase promoting complex subunit 15, SPRED2 <text:s/>- <text:s/>sprouty-related, evh1 domain containing 2, MYOG <text:s/>- <text:s/>myogenin (myogenic factor 4), RIT2 <text:s/>- <text:s/>ras-like without caax 2, PSMA4 <text:s/>- <text:s/>proteasome (prosome, macropain) subunit, alpha type, 4, PSMA3 <text:s/>- <text:s/>proteasome (prosome, macropain) subunit, alpha type, 3, PRDM1 <text:s/>- <text:s/>pr domain containing 1, with znf domain, PPP1R1C <text:s/>- <text:s/>protein phosphatase 1, regulatory (inhibitor) subunit 1c, MMP9 <text:s/>- <text:s/>matrix metallopeptidase 9 (gelatinase b, 92kda gelatinase, 92kda type iv collagenase), TBC1D4 <text:s/>- <text:s/>tbc1 domain family, member 4, PSMD1 <text:s/>- <text:s/>proteasome (prosome, macropain) 26s subunit, non-atpase, 1, PSMC5 <text:s/>- <text:s/>proteasome (prosome, macropain) 26s subunit, atpase, 5, GJA1 <text:s/>- <text:s/>gap junction protein, alpha 1, 43kda, PSMD7 <text:s/>- <text:s/>proteasome (prosome, macropain) 26s subunit, non-atpase, 7, TRIM8 <text:s/>- <text:s/>tripartite motif containing 8, DUSP10 <text:s/>- <text:s/>dual specificity phosphatase 10, IL6 <text:s/>- <text:s/>interleukin 6 (interferon, beta 2), ITGA5 <text:s/>- <text:s/>integrin, alpha 5 (fibronectin receptor, alpha polypeptide), SCG2 <text:s/>- <text:s/>secretogranin ii, PSME2 <text:s/>- <text:s/>proteasome (prosome, macropain) activator subunit 2 (pa28 beta), FGF9 <text:s/>- <text:s/>fibroblast growth factor 9, PTEN <text:s/>- <text:s/>phosphatase and tensin homolog, VAPA <text:s/>- <text:s/>vamp (vesicle-associated membrane protein)-associated protein a, 33kda, SQSTM1 <text:s/>- <text:s/>sequestosome 1, MYH9 <text:s/>- <text:s/>myosin, heavy chain 9, non-muscle, ARID1A <text:s/>- <text:s/>at rich interactive domain 1a (swi-like), MDM2 <text:s/>- <text:s/>mdm2 oncogene, e3 ubiquitin protein ligase, RASSF2 <text:s/>- <text:s/>ras association (ralgds/af-6) domain family member 2, BAG3 <text:s/>- <text:s/>bcl2-associated athanogene 3, CPEB1 <text:s/>- <text:s/>cytoplasmic polyadenylation element binding protein 1, CASK <text:s/>- <text:s/>calcium/calmodulin-dependent serine protein kinase (maguk family), PTBP2 <text:s/>- <text:s/>polypyrimidine tract binding protein 2, GATAD2A <text:s/>- <text:s/>gata zinc finger domain containing 2a, BAZ2A <text:s/>- <text:s/>bromodomain adjacent to zinc finger domain, 2a, KRT18 <text:s/>- <text:s/>keratin 18, ROBO2 <text:s/>- <text:s/>roundabout, axon guidance receptor, homolog 2 (drosophila), ADNP <text:s/>- <text:s/>activity-dependent neuroprotector homeobox, HRSP12 <text:s/>- <text:s/>heat-responsive protein 12, ADCYAP1 <text:s/>- <text:s/>adenylate cyclase activating polypeptide 1 (pituitary), HSP90AB1 <text:s/>- <text:s/>heat shock protein 90kda alpha (cytosolic), class b member 1, MET <text:s/>- <text:s/>met proto-oncogene, AKIRIN2 <text:s/>- <text:s/>akirin 2, ROCK2 <text:s/>- <text:s/>rho-associated, coiled-coil containing protein kinase 2, SMARCA2 <text:s/>- <text:s/>swi/snf related, matrix associated, actin dependent regulator of chromatin, subfamily a, member 2, CPEB2 <text:s/>- <text:s/>cytoplasmic polyadenylation element binding protein 2, TRIM37 <text:s/>- <text:s/>tripartite motif containing 37, TCF7 <text:s/>- <text:s/>transcription factor 7 (t-cell specific, hmg-box), MAPK12 <text:s/>- <text:s/>mitogen-activated protein kinase 12, HTATIP2 <text:s/>- <text:s/>hiv-1 tat interactive protein 2, 30kda, ZNF217 <text:s/>- <text:s/>zinc finger protein 217, S1PR1 <text:s/>- <text:s/>sphingosine-1-phosphate receptor 1, RB1CC1 <text:s/>- <text:s/>rb1-inducible coiled-coil 1, HSPA9 <text:s/>- <text:s/>heat shock 70kda protein 9 (mortalin), PRKAA1 <text:s/>- <text:s/>protein kinase, amp-activated, alpha 1 catalytic subunit, TIMP2 <text:s/>- <text:s/>timp metallopeptidase inhibitor 2, MMRN2 <text:s/>- <text:s/>multimerin 2, RUFY3 <text:s/>- <text:s/>run and fyve domain containing 3, LARS <text:s/>- <text:s/>leucyl-trna synthetase, PFN2 <text:s/>- <text:s/>profilin 2, PTPRR <text:s/>- <text:s/>protein tyrosine phosphatase, receptor type, r, TRIM67 <text:s/>- <text:s/>tripartite motif containing 67, XPO1 <text:s/>- <text:s/>exportin 1 (crm1 homolog, yeast), RERE <text:s/>- <text:s/>arginine-glutamic acid dipeptide (re) repeats, KLHL40 <text:s/>- <text:s/>kelch-like family member 40, ITM2B <text:s/>- <text:s/>integral membrane protein 2b, CAPRIN2 <text:s/>- <text:s/>caprin family member 2, USP2 <text:s/>- <text:s/>ubiquitin specific peptidase 2, ANGPTL4 <text:s/>- <text:s/>angiopoietin-like 4, MT3 <text:s/>- <text:s/>metallothionein 3, PPP3CA <text:s/>- <text:s/>protein phosphatase 3, catalytic subunit, alpha isozyme, BACH2 <text:s/>- <text:s/>btb and cnc homology 1, basic leucine zipper transcription factor 2, DYRK1A <text:s/>- <text:s/>dual-specificity tyrosine-(y)-phosphorylation regulated kinase 1a, JAZF1 <text:s/>- <text:s/>jazf zinc finger 1, EYA1 <text:s/>- <text:s/>eyes absent homolog 1 (drosophila), TRIOBP <text:s/>- <text:s/>trio and f-actin binding protein, BCL9L <text:s/>- <text:s/>b-cell cll/lymphoma 9-like, TMBIM1 <text:s/>- <text:s/>transmembrane bax inhibitor motif containing 1, PPP2CA <text:s/>- <text:s/>protein phosphatase 2, catalytic subunit, alpha isozyme, HSPB6 <text:s/>- <text:s/>heat shock protein, alpha-crystallin-related, b6, DUSP14 <text:s/>- <text:s/>dual specificity phosphatase 14, INTS3 <text:s/>- <text:s/>integrator complex subunit 3, SNX13 <text:s/>- <text:s/>sorting nexin 13, STMN2 <text:s/>- <text:s/>stathmin-like 2, NEUROD2 <text:s/>- <text:s/>neuronal differentiation 2, DLG3 <text:s/>- <text:s/>discs, large homolog 3 (drosophila), DLG2 <text:s/>- <text:s/>discs, large homolog 2 (drosophila), RASAL1 <text:s/>- <text:s/>ras protein activator like 1 (gap1 like), DLX1 <text:s/>- <text:s/>distal-less homeobox 1, LRP1 <text:s/>- <text:s/>low density lipoprotein receptor-related protein 1, STAT6 <text:s/>- <text:s/>signal transducer and activator of transcription 6, interleukin-4 induced, EPC1 <text:s/>- <text:s/>enhancer of polycomb homolog 1 (drosophila), GRB10 <text:s/>- <text:s/>growth factor receptor-bound protein 10, HNRNPK <text:s/>- <text:s/>heterogeneous nuclear ribonucleoprotein k, CD14 <text:s/>- <text:s/>cd14 molecule, FEZ2 <text:s/>- <text:s/>fasciculation and elongation protein zeta 2 (zygin ii), ETS2 <text:s/>- <text:s/>v-ets avian erythroblastosis virus e26 oncogene homolog 2, TFEC <text:s/>- <text:s/>transcription factor ec, ZNF219 <text:s/>- <text:s/>zinc finger protein 219, NQO1 <text:s/>- <text:s/>nad(p)h dehydrogenase, quinone 1, FBXO2 <text:s/>- <text:s/>f-box protein 2, ADAM15 <text:s/>- <text:s/>adam metallopeptidase domain 15, DEC1 <text:s/>- <text:s/>deleted in esophageal cancer 1, RBBP7 <text:s/>- <text:s/>retinoblastoma binding protein 7, IGF1R <text:s/>- <text:s/>insulin-like growth factor 1 receptor, SRPK1 <text:s/>- <text:s/>srsf protein kinase 1, DNMT3A <text:s/>- <text:s/>dna (cytosine-5-)-methyltransferase 3 alpha, RYR1 <text:s/>- <text:s/>ryanodine receptor 1 (skeletal), PIM1 <text:s/>- <text:s/>pim-1 oncogene, GAPDH <text:s/>- <text:s/>glyceraldehyde-3-phosphate dehydrogenase, YWHAG <text:s/>- <text:s/>tyrosine 3-monooxygenase/tryptophan 5-monooxygenase activation protein, gamma polypeptide, RTN4 <text:s/>- <text:s/>reticulon 4, WDR81 <text:s/>- <text:s/>wd repeat domain 81, GSK3B <text:s/>- <text:s/>glycogen synthase kinase 3 beta, SMAD6 <text:s/>- <text:s/>smad family member 6, BEND6 <text:s/>- <text:s/>ben domain containing 6, RREB1 <text:s/>- <text:s/>ras responsive element binding protein 1, THRA <text:s/>- <text:s/>thyroid hormone receptor, alpha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43085</text:p>
          </table:table-cell>
          <table:table-cell office:value-type="string" calcext:value-type="string">
            <text:p>positive regulation of catalytic activity</text:p>
          </table:table-cell>
          <table:table-cell office:value-type="float" office:value="0.000586" calcext:value-type="float">
            <text:p>0.000586</text:p>
          </table:table-cell>
          <table:table-cell office:value-type="float" office:value="0.111" calcext:value-type="float">
            <text:p>0.111</text:p>
          </table:table-cell>
          <table:table-cell office:value-type="float" office:value="1.53" calcext:value-type="float">
            <text:p>1.53</text:p>
          </table:table-cell>
          <table:table-cell office:value-type="float" office:value="13954" calcext:value-type="float">
            <text:p>13954</text:p>
          </table:table-cell>
          <table:table-cell office:value-type="float" office:value="1290" calcext:value-type="float">
            <text:p>1290</text:p>
          </table:table-cell>
          <table:table-cell office:value-type="float" office:value="425" calcext:value-type="float">
            <text:p>42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[A2M <text:s/>- <text:s/>alpha-2-macroglobulin, PRKAA1 <text:s/>- <text:s/>protein kinase, amp-activated, alpha 1 catalytic subunit, SPTA1 <text:s/>- <text:s/>spectrin, alpha, erythrocytic 1 (elliptocytosis 2), TIMP2 <text:s/>- <text:s/>timp metallopeptidase inhibitor 2, SH3BP1 <text:s/>- <text:s/>sh3-domain binding protein 1, MAPRE3 <text:s/>- <text:s/>microtubule-associated protein, rp/eb family, member 3, ARHGAP15 <text:s/>- <text:s/>rho gtpase activating protein 15, PSAP <text:s/>- <text:s/>prosaposin, PFN2 <text:s/>- <text:s/>profilin 2, LARS <text:s/>- <text:s/>leucyl-trna synthetase, GDNF <text:s/>- <text:s/>glial cell derived neurotrophic factor, ABL2 <text:s/>- <text:s/>c-abl oncogene 2, non-receptor tyrosine kinase, EPHA2 <text:s/>- <text:s/>eph receptor a2, IQGAP3 <text:s/>- <text:s/>iq motif containing gtpase activating protein 3, RAB3IL1 <text:s/>- <text:s/>rab3a interacting protein (rabin3)-like 1, IL3 <text:s/>- <text:s/>interleukin 3 (colony-stimulating factor, multiple), ANAPC15 <text:s/>- <text:s/>anaphase promoting complex subunit 15, MT3 <text:s/>- <text:s/>metallothionein 3, PSMA4 <text:s/>- <text:s/>proteasome (prosome, macropain) subunit, alpha type, 4, RIT2 <text:s/>- <text:s/>ras-like without caax 2, PSMA3 <text:s/>- <text:s/>proteasome (prosome, macropain) subunit, alpha type, 3, SH2D3A <text:s/>- <text:s/>sh2 domain containing 3a, DNAJC7 <text:s/>- <text:s/>dnaj (hsp40) homolog, subfamily c, member 7, CHTOP <text:s/>- <text:s/>chromatin target of prmt1, GRHL3 <text:s/>- <text:s/>grainyhead-like 3 (drosophila), TBC1D4 <text:s/>- <text:s/>tbc1 domain family, member 4, PSMD1 <text:s/>- <text:s/>proteasome (prosome, macropain) 26s subunit, non-atpase, 1, PSMC5 <text:s/>- <text:s/>proteasome (prosome, macropain) 26s subunit, atpase, 5, PPP2CA <text:s/>- <text:s/>protein phosphatase 2, catalytic subunit, alpha isozyme, RAPGEF4 <text:s/>- <text:s/>rap guanine nucleotide exchange factor (gef) 4, PSMD7 <text:s/>- <text:s/>proteasome (prosome, macropain) 26s subunit, non-atpase, 7, FGR <text:s/>- <text:s/>feline gardner-rasheed sarcoma viral oncogene homolog, VCP <text:s/>- <text:s/>valosin containing protein, PAK3 <text:s/>- <text:s/>p21 protein (cdc42/rac)-activated kinase 3, SNX13 <text:s/>- <text:s/>sorting nexin 13, PSME2 <text:s/>- <text:s/>proteasome (prosome, macropain) activator subunit 2 (pa28 beta), RASAL1 <text:s/>- <text:s/>ras protein activator like 1 (gap1 like), FGF9 <text:s/>- <text:s/>fibroblast growth factor 9, ARTN <text:s/>- <text:s/>artemin, PTEN <text:s/>- <text:s/>phosphatase and tensin homolog, FGF1 <text:s/>- <text:s/>fibroblast growth factor 1 (acidic), ADRM1 <text:s/>- <text:s/>adhesion regulating molecule 1, RASSF2 <text:s/>- <text:s/>ras association (ralgds/af-6) domain family member 2, SPAG9 <text:s/>- <text:s/>sperm associated antigen 9, ADCY8 <text:s/>- <text:s/>adenylate cyclase 8 (brain), NEK10 <text:s/>- <text:s/>nima-related kinase 10, ADNP <text:s/>- <text:s/>activity-dependent neuroprotector homeobox, GNG3 <text:s/>- <text:s/>guanine nucleotide binding protein (g protein), gamma 3, ARHGEF11 <text:s/>- <text:s/>rho guanine nucleotide exchange factor (gef) 11, ADCYAP1 <text:s/>- <text:s/>adenylate cyclase activating polypeptide 1 (pituitary), ARHGAP31 <text:s/>- <text:s/>rho gtpase activating protein 31, HSP90AB1 <text:s/>- <text:s/>heat shock protein 90kda alpha (cytosolic), class b member 1, AKIRIN2 <text:s/>- <text:s/>akirin 2, MET <text:s/>- <text:s/>met proto-oncogene, RASGRF1 <text:s/>- <text:s/>ras protein-specific guanine nucleotide-releasing factor 1, MAPK12 <text:s/>- <text:s/>mitogen-activated protein kinase 12, DENND2D <text:s/>- <text:s/>denn/madd domain containing 2d, GRM4 <text:s/>- <text:s/>glutamate receptor, metabotropic 4, S1PR1 <text:s/>- <text:s/>sphingosine-1-phosphate receptor 1, GSK3B <text:s/>- <text:s/>glycogen synthase kinase 3 beta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31399</text:p>
          </table:table-cell>
          <table:table-cell office:value-type="string" calcext:value-type="string">
            <text:p>regulation of protein modification process</text:p>
          </table:table-cell>
          <table:table-cell office:value-type="float" office:value="0.000617" calcext:value-type="float">
            <text:p>0.000617</text:p>
          </table:table-cell>
          <table:table-cell office:value-type="float" office:value="0.116" calcext:value-type="float">
            <text:p>0.116</text:p>
          </table:table-cell>
          <table:table-cell office:value-type="float" office:value="1.51" calcext:value-type="float">
            <text:p>1.51</text:p>
          </table:table-cell>
          <table:table-cell office:value-type="float" office:value="13954" calcext:value-type="float">
            <text:p>13954</text:p>
          </table:table-cell>
          <table:table-cell office:value-type="float" office:value="1347" calcext:value-type="float">
            <text:p>1347</text:p>
          </table:table-cell>
          <table:table-cell office:value-type="float" office:value="425" calcext:value-type="float">
            <text:p>42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[PRKAA1 <text:s/>- <text:s/>protein kinase, amp-activated, alpha 1 catalytic subunit, TIMP2 <text:s/>- <text:s/>timp metallopeptidase inhibitor 2, GSTP1 <text:s/>- <text:s/>glutathione s-transferase pi 1, MAPRE3 <text:s/>- <text:s/>microtubule-associated protein, rp/eb family, member 3, PSAP <text:s/>- <text:s/>prosaposin, PFN2 <text:s/>- <text:s/>profilin 2, PTPRR <text:s/>- <text:s/>protein tyrosine phosphatase, receptor type, r, CDH2 <text:s/>- <text:s/>cadherin 2, type 1, n-cadherin (neuronal), TRIM67 <text:s/>- <text:s/>tripartite motif containing 67, PHF23 <text:s/>- <text:s/>phd finger protein 23, KLHL40 <text:s/>- <text:s/>kelch-like family member 40, TBK1 <text:s/>- <text:s/>tank-binding kinase 1, CAPRIN2 <text:s/>- <text:s/>caprin family member 2, GAREM <text:s/>- <text:s/>grb2 associated, regulator of mapk1, EPHA2 <text:s/>- <text:s/>eph receptor a2, IQGAP3 <text:s/>- <text:s/>iq motif containing gtpase activating protein 3, MT3 <text:s/>- <text:s/>metallothionein 3, IL3 <text:s/>- <text:s/>interleukin 3 (colony-stimulating factor, multiple), ANAPC15 <text:s/>- <text:s/>anaphase promoting complex subunit 15, SPRED2 <text:s/>- <text:s/>sprouty-related, evh1 domain containing 2, RIT2 <text:s/>- <text:s/>ras-like without caax 2, PSMA4 <text:s/>- <text:s/>proteasome (prosome, macropain) subunit, alpha type, 4, PSMA3 <text:s/>- <text:s/>proteasome (prosome, macropain) subunit, alpha type, 3, DYRK1A <text:s/>- <text:s/>dual-specificity tyrosine-(y)-phosphorylation regulated kinase 1a, PPP1R1C <text:s/>- <text:s/>protein phosphatase 1, regulatory (inhibitor) subunit 1c, CHTOP <text:s/>- <text:s/>chromatin target of prmt1, MMP9 <text:s/>- <text:s/>matrix metallopeptidase 9 (gelatinase b, 92kda gelatinase, 92kda type iv collagenase), PSMD1 <text:s/>- <text:s/>proteasome (prosome, macropain) 26s subunit, non-atpase, 1, PSMC5 <text:s/>- <text:s/>proteasome (prosome, macropain) 26s subunit, atpase, 5, PPP2CA <text:s/>- <text:s/>protein phosphatase 2, catalytic subunit, alpha isozyme, PRR5 <text:s/>- <text:s/>proline rich 5 (renal), DUSP14 <text:s/>- <text:s/>dual specificity phosphatase 14, UBE2K <text:s/>- <text:s/>ubiquitin-conjugating enzyme e2k, PSMD7 <text:s/>- <text:s/>proteasome (prosome, macropain) 26s subunit, non-atpase, 7, FGR <text:s/>- <text:s/>feline gardner-rasheed sarcoma viral oncogene homolog, VCP <text:s/>- <text:s/>valosin containing protein, PAK3 <text:s/>- <text:s/>p21 protein (cdc42/rac)-activated kinase 3, DUSP10 <text:s/>- <text:s/>dual specificity phosphatase 10, IL6 <text:s/>- <text:s/>interleukin 6 (interferon, beta 2), ITGA5 <text:s/>- <text:s/>integrin, alpha 5 (fibronectin receptor, alpha polypeptide), RBPMS <text:s/>- <text:s/>rna binding protein with multiple splicing, PSME2 <text:s/>- <text:s/>proteasome (prosome, macropain) activator subunit 2 (pa28 beta), FGF9 <text:s/>- <text:s/>fibroblast growth factor 9, PTEN <text:s/>- <text:s/>phosphatase and tensin homolog, SQSTM1 <text:s/>- <text:s/>sequestosome 1, FGF1 <text:s/>- <text:s/>fibroblast growth factor 1 (acidic), RASSF2 <text:s/>- <text:s/>ras association (ralgds/af-6) domain family member 2, SPAG9 <text:s/>- <text:s/>sperm associated antigen 9, ADCY8 <text:s/>- <text:s/>adenylate cyclase 8 (brain), FBXO2 <text:s/>- <text:s/>f-box protein 2, NEK10 <text:s/>- <text:s/>nima-related kinase 10, ADNP <text:s/>- <text:s/>activity-dependent neuroprotector homeobox, GNG3 <text:s/>- <text:s/>guanine nucleotide binding protein (g protein), gamma 3, IGF1R <text:s/>- <text:s/>insulin-like growth factor 1 receptor, ADCYAP1 <text:s/>- <text:s/>adenylate cyclase activating polypeptide 1 (pituitary), HSP90AB1 <text:s/>- <text:s/>heat shock protein 90kda alpha (cytosolic), class b member 1, ROCK2 <text:s/>- <text:s/>rho-associated, coiled-coil containing protein kinase 2, GRM4 <text:s/>- <text:s/>glutamate receptor, metabotropic 4, RB1CC1 <text:s/>- <text:s/>rb1-inducible coiled-coil 1, YWHAG <text:s/>- <text:s/>tyrosine 3-monooxygenase/tryptophan 5-monooxygenase activation protein, gamma polypeptide, GSK3B <text:s/>- <text:s/>glycogen synthase kinase 3 beta, SMAD6 <text:s/>- <text:s/>smad family member 6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09179</text:p>
          </table:table-cell>
          <table:table-cell office:value-type="string" calcext:value-type="string">
            <text:p>purine ribonucleoside diphosphate metabolic process</text:p>
          </table:table-cell>
          <table:table-cell office:value-type="float" office:value="0.000745" calcext:value-type="float">
            <text:p>0.000745</text:p>
          </table:table-cell>
          <table:table-cell office:value-type="float" office:value="0.138" calcext:value-type="float">
            <text:p>0.138</text:p>
          </table:table-cell>
          <table:table-cell office:value-type="float" office:value="4.6" calcext:value-type="float">
            <text:p>4.6</text:p>
          </table:table-cell>
          <table:table-cell office:value-type="float" office:value="13954" calcext:value-type="float">
            <text:p>13954</text:p>
          </table:table-cell>
          <table:table-cell office:value-type="float" office:value="50" calcext:value-type="float">
            <text:p>50</text:p>
          </table:table-cell>
          <table:table-cell office:value-type="float" office:value="425" calcext:value-type="float">
            <text:p>4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GAPDH <text:s/>- <text:s/>glyceraldehyde-3-phosphate dehydrogenase, DLG3 <text:s/>- <text:s/>discs, large homolog 3 (drosophila), CASK <text:s/>- <text:s/>calcium/calmodulin-dependent serine protein kinase (maguk family), DLG2 <text:s/>- <text:s/>discs, large homolog 2 (drosophila), AMPD3 <text:s/>- <text:s/>adenosine monophosphate deaminase 3, ALDOA <text:s/>- <text:s/>aldolase a, fructose-bisphosphate, ENO1 <text:s/>- <text:s/>enolase 1, (alpha)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09135</text:p>
          </table:table-cell>
          <table:table-cell office:value-type="string" calcext:value-type="string">
            <text:p>purine nucleoside diphosphate metabolic process</text:p>
          </table:table-cell>
          <table:table-cell office:value-type="float" office:value="0.000745" calcext:value-type="float">
            <text:p>0.000745</text:p>
          </table:table-cell>
          <table:table-cell office:value-type="float" office:value="0.136" calcext:value-type="float">
            <text:p>0.136</text:p>
          </table:table-cell>
          <table:table-cell office:value-type="float" office:value="4.6" calcext:value-type="float">
            <text:p>4.6</text:p>
          </table:table-cell>
          <table:table-cell office:value-type="float" office:value="13954" calcext:value-type="float">
            <text:p>13954</text:p>
          </table:table-cell>
          <table:table-cell office:value-type="float" office:value="50" calcext:value-type="float">
            <text:p>50</text:p>
          </table:table-cell>
          <table:table-cell office:value-type="float" office:value="425" calcext:value-type="float">
            <text:p>4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GAPDH <text:s/>- <text:s/>glyceraldehyde-3-phosphate dehydrogenase, DLG3 <text:s/>- <text:s/>discs, large homolog 3 (drosophila), CASK <text:s/>- <text:s/>calcium/calmodulin-dependent serine protein kinase (maguk family), DLG2 <text:s/>- <text:s/>discs, large homolog 2 (drosophila), AMPD3 <text:s/>- <text:s/>adenosine monophosphate deaminase 3, ALDOA <text:s/>- <text:s/>aldolase a, fructose-bisphosphate, ENO1 <text:s/>- <text:s/>enolase 1, (alpha)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44092</text:p>
          </table:table-cell>
          <table:table-cell office:value-type="string" calcext:value-type="string">
            <text:p>negative regulation of molecular function</text:p>
          </table:table-cell>
          <table:table-cell office:value-type="float" office:value="0.000746" calcext:value-type="float">
            <text:p>0.000746</text:p>
          </table:table-cell>
          <table:table-cell office:value-type="float" office:value="0.134" calcext:value-type="float">
            <text:p>0.134</text:p>
          </table:table-cell>
          <table:table-cell office:value-type="float" office:value="1.66" calcext:value-type="float">
            <text:p>1.66</text:p>
          </table:table-cell>
          <table:table-cell office:value-type="float" office:value="13954" calcext:value-type="float">
            <text:p>13954</text:p>
          </table:table-cell>
          <table:table-cell office:value-type="float" office:value="851" calcext:value-type="float">
            <text:p>851</text:p>
          </table:table-cell>
          <table:table-cell office:value-type="float" office:value="425" calcext:value-type="float">
            <text:p>42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[A2M <text:s/>- <text:s/>alpha-2-macroglobulin, ELL <text:s/>- <text:s/>elongation factor rna polymerase ii, TIMP2 <text:s/>- <text:s/>timp metallopeptidase inhibitor 2, DLG3 <text:s/>- <text:s/>discs, large homolog 3 (drosophila), GSTP1 <text:s/>- <text:s/>glutathione s-transferase pi 1, PSME2 <text:s/>- <text:s/>proteasome (prosome, macropain) activator subunit 2 (pa28 beta), DLG2 <text:s/>- <text:s/>discs, large homolog 2 (drosophila), PTEN <text:s/>- <text:s/>phosphatase and tensin homolog, MDM2 <text:s/>- <text:s/>mdm2 oncogene, e3 ubiquitin protein ligase, SPAG9 <text:s/>- <text:s/>sperm associated antigen 9, NQO1 <text:s/>- <text:s/>nad(p)h dehydrogenase, quinone 1, ADAM15 <text:s/>- <text:s/>adam metallopeptidase domain 15, KCNRG <text:s/>- <text:s/>potassium channel regulator, ADNP <text:s/>- <text:s/>activity-dependent neuroprotector homeobox, ANGPTL4 <text:s/>- <text:s/>angiopoietin-like 4, IGF1R <text:s/>- <text:s/>insulin-like growth factor 1 receptor, MT3 <text:s/>- <text:s/>metallothionein 3, CDC42SE1 <text:s/>- <text:s/>cdc42 small effector 1, ANAPC15 <text:s/>- <text:s/>anaphase promoting complex subunit 15, SPRED2 <text:s/>- <text:s/>sprouty-related, evh1 domain containing 2, PPP3CA <text:s/>- <text:s/>protein phosphatase 3, catalytic subunit, alpha isozyme, PSMA4 <text:s/>- <text:s/>proteasome (prosome, macropain) subunit, alpha type, 4, ADCYAP1 <text:s/>- <text:s/>adenylate cyclase activating polypeptide 1 (pituitary), PSMA3 <text:s/>- <text:s/>proteasome (prosome, macropain) subunit, alpha type, 3, PPP1R1C <text:s/>- <text:s/>protein phosphatase 1, regulatory (inhibitor) subunit 1c, MET <text:s/>- <text:s/>met proto-oncogene, ROCK2 <text:s/>- <text:s/>rho-associated, coiled-coil containing protein kinase 2, MMP9 <text:s/>- <text:s/>matrix metallopeptidase 9 (gelatinase b, 92kda gelatinase, 92kda type iv collagenase), CRTAC1 <text:s/>- <text:s/>cartilage acidic protein 1, CPEB2 <text:s/>- <text:s/>cytoplasmic polyadenylation element binding protein 2, TRIM37 <text:s/>- <text:s/>tripartite motif containing 37, PSMD1 <text:s/>- <text:s/>proteasome (prosome, macropain) 26s subunit, non-atpase, 1, PIM1 <text:s/>- <text:s/>pim-1 oncogene, PSMC5 <text:s/>- <text:s/>proteasome (prosome, macropain) 26s subunit, atpase, 5, PPP2CA <text:s/>- <text:s/>protein phosphatase 2, catalytic subunit, alpha isozyme, TMBIM1 <text:s/>- <text:s/>transmembrane bax inhibitor motif containing 1, DUSP14 <text:s/>- <text:s/>dual specificity phosphatase 14, YWHAG <text:s/>- <text:s/>tyrosine 3-monooxygenase/tryptophan 5-monooxygenase activation protein, gamma polypeptide, WDR81 <text:s/>- <text:s/>wd repeat domain 81, GSK3B <text:s/>- <text:s/>glycogen synthase kinase 3 beta, PSMD7 <text:s/>- <text:s/>proteasome (prosome, macropain) 26s subunit, non-atpase, 7, DUSP10 <text:s/>- <text:s/>dual specificity phosphatase 10, IL6 <text:s/>- <text:s/>interleukin 6 (interferon, beta 2)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32268</text:p>
          </table:table-cell>
          <table:table-cell office:value-type="string" calcext:value-type="string">
            <text:p>regulation of cellular protein metabolic process</text:p>
          </table:table-cell>
          <table:table-cell office:value-type="float" office:value="0.000746" calcext:value-type="float">
            <text:p>0.000746</text:p>
          </table:table-cell>
          <table:table-cell office:value-type="float" office:value="0.133" calcext:value-type="float">
            <text:p>0.133</text:p>
          </table:table-cell>
          <table:table-cell office:value-type="float" office:value="1.41" calcext:value-type="float">
            <text:p>1.41</text:p>
          </table:table-cell>
          <table:table-cell office:value-type="float" office:value="13954" calcext:value-type="float">
            <text:p>13954</text:p>
          </table:table-cell>
          <table:table-cell office:value-type="float" office:value="1859" calcext:value-type="float">
            <text:p>1859</text:p>
          </table:table-cell>
          <table:table-cell office:value-type="float" office:value="425" calcext:value-type="float">
            <text:p>42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[MYLIP <text:s/>- <text:s/>myosin regulatory light chain interacting protein, A2M <text:s/>- <text:s/>alpha-2-macroglobulin, PRKAA1 <text:s/>- <text:s/>protein kinase, amp-activated, alpha 1 catalytic subunit, TIMP2 <text:s/>- <text:s/>timp metallopeptidase inhibitor 2, GSTP1 <text:s/>- <text:s/>glutathione s-transferase pi 1, MAPRE3 <text:s/>- <text:s/>microtubule-associated protein, rp/eb family, member 3, LARS <text:s/>- <text:s/>leucyl-trna synthetase, PSAP <text:s/>- <text:s/>prosaposin, PFN2 <text:s/>- <text:s/>profilin 2, PTPRR <text:s/>- <text:s/>protein tyrosine phosphatase, receptor type, r, CDH2 <text:s/>- <text:s/>cadherin 2, type 1, n-cadherin (neuronal), TRIM67 <text:s/>- <text:s/>tripartite motif containing 67, PHF23 <text:s/>- <text:s/>phd finger protein 23, KLHL40 <text:s/>- <text:s/>kelch-like family member 40, TBK1 <text:s/>- <text:s/>tank-binding kinase 1, CAPRIN2 <text:s/>- <text:s/>caprin family member 2, ENO1 <text:s/>- <text:s/>enolase 1, (alpha), LARP4 <text:s/>- <text:s/>la ribonucleoprotein domain family, member 4, GAREM <text:s/>- <text:s/>grb2 associated, regulator of mapk1, EPHA2 <text:s/>- <text:s/>eph receptor a2, IQGAP3 <text:s/>- <text:s/>iq motif containing gtpase activating protein 3, MT3 <text:s/>- <text:s/>metallothionein 3, IL3 <text:s/>- <text:s/>interleukin 3 (colony-stimulating factor, multiple), ANAPC15 <text:s/>- <text:s/>anaphase promoting complex subunit 15, SPRED2 <text:s/>- <text:s/>sprouty-related, evh1 domain containing 2, PSMA4 <text:s/>- <text:s/>proteasome (prosome, macropain) subunit, alpha type, 4, RIT2 <text:s/>- <text:s/>ras-like without caax 2, PPP3CA <text:s/>- <text:s/>protein phosphatase 3, catalytic subunit, alpha isozyme, PSMA3 <text:s/>- <text:s/>proteasome (prosome, macropain) subunit, alpha type, 3, DYRK1A <text:s/>- <text:s/>dual-specificity tyrosine-(y)-phosphorylation regulated kinase 1a, PPP1R1C <text:s/>- <text:s/>protein phosphatase 1, regulatory (inhibitor) subunit 1c, CHTOP <text:s/>- <text:s/>chromatin target of prmt1, MMP9 <text:s/>- <text:s/>matrix metallopeptidase 9 (gelatinase b, 92kda gelatinase, 92kda type iv collagenase), PSMD1 <text:s/>- <text:s/>proteasome (prosome, macropain) 26s subunit, non-atpase, 1, PSMC5 <text:s/>- <text:s/>proteasome (prosome, macropain) 26s subunit, atpase, 5, PPP2CA <text:s/>- <text:s/>protein phosphatase 2, catalytic subunit, alpha isozyme, PRR5 <text:s/>- <text:s/>proline rich 5 (renal), DUSP14 <text:s/>- <text:s/>dual specificity phosphatase 14, UBE2K <text:s/>- <text:s/>ubiquitin-conjugating enzyme e2k, PSMD7 <text:s/>- <text:s/>proteasome (prosome, macropain) 26s subunit, non-atpase, 7, VCP <text:s/>- <text:s/>valosin containing protein, FGR <text:s/>- <text:s/>feline gardner-rasheed sarcoma viral oncogene homolog, PAK3 <text:s/>- <text:s/>p21 protein (cdc42/rac)-activated kinase 3, DUSP10 <text:s/>- <text:s/>dual specificity phosphatase 10, IL6 <text:s/>- <text:s/>interleukin 6 (interferon, beta 2), ITGA5 <text:s/>- <text:s/>integrin, alpha 5 (fibronectin receptor, alpha polypeptide), RBPMS <text:s/>- <text:s/>rna binding protein with multiple splicing, PSME2 <text:s/>- <text:s/>proteasome (prosome, macropain) activator subunit 2 (pa28 beta), FGF9 <text:s/>- <text:s/>fibroblast growth factor 9, PTEN <text:s/>- <text:s/>phosphatase and tensin homolog, MYH9 <text:s/>- <text:s/>myosin, heavy chain 9, non-muscle, SQSTM1 <text:s/>- <text:s/>sequestosome 1, MDM2 <text:s/>- <text:s/>mdm2 oncogene, e3 ubiquitin protein ligase, FGF1 <text:s/>- <text:s/>fibroblast growth factor 1 (acidic), ADRM1 <text:s/>- <text:s/>adhesion regulating molecule 1, RASSF2 <text:s/>- <text:s/>ras association (ralgds/af-6) domain family member 2, SPAG9 <text:s/>- <text:s/>sperm associated antigen 9, CPEB1 <text:s/>- <text:s/>cytoplasmic polyadenylation element binding protein 1, ADCY8 <text:s/>- <text:s/>adenylate cyclase 8 (brain), FBXO2 <text:s/>- <text:s/>f-box protein 2, NEK10 <text:s/>- <text:s/>nima-related kinase 10, LARS2 <text:s/>- <text:s/>leucyl-trna synthetase 2, mitochondrial, ADNP <text:s/>- <text:s/>activity-dependent neuroprotector homeobox, GNG3 <text:s/>- <text:s/>guanine nucleotide binding protein (g protein), gamma 3, HRSP12 <text:s/>- <text:s/>heat-responsive protein 12, IGF1R <text:s/>- <text:s/>insulin-like growth factor 1 receptor, ADCYAP1 <text:s/>- <text:s/>adenylate cyclase activating polypeptide 1 (pituitary), HSP90AB1 <text:s/>- <text:s/>heat shock protein 90kda alpha (cytosolic), class b member 1, AKIRIN2 <text:s/>- <text:s/>akirin 2, ROCK2 <text:s/>- <text:s/>rho-associated, coiled-coil containing protein kinase 2, CPEB2 <text:s/>- <text:s/>cytoplasmic polyadenylation element binding protein 2, ARIH2 <text:s/>- <text:s/>ariadne homolog 2 (drosophila), MAPK12 <text:s/>- <text:s/>mitogen-activated protein kinase 12, GRM4 <text:s/>- <text:s/>glutamate receptor, metabotropic 4, GAPDH <text:s/>- <text:s/>glyceraldehyde-3-phosphate dehydrogenase, RB1CC1 <text:s/>- <text:s/>rb1-inducible coiled-coil 1, YWHAG <text:s/>- <text:s/>tyrosine 3-monooxygenase/tryptophan 5-monooxygenase activation protein, gamma polypeptide, SMAD6 <text:s/>- <text:s/>smad family member 6, GSK3B <text:s/>- <text:s/>glycogen synthase kinase 3 beta, NRD1 <text:s/>- <text:s/>nardilysin (n-arginine dibasic convertase)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50769</text:p>
          </table:table-cell>
          <table:table-cell office:value-type="string" calcext:value-type="string">
            <text:p>positive regulation of neurogenesis</text:p>
          </table:table-cell>
          <table:table-cell office:value-type="float" office:value="0.000759" calcext:value-type="float">
            <text:p>0.000759</text:p>
          </table:table-cell>
          <table:table-cell office:value-type="float" office:value="0.133" calcext:value-type="float">
            <text:p>0.133</text:p>
          </table:table-cell>
          <table:table-cell office:value-type="float" office:value="2.17" calcext:value-type="float">
            <text:p>2.17</text:p>
          </table:table-cell>
          <table:table-cell office:value-type="float" office:value="13954" calcext:value-type="float">
            <text:p>13954</text:p>
          </table:table-cell>
          <table:table-cell office:value-type="float" office:value="318" calcext:value-type="float">
            <text:p>318</text:p>
          </table:table-cell>
          <table:table-cell office:value-type="float" office:value="425" calcext:value-type="float">
            <text:p>42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[ROBO2 <text:s/>- <text:s/>roundabout, axon guidance receptor, homolog 2 (drosophila), ADNP <text:s/>- <text:s/>activity-dependent neuroprotector homeobox, NEUROD2 <text:s/>- <text:s/>neuronal differentiation 2, TIMP2 <text:s/>- <text:s/>timp metallopeptidase inhibitor 2, RIT2 <text:s/>- <text:s/>ras-like without caax 2, RUFY3 <text:s/>- <text:s/>run and fyve domain containing 3, ADCYAP1 <text:s/>- <text:s/>adenylate cyclase activating polypeptide 1 (pituitary), DLX1 <text:s/>- <text:s/>distal-less homeobox 1, RASAL1 <text:s/>- <text:s/>ras protein activator like 1 (gap1 like), TRIM67 <text:s/>- <text:s/>tripartite motif containing 67, ABL2 <text:s/>- <text:s/>c-abl oncogene 2, non-receptor tyrosine kinase, SPAG9 <text:s/>- <text:s/>sperm associated antigen 9, SYT2 <text:s/>- <text:s/>synaptotagmin ii, CPEB1 <text:s/>- <text:s/>cytoplasmic polyadenylation element binding protein 1, GSK3B <text:s/>- <text:s/>glycogen synthase kinase 3 beta, PAK3 <text:s/>- <text:s/>p21 protein (cdc42/rac)-activated kinase 3, BEND6 <text:s/>- <text:s/>ben domain containing 6, MACF1 <text:s/>- <text:s/>microtubule-actin crosslinking factor 1, CAPRIN2 <text:s/>- <text:s/>caprin family member 2, IL6 <text:s/>- <text:s/>interleukin 6 (interferon, beta 2), STMN2 <text:s/>- <text:s/>stathmin-like 2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51962</text:p>
          </table:table-cell>
          <table:table-cell office:value-type="string" calcext:value-type="string">
            <text:p>positive regulation of nervous system development</text:p>
          </table:table-cell>
          <table:table-cell office:value-type="float" office:value="0.000765" calcext:value-type="float">
            <text:p>0.000765</text:p>
          </table:table-cell>
          <table:table-cell office:value-type="float" office:value="0.133" calcext:value-type="float">
            <text:p>0.133</text:p>
          </table:table-cell>
          <table:table-cell office:value-type="float" office:value="2.08" calcext:value-type="float">
            <text:p>2.08</text:p>
          </table:table-cell>
          <table:table-cell office:value-type="float" office:value="13954" calcext:value-type="float">
            <text:p>13954</text:p>
          </table:table-cell>
          <table:table-cell office:value-type="float" office:value="363" calcext:value-type="float">
            <text:p>363</text:p>
          </table:table-cell>
          <table:table-cell office:value-type="float" office:value="425" calcext:value-type="float">
            <text:p>42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[ROBO2 <text:s/>- <text:s/>roundabout, axon guidance receptor, homolog 2 (drosophila), ADNP <text:s/>- <text:s/>activity-dependent neuroprotector homeobox, NEUROD2 <text:s/>- <text:s/>neuronal differentiation 2, TIMP2 <text:s/>- <text:s/>timp metallopeptidase inhibitor 2, RUFY3 <text:s/>- <text:s/>run and fyve domain containing 3, RIT2 <text:s/>- <text:s/>ras-like without caax 2, ADCYAP1 <text:s/>- <text:s/>adenylate cyclase activating polypeptide 1 (pituitary), SRPX2 <text:s/>- <text:s/>sushi-repeat containing protein, x-linked 2, RASAL1 <text:s/>- <text:s/>ras protein activator like 1 (gap1 like), DLX1 <text:s/>- <text:s/>distal-less homeobox 1, TRIM67 <text:s/>- <text:s/>tripartite motif containing 67, ABL2 <text:s/>- <text:s/>c-abl oncogene 2, non-receptor tyrosine kinase, SPAG9 <text:s/>- <text:s/>sperm associated antigen 9, SYT2 <text:s/>- <text:s/>synaptotagmin ii, CPEB1 <text:s/>- <text:s/>cytoplasmic polyadenylation element binding protein 1, GSK3B <text:s/>- <text:s/>glycogen synthase kinase 3 beta, PAK3 <text:s/>- <text:s/>p21 protein (cdc42/rac)-activated kinase 3, BEND6 <text:s/>- <text:s/>ben domain containing 6, MACF1 <text:s/>- <text:s/>microtubule-actin crosslinking factor 1, CAPRIN2 <text:s/>- <text:s/>caprin family member 2, IL6 <text:s/>- <text:s/>interleukin 6 (interferon, beta 2), SLITRK6 <text:s/>- <text:s/>slit and ntrk-like family, member 6, STMN2 <text:s/>- <text:s/>stathmin-like 2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33238</text:p>
          </table:table-cell>
          <table:table-cell office:value-type="string" calcext:value-type="string">
            <text:p>regulation of cellular amine metabolic process</text:p>
          </table:table-cell>
          <table:table-cell office:value-type="float" office:value="0.000765" calcext:value-type="float">
            <text:p>0.000765</text:p>
          </table:table-cell>
          <table:table-cell office:value-type="float" office:value="0.131" calcext:value-type="float">
            <text:p>0.131</text:p>
          </table:table-cell>
          <table:table-cell office:value-type="float" office:value="4.04" calcext:value-type="float">
            <text:p>4.04</text:p>
          </table:table-cell>
          <table:table-cell office:value-type="float" office:value="13954" calcext:value-type="float">
            <text:p>13954</text:p>
          </table:table-cell>
          <table:table-cell office:value-type="float" office:value="65" calcext:value-type="float">
            <text:p>65</text:p>
          </table:table-cell>
          <table:table-cell office:value-type="float" office:value="425" calcext:value-type="float">
            <text:p>4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PSMD1 <text:s/>- <text:s/>proteasome (prosome, macropain) 26s subunit, non-atpase, 1, PSMC5 <text:s/>- <text:s/>proteasome (prosome, macropain) 26s subunit, atpase, 5, PSME2 <text:s/>- <text:s/>proteasome (prosome, macropain) activator subunit 2 (pa28 beta), PNKD <text:s/>- <text:s/>paroxysmal nonkinesigenic dyskinesia, PSMA4 <text:s/>- <text:s/>proteasome (prosome, macropain) subunit, alpha type, 4, PSMA3 <text:s/>- <text:s/>proteasome (prosome, macropain) subunit, alpha type, 3, NQO1 <text:s/>- <text:s/>nad(p)h dehydrogenase, quinone 1, PSMD7 <text:s/>- <text:s/>proteasome (prosome, macropain) 26s subunit, non-atpase, 7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07165</text:p>
          </table:table-cell>
          <table:table-cell office:value-type="string" calcext:value-type="string">
            <text:p>signal transduction</text:p>
          </table:table-cell>
          <table:table-cell office:value-type="float" office:value="0.00078" calcext:value-type="float">
            <text:p>0.00078</text:p>
          </table:table-cell>
          <table:table-cell office:value-type="float" office:value="0.132" calcext:value-type="float">
            <text:p>0.132</text:p>
          </table:table-cell>
          <table:table-cell office:value-type="float" office:value="1.27" calcext:value-type="float">
            <text:p>1.27</text:p>
          </table:table-cell>
          <table:table-cell office:value-type="float" office:value="13954" calcext:value-type="float">
            <text:p>13954</text:p>
          </table:table-cell>
          <table:table-cell office:value-type="float" office:value="3452" calcext:value-type="float">
            <text:p>3452</text:p>
          </table:table-cell>
          <table:table-cell office:value-type="float" office:value="425" calcext:value-type="float">
            <text:p>425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[DST <text:s/>- <text:s/>dystonin, BNIP3 <text:s/>- <text:s/>bcl2/adenovirus e1b 19kda interacting protein 3, SPTA1 <text:s/>- <text:s/>spectrin, alpha, erythrocytic 1 (elliptocytosis 2), MED24 <text:s/>- <text:s/>mediator complex subunit 24, SH3BP1 <text:s/>- <text:s/>sh3-domain binding protein 1, NDP <text:s/>- <text:s/>norrie disease (pseudoglioma), RNF43 <text:s/>- <text:s/>ring finger protein 43, ARHGAP15 <text:s/>- <text:s/>rho gtpase activating protein 15, PSAP <text:s/>- <text:s/>prosaposin, GDNF <text:s/>- <text:s/>glial cell derived neurotrophic factor, ABL2 <text:s/>- <text:s/>c-abl oncogene 2, non-receptor tyrosine kinase, GPR56 <text:s/>- <text:s/>g protein-coupled receptor 56, PLEKHH3 <text:s/>- <text:s/>pleckstrin homology domain containing, family h (with myth4 domain) member 3, TBK1 <text:s/>- <text:s/>tank-binding kinase 1, GAREM <text:s/>- <text:s/>grb2 associated, regulator of mapk1, EPHA2 <text:s/>- <text:s/>eph receptor a2, IQGAP3 <text:s/>- <text:s/>iq motif containing gtpase activating protein 3, DDAH1 <text:s/>- <text:s/>dimethylarginine dimethylaminohydrolase 1, CDC42SE1 <text:s/>- <text:s/>cdc42 small effector 1, IL3 <text:s/>- <text:s/>interleukin 3 (colony-stimulating factor, multiple), SPRED2 <text:s/>- <text:s/>sprouty-related, evh1 domain containing 2, RIT2 <text:s/>- <text:s/>ras-like without caax 2, PSMA4 <text:s/>- <text:s/>proteasome (prosome, macropain) subunit, alpha type, 4, GPR141 <text:s/>- <text:s/>g protein-coupled receptor 141, PSMA3 <text:s/>- <text:s/>proteasome (prosome, macropain) subunit, alpha type, 3, PPP1R1C <text:s/>- <text:s/>protein phosphatase 1, regulatory (inhibitor) subunit 1c, IL1R1 <text:s/>- <text:s/>interleukin 1 receptor, type i, MMP9 <text:s/>- <text:s/>matrix metallopeptidase 9 (gelatinase b, 92kda gelatinase, 92kda type iv collagenase), GRHL3 <text:s/>- <text:s/>grainyhead-like 3 (drosophila), REM2 <text:s/>- <text:s/>ras (rad and gem)-like gtp binding 2, PSMD1 <text:s/>- <text:s/>proteasome (prosome, macropain) 26s subunit, non-atpase, 1, PSMC5 <text:s/>- <text:s/>proteasome (prosome, macropain) 26s subunit, atpase, 5, GJA1 <text:s/>- <text:s/>gap junction protein, alpha 1, 43kda, CXCL5 <text:s/>- <text:s/>chemokine (c-x-c motif) ligand 5, PRR5 <text:s/>- <text:s/>proline rich 5 (renal), PSMD7 <text:s/>- <text:s/>proteasome (prosome, macropain) 26s subunit, non-atpase, 7, TRIM8 <text:s/>- <text:s/>tripartite motif containing 8, FGR <text:s/>- <text:s/>feline gardner-rasheed sarcoma viral oncogene homolog, RHO <text:s/>- <text:s/>rhodopsin, PAK3 <text:s/>- <text:s/>p21 protein (cdc42/rac)-activated kinase 3, DUSP10 <text:s/>- <text:s/>dual specificity phosphatase 10, IL6 <text:s/>- <text:s/>interleukin 6 (interferon, beta 2), ITGA5 <text:s/>- <text:s/>integrin, alpha 5 (fibronectin receptor, alpha polypeptide), SCG2 <text:s/>- <text:s/>secretogranin ii, PSME2 <text:s/>- <text:s/>proteasome (prosome, macropain) activator subunit 2 (pa28 beta), SCN2A <text:s/>- <text:s/>sodium channel, voltage-gated, type ii, alpha subunit, FGF9 <text:s/>- <text:s/>fibroblast growth factor 9, PTEN <text:s/>- <text:s/>phosphatase and tensin homolog, FGF11 <text:s/>- <text:s/>fibroblast growth factor 11, VAPA <text:s/>- <text:s/>vamp (vesicle-associated membrane protein)-associated protein a, 33kda, NKIRAS2 <text:s/>- <text:s/>nfkb inhibitor interacting ras-like 2, SQSTM1 <text:s/>- <text:s/>sequestosome 1, MYH9 <text:s/>- <text:s/>myosin, heavy chain 9, non-muscle, ARID1A <text:s/>- <text:s/>at rich interactive domain 1a (swi-like), MDM2 <text:s/>- <text:s/>mdm2 oncogene, e3 ubiquitin protein ligase, FGF1 <text:s/>- <text:s/>fibroblast growth factor 1 (acidic), RASSF2 <text:s/>- <text:s/>ras association (ralgds/af-6) domain family member 2, BAG3 <text:s/>- <text:s/>bcl2-associated athanogene 3, FAM65A <text:s/>- <text:s/>family with sequence similarity 65, member a, YIF1A <text:s/>- <text:s/>yip1 interacting factor homolog a (s. cerevisiae), ADCY8 <text:s/>- <text:s/>adenylate cyclase 8 (brain), LYVE1 <text:s/>- <text:s/>lymphatic vessel endothelial hyaluronan receptor 1, ITGB4 <text:s/>- <text:s/>integrin, beta 4, KRT18 <text:s/>- <text:s/>keratin 18, ROBO2 <text:s/>- <text:s/>roundabout, axon guidance receptor, homolog 2 (drosophila), GNG3 <text:s/>- <text:s/>guanine nucleotide binding protein (g protein), gamma 3, ROM1 <text:s/>- <text:s/>retinal outer segment membrane protein 1, ARHGEF11 <text:s/>- <text:s/>rho guanine nucleotide exchange factor (gef) 11, ARHGAP31 <text:s/>- <text:s/>rho gtpase activating protein 31, ADCYAP1 <text:s/>- <text:s/>adenylate cyclase activating polypeptide 1 (pituitary), GPR174 <text:s/>- <text:s/>g protein-coupled receptor 174, HSP90AB1 <text:s/>- <text:s/>heat shock protein 90kda alpha (cytosolic), class b member 1, IL1F10 <text:s/>- <text:s/>interleukin 1 family, member 10 (theta), MET <text:s/>- <text:s/>met proto-oncogene, ROCK2 <text:s/>- <text:s/>rho-associated, coiled-coil containing protein kinase 2, TCF7 <text:s/>- <text:s/>transcription factor 7 (t-cell specific, hmg-box), MAPK12 <text:s/>- <text:s/>mitogen-activated protein kinase 12, ZNF217 <text:s/>- <text:s/>zinc finger protein 217, S1PR1 <text:s/>- <text:s/>sphingosine-1-phosphate receptor 1, COL16A1 <text:s/>- <text:s/>collagen, type xvi, alpha 1, KCNH3 <text:s/>- <text:s/>potassium voltage-gated channel, subfamily h (eag-related), member 3, PRKAA1 <text:s/>- <text:s/>protein kinase, amp-activated, alpha 1 catalytic subunit, AKT3 <text:s/>- <text:s/>v-akt murine thymoma viral oncogene homolog 3, RCAN1 <text:s/>- <text:s/>regulator of calcineurin 1, PTPRR <text:s/>- <text:s/>protein tyrosine phosphatase, receptor type, r, CDK14 <text:s/>- <text:s/>cyclin-dependent kinase 14, GAST <text:s/>- <text:s/>gastrin, AHCYL1 <text:s/>- <text:s/>adenosylhomocysteinase-like 1, WNT2B <text:s/>- <text:s/>wingless-type mmtv integration site family, member 2b, PPAPDC1A <text:s/>- <text:s/>phosphatidic acid phosphatase type 2 domain containing 1a, MT3 <text:s/>- <text:s/>metallothionein 3, PPP3CA <text:s/>- <text:s/>protein phosphatase 3, catalytic subunit, alpha isozyme, SH2D3A <text:s/>- <text:s/>sh2 domain containing 3a, BTBD11 <text:s/>- <text:s/>btb (poz) domain containing 11, GULP1 <text:s/>- <text:s/>gulp, engulfment adaptor ptb domain containing 1, CCR9 <text:s/>- <text:s/>chemokine (c-c motif) receptor 9, PPP2CA <text:s/>- <text:s/>protein phosphatase 2, catalytic subunit, alpha isozyme, GPR26 <text:s/>- <text:s/>g protein-coupled receptor 26, UBE2K <text:s/>- <text:s/>ubiquitin-conjugating enzyme e2k, RAPGEF4 <text:s/>- <text:s/>rap guanine nucleotide exchange factor (gef) 4, VCP <text:s/>- <text:s/>valosin containing protein, F2RL2 <text:s/>- <text:s/>coagulation factor ii (thrombin) receptor-like 2, GPR39 <text:s/>- <text:s/>g protein-coupled receptor 39, CNPY3 <text:s/>- <text:s/>canopy fgf signaling regulator 3, RASAL1 <text:s/>- <text:s/>ras protein activator like 1 (gap1 like), LRP1 <text:s/>- <text:s/>low density lipoprotein receptor-related protein 1, ARTN <text:s/>- <text:s/>artemin, STAT4 <text:s/>- <text:s/>signal transducer and activator of transcription 4, STAT6 <text:s/>- <text:s/>signal transducer and activator of transcription 6, interleukin-4 induced, PLAU <text:s/>- <text:s/>plasminogen activator, urokinase, GRB10 <text:s/>- <text:s/>growth factor receptor-bound protein 10, ESRRG <text:s/>- <text:s/>estrogen-related receptor gamma, HNRNPK <text:s/>- <text:s/>heterogeneous nuclear ribonucleoprotein k, CD14 <text:s/>- <text:s/>cd14 molecule, FEZ2 <text:s/>- <text:s/>fasciculation and elongation protein zeta 2 (zygin ii), ZNF219 <text:s/>- <text:s/>zinc finger protein 219, ZFYVE9 <text:s/>- <text:s/>zinc finger, fyve domain containing 9, MAST4 <text:s/>- <text:s/>microtubule associated serine/threonine kinase family member 4, ADAM15 <text:s/>- <text:s/>adam metallopeptidase domain 15, CXCR6 <text:s/>- <text:s/>chemokine (c-x-c motif) receptor 6, MACF1 <text:s/>- <text:s/>microtubule-actin crosslinking factor 1, IGF1R <text:s/>- <text:s/>insulin-like growth factor 1 receptor, SRPK1 <text:s/>- <text:s/>srsf protein kinase 1, RASGRF1 <text:s/>- <text:s/>ras protein-specific guanine nucleotide-releasing factor 1, GPR114 <text:s/>- <text:s/>g protein-coupled receptor 114, PIK3CD <text:s/>- <text:s/>phosphatidylinositol-4,5-bisphosphate 3-kinase, catalytic subunit delta, PIM1 <text:s/>- <text:s/>pim-1 oncogene, GRM4 <text:s/>- <text:s/>glutamate receptor, metabotropic 4, TIAL1 <text:s/>- <text:s/>tia1 cytotoxic granule-associated rna binding protein-like 1, GSK3B <text:s/>- <text:s/>glycogen synthase kinase 3 beta, SMAD6 <text:s/>- <text:s/>smad family member 6, SH3BP2 <text:s/>- <text:s/>sh3-domain binding protein 2, RREB1 <text:s/>- <text:s/>ras responsive element binding protein 1, THRA <text:s/>- <text:s/>thyroid hormone receptor, alpha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45862</text:p>
          </table:table-cell>
          <table:table-cell office:value-type="string" calcext:value-type="string">
            <text:p>positive regulation of proteolysis</text:p>
          </table:table-cell>
          <table:table-cell office:value-type="float" office:value="0.000825" calcext:value-type="float">
            <text:p>0.000825</text:p>
          </table:table-cell>
          <table:table-cell office:value-type="float" office:value="0.138" calcext:value-type="float">
            <text:p>0.138</text:p>
          </table:table-cell>
          <table:table-cell office:value-type="float" office:value="2.2" calcext:value-type="float">
            <text:p>2.2</text:p>
          </table:table-cell>
          <table:table-cell office:value-type="float" office:value="13954" calcext:value-type="float">
            <text:p>13954</text:p>
          </table:table-cell>
          <table:table-cell office:value-type="float" office:value="298" calcext:value-type="float">
            <text:p>298</text:p>
          </table:table-cell>
          <table:table-cell office:value-type="float" office:value="425" calcext:value-type="float">
            <text:p>42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[ANAPC15 <text:s/>- <text:s/>anaphase promoting complex subunit 15, PSME2 <text:s/>- <text:s/>proteasome (prosome, macropain) activator subunit 2 (pa28 beta), PSMA4 <text:s/>- <text:s/>proteasome (prosome, macropain) subunit, alpha type, 4, PSMA3 <text:s/>- <text:s/>proteasome (prosome, macropain) subunit, alpha type, 3, AKIRIN2 <text:s/>- <text:s/>akirin 2, PTEN <text:s/>- <text:s/>phosphatase and tensin homolog, TRIM67 <text:s/>- <text:s/>tripartite motif containing 67, MYH9 <text:s/>- <text:s/>myosin, heavy chain 9, non-muscle, MDM2 <text:s/>- <text:s/>mdm2 oncogene, e3 ubiquitin protein ligase, ARIH2 <text:s/>- <text:s/>ariadne homolog 2 (drosophila), MAPK12 <text:s/>- <text:s/>mitogen-activated protein kinase 12, PSMD1 <text:s/>- <text:s/>proteasome (prosome, macropain) 26s subunit, non-atpase, 1, ADRM1 <text:s/>- <text:s/>adhesion regulating molecule 1, PSMC5 <text:s/>- <text:s/>proteasome (prosome, macropain) 26s subunit, atpase, 5, GSK3B <text:s/>- <text:s/>glycogen synthase kinase 3 beta, KLHL40 <text:s/>- <text:s/>kelch-like family member 40, PSMD7 <text:s/>- <text:s/>proteasome (prosome, macropain) 26s subunit, non-atpase, 7, VCP <text:s/>- <text:s/>valosin containing protein, NRD1 <text:s/>- <text:s/>nardilysin (n-arginine dibasic convertase), ENO1 <text:s/>- <text:s/>enolase 1, (alpha)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06521</text:p>
          </table:table-cell>
          <table:table-cell office:value-type="string" calcext:value-type="string">
            <text:p>regulation of cellular amino acid metabolic process</text:p>
          </table:table-cell>
          <table:table-cell office:value-type="float" office:value="0.000842" calcext:value-type="float">
            <text:p>0.000842</text:p>
          </table:table-cell>
          <table:table-cell office:value-type="float" office:value="0.139" calcext:value-type="float">
            <text:p>0.139</text:p>
          </table:table-cell>
          <table:table-cell office:value-type="float" office:value="4.51" calcext:value-type="float">
            <text:p>4.51</text:p>
          </table:table-cell>
          <table:table-cell office:value-type="float" office:value="13954" calcext:value-type="float">
            <text:p>13954</text:p>
          </table:table-cell>
          <table:table-cell office:value-type="float" office:value="51" calcext:value-type="float">
            <text:p>51</text:p>
          </table:table-cell>
          <table:table-cell office:value-type="float" office:value="425" calcext:value-type="float">
            <text:p>4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PSMD1 <text:s/>- <text:s/>proteasome (prosome, macropain) 26s subunit, non-atpase, 1, PSMC5 <text:s/>- <text:s/>proteasome (prosome, macropain) 26s subunit, atpase, 5, PSME2 <text:s/>- <text:s/>proteasome (prosome, macropain) activator subunit 2 (pa28 beta), PSMA4 <text:s/>- <text:s/>proteasome (prosome, macropain) subunit, alpha type, 4, PSMA3 <text:s/>- <text:s/>proteasome (prosome, macropain) subunit, alpha type, 3, NQO1 <text:s/>- <text:s/>nad(p)h dehydrogenase, quinone 1, PSMD7 <text:s/>- <text:s/>proteasome (prosome, macropain) 26s subunit, non-atpase, 7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1900120</text:p>
          </table:table-cell>
          <table:table-cell office:value-type="string" calcext:value-type="string">
            <text:p>regulation of receptor binding</text:p>
          </table:table-cell>
          <table:table-cell office:value-type="float" office:value="0.000887" calcext:value-type="float">
            <text:p>0.000887</text:p>
          </table:table-cell>
          <table:table-cell office:value-type="float" office:value="0.145" calcext:value-type="float">
            <text:p>0.145</text:p>
          </table:table-cell>
          <table:table-cell office:value-type="float" office:value="8.76" calcext:value-type="float">
            <text:p>8.76</text:p>
          </table:table-cell>
          <table:table-cell office:value-type="float" office:value="13954" calcext:value-type="float">
            <text:p>13954</text:p>
          </table:table-cell>
          <table:table-cell office:value-type="float" office:value="15" calcext:value-type="float">
            <text:p>15</text:p>
          </table:table-cell>
          <table:table-cell office:value-type="float" office:value="425" calcext:value-type="float">
            <text:p>4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PHLDA2 <text:s/>- <text:s/>pleckstrin homology-like domain, family a, member 2, ADAM15 <text:s/>- <text:s/>adam metallopeptidase domain 15, CRTAC1 <text:s/>- <text:s/>cartilage acidic protein 1, MMP9 <text:s/>- <text:s/>matrix metallopeptidase 9 (gelatinase b, 92kda gelatinase, 92kda type iv collagenase)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33601</text:p>
          </table:table-cell>
          <table:table-cell office:value-type="string" calcext:value-type="string">
            <text:p>positive regulation of mammary gland epithelial cell proliferation</text:p>
          </table:table-cell>
          <table:table-cell office:value-type="float" office:value="0.000896" calcext:value-type="float">
            <text:p>0.000896</text:p>
          </table:table-cell>
          <table:table-cell office:value-type="float" office:value="0.145" calcext:value-type="float">
            <text:p>0.145</text:p>
          </table:table-cell>
          <table:table-cell office:value-type="float" office:value="14.07" calcext:value-type="float">
            <text:p>14.07</text:p>
          </table:table-cell>
          <table:table-cell office:value-type="float" office:value="13954" calcext:value-type="float">
            <text:p>13954</text:p>
          </table:table-cell>
          <table:table-cell office:value-type="float" office:value="7" calcext:value-type="float">
            <text:p>7</text:p>
          </table:table-cell>
          <table:table-cell office:value-type="float" office:value="425" calcext:value-type="float">
            <text:p>4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IQGAP3 <text:s/>- <text:s/>iq motif containing gtpase activating protein 3, RTN4 <text:s/>- <text:s/>reticulon 4, RREB1 <text:s/>- <text:s/>ras responsive element binding protein 1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06429</text:p>
          </table:table-cell>
          <table:table-cell office:value-type="string" calcext:value-type="string">
            <text:p>leucyl-tRNA aminoacylation</text:p>
          </table:table-cell>
          <table:table-cell office:value-type="float" office:value="0.000926" calcext:value-type="float">
            <text:p>0.000926</text:p>
          </table:table-cell>
          <table:table-cell office:value-type="float" office:value="0.148" calcext:value-type="float">
            <text:p>0.148</text:p>
          </table:table-cell>
          <table:table-cell office:value-type="float" office:value="32.83" calcext:value-type="float">
            <text:p>32.83</text:p>
          </table:table-cell>
          <table:table-cell office:value-type="float" office:value="13954" calcext:value-type="float">
            <text:p>13954</text:p>
          </table:table-cell>
          <table:table-cell office:value-type="float" office:value="2" calcext:value-type="float">
            <text:p>2</text:p>
          </table:table-cell>
          <table:table-cell office:value-type="float" office:value="425" calcext:value-type="float">
            <text:p>4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LARS2 <text:s/>- <text:s/>leucyl-trna synthetase 2, mitochondrial, LARS <text:s/>- <text:s/>leucyl-trna synthetase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72387</text:p>
          </table:table-cell>
          <table:table-cell office:value-type="string" calcext:value-type="string">
            <text:p>flavin adenine dinucleotide metabolic process</text:p>
          </table:table-cell>
          <table:table-cell office:value-type="float" office:value="0.000926" calcext:value-type="float">
            <text:p>0.000926</text:p>
          </table:table-cell>
          <table:table-cell office:value-type="float" office:value="0.146" calcext:value-type="float">
            <text:p>0.146</text:p>
          </table:table-cell>
          <table:table-cell office:value-type="float" office:value="32.83" calcext:value-type="float">
            <text:p>32.83</text:p>
          </table:table-cell>
          <table:table-cell office:value-type="float" office:value="13954" calcext:value-type="float">
            <text:p>13954</text:p>
          </table:table-cell>
          <table:table-cell office:value-type="float" office:value="2" calcext:value-type="float">
            <text:p>2</text:p>
          </table:table-cell>
          <table:table-cell office:value-type="float" office:value="425" calcext:value-type="float">
            <text:p>4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VCP <text:s/>- <text:s/>valosin containing protein, FLAD1 <text:s/>- <text:s/>flavin adenine dinucleotide synthetase 1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31331</text:p>
          </table:table-cell>
          <table:table-cell office:value-type="string" calcext:value-type="string">
            <text:p>positive regulation of cellular catabolic process</text:p>
          </table:table-cell>
          <table:table-cell office:value-type="float" office:value="0.000933" calcext:value-type="float">
            <text:p>0.000933</text:p>
          </table:table-cell>
          <table:table-cell office:value-type="float" office:value="0.146" calcext:value-type="float">
            <text:p>0.146</text:p>
          </table:table-cell>
          <table:table-cell office:value-type="float" office:value="2.18" calcext:value-type="float">
            <text:p>2.18</text:p>
          </table:table-cell>
          <table:table-cell office:value-type="float" office:value="13954" calcext:value-type="float">
            <text:p>13954</text:p>
          </table:table-cell>
          <table:table-cell office:value-type="float" office:value="301" calcext:value-type="float">
            <text:p>301</text:p>
          </table:table-cell>
          <table:table-cell office:value-type="float" office:value="425" calcext:value-type="float">
            <text:p>42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[PRKAA1 <text:s/>- <text:s/>protein kinase, amp-activated, alpha 1 catalytic subunit, BNIP3 <text:s/>- <text:s/>bcl2/adenovirus e1b 19kda interacting protein 3, PSME2 <text:s/>- <text:s/>proteasome (prosome, macropain) activator subunit 2 (pa28 beta), ANAPC15 <text:s/>- <text:s/>anaphase promoting complex subunit 15, PSMA4 <text:s/>- <text:s/>proteasome (prosome, macropain) subunit, alpha type, 4, PSMA3 <text:s/>- <text:s/>proteasome (prosome, macropain) subunit, alpha type, 3, PTEN <text:s/>- <text:s/>phosphatase and tensin homolog, TRIM67 <text:s/>- <text:s/>tripartite motif containing 67, MDM2 <text:s/>- <text:s/>mdm2 oncogene, e3 ubiquitin protein ligase, ARIH2 <text:s/>- <text:s/>ariadne homolog 2 (drosophila), PSMD1 <text:s/>- <text:s/>proteasome (prosome, macropain) 26s subunit, non-atpase, 1, PSMC5 <text:s/>- <text:s/>proteasome (prosome, macropain) 26s subunit, atpase, 5, GSK3B <text:s/>- <text:s/>glycogen synthase kinase 3 beta, KLHL40 <text:s/>- <text:s/>kelch-like family member 40, PSMD7 <text:s/>- <text:s/>proteasome (prosome, macropain) 26s subunit, non-atpase, 7, TRIM8 <text:s/>- <text:s/>tripartite motif containing 8, VCP <text:s/>- <text:s/>valosin containing protein, SCOC <text:s/>- <text:s/>short coiled-coil protein, NRD1 <text:s/>- <text:s/>nardilysin (n-arginine dibasic convertase), TBK1 <text:s/>- <text:s/>tank-binding kinase 1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09185</text:p>
          </table:table-cell>
          <table:table-cell office:value-type="string" calcext:value-type="string">
            <text:p>ribonucleoside diphosphate metabolic process</text:p>
          </table:table-cell>
          <table:table-cell office:value-type="float" office:value="0.000947" calcext:value-type="float">
            <text:p>0.000947</text:p>
          </table:table-cell>
          <table:table-cell office:value-type="float" office:value="0.147" calcext:value-type="float">
            <text:p>0.147</text:p>
          </table:table-cell>
          <table:table-cell office:value-type="float" office:value="4.42" calcext:value-type="float">
            <text:p>4.42</text:p>
          </table:table-cell>
          <table:table-cell office:value-type="float" office:value="13954" calcext:value-type="float">
            <text:p>13954</text:p>
          </table:table-cell>
          <table:table-cell office:value-type="float" office:value="52" calcext:value-type="float">
            <text:p>52</text:p>
          </table:table-cell>
          <table:table-cell office:value-type="float" office:value="425" calcext:value-type="float">
            <text:p>4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GAPDH <text:s/>- <text:s/>glyceraldehyde-3-phosphate dehydrogenase, DLG3 <text:s/>- <text:s/>discs, large homolog 3 (drosophila), CASK <text:s/>- <text:s/>calcium/calmodulin-dependent serine protein kinase (maguk family), DLG2 <text:s/>- <text:s/>discs, large homolog 2 (drosophila), AMPD3 <text:s/>- <text:s/>adenosine monophosphate deaminase 3, ALDOA <text:s/>- <text:s/>aldolase a, fructose-bisphosphate, ENO1 <text:s/>- <text:s/>enolase 1, (alpha)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01934</text:p>
          </table:table-cell>
          <table:table-cell office:value-type="string" calcext:value-type="string">
            <text:p>positive regulation of protein phosphorylation</text:p>
          </table:table-cell>
          <table:table-cell office:value-type="float" office:value="0.000959" calcext:value-type="float">
            <text:p>0.000959</text:p>
          </table:table-cell>
          <table:table-cell office:value-type="float" office:value="0.147" calcext:value-type="float">
            <text:p>0.147</text:p>
          </table:table-cell>
          <table:table-cell office:value-type="float" office:value="1.72" calcext:value-type="float">
            <text:p>1.72</text:p>
          </table:table-cell>
          <table:table-cell office:value-type="float" office:value="13954" calcext:value-type="float">
            <text:p>13954</text:p>
          </table:table-cell>
          <table:table-cell office:value-type="float" office:value="708" calcext:value-type="float">
            <text:p>708</text:p>
          </table:table-cell>
          <table:table-cell office:value-type="float" office:value="425" calcext:value-type="float">
            <text:p>42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[ITGA5 <text:s/>- <text:s/>integrin, alpha 5 (fibronectin receptor, alpha polypeptide), PRKAA1 <text:s/>- <text:s/>protein kinase, amp-activated, alpha 1 catalytic subunit, RBPMS <text:s/>- <text:s/>rna binding protein with multiple splicing, TIMP2 <text:s/>- <text:s/>timp metallopeptidase inhibitor 2, MAPRE3 <text:s/>- <text:s/>microtubule-associated protein, rp/eb family, member 3, FGF9 <text:s/>- <text:s/>fibroblast growth factor 9, PTEN <text:s/>- <text:s/>phosphatase and tensin homolog, PFN2 <text:s/>- <text:s/>profilin 2, PSAP <text:s/>- <text:s/>prosaposin, CDH2 <text:s/>- <text:s/>cadherin 2, type 1, n-cadherin (neuronal), SQSTM1 <text:s/>- <text:s/>sequestosome 1, FGF1 <text:s/>- <text:s/>fibroblast growth factor 1 (acidic), RASSF2 <text:s/>- <text:s/>ras association (ralgds/af-6) domain family member 2, SPAG9 <text:s/>- <text:s/>sperm associated antigen 9, ADCY8 <text:s/>- <text:s/>adenylate cyclase 8 (brain), TBK1 <text:s/>- <text:s/>tank-binding kinase 1, CAPRIN2 <text:s/>- <text:s/>caprin family member 2, GAREM <text:s/>- <text:s/>grb2 associated, regulator of mapk1, NEK10 <text:s/>- <text:s/>nima-related kinase 10, IQGAP3 <text:s/>- <text:s/>iq motif containing gtpase activating protein 3, ADNP <text:s/>- <text:s/>activity-dependent neuroprotector homeobox, GNG3 <text:s/>- <text:s/>guanine nucleotide binding protein (g protein), gamma 3, IL3 <text:s/>- <text:s/>interleukin 3 (colony-stimulating factor, multiple), MT3 <text:s/>- <text:s/>metallothionein 3, RIT2 <text:s/>- <text:s/>ras-like without caax 2, ADCYAP1 <text:s/>- <text:s/>adenylate cyclase activating polypeptide 1 (pituitary), HSP90AB1 <text:s/>- <text:s/>heat shock protein 90kda alpha (cytosolic), class b member 1, ROCK2 <text:s/>- <text:s/>rho-associated, coiled-coil containing protein kinase 2, MMP9 <text:s/>- <text:s/>matrix metallopeptidase 9 (gelatinase b, 92kda gelatinase, 92kda type iv collagenase), GRM4 <text:s/>- <text:s/>glutamate receptor, metabotropic 4, PPP2CA <text:s/>- <text:s/>protein phosphatase 2, catalytic subunit, alpha isozyme, PRR5 <text:s/>- <text:s/>proline rich 5 (renal), RB1CC1 <text:s/>- <text:s/>rb1-inducible coiled-coil 1, UBE2K <text:s/>- <text:s/>ubiquitin-conjugating enzyme e2k, GSK3B <text:s/>- <text:s/>glycogen synthase kinase 3 beta, PAK3 <text:s/>- <text:s/>p21 protein (cdc42/rac)-activated kinase 3, IL6 <text:s/>- <text:s/>interleukin 6 (interferon, beta 2)]</text:p>
          </table:table-cell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Arial Unicode MS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19T13:53:25.164872265</dc:date>
    <meta:editing-duration>PT15M38S</meta:editing-duration>
    <meta:editing-cycles>1</meta:editing-cycles>
    <meta:document-statistic meta:table-count="1" meta:cell-count="940" meta:object-count="0"/>
    <meta:generator>LibreOffice/5.1.6.2$Linux_X86_64 LibreOffice_project/10m0$Build-2</meta:generator>
  </office:meta>
</office:document-meta>
</file>